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heet7.xml" manifest:media-type="text/xml"/>
  <manifest:file-entry manifest:full-path="Basic/Standard/Sheet4.xml" manifest:media-type="text/xml"/>
  <manifest:file-entry manifest:full-path="Basic/Standard/Sheet1.xml" manifest:media-type="text/xml"/>
  <manifest:file-entry manifest:full-path="Basic/Standard/Sheet5.xml" manifest:media-type="text/xml"/>
  <manifest:file-entry manifest:full-path="Basic/Standard/script-lb.xml" manifest:media-type="text/xml"/>
  <manifest:file-entry manifest:full-path="Basic/Standard/Sheet2.xml" manifest:media-type="text/xml"/>
  <manifest:file-entry manifest:full-path="Basic/Standard/ThisWorkbook.xml" manifest:media-type="text/xml"/>
  <manifest:file-entry manifest:full-path="Basic/Standard/Sheet6.xml" manifest:media-type="text/xml"/>
  <manifest:file-entry manifest:full-path="Basic/Standard/Sheet3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11000000DF000000DFF40E0F3A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0.99cm"/>
    </style:style>
    <style:style style:name="co10" style:family="table-column">
      <style:table-column-properties fo:break-before="auto" style:column-width="2.48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41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6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6" style:family="table-row">
      <style:table-row-properties style:row-height="0.471cm" fo:break-before="auto" style:use-optimal-row-height="false"/>
    </style:style>
    <style:style style:name="ro7" style:family="table-row">
      <style:table-row-properties style:row-height="0.829cm" fo:break-before="auto" style:use-optimal-row-height="tru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LIBORMarketModel">
      <style:table-properties table:display="true" style:writing-mode="lr-tb"/>
    </style:style>
    <style:style style:name="ta3" style:family="table" style:master-page-name="PageStyle_5f_Bonds">
      <style:table-properties table:display="true" style:writing-mode="lr-tb"/>
    </style:style>
    <style:style style:name="ta4" style:family="table" style:master-page-name="PageStyle_5f_Single_20_Swaption">
      <style:table-properties table:display="true" style:writing-mode="lr-tb"/>
    </style:style>
    <style:style style:name="ta5" style:family="table" style:master-page-name="PageStyle_5f_Swaptions">
      <style:table-properties table:display="true" style:writing-mode="lr-tb"/>
    </style:style>
    <style:style style:name="ta6" style:family="table" style:master-page-name="PageStyle_5f_Model">
      <style:table-properties table:display="true" style:writing-mode="lr-tb"/>
    </style:style>
    <style:style style:name="ta7" style:family="table" style:master-page-name="PageStyle_5f_Simulatio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percentage-style style:name="N20011" number:language="de" number:country="DE">
      <number:number number:decimal-places="2" number:min-integer-digits="1"/>
      <number:text>%</number:text>
    </number:percentage-style>
    <number:boolean-style style:name="N20099" number:language="de" number:country="DE">
      <number:boolean/>
    </number:boolean-style>
    <style:style style:name="ce1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97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20099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7.5pt" fo:language="en" fo:country="US" fo:font-style="normal" fo:text-shadow="none" style:text-underline-style="none" fo:font-weight="normal" style:font-name-asian="Arial1" style:font-size-asian="7.5pt" style:language-asian="en" style:country-asian="US" style:font-style-asian="normal" style:font-weight-asian="normal" style:font-name-complex="Arial1" style:font-size-complex="7.5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5.5pt" fo:language="en" fo:country="US" fo:font-style="normal" fo:text-shadow="none" style:text-underline-style="none" fo:font-weight="normal" style:font-name-asian="Arial1" style:font-size-asian="5.5pt" style:language-asian="en" style:country-asian="US" style:font-style-asian="normal" style:font-weight-asian="normal" style:font-name-complex="Arial1" style:font-size-complex="5.5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e6" style:vertical-align="top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8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0000" style:text-outline="false" style:text-line-through-style="none" style:font-name="Arial1" fo:font-size="10pt" fo:language="en" fo:country="US" fo:font-style="normal" fo:text-shadow="none" style:text-underline-style="none" fo:font-weight="bold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Percen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8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99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ackground-color="#e6e6e6" style:vertical-align="top"/>
      <style:text-properties fo:color="#999999" fo:font-size="10pt" style:font-size-asian="10pt" style:font-size-complex="10pt"/>
    </style:style>
    <style:style style:name="ce36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#e6e6e6" style:vertical-align="top"/>
    </style:style>
    <style:style style:name="ce38" style:family="table-cell" style:parent-style-name="Default" style:data-style-name="N2">
      <style:table-cell-properties fo:background-color="#e6e6e6" style:vertical-align="top"/>
    </style:style>
    <style:style style:name="ce39" style:family="table-cell" style:parent-style-name="Default">
      <style:table-cell-properties fo:background-color="#e6e6e6" style:text-align-source="fix" style:repeat-content="false" style:vertical-align="top"/>
      <style:paragraph-properties fo:text-align="end" fo:margin-left="0cm"/>
    </style:style>
    <style:style style:name="ce40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41" style:family="table-cell" style:parent-style-name="Default" style:data-style-name="N136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4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193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52" style:family="table-cell" style:parent-style-name="Default">
      <style:table-cell-properties fo:background-color="#e6e6e6"/>
      <style:text-properties fo:font-size="10pt" style:font-size-asian="10pt" style:font-size-complex="10pt"/>
    </style:style>
    <style:style style:name="ce53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Excel_5f_BuiltIn_5f_Percent" style:data-style-name="N138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13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e6e6e6"/>
      <style:text-properties fo:font-size="12pt" style:font-size-asian="12pt" style:font-size-complex="12pt"/>
    </style:style>
    <style:style style:name="ce66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 style:data-style-name="N10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200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75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77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fo:background-color="#e6e6e6"/>
    </style:style>
    <style:style style:name="ce79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Excel_5f_BuiltIn_5f_Percent" style:data-style-name="N14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3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Note: <text:span text:style-name="T1">This sheet requires Obba 3.1.14 ( </text:span><text:span text:style-name="T2">http://www.obba.info/</text:span><text:span text:style-name="T1"> )</text:span>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 (folder with JAR files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isibility</text:p>
          </table:table-cell>
          <table:table-cell table:style-name="ce8" table:formula="of:=TRUE()" office:value-type="boolean" office:boolean-value="true">
            <text:p>WAHR</text:p>
          </table:table-cell>
          <table:table-cell/>
          <table:table-cell table:style-name="ce6" office:value-type="string">
            <text:p>Path:</text:p>
          </table:table-cell>
          <table:table-cell table:style-name="ce11" office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7" table:formula="of:=INFO.OBBA.OBBA.OBCONTROLPANELSETVISIBLE([.C8])" office:value-type="float" office:value="1">
            <text:p>WAHR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ALLJARS([.F8];[.F9])" office:value-type="string" office:string-value="/Users/fries/Documents/Development/finmath experiments/spreadsheets/LIBOR Market Model/lib">
            <text:p>/Users/fries/Documents/Development/finmath experiments/spreadsheets/LIBOR Market Model/l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ersion:</text:p>
          </table:table-cell>
          <table:table-cell table:style-name="ce6" table:formula="of:=INFO.OBBA.OBBA.OBGETPROPERTY(&quot;version&quot;)" office:value-type="string" office:string-value="3.2.1">
            <text:p>3.2.1</text:p>
          </table:table-cell>
          <table:table-cell/>
          <table:table-cell table:style-name="ce6" office:value-type="string">
            <text:p>Path:</text:p>
          </table:table-cell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>
            <text:p>Build:</text:p>
          </table:table-cell>
          <table:table-cell table:style-name="ce6" table:formula="of:=INFO.OBBA.OBBA.OBGETPROPERTY(&quot;build&quot;)" office:value-type="string" office:string-value="30202">
            <text:p>30202</text:p>
          </table:table-cell>
          <table:table-cell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CLASSES([.F17];[.F18])" office:value-type="string" office:string-value="/Users/fries/Documents/Development/finmath experiments/spreadsheets/LIBOR Market Model">
            <text:p>/Users/fries/Documents/Development/finmath experiments/spreadsheets/LIBOR Market Mode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10" table:formula="of:=MID(['Load Libs'.C17];FIND(&quot;.&quot;;['Load Libs'.C17]);FIND(&quot;.&quot;;['Load Libs'.C17])+1)" office:value-type="string" office:string-value=".2.">
            <text:p>.2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4"/>
          <table:table-cell table:style-name="ce6" table:formula="of:=IF(OR(ISERROR([.F12]);ISERROR([.F21]));NA();&quot;&quot;)">
            <text:p/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BORMarketModel" table:style-name="ta2" table:print="false">
        <office:forms form:automatic-focus="false" form:apply-design-mode="false"/>
        <table:table-column table:style-name="co5" table:default-cell-style-name="ce15"/>
        <table:table-column table:style-name="co6" table:number-columns-repeated="5" table:default-cell-style-name="ce15"/>
        <table:table-column table:style-name="co6" table:default-cell-style-name="ce35"/>
        <table:table-column table:style-name="co6" table:number-columns-repeated="1017" table:default-cell-style-name="ce15"/>
        <table:table-row table:style-name="ro2">
          <table:table-cell table:style-name="ce14" table:number-columns-repeated="6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3">
          <table:table-cell table:style-name="ce14"/>
          <table:table-cell table:style-name="ce16" office:value-type="string">
            <text:p>LIBOR Market Model</text:p>
          </table:table-cell>
          <table:table-cell table:style-name="ce14" table:number-columns-repeated="4"/>
          <table:table-cell table:style-name="ce29"/>
          <table:table-cell table:style-name="ce14" table:number-columns-repeated="1017"/>
        </table:table-row>
        <table:table-row table:style-name="ro2">
          <table:table-cell table:style-name="ce14"/>
          <table:table-cell table:style-name="ce17" office:value-type="string">
            <text:p>Note: This sheet requires Obba 3.1.14 ( <text:span text:style-name="T3">http://www.obba.info/</text:span><text:span text:style-name="T4"> )</text:span></text:p>
          </table:table-cell>
          <table:table-cell table:style-name="ce14" table:number-columns-repeated="3"/>
          <table:table-cell table:style-name="ce25"/>
          <table:table-cell table:style-name="ce29"/>
          <table:table-cell table:style-name="ce14" table:number-columns-repeated="1017"/>
        </table:table-row>
        <table:table-row table:style-name="ro2">
          <table:table-cell table:style-name="ce14"/>
          <table:table-cell table:style-name="ce18" table:formula="of:=IF(VALUE(['Load Libs'.C18])&lt;30114;&quot;THIS SHEET REQUIRES A NEWER VERSION OF OBBA! PLEASE UPGRADE!&quot;;&quot;&quot;)">
            <text:p/>
          </table:table-cell>
          <table:table-cell table:style-name="ce22"/>
          <table:table-cell table:style-name="ce14" table:number-columns-repeated="3"/>
          <table:table-cell table:style-name="ce29"/>
          <table:table-cell table:style-name="ce14" table:number-columns-repeated="1017"/>
        </table:table-row>
        <table:table-row table:style-name="ro2">
          <table:table-cell table:style-name="ce14" table:number-columns-repeated="6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19" office:value-type="string">
            <text:p>Time Discretization</text:p>
          </table:table-cell>
          <table:table-cell table:style-name="ce19"/>
          <table:table-cell table:style-name="ce14"/>
          <table:table-cell table:style-name="ce19" office:value-type="string">
            <text:p>Tenor Discretization</text:p>
          </table:table-cell>
          <table:table-cell table:style-name="ce19"/>
          <table:table-cell table:style-name="ce29"/>
          <table:table-cell table:style-name="ce14"/>
          <table:table-cell table:style-name="ce19" office:value-type="string">
            <text:p>Brownian Motion</text:p>
          </table:table-cell>
          <table:table-cell table:style-name="ce19"/>
          <table:table-cell table:style-name="ce14" table:number-columns-repeated="248"/>
          <table:table-cell table:number-columns-repeated="766"/>
        </table:table-row>
        <table:table-row table:style-name="ro2">
          <table:table-cell table:style-name="ce14" table:number-columns-repeated="6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9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48"/>
          <table:table-cell table:number-columns-repeated="766"/>
        </table:table-row>
        <table:table-row table:style-name="ro2">
          <table:table-cell table:style-name="ce14"/>
          <table:table-cell table:style-name="ce14" table:formula="of:=INFO.OBBA.OBBA.OBMAKE(&quot;td.start&quot;;&quot;double&quot;;[.C9])" office:value-type="string" office:string-value="td.start &#10;[26737]">
            <text:p>td.start </text:p>
            <text:p>[26737]</text:p>
          </table:table-cell>
          <table:table-cell table:style-name="ce23" office:value-type="float" office:value="0">
            <text:p>0</text:p>
          </table:table-cell>
          <table:table-cell table:style-name="ce14"/>
          <table:table-cell table:style-name="ce14" table:formula="of:=INFO.OBBA.OBBA.OBMAKE(&quot;tenor.start&quot;;&quot;double&quot;;[.F9])" office:value-type="string" office:string-value="tenor.start &#10;[26713]">
            <text:p>tenor.start </text:p>
            <text:p>[26713]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14"/>
          <table:table-cell table:style-name="ce14" table:formula="of:=INFO.OBBA.OBBA.OBMAKE(&quot;numberOfPaths&quot;;&quot;int&quot;;[.J9])" office:value-type="string" office:string-value="numberOfPaths &#10;[26750]">
            <text:p>numberOfPaths </text:p>
            <text:p>[26750]</text:p>
          </table:table-cell>
          <table:table-cell table:style-name="ce23" office:value-type="float" office:value="10000">
            <text:p>10000</text:p>
          </table:table-cell>
          <table:table-cell table:style-name="ce17" office:value-type="string">
            <text:p>(Note: if you like to use more path or time steps you may need to increase the memory of the JVM).</text:p>
          </table:table-cell>
          <table:table-cell table:style-name="ce14" table:number-columns-repeated="247"/>
          <table:table-cell table:number-columns-repeated="766"/>
        </table:table-row>
        <table:table-row table:style-name="ro2">
          <table:table-cell table:style-name="ce14"/>
          <table:table-cell table:style-name="ce14" table:formula="of:=INFO.OBBA.OBBA.OBMAKE(&quot;td.num&quot;;&quot;int&quot;;[.C10])" office:value-type="string" office:string-value="td.num &#10;[26738]">
            <text:p>td.num </text:p>
            <text:p>[26738]</text:p>
          </table:table-cell>
          <table:table-cell table:style-name="ce23" office:value-type="float" office:value="50">
            <text:p>50</text:p>
          </table:table-cell>
          <table:table-cell table:style-name="ce14"/>
          <table:table-cell table:style-name="ce14" table:formula="of:=INFO.OBBA.OBBA.OBMAKE(&quot;tenor.num&quot;;&quot;int&quot;;[.F10])" office:value-type="string" office:string-value="tenor.num &#10;[26714]">
            <text:p>tenor.num </text:p>
            <text:p>[26714]</text:p>
          </table:table-cell>
          <table:table-cell table:style-name="ce23" office:value-type="float" office:value="50">
            <text:p>50</text:p>
          </table:table-cell>
          <table:table-cell table:style-name="ce29"/>
          <table:table-cell table:style-name="ce14"/>
          <table:table-cell table:style-name="ce14" table:formula="of:=INFO.OBBA.OBBA.OBMAKE(&quot;seed&quot;;&quot;int&quot;;[.J10])" office:value-type="string" office:string-value="seed &#10;[26751]">
            <text:p>seed </text:p>
            <text:p>[26751]</text:p>
          </table:table-cell>
          <table:table-cell table:style-name="ce23" office:value-type="float" office:value="3141">
            <text:p>3141</text:p>
          </table:table-cell>
          <table:table-cell table:style-name="ce14" table:number-columns-repeated="248"/>
          <table:table-cell table:number-columns-repeated="766"/>
        </table:table-row>
        <table:table-row table:style-name="ro2">
          <table:table-cell table:style-name="ce14"/>
          <table:table-cell table:style-name="ce14" table:formula="of:=INFO.OBBA.OBBA.OBMAKE(&quot;td.step&quot;;&quot;double&quot;;[.C11])" office:value-type="string" office:string-value="td.step &#10;[26739]">
            <text:p>td.step </text:p>
            <text:p>[26739]</text:p>
          </table:table-cell>
          <table:table-cell table:style-name="ce23" office:value-type="float" office:value="0.5">
            <text:p>0,5</text:p>
          </table:table-cell>
          <table:table-cell table:style-name="ce14"/>
          <table:table-cell table:style-name="ce14" table:formula="of:=INFO.OBBA.OBBA.OBMAKE(&quot;tenor.step&quot;;&quot;double&quot;;[.F11])" office:value-type="string" office:string-value="tenor.step &#10;[26711]">
            <text:p>tenor.step </text:p>
            <text:p>[26711]</text:p>
          </table:table-cell>
          <table:table-cell table:style-name="ce23" office:value-type="float" office:value="0.5">
            <text:p>0,5</text:p>
          </table:table-cell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 table:number-columns-repeated="6"/>
          <table:table-cell table:style-name="ce29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8"/>
          <table:table-cell table:number-columns-repeated="766"/>
        </table:table-row>
        <table:table-row table:style-name="ro2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9"/>
          <table:table-cell table:style-name="ce14"/>
          <table:table-cell table:style-name="ce14" table:formula="of:=INFO.OBBA.OBBA.OBMAKE(&quot;brownianMotion&quot;;obLibs&amp;&quot;net.finmath.montecarlo.BrownianMotion&quot;;[.B14];[.E34];[.I9:.I10])" office:value-type="string" office:string-value="brownianMotion &#10;[26752]">
            <text:p>brownianMotion </text:p>
            <text:p>[26752]</text:p>
          </table:table-cell>
          <table:table-cell table:style-name="ce14" table:number-columns-repeated="249"/>
          <table:table-cell table:number-columns-repeated="766"/>
        </table:table-row>
        <table:table-row table:style-name="ro2">
          <table:table-cell table:style-name="ce14"/>
          <table:table-cell table:style-name="ce14" table:formula="of:=INFO.OBBA.OBBA.OBMAKE(&quot;timeDiscretization&quot;;obLibs&amp;&quot;net.finmath.time.TimeDiscretization&quot;;[.B9:.B11])" office:value-type="string" office:string-value="timeDiscretization &#10;[26740]">
            <text:p>timeDiscretization </text:p>
            <text:p>[26740]</text:p>
          </table:table-cell>
          <table:table-cell table:style-name="ce14" table:number-columns-repeated="2"/>
          <table:table-cell table:style-name="ce14" table:formula="of:=INFO.OBBA.OBBA.OBMAKE(&quot;tenorDiscretization&quot;;obLibs&amp;&quot;net.finmath.time.TimeDiscretization&quot;;[.E9:.E11])" office:value-type="string" office:string-value="tenorDiscretization &#10;[26715]">
            <text:p>tenorDiscretization </text:p>
            <text:p>[26715]</text:p>
          </table:table-cell>
          <table:table-cell table:style-name="ce14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 table:number-columns-repeated="6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 table:number-columns-repeated="6"/>
          <table:table-cell table:style-name="ce29"/>
          <table:table-cell table:style-name="ce14"/>
          <table:table-cell table:style-name="ce19" office:value-type="string">
            <text:p>Numerical Scheme</text:p>
          </table:table-cell>
          <table:table-cell table:style-name="ce19"/>
          <table:table-cell table:style-name="ce14" table:number-columns-repeated="248"/>
          <table:table-cell table:number-columns-repeated="766"/>
        </table:table-row>
        <table:table-row table:style-name="ro2">
          <table:table-cell table:style-name="ce14" table:number-columns-repeated="6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19" office:value-type="string">
            <text:p>Market Data</text:p>
          </table:table-cell>
          <table:table-cell table:style-name="ce19"/>
          <table:table-cell table:style-name="ce14"/>
          <table:table-cell table:style-name="ce19" office:value-type="string">
            <text:p>Volatility model</text:p>
          </table:table-cell>
          <table:table-cell table:style-name="ce19"/>
          <table:table-cell table:style-name="ce29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8"/>
          <table:table-cell table:number-columns-repeated="766"/>
        </table:table-row>
        <table:table-row table:style-name="ro2">
          <table:table-cell table:style-name="ce14" table:number-columns-repeated="6"/>
          <table:table-cell table:style-name="ce29"/>
          <table:table-cell table:style-name="ce14"/>
          <table:table-cell table:style-name="ce14" table:formula="of:=INFO.OBBA.OBBA.OBMAKE(&quot;eulerScheme&quot;;obLibs&amp;&quot;net.finmath.montecarlo.process.ProcessEulerScheme&quot;;INFO.OBBA.OBBA.OBSYNC([.I13];[.E59]))" office:value-type="string" office:string-value="eulerScheme &#10;[26753]">
            <text:p>eulerScheme </text:p>
            <text:p>[26753]</text:p>
          </table:table-cell>
          <table:table-cell table:style-name="ce14" table:number-columns-repeated="249"/>
          <table:table-cell table:number-columns-repeated="766"/>
        </table:table-row>
        <table:table-row table:style-name="ro2">
          <table:table-cell table:style-name="ce14"/>
          <table:table-cell table:style-name="ce14" table:formula="of:=INFO.OBBA.OBBA.OBCALL(&quot;forwardCurve&quot;;obLibs&amp;&quot;net.finmath.marketdata.model.curves.ForwardCurve&quot;;&quot;createForwardCurveFromForwards&quot;;INFO.OBBA.OBBA.OBMAKE(&quot;&quot;;&quot;String&quot;;&quot;forwardCurve&quot;);[.B22];[.C22];[.E11])" office:value-type="string" office:string-value="forwardCurve &#10;[26718]">
            <text:p>forwardCurve </text:p>
            <text:p>[26718]</text:p>
          </table:table-cell>
          <table:table-cell table:style-name="ce21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30" office:value-type="string">
            <text:p>(calibrated)</text:p>
          </table:table-cell>
          <table:table-cell table:style-name="ce21"/>
          <table:table-cell table:style-name="ce14" table:number-columns-repeated="250"/>
          <table:table-cell table:number-columns-repeated="766"/>
        </table:table-row>
        <table:table-row table:style-name="ro2">
          <table:table-cell table:style-name="ce14" table:number-columns-repeated="4"/>
          <table:table-cell table:style-name="ce14" table:formula="of:=INFO.OBBA.OBBA.OBMAKE(&quot;vol param a&quot;;&quot;double&quot;;[.F21])" office:value-type="string" office:string-value="vol param a &#10;[26742]">
            <text:p>vol param a </text:p>
            <text:p>[26742]</text:p>
          </table:table-cell>
          <table:table-cell table:style-name="ce26" office:value-type="float" office:value="0.2">
            <text:p>0,20</text:p>
          </table:table-cell>
          <table:table-cell table:style-name="ce31" table:number-matrix-columns-spanned="1" table:number-matrix-rows-spanned="4" table:formula="of:=TRANSPOSE(INFO.OBBA.OBBA.OBGET(INFO.OBBA.OBBA.OBCALL(&quot;&quot;;[.G28];&quot;getParameter&quot;)))" office:value-type="float" office:value="2.28641582208261">
            <text:p>2,29</text:p>
          </table:table-cell>
          <table:table-cell table:style-name="ce21"/>
          <table:table-cell table:style-name="ce14" table:number-columns-repeated="250"/>
          <table:table-cell table:number-columns-repeated="766"/>
        </table:table-row>
        <table:table-row table:style-name="ro2">
          <table:table-cell table:style-name="ce14"/>
          <table:table-cell table:style-name="ce21" table:formula="of:=INFO.OBBA.OBBA.OBMAKE(&quot;fixings&quot;;&quot;double[]&quot;;[.B24:.B66])" office:value-type="string" office:string-value="fixings &#10;[26717]">
            <text:p>fixings </text:p>
            <text:p>[26717]</text:p>
          </table:table-cell>
          <table:table-cell table:style-name="ce21" table:formula="of:=INFO.OBBA.OBBA.OBMAKE(&quot;forward rates&quot;;&quot;double[]&quot;;[.C24:.C66])" office:value-type="string" office:string-value="forward rates &#10;[26712]">
            <text:p>forward rates </text:p>
            <text:p>[26712]</text:p>
          </table:table-cell>
          <table:table-cell table:style-name="ce14"/>
          <table:table-cell table:style-name="ce14" table:formula="of:=INFO.OBBA.OBBA.OBMAKE(&quot;vol param b&quot;;&quot;double&quot;;[.F22])" office:value-type="string" office:string-value="vol param b &#10;[26743]">
            <text:p>vol param b </text:p>
            <text:p>[26743]</text:p>
          </table:table-cell>
          <table:table-cell table:style-name="ce26" office:value-type="float" office:value="0">
            <text:p>0,00</text:p>
          </table:table-cell>
          <table:table-cell table:style-name="ce31" office:value-type="float" office:value="-0.57527474957327">
            <text:p>-0,58</text:p>
          </table:table-cell>
          <table:table-cell table:style-name="ce21"/>
          <table:table-cell table:style-name="ce14" table:number-columns-repeated="250"/>
          <table:table-cell table:number-columns-repeated="766"/>
        </table:table-row>
        <table:table-row table:style-name="ro2">
          <table:table-cell table:style-name="ce14"/>
          <table:table-cell table:style-name="ce21" table:number-columns-repeated="2"/>
          <table:table-cell table:style-name="ce14"/>
          <table:table-cell table:style-name="ce14" table:formula="of:=INFO.OBBA.OBBA.OBMAKE(&quot;vol param c&quot;;&quot;double&quot;;[.F23])" office:value-type="string" office:string-value="vol param c &#10;[26744]">
            <text:p>vol param c </text:p>
            <text:p>[26744]</text:p>
          </table:table-cell>
          <table:table-cell table:style-name="ce26" office:value-type="float" office:value="0">
            <text:p>0,00</text:p>
          </table:table-cell>
          <table:table-cell table:style-name="ce31" office:value-type="float" office:value="0.649860893869122">
            <text:p>0,65</text:p>
          </table:table-cell>
          <table:table-cell table:style-name="ce21"/>
          <table:table-cell table:style-name="ce19" office:value-type="string">
            <text:p>Monte Carlo LIBOR Market Model</text:p>
          </table:table-cell>
          <table:table-cell table:style-name="ce19"/>
          <table:table-cell table:style-name="ce14" table:number-columns-repeated="248"/>
          <table:table-cell table:number-columns-repeated="766"/>
        </table:table-row>
        <table:table-row table:style-name="ro2">
          <table:table-cell table:style-name="ce14"/>
          <table:table-cell table:style-name="ce21" table:number-matrix-columns-spanned="1" table:number-matrix-rows-spanned="42" table:formula="of:=TRANSPOSE(INFO.OBBA.OBBA.OBGET(INFO.OBBA.OBBA.OBCALL(&quot;&quot;;[.E14];&quot;getAsDoubleArray&quot;)))" office:value-type="float" office:value="0">
            <text:p>0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vol param d&quot;;&quot;double&quot;;[.F24])" office:value-type="string" office:string-value="vol param d &#10;[26745]">
            <text:p>vol param d </text:p>
            <text:p>[26745]</text:p>
          </table:table-cell>
          <table:table-cell table:style-name="ce26" office:value-type="float" office:value="0">
            <text:p>0,00</text:p>
          </table:table-cell>
          <table:table-cell table:style-name="ce31" office:value-type="float" office:value="0.217362723097259">
            <text:p>0,22</text:p>
          </table:table-cell>
          <table:table-cell table:style-name="ce21"/>
          <table:table-cell table:style-name="ce14" table:number-columns-repeated="250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0.5">
            <text:p>0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calibrate vol&quot;;&quot;boolean&quot;;[.F25])" office:value-type="string" office:string-value="calibrate vol &#10;[26746]">
            <text:p>calibrate vol </text:p>
            <text:p>[26746]</text:p>
          </table:table-cell>
          <table:table-cell table:style-name="ce27" office:value-type="boolean" office:boolean-value="true">
            <text:p>WAHR</text:p>
          </table:table-cell>
          <table:table-cell table:style-name="ce29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8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">
            <text:p>1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/>
          <table:table-cell table:style-name="ce14" table:formula="of:=INFO.OBBA.OBBA.OBMAKE(&quot;monteCarloLIBORMarketModel&quot;;obLibs&amp;&quot;net.finmath.montecarlo.interestrate.LIBORModelMonteCarloSimulation&quot;;[.E63];[.I19])" office:value-type="string" office:string-value="monteCarloLIBORMarketModel &#10;[26757]">
            <text:p>monteCarloLIBORMarketModel </text:p>
            <text:p>[26757]</text:p>
          </table:table-cell>
          <table:table-cell table:style-name="ce14" table:number-columns-repeated="249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.5">
            <text:p>1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2">
            <text:p>2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volatilityModel&quot;;obLibs&amp;&quot;net.finmath.montecarlo.interestrate.modelplugins.LIBORVolatilityModelFourParameterExponentialForm&quot;;[.B14];[.E14];[.E21:.E25])" office:value-type="string" office:string-value="volatilityModel &#10;[26747]">
            <text:p>volatilityModel </text:p>
            <text:p>[26747]</text:p>
          </table:table-cell>
          <table:table-cell table:style-name="ce14"/>
          <table:table-cell table:style-name="ce32" table:formula="of:=INFO.OBBA.OBBA.OBCALL(&quot;volatilityModelCalibrated&quot;;[.G$47];&quot;getVolatilityModel&quot;)" office:value-type="string" office:string-value="volatilityModelCalibrated &#10;[26772]">
            <text:p>volatilityModelCalibrated </text:p>
            <text:p>[26772]</text:p>
          </table:table-cell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2.5">
            <text:p>2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3">
            <text:p>3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3.5">
            <text:p>3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9" office:value-type="string">
            <text:p>Correlation Model</text:p>
          </table:table-cell>
          <table:table-cell table:style-name="ce19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4">
            <text:p>4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4.5">
            <text:p>4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30" office:value-type="string">
            <text:p>(calibrated)</text:p>
          </table:table-cell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5">
            <text:p>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numberOfFactors&quot;;&quot;int&quot;;[.F34])" office:value-type="string" office:string-value="numberOfFactors &#10;[26732]">
            <text:p>numberOfFactors </text:p>
            <text:p>[26732]</text:p>
          </table:table-cell>
          <table:table-cell table:style-name="ce28" office:value-type="float" office:value="10">
            <text:p>10</text:p>
          </table:table-cell>
          <table:table-cell table:style-name="ce31"/>
          <table:table-cell table:style-name="ce21"/>
          <table:table-cell table:style-name="ce14" table:number-columns-repeated="250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5.5">
            <text:p>5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correlationDecay&quot;;&quot;double&quot;;[.F35])" office:value-type="string" office:string-value="correlationDecay &#10;[26733]">
            <text:p>correlationDecay </text:p>
            <text:p>[26733]</text:p>
          </table:table-cell>
          <table:table-cell table:style-name="ce26" office:value-type="float" office:value="0.15">
            <text:p>0,15</text:p>
          </table:table-cell>
          <table:table-cell table:style-name="ce31" table:number-matrix-columns-spanned="1" table:number-matrix-rows-spanned="3" table:formula="of:=TRANSPOSE(INFO.OBBA.OBBA.OBGET(INFO.OBBA.OBBA.OBCALL(&quot;&quot;;[.G41];&quot;getParameter&quot;)))" office:value-type="float" office:value="0.562893057671624">
            <text:p>0,56</text:p>
          </table:table-cell>
          <table:table-cell table:style-name="ce21"/>
          <table:table-cell table:style-name="ce14" table:number-columns-repeated="250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6">
            <text:p>6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correlationLevel&quot;;&quot;double&quot;;[.F36])" office:value-type="string" office:string-value="correlationLevel &#10;[26734]">
            <text:p>correlationLevel </text:p>
            <text:p>[26734]</text:p>
          </table:table-cell>
          <table:table-cell table:style-name="ce26" office:value-type="float" office:value="0">
            <text:p>0,00</text:p>
          </table:table-cell>
          <table:table-cell table:style-name="ce31" office:value-type="float" office:value="3.69078476457918">
            <text:p>3,69</text:p>
          </table:table-cell>
          <table:table-cell table:style-name="ce21"/>
          <table:table-cell table:style-name="ce14" table:number-columns-repeated="250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6.5">
            <text:p>6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correlationMaturityDecay&quot;;&quot;double&quot;;[.F37])" office:value-type="string" office:string-value="correlationMaturityDecay &#10;[26735]">
            <text:p>correlationMaturityDecay </text:p>
            <text:p>[26735]</text:p>
          </table:table-cell>
          <table:table-cell table:style-name="ce26" office:value-type="float" office:value="0">
            <text:p>0,00</text:p>
          </table:table-cell>
          <table:table-cell table:style-name="ce31" office:value-type="float" office:value="0.452485293789664">
            <text:p>0,45</text:p>
          </table:table-cell>
          <table:table-cell table:style-name="ce21"/>
          <table:table-cell table:style-name="ce14" table:number-columns-repeated="2"/>
          <table:table-cell table:style-name="ce21" table:number-columns-repeated="2"/>
          <table:table-cell table:style-name="ce14" table:number-columns-repeated="246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7">
            <text:p>7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calibrate cor&quot;;&quot;boolean&quot;;[.F38])" office:value-type="string" office:string-value="calibrate cor &#10;[26736]">
            <text:p>calibrate cor </text:p>
            <text:p>[26736]</text:p>
          </table:table-cell>
          <table:table-cell table:style-name="ce27" office:value-type="boolean" office:boolean-value="true">
            <text:p>WAHR</text:p>
          </table:table-cell>
          <table:table-cell table:style-name="ce29"/>
          <table:table-cell table:style-name="ce21"/>
          <table:table-cell table:style-name="ce14" table:number-columns-repeated="250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7.5">
            <text:p>7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8">
            <text:p>8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8.5">
            <text:p>8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2" table:formula="of:=INFO.OBBA.OBBA.OBMAKE(&quot;correlationModel&quot;;obLibs&amp;&quot;net.finmath.montecarlo.interestrate.modelplugins.LIBORCorrelationModelThreeParameterExponentialDecay&quot;;[.B14];[.E14];[.E34:.E38])" office:value-type="string" office:string-value="correlationModel &#10;[26741]">
            <text:p>correlationModel </text:p>
            <text:p>[26741]</text:p>
          </table:table-cell>
          <table:table-cell table:style-name="ce14"/>
          <table:table-cell table:style-name="ce32" table:formula="of:=INFO.OBBA.OBBA.OBCALL(&quot;correlationModelCalibrated&quot;;[.G$47];&quot;getCorrelationModel&quot;)" office:value-type="string" office:string-value="correlationModelCalibrated &#10;[26774]">
            <text:p>correlationModelCalibrated </text:p>
            <text:p>[26774]</text:p>
          </table:table-cell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9">
            <text:p>9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9.5">
            <text:p>9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0">
            <text:p>10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9" office:value-type="string">
            <text:p>Covariance Model</text:p>
          </table:table-cell>
          <table:table-cell table:style-name="ce19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0.5">
            <text:p>10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1">
            <text:p>11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1.5">
            <text:p>11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covarianceModel&quot;;obLibs&amp;&quot;net.finmath.montecarlo.interestrate.modelplugins.LIBORCovarianceModelFromVolatilityAndCorrelation&quot;;[.B14];[.E14];[.E28];[.E41])" office:value-type="string" office:string-value="covarianceModel &#10;[26748]">
            <text:p>covarianceModel </text:p>
            <text:p>[26748]</text:p>
          </table:table-cell>
          <table:table-cell table:style-name="ce14"/>
          <table:table-cell table:style-name="ce33" table:formula="of:=INFO.OBBA.OBBA.OBCAST(INFO.OBBA.OBBA.OBCALL(&quot;covarianceModelCalibrated&quot;;[.E63];&quot;getCovarianceModel&quot;);&quot;net.finmath.montecarlo.interestrate.modelplugins.LIBORCovarianceModelFromVolatilityAndCorrelation&quot;)" office:value-type="string" office:string-value="covarianceModelCalibrated &#10;[26771]">
            <text:p>covarianceModelCalibrated </text:p>
            <text:p>[26771]</text:p>
          </table:table-cell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2">
            <text:p>12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2.5">
            <text:p>12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3">
            <text:p>13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9" office:value-type="string">
            <text:p>Swaption Market Data (see other sheet)</text:p>
          </table:table-cell>
          <table:table-cell table:style-name="ce19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3.5">
            <text:p>13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4">
            <text:p>14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4.5">
            <text:p>14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['Calibration Swaption'.B10]" office:value-type="string" office:string-value="swaptionMarketData &#10;[26731]">
            <text:p>swaptionMarketData </text:p>
            <text:p>[26731]</text:p>
          </table:table-cell>
          <table:table-cell table:style-name="ce14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5">
            <text:p>1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5.5">
            <text:p>15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6">
            <text:p>16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9" office:value-type="string">
            <text:p>LIBOR Market Model</text:p>
          </table:table-cell>
          <table:table-cell table:style-name="ce19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6.5">
            <text:p>16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7">
            <text:p>17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7.5">
            <text:p>17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liborMarketModel&quot;;obLibs&amp;&quot;net.finmath.montecarlo.interestrate.LIBORMarketModel&quot;;INFO.OBBA.OBBA.OBSYNC([.E14];[.F60]);[.B20];[.E47];[.E53])" office:value-type="string" office:string-value="liborMarketModel &#10;[26749]">
            <text:p>liborMarketModel </text:p>
            <text:p>[26749]</text:p>
          </table:table-cell>
          <table:table-cell table:style-name="ce14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8">
            <text:p>18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CALL(&quot;lmmMeasure&quot;;obLibs&amp;&quot;net.finmath.montecarlo.interestrate.LIBORMarketModel$Measure&quot;;&quot;valueOf&quot;;INFO.OBBA.OBBA.OBMAKE(&quot;&quot;;&quot;String&quot;;[.F60]))" office:value-type="string" office:string-value="lmmMeasure &#10;[26755]">
            <text:p>lmmMeasure </text:p>
            <text:p>[26755]</text:p>
          </table:table-cell>
          <table:table-cell table:style-name="ce14" office:value-type="string">
            <text:p>TERMINAL</text:p>
          </table:table-cell>
          <table:table-cell table:style-name="ce34" office:value-type="string">
            <text:p>Use SPOT or TERMINAL here (and check impact on bond calibration error).</text:p>
          </table:table-cell>
          <table:table-cell table:style-name="ce36"/>
          <table:table-cell table:style-name="ce14" table:number-columns-repeated="250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8.5">
            <text:p>18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9">
            <text:p>19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9.5">
            <text:p>19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CALL(&quot;&quot;;[.E59];&quot;setMeasure&quot;;[.E60])" office:value-type="string" office:string-value="liborMarketModel &#10;[26756]">
            <text:p>liborMarketModel </text:p>
            <text:p>[26756]</text:p>
          </table:table-cell>
          <table:table-cell table:style-name="ce14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20">
            <text:p>20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20.5">
            <text:p>20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60">
            <text:p>60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 table:number-rows-repeated="65470">
          <table:table-cell table:style-name="ce14" table:number-columns-repeated="6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 table:number-rows-repeated="2">
          <table:table-cell table:number-columns-repeated="4"/>
          <table:table-cell table:style-name="ce14" table:number-columns-repeated="2"/>
          <table:table-cell table:number-columns-repeated="1018"/>
        </table:table-row>
        <table:table-row table:style-name="ro2" table:number-rows-repeated="9830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ibration Swaption" table:style-name="ta1">
        <office:forms form:automatic-focus="false" form:apply-design-mode="false"/>
        <table:table-column table:style-name="co5" table:default-cell-style-name="ce37"/>
        <table:table-column table:style-name="co7" table:number-columns-repeated="1023" table:default-cell-style-name="ce37"/>
        <table:table-row table:style-name="ro4">
          <table:table-cell table:number-columns-repeated="1024"/>
        </table:table-row>
        <table:table-row table:style-name="ro3">
          <table:table-cell/>
          <table:table-cell table:style-name="ce16" office:value-type="string">
            <text:p>Swaption Market Data (used for calibration)</text:p>
          </table:table-cell>
          <table:table-cell table:number-columns-repeated="1022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9" office:value-type="string">
            <text:p>Swaption Market Data Object</text:p>
          </table:table-cell>
          <table:table-cell table:style-name="ce19"/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enor&quot;;&quot;double&quot;;[.C7])" office:value-type="string" office:string-value="swapTenor &#10;[26730]">
            <text:p>swapTenor </text:p>
            <text:p>[26730]</text:p>
          </table:table-cell>
          <table:table-cell table:style-name="ce23" office:value-type="float" office:value="0.5">
            <text:p>0,5</text:p>
          </table:table-cell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ionMarketData&quot;;obLibs&amp;&quot;net.finmath.marketdata.SwaptionMarketData&quot;;INFO.OBBA.OBBA.OBMAKE(&quot;&quot;;&quot;double[]&quot;;[.B15:.B24]);INFO.OBBA.OBBA.OBMAKE(&quot;&quot;;&quot;double[]&quot;;[.D13:.N13]);[.B7];INFO.OBBA.OBBA.OBMAKE(&quot;&quot;;&quot;double[][]&quot;;[.D15:.N24]))" office:value-type="string" office:string-value="swaptionMarketData &#10;[26731]">
            <text:p>swaptionMarketData </text:p>
            <text:p>[26731]</text:p>
          </table:table-cell>
          <table:table-cell table:style-name="ce14"/>
          <table:table-cell table:number-columns-repeated="1021"/>
        </table:table-row>
        <table:table-row table:style-name="ro4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39" office:value-type="string">
            <text:p>Swap Maturity: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10">
            <text:p>10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25">
            <text:p>25</text:p>
          </table:table-cell>
          <table:table-cell table:style-name="ce40" office:value-type="float" office:value="30">
            <text:p>30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office:value-type="string">
            <text:p>Option Maturity:</text:p>
          </table:table-cell>
          <table:table-cell/>
          <table:table-cell table:style-name="ce40" table:number-columns-repeated="11"/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38" office:value-type="float" office:value="2">
            <text:p>2,00</text:p>
          </table:table-cell>
          <table:table-cell/>
          <table:table-cell table:style-name="ce41" office:value-type="percentage" office:value="0.45936">
            <text:p>45,9%</text:p>
          </table:table-cell>
          <table:table-cell table:style-name="ce41" office:value-type="percentage" office:value="0.42273">
            <text:p>42,3%</text:p>
          </table:table-cell>
          <table:table-cell table:style-name="ce41" office:value-type="percentage" office:value="0.39501">
            <text:p>39,5%</text:p>
          </table:table-cell>
          <table:table-cell table:style-name="ce41" office:value-type="percentage" office:value="0.37323">
            <text:p>37,3%</text:p>
          </table:table-cell>
          <table:table-cell table:style-name="ce41" office:value-type="percentage" office:value="0.3564">
            <text:p>35,6%</text:p>
          </table:table-cell>
          <table:table-cell table:style-name="ce41" office:value-type="percentage" office:value="0.34254">
            <text:p>34,3%</text:p>
          </table:table-cell>
          <table:table-cell table:style-name="ce41" office:value-type="percentage" office:value="0.33066">
            <text:p>33,1%</text:p>
          </table:table-cell>
          <table:table-cell table:style-name="ce41" office:value-type="percentage" office:value="0.29205">
            <text:p>29,2%</text:p>
          </table:table-cell>
          <table:table-cell table:style-name="ce41" office:value-type="percentage" office:value="0.2871">
            <text:p>28,7%</text:p>
          </table:table-cell>
          <table:table-cell table:style-name="ce41" office:value-type="percentage" office:value="0.29007">
            <text:p>29,0%</text:p>
          </table:table-cell>
          <table:table-cell table:style-name="ce41" office:value-type="percentage" office:value="0.29106">
            <text:p>29,1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38" office:value-type="float" office:value="3">
            <text:p>3,00</text:p>
          </table:table-cell>
          <table:table-cell/>
          <table:table-cell table:style-name="ce41" office:value-type="percentage" office:value="0.39402">
            <text:p>39,4%</text:p>
          </table:table-cell>
          <table:table-cell table:style-name="ce41" office:value-type="percentage" office:value="0.37026">
            <text:p>37,0%</text:p>
          </table:table-cell>
          <table:table-cell table:style-name="ce41" office:value-type="percentage" office:value="0.35046">
            <text:p>35,0%</text:p>
          </table:table-cell>
          <table:table-cell table:style-name="ce41" office:value-type="percentage" office:value="0.33561">
            <text:p>33,6%</text:p>
          </table:table-cell>
          <table:table-cell table:style-name="ce41" office:value-type="percentage" office:value="0.32274">
            <text:p>32,3%</text:p>
          </table:table-cell>
          <table:table-cell table:style-name="ce41" office:value-type="percentage" office:value="0.31284">
            <text:p>31,3%</text:p>
          </table:table-cell>
          <table:table-cell table:style-name="ce41" office:value-type="percentage" office:value="0.30294">
            <text:p>30,3%</text:p>
          </table:table-cell>
          <table:table-cell table:style-name="ce41" office:value-type="percentage" office:value="0.27819">
            <text:p>27,8%</text:p>
          </table:table-cell>
          <table:table-cell table:style-name="ce41" office:value-type="percentage" office:value="0.27423">
            <text:p>27,4%</text:p>
          </table:table-cell>
          <table:table-cell table:style-name="ce41" office:value-type="percentage" office:value="0.2772">
            <text:p>27,7%</text:p>
          </table:table-cell>
          <table:table-cell table:style-name="ce41" office:value-type="percentage" office:value="0.28116">
            <text:p>28,1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38" office:value-type="float" office:value="4">
            <text:p>4,00</text:p>
          </table:table-cell>
          <table:table-cell/>
          <table:table-cell table:style-name="ce41" office:value-type="percentage" office:value="0.34254">
            <text:p>34,3%</text:p>
          </table:table-cell>
          <table:table-cell table:style-name="ce41" office:value-type="percentage" office:value="0.3267">
            <text:p>32,7%</text:p>
          </table:table-cell>
          <table:table-cell table:style-name="ce41" office:value-type="percentage" office:value="0.31383">
            <text:p>31,4%</text:p>
          </table:table-cell>
          <table:table-cell table:style-name="ce41" office:value-type="percentage" office:value="0.30294">
            <text:p>30,3%</text:p>
          </table:table-cell>
          <table:table-cell table:style-name="ce41" office:value-type="percentage" office:value="0.29403">
            <text:p>29,4%</text:p>
          </table:table-cell>
          <table:table-cell table:style-name="ce41" office:value-type="percentage" office:value="0.28809">
            <text:p>28,8%</text:p>
          </table:table-cell>
          <table:table-cell table:style-name="ce41" office:value-type="percentage" office:value="0.28215">
            <text:p>28,2%</text:p>
          </table:table-cell>
          <table:table-cell table:style-name="ce41" office:value-type="percentage" office:value="0.26532">
            <text:p>26,5%</text:p>
          </table:table-cell>
          <table:table-cell table:style-name="ce41" office:value-type="percentage" office:value="0.26334">
            <text:p>26,3%</text:p>
          </table:table-cell>
          <table:table-cell table:style-name="ce41" office:value-type="percentage" office:value="0.2673">
            <text:p>26,7%</text:p>
          </table:table-cell>
          <table:table-cell table:style-name="ce41" office:value-type="percentage" office:value="0.26928">
            <text:p>26,9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38" office:value-type="float" office:value="5">
            <text:p>5,00</text:p>
          </table:table-cell>
          <table:table-cell/>
          <table:table-cell table:style-name="ce41" office:value-type="percentage" office:value="0.30492">
            <text:p>30,5%</text:p>
          </table:table-cell>
          <table:table-cell table:style-name="ce41" office:value-type="percentage" office:value="0.29403">
            <text:p>29,4%</text:p>
          </table:table-cell>
          <table:table-cell table:style-name="ce41" office:value-type="percentage" office:value="0.28512">
            <text:p>28,5%</text:p>
          </table:table-cell>
          <table:table-cell table:style-name="ce41" office:value-type="percentage" office:value="0.27819">
            <text:p>27,8%</text:p>
          </table:table-cell>
          <table:table-cell table:style-name="ce41" office:value-type="percentage" office:value="0.27225">
            <text:p>27,2%</text:p>
          </table:table-cell>
          <table:table-cell table:style-name="ce41" office:value-type="percentage" office:value="0.26829">
            <text:p>26,8%</text:p>
          </table:table-cell>
          <table:table-cell table:style-name="ce41" office:value-type="percentage" office:value="0.26631">
            <text:p>26,6%</text:p>
          </table:table-cell>
          <table:table-cell table:style-name="ce41" office:value-type="percentage" office:value="0.25542">
            <text:p>25,5%</text:p>
          </table:table-cell>
          <table:table-cell table:style-name="ce41" office:value-type="percentage" office:value="0.25245">
            <text:p>25,2%</text:p>
          </table:table-cell>
          <table:table-cell table:style-name="ce41" office:value-type="percentage" office:value="0.25641">
            <text:p>25,6%</text:p>
          </table:table-cell>
          <table:table-cell table:style-name="ce41" office:value-type="percentage" office:value="0.2574">
            <text:p>25,7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38" office:value-type="float" office:value="7">
            <text:p>7,00</text:p>
          </table:table-cell>
          <table:table-cell/>
          <table:table-cell table:style-name="ce41" office:value-type="percentage" office:value="0.25542">
            <text:p>25,5%</text:p>
          </table:table-cell>
          <table:table-cell table:style-name="ce41" office:value-type="percentage" office:value="0.24948">
            <text:p>24,9%</text:p>
          </table:table-cell>
          <table:table-cell table:style-name="ce41" office:value-type="percentage" office:value="0.24651">
            <text:p>24,7%</text:p>
          </table:table-cell>
          <table:table-cell table:style-name="ce41" office:value-type="percentage" office:value="0.24453">
            <text:p>24,5%</text:p>
          </table:table-cell>
          <table:table-cell table:style-name="ce41" office:value-type="percentage" office:value="0.24354">
            <text:p>24,4%</text:p>
          </table:table-cell>
          <table:table-cell table:number-columns-repeated="2" table:style-name="ce41" office:value-type="percentage" office:value="0.24453">
            <text:p>24,5%</text:p>
          </table:table-cell>
          <table:table-cell table:style-name="ce41" office:value-type="percentage" office:value="0.23958">
            <text:p>24,0%</text:p>
          </table:table-cell>
          <table:table-cell table:style-name="ce41" office:value-type="percentage" office:value="0.23562">
            <text:p>23,6%</text:p>
          </table:table-cell>
          <table:table-cell table:number-columns-repeated="2" table:style-name="ce41" office:value-type="percentage" office:value="0.23661">
            <text:p>23,7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38" office:value-type="float" office:value="10">
            <text:p>10,00</text:p>
          </table:table-cell>
          <table:table-cell/>
          <table:table-cell table:style-name="ce41" office:value-type="percentage" office:value="0.2178">
            <text:p>21,8%</text:p>
          </table:table-cell>
          <table:table-cell table:style-name="ce41" office:value-type="percentage" office:value="0.21879">
            <text:p>21,9%</text:p>
          </table:table-cell>
          <table:table-cell table:style-name="ce41" office:value-type="percentage" office:value="0.22077">
            <text:p>22,1%</text:p>
          </table:table-cell>
          <table:table-cell table:style-name="ce41" office:value-type="percentage" office:value="0.22275">
            <text:p>22,3%</text:p>
          </table:table-cell>
          <table:table-cell table:style-name="ce41" office:value-type="percentage" office:value="0.22671">
            <text:p>22,7%</text:p>
          </table:table-cell>
          <table:table-cell table:style-name="ce41" office:value-type="percentage" office:value="0.22968">
            <text:p>23,0%</text:p>
          </table:table-cell>
          <table:table-cell table:style-name="ce41" office:value-type="percentage" office:value="0.23265">
            <text:p>23,3%</text:p>
          </table:table-cell>
          <table:table-cell table:style-name="ce41" office:value-type="percentage" office:value="0.2277">
            <text:p>22,8%</text:p>
          </table:table-cell>
          <table:table-cell table:style-name="ce41" office:value-type="percentage" office:value="0.22275">
            <text:p>22,3%</text:p>
          </table:table-cell>
          <table:table-cell table:style-name="ce41" office:value-type="percentage" office:value="0.21879">
            <text:p>21,9%</text:p>
          </table:table-cell>
          <table:table-cell table:style-name="ce41" office:value-type="percentage" office:value="0.21483">
            <text:p>21,5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38" office:value-type="float" office:value="15">
            <text:p>15,00</text:p>
          </table:table-cell>
          <table:table-cell/>
          <table:table-cell table:style-name="ce41" office:value-type="percentage" office:value="0.2277">
            <text:p>22,8%</text:p>
          </table:table-cell>
          <table:table-cell table:style-name="ce41" office:value-type="percentage" office:value="0.23166">
            <text:p>23,2%</text:p>
          </table:table-cell>
          <table:table-cell table:style-name="ce41" office:value-type="percentage" office:value="0.23364">
            <text:p>23,4%</text:p>
          </table:table-cell>
          <table:table-cell table:style-name="ce41" office:value-type="percentage" office:value="0.23661">
            <text:p>23,7%</text:p>
          </table:table-cell>
          <table:table-cell table:style-name="ce41" office:value-type="percentage" office:value="0.23958">
            <text:p>24,0%</text:p>
          </table:table-cell>
          <table:table-cell table:style-name="ce41" office:value-type="percentage" office:value="0.24156">
            <text:p>24,2%</text:p>
          </table:table-cell>
          <table:table-cell table:style-name="ce41" office:value-type="percentage" office:value="0.24255">
            <text:p>24,3%</text:p>
          </table:table-cell>
          <table:table-cell table:style-name="ce41" office:value-type="percentage" office:value="0.22968">
            <text:p>23,0%</text:p>
          </table:table-cell>
          <table:table-cell table:style-name="ce41" office:value-type="percentage" office:value="0.21582">
            <text:p>21,6%</text:p>
          </table:table-cell>
          <table:table-cell table:style-name="ce41" office:value-type="percentage" office:value="0.20394">
            <text:p>20,4%</text:p>
          </table:table-cell>
          <table:table-cell table:style-name="ce41" office:value-type="percentage" office:value="0.19701">
            <text:p>19,7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38" office:value-type="float" office:value="20">
            <text:p>20,00</text:p>
          </table:table-cell>
          <table:table-cell/>
          <table:table-cell table:style-name="ce41" office:value-type="percentage" office:value="0.24156">
            <text:p>24,2%</text:p>
          </table:table-cell>
          <table:table-cell table:style-name="ce41" office:value-type="percentage" office:value="0.24255">
            <text:p>24,3%</text:p>
          </table:table-cell>
          <table:table-cell table:style-name="ce41" office:value-type="percentage" office:value="0.24453">
            <text:p>24,5%</text:p>
          </table:table-cell>
          <table:table-cell table:style-name="ce41" office:value-type="percentage" office:value="0.24552">
            <text:p>24,6%</text:p>
          </table:table-cell>
          <table:table-cell table:number-columns-repeated="2" table:style-name="ce41" office:value-type="percentage" office:value="0.24651">
            <text:p>24,7%</text:p>
          </table:table-cell>
          <table:table-cell table:style-name="ce41" office:value-type="percentage" office:value="0.24354">
            <text:p>24,4%</text:p>
          </table:table-cell>
          <table:table-cell table:style-name="ce41" office:value-type="percentage" office:value="0.2178">
            <text:p>21,8%</text:p>
          </table:table-cell>
          <table:table-cell table:style-name="ce41" office:value-type="percentage" office:value="0.19701">
            <text:p>19,7%</text:p>
          </table:table-cell>
          <table:table-cell table:style-name="ce41" office:value-type="percentage" office:value="0.18612">
            <text:p>18,6%</text:p>
          </table:table-cell>
          <table:table-cell table:style-name="ce41" office:value-type="percentage" office:value="0.18018">
            <text:p>18,0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38" office:value-type="float" office:value="25">
            <text:p>25,00</text:p>
          </table:table-cell>
          <table:table-cell/>
          <table:table-cell table:style-name="ce41" office:value-type="percentage" office:value="0.23958">
            <text:p>24,0%</text:p>
          </table:table-cell>
          <table:table-cell table:style-name="ce41" office:value-type="percentage" office:value="0.23859">
            <text:p>23,9%</text:p>
          </table:table-cell>
          <table:table-cell table:style-name="ce41" office:value-type="percentage" office:value="0.23463">
            <text:p>23,5%</text:p>
          </table:table-cell>
          <table:table-cell table:style-name="ce41" office:value-type="percentage" office:value="0.23166">
            <text:p>23,2%</text:p>
          </table:table-cell>
          <table:table-cell table:style-name="ce41" office:value-type="percentage" office:value="0.22869">
            <text:p>22,9%</text:p>
          </table:table-cell>
          <table:table-cell table:style-name="ce41" office:value-type="percentage" office:value="0.22473">
            <text:p>22,5%</text:p>
          </table:table-cell>
          <table:table-cell table:style-name="ce41" office:value-type="percentage" office:value="0.22077">
            <text:p>22,1%</text:p>
          </table:table-cell>
          <table:table-cell table:style-name="ce41" office:value-type="percentage" office:value="0.19107">
            <text:p>19,1%</text:p>
          </table:table-cell>
          <table:table-cell table:style-name="ce41" office:value-type="percentage" office:value="0.17424">
            <text:p>17,4%</text:p>
          </table:table-cell>
          <table:table-cell table:style-name="ce41" office:value-type="percentage" office:value="0.16929">
            <text:p>16,9%</text:p>
          </table:table-cell>
          <table:table-cell table:style-name="ce41" office:value-type="percentage" office:value="0.16335">
            <text:p>16,3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38" office:value-type="float" office:value="30">
            <text:p>30,00</text:p>
          </table:table-cell>
          <table:table-cell/>
          <table:table-cell table:style-name="ce41" office:value-type="percentage" office:value="0.20196">
            <text:p>20,2%</text:p>
          </table:table-cell>
          <table:table-cell table:style-name="ce41" office:value-type="percentage" office:value="0.19899">
            <text:p>19,9%</text:p>
          </table:table-cell>
          <table:table-cell table:style-name="ce41" office:value-type="percentage" office:value="0.19503">
            <text:p>19,5%</text:p>
          </table:table-cell>
          <table:table-cell table:style-name="ce41" office:value-type="percentage" office:value="0.19305">
            <text:p>19,3%</text:p>
          </table:table-cell>
          <table:table-cell table:style-name="ce41" office:value-type="percentage" office:value="0.19008">
            <text:p>19,0%</text:p>
          </table:table-cell>
          <table:table-cell table:style-name="ce41" office:value-type="percentage" office:value="0.1881">
            <text:p>18,8%</text:p>
          </table:table-cell>
          <table:table-cell table:style-name="ce41" office:value-type="percentage" office:value="0.18612">
            <text:p>18,6%</text:p>
          </table:table-cell>
          <table:table-cell table:style-name="ce41" office:value-type="percentage" office:value="0.16335">
            <text:p>16,3%</text:p>
          </table:table-cell>
          <table:table-cell table:style-name="ce41" office:value-type="percentage" office:value="0.15543">
            <text:p>15,5%</text:p>
          </table:table-cell>
          <table:table-cell table:style-name="ce41" office:value-type="percentage" office:value="0.15147">
            <text:p>15,1%</text:p>
          </table:table-cell>
          <table:table-cell table:style-name="ce41" office:value-type="percentage" office:value="0.14751">
            <text:p>14,8%</text:p>
          </table:table-cell>
          <table:table-cell table:number-columns-repeated="1007"/>
          <table:table-cell table:style-name="Default" table:number-columns-repeated="3"/>
        </table:table-row>
        <table:table-row table:style-name="ro4" table:number-rows-repeated="7">
          <table:table-cell table:number-columns-repeated="1021"/>
          <table:table-cell table:style-name="Default" table:number-columns-repeated="3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nds" table:style-name="ta3" table:print="false">
        <office:forms form:automatic-focus="false" form:apply-design-mode="false"/>
        <table:table-column table:style-name="co5" table:default-cell-style-name="ce37"/>
        <table:table-column table:style-name="co6" table:number-columns-repeated="256" table:default-cell-style-name="ce37"/>
        <table:table-column table:style-name="co8" table:number-columns-repeated="767" table:default-cell-style-name="ce37"/>
        <table:table-row table:style-name="ro4">
          <table:table-cell table:style-name="ce14" table:number-columns-repeated="3"/>
          <table:table-cell table:style-name="ce48" table:number-columns-repeated="3"/>
          <table:table-cell table:style-name="ce14" table:number-columns-repeated="251"/>
          <table:table-cell table:number-columns-repeated="767"/>
        </table:table-row>
        <table:table-row table:style-name="ro4">
          <table:table-cell table:style-name="ce14"/>
          <table:table-cell table:style-name="ce16" office:value-type="string">
            <text:p>LIBOR Market Model Zero Bond Valuation</text:p>
          </table:table-cell>
          <table:table-cell table:style-name="ce14"/>
          <table:table-cell table:style-name="ce48" table:number-columns-repeated="3"/>
          <table:table-cell table:style-name="ce14" table:number-columns-repeated="251"/>
          <table:table-cell table:number-columns-repeated="767"/>
        </table:table-row>
        <table:table-row table:style-name="ro4" table:number-rows-repeated="2">
          <table:table-cell table:style-name="ce14"/>
          <table:table-cell table:style-name="ce42"/>
          <table:table-cell table:style-name="ce14"/>
          <table:table-cell table:style-name="ce48" table:number-columns-repeated="3"/>
          <table:table-cell table:style-name="ce14" table:number-columns-repeated="251"/>
          <table:table-cell table:number-columns-repeated="767"/>
        </table:table-row>
        <table:table-row table:style-name="ro4">
          <table:table-cell table:style-name="ce14"/>
          <table:table-cell table:style-name="ce43" office:value-type="string">
            <text:p>Zero bond calibration error (basis points)</text:p>
          </table:table-cell>
          <table:table-cell table:style-name="ce43"/>
          <table:table-cell table:style-name="ce48" table:number-columns-repeated="3"/>
          <table:table-cell table:style-name="ce14" table:number-columns-repeated="251"/>
          <table:table-cell table:number-columns-repeated="767"/>
        </table:table-row>
        <table:table-row table:style-name="ro5">
          <table:table-cell table:style-name="ce14"/>
          <table:table-cell table:style-name="ce44" office:value-type="string">
            <text:p>Mean (bp):</text:p>
          </table:table-cell>
          <table:table-cell table:style-name="ce46" table:formula="of:=AVERAGE([.$H$11:.$H$49])*100*100" office:value-type="float" office:value="49.4185274940112">
            <text:p>49,4185</text:p>
          </table:table-cell>
          <table:table-cell table:style-name="ce48" table:number-columns-repeated="3"/>
          <table:table-cell table:style-name="ce14" table:number-columns-repeated="251"/>
          <table:table-cell table:number-columns-repeated="767"/>
        </table:table-row>
        <table:table-row table:style-name="ro4">
          <table:table-cell table:style-name="ce14"/>
          <table:table-cell table:style-name="ce44" office:value-type="string">
            <text:p>Standard deviation (bp):</text:p>
          </table:table-cell>
          <table:table-cell table:style-name="ce46" table:formula="of:=STDEV([.$H$11:.$H$49])*100*100" office:value-type="float" office:value="14.923735328627">
            <text:p>14,9237</text:p>
          </table:table-cell>
          <table:table-cell table:style-name="ce48" table:number-columns-repeated="3"/>
          <table:table-cell table:style-name="ce14" table:number-columns-repeated="251"/>
          <table:table-cell table:number-columns-repeated="767"/>
        </table:table-row>
        <table:table-row table:style-name="ro4" table:number-rows-repeated="2">
          <table:table-cell table:style-name="ce14" table:number-columns-repeated="3"/>
          <table:table-cell table:style-name="ce48" table:number-columns-repeated="2"/>
          <table:table-cell table:style-name="ce14" table:number-columns-repeated="252"/>
          <table:table-cell table:number-columns-repeated="767"/>
        </table:table-row>
        <table:table-row table:style-name="ro4">
          <table:table-cell table:style-name="ce14"/>
          <table:table-cell table:style-name="ce45" office:value-type="string">
            <text:p>maturity</text:p>
          </table:table-cell>
          <table:table-cell table:style-name="ce21"/>
          <table:table-cell table:style-name="ce43" office:value-type="string">
            <text:p>bond objects</text:p>
          </table:table-cell>
          <table:table-cell table:style-name="ce43" office:value-type="string">
            <text:p>valuation objects</text:p>
          </table:table-cell>
          <table:table-cell table:style-name="ce45" office:value-type="string">
            <text:p>mc value</text:p>
          </table:table-cell>
          <table:table-cell table:style-name="ce45" office:value-type="string">
            <text:p>analytic</text:p>
          </table:table-cell>
          <table:table-cell table:style-name="ce45" office:value-type="string">
            <text:p>deviation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office:value-type="float" office:value="0.5">
            <text:p>0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11]))" office:value-type="string" office:string-value="mcBond11 &#10;[26780]">
            <text:p>mcBond11 <text:line-break/>[26780]</text:p>
          </table:table-cell>
          <table:table-cell table:style-name="ce49" table:formula="of:=INFO.OBBA.OBBA.OBRUN(&quot;mcBond value &quot;&amp;ROW();[.D11];&quot;getValue&quot;;[$LIBORMarketModel.$I$26])" office:value-type="string" office:string-value="mcBond value 11 &#10;[26781]">
            <text:p>mcBond value 11 <text:line-break/>[26781]</text:p>
          </table:table-cell>
          <table:table-cell table:style-name="ce50" table:formula="of:=INFO.OBBA.OBBA.OBGET(INFO.OBBA.OBBA.OBSYNC([.E11];[.E$11:.E$511]))" office:value-type="percentage" office:value="0.990944828514141">
            <text:p>99,094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1])))" office:value-type="percentage" office:value="0.99009900990099">
            <text:p>99,0%</text:p>
          </table:table-cell>
          <table:table-cell table:style-name="ce47" table:formula="of:=[.F11]-[.G11]" office:value-type="percentage" office:value="0.000845818613150917">
            <text:p>0,1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1]+0.5" office:value-type="float" office:value="1">
            <text:p>1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12]))" office:value-type="string" office:string-value="mcBond12 &#10;[26783]">
            <text:p>mcBond12 <text:line-break/>[26783]</text:p>
          </table:table-cell>
          <table:table-cell table:style-name="ce49" table:formula="of:=INFO.OBBA.OBBA.OBRUN(&quot;mcBond value &quot;&amp;ROW();[.D12];&quot;getValue&quot;;[$LIBORMarketModel.$I$26])" office:value-type="string" office:string-value="mcBond value 12 &#10;[26784]">
            <text:p>mcBond value 12 <text:line-break/>[26784]</text:p>
          </table:table-cell>
          <table:table-cell table:style-name="ce50" table:formula="of:=INFO.OBBA.OBBA.OBGET(INFO.OBBA.OBBA.OBSYNC([.E12];[.E$11:.E$511]))" office:value-type="percentage" office:value="0.98368528994512">
            <text:p>98,369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2])))" office:value-type="percentage" office:value="0.980296049406921">
            <text:p>98,0%</text:p>
          </table:table-cell>
          <table:table-cell table:style-name="ce47" table:formula="of:=[.F12]-[.G12]" office:value-type="percentage" office:value="0.00338924053819911">
            <text:p>0,3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2]+0.5" office:value-type="float" office:value="1.5">
            <text:p>1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13]))" office:value-type="string" office:string-value="mcBond13 &#10;[26786]">
            <text:p>mcBond13 <text:line-break/>[26786]</text:p>
          </table:table-cell>
          <table:table-cell table:style-name="ce49" table:formula="of:=INFO.OBBA.OBBA.OBRUN(&quot;mcBond value &quot;&amp;ROW();[.D13];&quot;getValue&quot;;[$LIBORMarketModel.$I$26])" office:value-type="string" office:string-value="mcBond value 13 &#10;[26787]">
            <text:p>mcBond value 13 <text:line-break/>[26787]</text:p>
          </table:table-cell>
          <table:table-cell table:style-name="ce50" table:formula="of:=INFO.OBBA.OBBA.OBGET(INFO.OBBA.OBBA.OBSYNC([.E13];[.E$11:.E$511]))" office:value-type="percentage" office:value="0.973189819840325">
            <text:p>97,319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3])))" office:value-type="percentage" office:value="0.970590147927644">
            <text:p>97,1%</text:p>
          </table:table-cell>
          <table:table-cell table:style-name="ce47" table:formula="of:=[.F13]-[.G13]" office:value-type="percentage" office:value="0.00259967191268085">
            <text:p>0,3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3]+0.5" office:value-type="float" office:value="2">
            <text:p>2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14]))" office:value-type="string" office:string-value="mcBond14 &#10;[26789]">
            <text:p>mcBond14 <text:line-break/>[26789]</text:p>
          </table:table-cell>
          <table:table-cell table:style-name="ce49" table:formula="of:=INFO.OBBA.OBBA.OBRUN(&quot;mcBond value &quot;&amp;ROW();[.D14];&quot;getValue&quot;;[$LIBORMarketModel.$I$26])" office:value-type="string" office:string-value="mcBond value 14 &#10;[26790]">
            <text:p>mcBond value 14 <text:line-break/>[26790]</text:p>
          </table:table-cell>
          <table:table-cell table:style-name="ce50" table:formula="of:=INFO.OBBA.OBBA.OBGET(INFO.OBBA.OBBA.OBSYNC([.E14];[.E$11:.E$511]))" office:value-type="percentage" office:value="0.965229696228979">
            <text:p>96,523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4])))" office:value-type="percentage" office:value="0.960980344482816">
            <text:p>96,1%</text:p>
          </table:table-cell>
          <table:table-cell table:style-name="ce47" table:formula="of:=[.F14]-[.G14]" office:value-type="percentage" office:value="0.0042493517461627">
            <text:p>0,4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4]+0.5" office:value-type="float" office:value="2.5">
            <text:p>2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15]))" office:value-type="string" office:string-value="mcBond15 &#10;[26792]">
            <text:p>mcBond15 <text:line-break/>[26792]</text:p>
          </table:table-cell>
          <table:table-cell table:style-name="ce49" table:formula="of:=INFO.OBBA.OBBA.OBRUN(&quot;mcBond value &quot;&amp;ROW();[.D15];&quot;getValue&quot;;[$LIBORMarketModel.$I$26])" office:value-type="string" office:string-value="mcBond value 15 &#10;[26793]">
            <text:p>mcBond value 15 <text:line-break/>[26793]</text:p>
          </table:table-cell>
          <table:table-cell table:style-name="ce50" table:formula="of:=INFO.OBBA.OBBA.OBGET(INFO.OBBA.OBBA.OBSYNC([.E15];[.E$11:.E$511]))" office:value-type="percentage" office:value="0.954938176117563">
            <text:p>95,494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5])))" office:value-type="percentage" office:value="0.951465687606749">
            <text:p>95,1%</text:p>
          </table:table-cell>
          <table:table-cell table:style-name="ce47" table:formula="of:=[.F15]-[.G15]" office:value-type="percentage" office:value="0.0034724885108145">
            <text:p>0,3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5]+0.5" office:value-type="float" office:value="3">
            <text:p>3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16]))" office:value-type="string" office:string-value="mcBond16 &#10;[26795]">
            <text:p>mcBond16 <text:line-break/>[26795]</text:p>
          </table:table-cell>
          <table:table-cell table:style-name="ce49" table:formula="of:=INFO.OBBA.OBBA.OBRUN(&quot;mcBond value &quot;&amp;ROW();[.D16];&quot;getValue&quot;;[$LIBORMarketModel.$I$26])" office:value-type="string" office:string-value="mcBond value 16 &#10;[26796]">
            <text:p>mcBond value 16 <text:line-break/>[26796]</text:p>
          </table:table-cell>
          <table:table-cell table:style-name="ce50" table:formula="of:=INFO.OBBA.OBBA.OBGET(INFO.OBBA.OBBA.OBSYNC([.E16];[.E$11:.E$511]))" office:value-type="percentage" office:value="0.946900026325623">
            <text:p>94,690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6])))" office:value-type="percentage" office:value="0.942045235254207">
            <text:p>94,2%</text:p>
          </table:table-cell>
          <table:table-cell table:style-name="ce47" table:formula="of:=[.F16]-[.G16]" office:value-type="percentage" office:value="0.00485479107141618">
            <text:p>0,5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6]+0.5" office:value-type="float" office:value="3.5">
            <text:p>3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17]))" office:value-type="string" office:string-value="mcBond17 &#10;[26798]">
            <text:p>mcBond17 <text:line-break/>[26798]</text:p>
          </table:table-cell>
          <table:table-cell table:style-name="ce49" table:formula="of:=INFO.OBBA.OBBA.OBRUN(&quot;mcBond value &quot;&amp;ROW();[.D17];&quot;getValue&quot;;[$LIBORMarketModel.$I$26])" office:value-type="string" office:string-value="mcBond value 17 &#10;[26799]">
            <text:p>mcBond value 17 <text:line-break/>[26799]</text:p>
          </table:table-cell>
          <table:table-cell table:style-name="ce50" table:formula="of:=INFO.OBBA.OBBA.OBGET(INFO.OBBA.OBBA.OBSYNC([.E17];[.E$11:.E$511]))" office:value-type="percentage" office:value="0.93900140960882">
            <text:p>93,900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7])))" office:value-type="percentage" office:value="0.932718054707135">
            <text:p>93,3%</text:p>
          </table:table-cell>
          <table:table-cell table:style-name="ce47" table:formula="of:=[.F17]-[.G17]" office:value-type="percentage" office:value="0.0062833549016843">
            <text:p>0,6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7]+0.5" office:value-type="float" office:value="4">
            <text:p>4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18]))" office:value-type="string" office:string-value="mcBond18 &#10;[26801]">
            <text:p>mcBond18 <text:line-break/>[26801]</text:p>
          </table:table-cell>
          <table:table-cell table:style-name="ce49" table:formula="of:=INFO.OBBA.OBBA.OBRUN(&quot;mcBond value &quot;&amp;ROW();[.D18];&quot;getValue&quot;;[$LIBORMarketModel.$I$26])" office:value-type="string" office:string-value="mcBond value 18 &#10;[26802]">
            <text:p>mcBond value 18 <text:line-break/>[26802]</text:p>
          </table:table-cell>
          <table:table-cell table:style-name="ce50" table:formula="of:=INFO.OBBA.OBBA.OBGET(INFO.OBBA.OBBA.OBSYNC([.E18];[.E$11:.E$511]))" office:value-type="percentage" office:value="0.930208508462382">
            <text:p>93,021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8])))" office:value-type="percentage" office:value="0.923483222482312">
            <text:p>92,3%</text:p>
          </table:table-cell>
          <table:table-cell table:style-name="ce47" table:formula="of:=[.F18]-[.G18]" office:value-type="percentage" office:value="0.00672528598006994">
            <text:p>0,7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8]+0.5" office:value-type="float" office:value="4.5">
            <text:p>4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19]))" office:value-type="string" office:string-value="mcBond19 &#10;[26804]">
            <text:p>mcBond19 <text:line-break/>[26804]</text:p>
          </table:table-cell>
          <table:table-cell table:style-name="ce49" table:formula="of:=INFO.OBBA.OBBA.OBRUN(&quot;mcBond value &quot;&amp;ROW();[.D19];&quot;getValue&quot;;[$LIBORMarketModel.$I$26])" office:value-type="string" office:string-value="mcBond value 19 &#10;[26805]">
            <text:p>mcBond value 19 <text:line-break/>[26805]</text:p>
          </table:table-cell>
          <table:table-cell table:style-name="ce50" table:formula="of:=INFO.OBBA.OBBA.OBGET(INFO.OBBA.OBBA.OBSYNC([.E19];[.E$11:.E$511]))" office:value-type="percentage" office:value="0.917503823886927">
            <text:p>91,750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9])))" office:value-type="percentage" office:value="0.914339824239913">
            <text:p>91,4%</text:p>
          </table:table-cell>
          <table:table-cell table:style-name="ce47" table:formula="of:=[.F19]-[.G19]" office:value-type="percentage" office:value="0.00316399964701441">
            <text:p>0,3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9]+0.5" office:value-type="float" office:value="5">
            <text:p>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20]))" office:value-type="string" office:string-value="mcBond20 &#10;[26807]">
            <text:p>mcBond20 <text:line-break/>[26807]</text:p>
          </table:table-cell>
          <table:table-cell table:style-name="ce49" table:formula="of:=INFO.OBBA.OBBA.OBRUN(&quot;mcBond value &quot;&amp;ROW();[.D20];&quot;getValue&quot;;[$LIBORMarketModel.$I$26])" office:value-type="string" office:string-value="mcBond value 20 &#10;[26808]">
            <text:p>mcBond value 20 <text:line-break/>[26808]</text:p>
          </table:table-cell>
          <table:table-cell table:style-name="ce50" table:formula="of:=INFO.OBBA.OBBA.OBGET(INFO.OBBA.OBBA.OBSYNC([.E20];[.E$11:.E$511]))" office:value-type="percentage" office:value="0.910877261621476">
            <text:p>91,088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0])))" office:value-type="percentage" office:value="0.905286954692983">
            <text:p>90,5%</text:p>
          </table:table-cell>
          <table:table-cell table:style-name="ce47" table:formula="of:=[.F20]-[.G20]" office:value-type="percentage" office:value="0.00559030692849294">
            <text:p>0,6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0]+0.5" office:value-type="float" office:value="5.5">
            <text:p>5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21]))" office:value-type="string" office:string-value="mcBond21 &#10;[26810]">
            <text:p>mcBond21 <text:line-break/>[26810]</text:p>
          </table:table-cell>
          <table:table-cell table:style-name="ce49" table:formula="of:=INFO.OBBA.OBBA.OBRUN(&quot;mcBond value &quot;&amp;ROW();[.D21];&quot;getValue&quot;;[$LIBORMarketModel.$I$26])" office:value-type="string" office:string-value="mcBond value 21 &#10;[26811]">
            <text:p>mcBond value 21 <text:line-break/>[26811]</text:p>
          </table:table-cell>
          <table:table-cell table:style-name="ce50" table:formula="of:=INFO.OBBA.OBBA.OBGET(INFO.OBBA.OBBA.OBSYNC([.E21];[.E$11:.E$511]))" office:value-type="percentage" office:value="0.900605543037194">
            <text:p>90,061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1])))" office:value-type="percentage" office:value="0.896323717517805">
            <text:p>89,6%</text:p>
          </table:table-cell>
          <table:table-cell table:style-name="ce47" table:formula="of:=[.F21]-[.G21]" office:value-type="percentage" office:value="0.00428182551938949">
            <text:p>0,4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1]+0.5" office:value-type="float" office:value="6">
            <text:p>6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22]))" office:value-type="string" office:string-value="mcBond22 &#10;[26813]">
            <text:p>mcBond22 <text:line-break/>[26813]</text:p>
          </table:table-cell>
          <table:table-cell table:style-name="ce49" table:formula="of:=INFO.OBBA.OBBA.OBRUN(&quot;mcBond value &quot;&amp;ROW();[.D22];&quot;getValue&quot;;[$LIBORMarketModel.$I$26])" office:value-type="string" office:string-value="mcBond value 22 &#10;[26814]">
            <text:p>mcBond value 22 <text:line-break/>[26814]</text:p>
          </table:table-cell>
          <table:table-cell table:style-name="ce50" table:formula="of:=INFO.OBBA.OBBA.OBGET(INFO.OBBA.OBBA.OBSYNC([.E22];[.E$11:.E$511]))" office:value-type="percentage" office:value="0.893529119922992">
            <text:p>89,353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2])))" office:value-type="percentage" office:value="0.887449225265153">
            <text:p>88,7%</text:p>
          </table:table-cell>
          <table:table-cell table:style-name="ce47" table:formula="of:=[.F22]-[.G22]" office:value-type="percentage" office:value="0.00607989465783854">
            <text:p>0,6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2]+0.5" office:value-type="float" office:value="6.5">
            <text:p>6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23]))" office:value-type="string" office:string-value="mcBond23 &#10;[26816]">
            <text:p>mcBond23 <text:line-break/>[26816]</text:p>
          </table:table-cell>
          <table:table-cell table:style-name="ce49" table:formula="of:=INFO.OBBA.OBBA.OBRUN(&quot;mcBond value &quot;&amp;ROW();[.D23];&quot;getValue&quot;;[$LIBORMarketModel.$I$26])" office:value-type="string" office:string-value="mcBond value 23 &#10;[26817]">
            <text:p>mcBond value 23 <text:line-break/>[26817]</text:p>
          </table:table-cell>
          <table:table-cell table:style-name="ce50" table:formula="of:=INFO.OBBA.OBBA.OBGET(INFO.OBBA.OBBA.OBSYNC([.E23];[.E$11:.E$511]))" office:value-type="percentage" office:value="0.885776120205063">
            <text:p>88,578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3])))" office:value-type="percentage" office:value="0.878662599272429">
            <text:p>87,9%</text:p>
          </table:table-cell>
          <table:table-cell table:style-name="ce47" table:formula="of:=[.F23]-[.G23]" office:value-type="percentage" office:value="0.00711352093263418">
            <text:p>0,7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3]+0.5" office:value-type="float" office:value="7">
            <text:p>7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24]))" office:value-type="string" office:string-value="mcBond24 &#10;[26819]">
            <text:p>mcBond24 <text:line-break/>[26819]</text:p>
          </table:table-cell>
          <table:table-cell table:style-name="ce49" table:formula="of:=INFO.OBBA.OBBA.OBRUN(&quot;mcBond value &quot;&amp;ROW();[.D24];&quot;getValue&quot;;[$LIBORMarketModel.$I$26])" office:value-type="string" office:string-value="mcBond value 24 &#10;[26820]">
            <text:p>mcBond value 24 <text:line-break/>[26820]</text:p>
          </table:table-cell>
          <table:table-cell table:style-name="ce50" table:formula="of:=INFO.OBBA.OBBA.OBGET(INFO.OBBA.OBBA.OBSYNC([.E24];[.E$11:.E$511]))" office:value-type="percentage" office:value="0.875069332133285">
            <text:p>87,507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4])))" office:value-type="percentage" office:value="0.869962969576662">
            <text:p>87,0%</text:p>
          </table:table-cell>
          <table:table-cell table:style-name="ce47" table:formula="of:=[.F24]-[.G24]" office:value-type="percentage" office:value="0.00510636255662289">
            <text:p>0,5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4]+0.5" office:value-type="float" office:value="7.5">
            <text:p>7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25]))" office:value-type="string" office:string-value="mcBond25 &#10;[26822]">
            <text:p>mcBond25 <text:line-break/>[26822]</text:p>
          </table:table-cell>
          <table:table-cell table:style-name="ce49" table:formula="of:=INFO.OBBA.OBBA.OBRUN(&quot;mcBond value &quot;&amp;ROW();[.D25];&quot;getValue&quot;;[$LIBORMarketModel.$I$26])" office:value-type="string" office:string-value="mcBond value 25 &#10;[26823]">
            <text:p>mcBond value 25 <text:line-break/>[26823]</text:p>
          </table:table-cell>
          <table:table-cell table:style-name="ce50" table:formula="of:=INFO.OBBA.OBBA.OBGET(INFO.OBBA.OBBA.OBSYNC([.E25];[.E$11:.E$511]))" office:value-type="percentage" office:value="0.867185657587417">
            <text:p>86,719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5])))" office:value-type="percentage" office:value="0.861349474828379">
            <text:p>86,1%</text:p>
          </table:table-cell>
          <table:table-cell table:style-name="ce47" table:formula="of:=[.F25]-[.G25]" office:value-type="percentage" office:value="0.00583618275903863">
            <text:p>0,6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5]+0.5" office:value-type="float" office:value="8">
            <text:p>8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26]))" office:value-type="string" office:string-value="mcBond26 &#10;[26825]">
            <text:p>mcBond26 <text:line-break/>[26825]</text:p>
          </table:table-cell>
          <table:table-cell table:style-name="ce49" table:formula="of:=INFO.OBBA.OBBA.OBRUN(&quot;mcBond value &quot;&amp;ROW();[.D26];&quot;getValue&quot;;[$LIBORMarketModel.$I$26])" office:value-type="string" office:string-value="mcBond value 26 &#10;[26826]">
            <text:p>mcBond value 26 <text:line-break/>[26826]</text:p>
          </table:table-cell>
          <table:table-cell table:style-name="ce50" table:formula="of:=INFO.OBBA.OBBA.OBGET(INFO.OBBA.OBBA.OBSYNC([.E26];[.E$11:.E$511]))" office:value-type="percentage" office:value="0.861284226349533">
            <text:p>86,128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6])))" office:value-type="percentage" office:value="0.852821262206315">
            <text:p>85,3%</text:p>
          </table:table-cell>
          <table:table-cell table:style-name="ce47" table:formula="of:=[.F26]-[.G26]" office:value-type="percentage" office:value="0.00846296414321757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6]+0.5" office:value-type="float" office:value="8.5">
            <text:p>8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27]))" office:value-type="string" office:string-value="mcBond27 &#10;[26828]">
            <text:p>mcBond27 <text:line-break/>[26828]</text:p>
          </table:table-cell>
          <table:table-cell table:style-name="ce49" table:formula="of:=INFO.OBBA.OBBA.OBRUN(&quot;mcBond value &quot;&amp;ROW();[.D27];&quot;getValue&quot;;[$LIBORMarketModel.$I$26])" office:value-type="string" office:string-value="mcBond value 27 &#10;[26829]">
            <text:p>mcBond value 27 <text:line-break/>[26829]</text:p>
          </table:table-cell>
          <table:table-cell table:style-name="ce50" table:formula="of:=INFO.OBBA.OBBA.OBGET(INFO.OBBA.OBBA.OBSYNC([.E27];[.E$11:.E$511]))" office:value-type="percentage" office:value="0.851043757340464">
            <text:p>85,104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7])))" office:value-type="percentage" office:value="0.844377487332986">
            <text:p>84,4%</text:p>
          </table:table-cell>
          <table:table-cell table:style-name="ce47" table:formula="of:=[.F27]-[.G27]" office:value-type="percentage" office:value="0.00666627000747866">
            <text:p>0,7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7]+0.5" office:value-type="float" office:value="9">
            <text:p>9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28]))" office:value-type="string" office:string-value="mcBond28 &#10;[26831]">
            <text:p>mcBond28 <text:line-break/>[26831]</text:p>
          </table:table-cell>
          <table:table-cell table:style-name="ce49" table:formula="of:=INFO.OBBA.OBBA.OBRUN(&quot;mcBond value &quot;&amp;ROW();[.D28];&quot;getValue&quot;;[$LIBORMarketModel.$I$26])" office:value-type="string" office:string-value="mcBond value 28 &#10;[26832]">
            <text:p>mcBond value 28 <text:line-break/>[26832]</text:p>
          </table:table-cell>
          <table:table-cell table:style-name="ce50" table:formula="of:=INFO.OBBA.OBBA.OBGET(INFO.OBBA.OBBA.OBSYNC([.E28];[.E$11:.E$511]))" office:value-type="percentage" office:value="0.842203687956415">
            <text:p>84,220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8])))" office:value-type="percentage" office:value="0.836017314191075">
            <text:p>83,6%</text:p>
          </table:table-cell>
          <table:table-cell table:style-name="ce47" table:formula="of:=[.F28]-[.G28]" office:value-type="percentage" office:value="0.00618637376533993">
            <text:p>0,6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8]+0.5" office:value-type="float" office:value="9.5">
            <text:p>9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29]))" office:value-type="string" office:string-value="mcBond29 &#10;[26834]">
            <text:p>mcBond29 <text:line-break/>[26834]</text:p>
          </table:table-cell>
          <table:table-cell table:style-name="ce49" table:formula="of:=INFO.OBBA.OBBA.OBRUN(&quot;mcBond value &quot;&amp;ROW();[.D29];&quot;getValue&quot;;[$LIBORMarketModel.$I$26])" office:value-type="string" office:string-value="mcBond value 29 &#10;[26835]">
            <text:p>mcBond value 29 <text:line-break/>[26835]</text:p>
          </table:table-cell>
          <table:table-cell table:style-name="ce50" table:formula="of:=INFO.OBBA.OBBA.OBGET(INFO.OBBA.OBBA.OBSYNC([.E29];[.E$11:.E$511]))" office:value-type="percentage" office:value="0.831529403972274">
            <text:p>83,153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9])))" office:value-type="percentage" office:value="0.827739915040668">
            <text:p>82,8%</text:p>
          </table:table-cell>
          <table:table-cell table:style-name="ce47" table:formula="of:=[.F29]-[.G29]" office:value-type="percentage" office:value="0.00378948893160558">
            <text:p>0,4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9]+0.5" office:value-type="float" office:value="10">
            <text:p>10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30]))" office:value-type="string" office:string-value="mcBond30 &#10;[26837]">
            <text:p>mcBond30 <text:line-break/>[26837]</text:p>
          </table:table-cell>
          <table:table-cell table:style-name="ce49" table:formula="of:=INFO.OBBA.OBBA.OBRUN(&quot;mcBond value &quot;&amp;ROW();[.D30];&quot;getValue&quot;;[$LIBORMarketModel.$I$26])" office:value-type="string" office:string-value="mcBond value 30 &#10;[26838]">
            <text:p>mcBond value 30 <text:line-break/>[26838]</text:p>
          </table:table-cell>
          <table:table-cell table:style-name="ce50" table:formula="of:=INFO.OBBA.OBBA.OBGET(INFO.OBBA.OBBA.OBSYNC([.E30];[.E$11:.E$511]))" office:value-type="percentage" office:value="0.825754289476028">
            <text:p>82,575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0])))" office:value-type="percentage" office:value="0.819544470337295">
            <text:p>82,0%</text:p>
          </table:table-cell>
          <table:table-cell table:style-name="ce47" table:formula="of:=[.F30]-[.G30]" office:value-type="percentage" office:value="0.00620981913873242">
            <text:p>0,6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0]+0.5" office:value-type="float" office:value="10.5">
            <text:p>10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31]))" office:value-type="string" office:string-value="mcBond31 &#10;[26840]">
            <text:p>mcBond31 <text:line-break/>[26840]</text:p>
          </table:table-cell>
          <table:table-cell table:style-name="ce49" table:formula="of:=INFO.OBBA.OBBA.OBRUN(&quot;mcBond value &quot;&amp;ROW();[.D31];&quot;getValue&quot;;[$LIBORMarketModel.$I$26])" office:value-type="string" office:string-value="mcBond value 31 &#10;[26841]">
            <text:p>mcBond value 31 <text:line-break/>[26841]</text:p>
          </table:table-cell>
          <table:table-cell table:style-name="ce50" table:formula="of:=INFO.OBBA.OBBA.OBGET(INFO.OBBA.OBBA.OBSYNC([.E31];[.E$11:.E$511]))" office:value-type="percentage" office:value="0.817475489924655">
            <text:p>81,748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1])))" office:value-type="percentage" office:value="0.811430168650788">
            <text:p>81,1%</text:p>
          </table:table-cell>
          <table:table-cell table:style-name="ce47" table:formula="of:=[.F31]-[.G31]" office:value-type="percentage" office:value="0.00604532127386759">
            <text:p>0,6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1]+0.5" office:value-type="float" office:value="11">
            <text:p>11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32]))" office:value-type="string" office:string-value="mcBond32 &#10;[26843]">
            <text:p>mcBond32 <text:line-break/>[26843]</text:p>
          </table:table-cell>
          <table:table-cell table:style-name="ce49" table:formula="of:=INFO.OBBA.OBBA.OBRUN(&quot;mcBond value &quot;&amp;ROW();[.D32];&quot;getValue&quot;;[$LIBORMarketModel.$I$26])" office:value-type="string" office:string-value="mcBond value 32 &#10;[26844]">
            <text:p>mcBond value 32 <text:line-break/>[26844]</text:p>
          </table:table-cell>
          <table:table-cell table:style-name="ce50" table:formula="of:=INFO.OBBA.OBBA.OBGET(INFO.OBBA.OBBA.OBSYNC([.E32];[.E$11:.E$511]))" office:value-type="percentage" office:value="0.80820663532282">
            <text:p>80,821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2])))" office:value-type="percentage" office:value="0.803396206584938">
            <text:p>80,3%</text:p>
          </table:table-cell>
          <table:table-cell table:style-name="ce47" table:formula="of:=[.F32]-[.G32]" office:value-type="percentage" office:value="0.00481042873788196">
            <text:p>0,5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2]+0.5" office:value-type="float" office:value="11.5">
            <text:p>11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33]))" office:value-type="string" office:string-value="mcBond33 &#10;[26846]">
            <text:p>mcBond33 <text:line-break/>[26846]</text:p>
          </table:table-cell>
          <table:table-cell table:style-name="ce49" table:formula="of:=INFO.OBBA.OBBA.OBRUN(&quot;mcBond value &quot;&amp;ROW();[.D33];&quot;getValue&quot;;[$LIBORMarketModel.$I$26])" office:value-type="string" office:string-value="mcBond value 33 &#10;[26847]">
            <text:p>mcBond value 33 <text:line-break/>[26847]</text:p>
          </table:table-cell>
          <table:table-cell table:style-name="ce50" table:formula="of:=INFO.OBBA.OBBA.OBGET(INFO.OBBA.OBBA.OBSYNC([.E33];[.E$11:.E$511]))" office:value-type="percentage" office:value="0.801351146964363">
            <text:p>80,135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3])))" office:value-type="percentage" office:value="0.795441788697959">
            <text:p>79,5%</text:p>
          </table:table-cell>
          <table:table-cell table:style-name="ce47" table:formula="of:=[.F33]-[.G33]" office:value-type="percentage" office:value="0.00590935826640449">
            <text:p>0,6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3]+0.5" office:value-type="float" office:value="12">
            <text:p>12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34]))" office:value-type="string" office:string-value="mcBond34 &#10;[26849]">
            <text:p>mcBond34 <text:line-break/>[26849]</text:p>
          </table:table-cell>
          <table:table-cell table:style-name="ce49" table:formula="of:=INFO.OBBA.OBBA.OBRUN(&quot;mcBond value &quot;&amp;ROW();[.D34];&quot;getValue&quot;;[$LIBORMarketModel.$I$26])" office:value-type="string" office:string-value="mcBond value 34 &#10;[26850]">
            <text:p>mcBond value 34 <text:line-break/>[26850]</text:p>
          </table:table-cell>
          <table:table-cell table:style-name="ce50" table:formula="of:=INFO.OBBA.OBBA.OBGET(INFO.OBBA.OBBA.OBSYNC([.E34];[.E$11:.E$511]))" office:value-type="percentage" office:value="0.793617642250195">
            <text:p>79,362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4])))" office:value-type="percentage" office:value="0.787566127423721">
            <text:p>78,8%</text:p>
          </table:table-cell>
          <table:table-cell table:style-name="ce47" table:formula="of:=[.F34]-[.G34]" office:value-type="percentage" office:value="0.00605151482647404">
            <text:p>0,6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4]+0.5" office:value-type="float" office:value="12.5">
            <text:p>12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35]))" office:value-type="string" office:string-value="mcBond35 &#10;[26852]">
            <text:p>mcBond35 <text:line-break/>[26852]</text:p>
          </table:table-cell>
          <table:table-cell table:style-name="ce49" table:formula="of:=INFO.OBBA.OBBA.OBRUN(&quot;mcBond value &quot;&amp;ROW();[.D35];&quot;getValue&quot;;[$LIBORMarketModel.$I$26])" office:value-type="string" office:string-value="mcBond value 35 &#10;[26853]">
            <text:p>mcBond value 35 <text:line-break/>[26853]</text:p>
          </table:table-cell>
          <table:table-cell table:style-name="ce50" table:formula="of:=INFO.OBBA.OBBA.OBGET(INFO.OBBA.OBBA.OBSYNC([.E35];[.E$11:.E$511]))" office:value-type="percentage" office:value="0.785290615879061">
            <text:p>78,529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5])))" office:value-type="percentage" office:value="0.779768442993783">
            <text:p>78,0%</text:p>
          </table:table-cell>
          <table:table-cell table:style-name="ce47" table:formula="of:=[.F35]-[.G35]" office:value-type="percentage" office:value="0.0055221728852779">
            <text:p>0,6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5]+0.5" office:value-type="float" office:value="13">
            <text:p>13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36]))" office:value-type="string" office:string-value="mcBond36 &#10;[26855]">
            <text:p>mcBond36 <text:line-break/>[26855]</text:p>
          </table:table-cell>
          <table:table-cell table:style-name="ce49" table:formula="of:=INFO.OBBA.OBBA.OBRUN(&quot;mcBond value &quot;&amp;ROW();[.D36];&quot;getValue&quot;;[$LIBORMarketModel.$I$26])" office:value-type="string" office:string-value="mcBond value 36 &#10;[26856]">
            <text:p>mcBond value 36 <text:line-break/>[26856]</text:p>
          </table:table-cell>
          <table:table-cell table:style-name="ce50" table:formula="of:=INFO.OBBA.OBBA.OBGET(INFO.OBBA.OBBA.OBSYNC([.E36];[.E$11:.E$511]))" office:value-type="percentage" office:value="0.778551270343063">
            <text:p>77,855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6])))" office:value-type="percentage" office:value="0.772047963360182">
            <text:p>77,2%</text:p>
          </table:table-cell>
          <table:table-cell table:style-name="ce47" table:formula="of:=[.F36]-[.G36]" office:value-type="percentage" office:value="0.00650330698288171">
            <text:p>0,7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6]+0.5" office:value-type="float" office:value="13.5">
            <text:p>13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37]))" office:value-type="string" office:string-value="mcBond37 &#10;[26858]">
            <text:p>mcBond37 <text:line-break/>[26858]</text:p>
          </table:table-cell>
          <table:table-cell table:style-name="ce49" table:formula="of:=INFO.OBBA.OBBA.OBRUN(&quot;mcBond value &quot;&amp;ROW();[.D37];&quot;getValue&quot;;[$LIBORMarketModel.$I$26])" office:value-type="string" office:string-value="mcBond value 37 &#10;[26859]">
            <text:p>mcBond value 37 <text:line-break/>[26859]</text:p>
          </table:table-cell>
          <table:table-cell table:style-name="ce50" table:formula="of:=INFO.OBBA.OBBA.OBGET(INFO.OBBA.OBBA.OBSYNC([.E37];[.E$11:.E$511]))" office:value-type="percentage" office:value="0.770152565118714">
            <text:p>77,015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7])))" office:value-type="percentage" office:value="0.764403924118992">
            <text:p>76,4%</text:p>
          </table:table-cell>
          <table:table-cell table:style-name="ce47" table:formula="of:=[.F37]-[.G37]" office:value-type="percentage" office:value="0.00574864099972272">
            <text:p>0,6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7]+0.5" office:value-type="float" office:value="14">
            <text:p>14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38]))" office:value-type="string" office:string-value="mcBond38 &#10;[26861]">
            <text:p>mcBond38 <text:line-break/>[26861]</text:p>
          </table:table-cell>
          <table:table-cell table:style-name="ce49" table:formula="of:=INFO.OBBA.OBBA.OBRUN(&quot;mcBond value &quot;&amp;ROW();[.D38];&quot;getValue&quot;;[$LIBORMarketModel.$I$26])" office:value-type="string" office:string-value="mcBond value 38 &#10;[26862]">
            <text:p>mcBond value 38 <text:line-break/>[26862]</text:p>
          </table:table-cell>
          <table:table-cell table:style-name="ce50" table:formula="of:=INFO.OBBA.OBBA.OBGET(INFO.OBBA.OBBA.OBSYNC([.E38];[.E$11:.E$511]))" office:value-type="percentage" office:value="0.760868119488881">
            <text:p>76,087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8])))" office:value-type="percentage" office:value="0.756835568434645">
            <text:p>75,7%</text:p>
          </table:table-cell>
          <table:table-cell table:style-name="ce47" table:formula="of:=[.F38]-[.G38]" office:value-type="percentage" office:value="0.00403255105423539">
            <text:p>0,4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8]+0.5" office:value-type="float" office:value="14.5">
            <text:p>14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39]))" office:value-type="string" office:string-value="mcBond39 &#10;[26864]">
            <text:p>mcBond39 <text:line-break/>[26864]</text:p>
          </table:table-cell>
          <table:table-cell table:style-name="ce49" table:formula="of:=INFO.OBBA.OBBA.OBRUN(&quot;mcBond value &quot;&amp;ROW();[.D39];&quot;getValue&quot;;[$LIBORMarketModel.$I$26])" office:value-type="string" office:string-value="mcBond value 39 &#10;[26865]">
            <text:p>mcBond value 39 <text:line-break/>[26865]</text:p>
          </table:table-cell>
          <table:table-cell table:style-name="ce50" table:formula="of:=INFO.OBBA.OBBA.OBGET(INFO.OBBA.OBBA.OBSYNC([.E39];[.E$11:.E$511]))" office:value-type="percentage" office:value="0.753616954235639">
            <text:p>75,362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9])))" office:value-type="percentage" office:value="0.749342146964995">
            <text:p>74,9%</text:p>
          </table:table-cell>
          <table:table-cell table:style-name="ce47" table:formula="of:=[.F39]-[.G39]" office:value-type="percentage" office:value="0.00427480727064389">
            <text:p>0,4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9]+0.5" office:value-type="float" office:value="15">
            <text:p>1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40]))" office:value-type="string" office:string-value="mcBond40 &#10;[26867]">
            <text:p>mcBond40 <text:line-break/>[26867]</text:p>
          </table:table-cell>
          <table:table-cell table:style-name="ce49" table:formula="of:=INFO.OBBA.OBBA.OBRUN(&quot;mcBond value &quot;&amp;ROW();[.D40];&quot;getValue&quot;;[$LIBORMarketModel.$I$26])" office:value-type="string" office:string-value="mcBond value 40 &#10;[26868]">
            <text:p>mcBond value 40 <text:line-break/>[26868]</text:p>
          </table:table-cell>
          <table:table-cell table:style-name="ce50" table:formula="of:=INFO.OBBA.OBBA.OBGET(INFO.OBBA.OBBA.OBSYNC([.E40];[.E$11:.E$511]))" office:value-type="percentage" office:value="0.745066994133367">
            <text:p>74,507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0])))" office:value-type="percentage" office:value="0.741922917787124">
            <text:p>74,2%</text:p>
          </table:table-cell>
          <table:table-cell table:style-name="ce47" table:formula="of:=[.F40]-[.G40]" office:value-type="percentage" office:value="0.00314407634624314">
            <text:p>0,3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0]+0.5" office:value-type="float" office:value="15.5">
            <text:p>15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41]))" office:value-type="string" office:string-value="mcBond41 &#10;[26870]">
            <text:p>mcBond41 <text:line-break/>[26870]</text:p>
          </table:table-cell>
          <table:table-cell table:style-name="ce49" table:formula="of:=INFO.OBBA.OBBA.OBRUN(&quot;mcBond value &quot;&amp;ROW();[.D41];&quot;getValue&quot;;[$LIBORMarketModel.$I$26])" office:value-type="string" office:string-value="mcBond value 41 &#10;[26871]">
            <text:p>mcBond value 41 <text:line-break/>[26871]</text:p>
          </table:table-cell>
          <table:table-cell table:style-name="ce50" table:formula="of:=INFO.OBBA.OBBA.OBGET(INFO.OBBA.OBBA.OBSYNC([.E41];[.E$11:.E$511]))" office:value-type="percentage" office:value="0.739178625319336">
            <text:p>73,918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1])))" office:value-type="percentage" office:value="0.734577146323885">
            <text:p>73,5%</text:p>
          </table:table-cell>
          <table:table-cell table:style-name="ce47" table:formula="of:=[.F41]-[.G41]" office:value-type="percentage" office:value="0.00460147899545071">
            <text:p>0,5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1]+0.5" office:value-type="float" office:value="16">
            <text:p>16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42]))" office:value-type="string" office:string-value="mcBond42 &#10;[26873]">
            <text:p>mcBond42 <text:line-break/>[26873]</text:p>
          </table:table-cell>
          <table:table-cell table:style-name="ce49" table:formula="of:=INFO.OBBA.OBBA.OBRUN(&quot;mcBond value &quot;&amp;ROW();[.D42];&quot;getValue&quot;;[$LIBORMarketModel.$I$26])" office:value-type="string" office:string-value="mcBond value 42 &#10;[26874]">
            <text:p>mcBond value 42 <text:line-break/>[26874]</text:p>
          </table:table-cell>
          <table:table-cell table:style-name="ce50" table:formula="of:=INFO.OBBA.OBBA.OBGET(INFO.OBBA.OBBA.OBSYNC([.E42];[.E$11:.E$511]))" office:value-type="percentage" office:value="0.731238318142031">
            <text:p>73,124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2])))" office:value-type="percentage" office:value="0.727304105271173">
            <text:p>72,7%</text:p>
          </table:table-cell>
          <table:table-cell table:style-name="ce47" table:formula="of:=[.F42]-[.G42]" office:value-type="percentage" office:value="0.0039342128708576">
            <text:p>0,4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2]+0.5" office:value-type="float" office:value="16.5">
            <text:p>16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43]))" office:value-type="string" office:string-value="mcBond43 &#10;[26876]">
            <text:p>mcBond43 <text:line-break/>[26876]</text:p>
          </table:table-cell>
          <table:table-cell table:style-name="ce49" table:formula="of:=INFO.OBBA.OBBA.OBRUN(&quot;mcBond value &quot;&amp;ROW();[.D43];&quot;getValue&quot;;[$LIBORMarketModel.$I$26])" office:value-type="string" office:string-value="mcBond value 43 &#10;[26877]">
            <text:p>mcBond value 43 <text:line-break/>[26877]</text:p>
          </table:table-cell>
          <table:table-cell table:style-name="ce50" table:formula="of:=INFO.OBBA.OBBA.OBGET(INFO.OBBA.OBBA.OBSYNC([.E43];[.E$11:.E$511]))" office:value-type="percentage" office:value="0.725798998904375">
            <text:p>72,580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3])))" office:value-type="percentage" office:value="0.720103074525914">
            <text:p>72,0%</text:p>
          </table:table-cell>
          <table:table-cell table:style-name="ce47" table:formula="of:=[.F43]-[.G43]" office:value-type="percentage" office:value="0.00569592437846078">
            <text:p>0,6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3]+0.5" office:value-type="float" office:value="17">
            <text:p>17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44]))" office:value-type="string" office:string-value="mcBond44 &#10;[26879]">
            <text:p>mcBond44 <text:line-break/>[26879]</text:p>
          </table:table-cell>
          <table:table-cell table:style-name="ce49" table:formula="of:=INFO.OBBA.OBBA.OBRUN(&quot;mcBond value &quot;&amp;ROW();[.D44];&quot;getValue&quot;;[$LIBORMarketModel.$I$26])" office:value-type="string" office:string-value="mcBond value 44 &#10;[26880]">
            <text:p>mcBond value 44 <text:line-break/>[26880]</text:p>
          </table:table-cell>
          <table:table-cell table:style-name="ce50" table:formula="of:=INFO.OBBA.OBBA.OBGET(INFO.OBBA.OBBA.OBSYNC([.E44];[.E$11:.E$511]))" office:value-type="percentage" office:value="0.718503406538933">
            <text:p>71,850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4])))" office:value-type="percentage" office:value="0.712973341114767">
            <text:p>71,3%</text:p>
          </table:table-cell>
          <table:table-cell table:style-name="ce47" table:formula="of:=[.F44]-[.G44]" office:value-type="percentage" office:value="0.00553006542416623">
            <text:p>0,6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4]+0.5" office:value-type="float" office:value="17.5">
            <text:p>17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45]))" office:value-type="string" office:string-value="mcBond45 &#10;[26882]">
            <text:p>mcBond45 <text:line-break/>[26882]</text:p>
          </table:table-cell>
          <table:table-cell table:style-name="ce49" table:formula="of:=INFO.OBBA.OBBA.OBRUN(&quot;mcBond value &quot;&amp;ROW();[.D45];&quot;getValue&quot;;[$LIBORMarketModel.$I$26])" office:value-type="string" office:string-value="mcBond value 45 &#10;[26883]">
            <text:p>mcBond value 45 <text:line-break/>[26883]</text:p>
          </table:table-cell>
          <table:table-cell table:style-name="ce50" table:formula="of:=INFO.OBBA.OBBA.OBGET(INFO.OBBA.OBBA.OBSYNC([.E45];[.E$11:.E$511]))" office:value-type="percentage" office:value="0.710537417499341">
            <text:p>71,054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5])))" office:value-type="percentage" office:value="0.705914199123531">
            <text:p>70,6%</text:p>
          </table:table-cell>
          <table:table-cell table:style-name="ce47" table:formula="of:=[.F45]-[.G45]" office:value-type="percentage" office:value="0.00462321837580926">
            <text:p>0,5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5]+0.5" office:value-type="float" office:value="18">
            <text:p>18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46]))" office:value-type="string" office:string-value="mcBond46 &#10;[26885]">
            <text:p>mcBond46 <text:line-break/>[26885]</text:p>
          </table:table-cell>
          <table:table-cell table:style-name="ce49" table:formula="of:=INFO.OBBA.OBBA.OBRUN(&quot;mcBond value &quot;&amp;ROW();[.D46];&quot;getValue&quot;;[$LIBORMarketModel.$I$26])" office:value-type="string" office:string-value="mcBond value 46 &#10;[26886]">
            <text:p>mcBond value 46 <text:line-break/>[26886]</text:p>
          </table:table-cell>
          <table:table-cell table:style-name="ce50" table:formula="of:=INFO.OBBA.OBBA.OBGET(INFO.OBBA.OBBA.OBSYNC([.E46];[.E$11:.E$511]))" office:value-type="percentage" office:value="0.702183082020597">
            <text:p>70,218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6])))" office:value-type="percentage" office:value="0.698924949627259">
            <text:p>69,9%</text:p>
          </table:table-cell>
          <table:table-cell table:style-name="ce47" table:formula="of:=[.F46]-[.G46]" office:value-type="percentage" office:value="0.00325813239333828">
            <text:p>0,3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6]+0.5" office:value-type="float" office:value="18.5">
            <text:p>18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47]))" office:value-type="string" office:string-value="mcBond47 &#10;[26888]">
            <text:p>mcBond47 <text:line-break/>[26888]</text:p>
          </table:table-cell>
          <table:table-cell table:style-name="ce49" table:formula="of:=INFO.OBBA.OBBA.OBRUN(&quot;mcBond value &quot;&amp;ROW();[.D47];&quot;getValue&quot;;[$LIBORMarketModel.$I$26])" office:value-type="string" office:string-value="mcBond value 47 &#10;[26889]">
            <text:p>mcBond value 47 <text:line-break/>[26889]</text:p>
          </table:table-cell>
          <table:table-cell table:style-name="ce50" table:formula="of:=INFO.OBBA.OBBA.OBGET(INFO.OBBA.OBBA.OBSYNC([.E47];[.E$11:.E$511]))" office:value-type="percentage" office:value="0.69708873837045">
            <text:p>69,709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7])))" office:value-type="percentage" office:value="0.692004900621048">
            <text:p>69,2%</text:p>
          </table:table-cell>
          <table:table-cell table:style-name="ce47" table:formula="of:=[.F47]-[.G47]" office:value-type="percentage" office:value="0.00508383774940158">
            <text:p>0,5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7]+0.5" office:value-type="float" office:value="19">
            <text:p>19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48]))" office:value-type="string" office:string-value="mcBond48 &#10;[26891]">
            <text:p>mcBond48 <text:line-break/>[26891]</text:p>
          </table:table-cell>
          <table:table-cell table:style-name="ce49" table:formula="of:=INFO.OBBA.OBBA.OBRUN(&quot;mcBond value &quot;&amp;ROW();[.D48];&quot;getValue&quot;;[$LIBORMarketModel.$I$26])" office:value-type="string" office:string-value="mcBond value 48 &#10;[26892]">
            <text:p>mcBond value 48 <text:line-break/>[26892]</text:p>
          </table:table-cell>
          <table:table-cell table:style-name="ce50" table:formula="of:=INFO.OBBA.OBBA.OBGET(INFO.OBBA.OBBA.OBSYNC([.E48];[.E$11:.E$511]))" office:value-type="percentage" office:value="0.689484362390375">
            <text:p>68,948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8])))" office:value-type="percentage" office:value="0.685153366951533">
            <text:p>68,5%</text:p>
          </table:table-cell>
          <table:table-cell table:style-name="ce47" table:formula="of:=[.F48]-[.G48]" office:value-type="percentage" office:value="0.00433099543884241">
            <text:p>0,4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8]+0.5" office:value-type="float" office:value="19.5">
            <text:p>19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49]))" office:value-type="string" office:string-value="mcBond49 &#10;[26894]">
            <text:p>mcBond49 <text:line-break/>[26894]</text:p>
          </table:table-cell>
          <table:table-cell table:style-name="ce49" table:formula="of:=INFO.OBBA.OBBA.OBRUN(&quot;mcBond value &quot;&amp;ROW();[.D49];&quot;getValue&quot;;[$LIBORMarketModel.$I$26])" office:value-type="string" office:string-value="mcBond value 49 &#10;[26895]">
            <text:p>mcBond value 49 <text:line-break/>[26895]</text:p>
          </table:table-cell>
          <table:table-cell table:style-name="ce50" table:formula="of:=INFO.OBBA.OBBA.OBGET(INFO.OBBA.OBBA.OBSYNC([.E49];[.E$11:.E$511]))" office:value-type="percentage" office:value="0.681094870944143">
            <text:p>68,109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9])))" office:value-type="percentage" office:value="0.678369670249043">
            <text:p>67,8%</text:p>
          </table:table-cell>
          <table:table-cell table:style-name="ce47" table:formula="of:=[.F49]-[.G49]" office:value-type="percentage" office:value="0.00272520069510029">
            <text:p>0,3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9]+0.5" office:value-type="float" office:value="20">
            <text:p>20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50]))" office:value-type="string" office:string-value="mcBond50 &#10;[26897]">
            <text:p>mcBond50 <text:line-break/>[26897]</text:p>
          </table:table-cell>
          <table:table-cell table:style-name="ce49" table:formula="of:=INFO.OBBA.OBBA.OBRUN(&quot;mcBond value &quot;&amp;ROW();[.D50];&quot;getValue&quot;;[$LIBORMarketModel.$I$26])" office:value-type="string" office:string-value="mcBond value 50 &#10;[26898]">
            <text:p>mcBond value 50 <text:line-break/>[26898]</text:p>
          </table:table-cell>
          <table:table-cell table:style-name="ce50" table:formula="of:=INFO.OBBA.OBBA.OBGET(INFO.OBBA.OBBA.OBSYNC([.E50];[.E$11:.E$511]))" office:value-type="percentage" office:value="0.675656257728501">
            <text:p>67,566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50])))" office:value-type="percentage" office:value="0.671653138860438">
            <text:p>67,2%</text:p>
          </table:table-cell>
          <table:table-cell table:style-name="ce47" table:formula="of:=[.F50]-[.G50]" office:value-type="percentage" office:value="0.00400311886806248">
            <text:p>0,4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50]+0.5" office:value-type="float" office:value="20.5">
            <text:p>20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51]))" office:value-type="string" office:string-value="mcBond51 &#10;[26900]">
            <text:p>mcBond51 <text:line-break/>[26900]</text:p>
          </table:table-cell>
          <table:table-cell table:style-name="ce49" table:formula="of:=INFO.OBBA.OBBA.OBRUN(&quot;mcBond value &quot;&amp;ROW();[.D51];&quot;getValue&quot;;[$LIBORMarketModel.$I$26])" office:value-type="string" office:string-value="mcBond value 51 &#10;[26901]">
            <text:p>mcBond value 51 <text:line-break/>[26901]</text:p>
          </table:table-cell>
          <table:table-cell table:style-name="ce50" table:formula="of:=INFO.OBBA.OBBA.OBGET(INFO.OBBA.OBBA.OBSYNC([.E51];[.E$11:.E$511]))" office:value-type="percentage" office:value="0.66703049472345">
            <text:p>66,703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51])))" office:value-type="percentage" office:value="0.665003107782612">
            <text:p>66,5%</text:p>
          </table:table-cell>
          <table:table-cell table:style-name="ce47" table:formula="of:=[.F51]-[.G51]" office:value-type="percentage" office:value="0.00202738694083826">
            <text:p>0,2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51]+0.5" office:value-type="float" office:value="21">
            <text:p>21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52]))" office:value-type="string" office:string-value="mcBond52 &#10;[26903]">
            <text:p>mcBond52 <text:line-break/>[26903]</text:p>
          </table:table-cell>
          <table:table-cell table:style-name="ce49" table:formula="of:=INFO.OBBA.OBBA.OBRUN(&quot;mcBond value &quot;&amp;ROW();[.D52];&quot;getValue&quot;;[$LIBORMarketModel.$I$26])" office:value-type="string" office:string-value="mcBond value 52 &#10;[26904]">
            <text:p>mcBond value 52 <text:line-break/>[26904]</text:p>
          </table:table-cell>
          <table:table-cell table:style-name="ce50" table:formula="of:=INFO.OBBA.OBBA.OBGET(INFO.OBBA.OBBA.OBSYNC([.E52];[.E$11:.E$511]))" office:value-type="percentage" office:value="0.661109932229426">
            <text:p>66,111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52])))" office:value-type="percentage" office:value="0.658418918596645">
            <text:p>65,8%</text:p>
          </table:table-cell>
          <table:table-cell table:style-name="ce47" table:formula="of:=[.F52]-[.G52]" office:value-type="percentage" office:value="0.00269101363278046">
            <text:p>0,3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52]+0.5" office:value-type="float" office:value="21.5">
            <text:p>21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53]))" office:value-type="string" office:string-value="mcBond53 &#10;[26906]">
            <text:p>mcBond53 <text:line-break/>[26906]</text:p>
          </table:table-cell>
          <table:table-cell table:style-name="ce49" table:formula="of:=INFO.OBBA.OBBA.OBRUN(&quot;mcBond value &quot;&amp;ROW();[.D53];&quot;getValue&quot;;[$LIBORMarketModel.$I$26])" office:value-type="string" office:string-value="mcBond value 53 &#10;[26907]">
            <text:p>mcBond value 53 <text:line-break/>[26907]</text:p>
          </table:table-cell>
          <table:table-cell table:style-name="ce50" table:formula="of:=INFO.OBBA.OBBA.OBGET(INFO.OBBA.OBBA.OBSYNC([.E53];[.E$11:.E$511]))" office:value-type="percentage" office:value="0.655354662511776">
            <text:p>65,535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53])))" office:value-type="percentage" office:value="0.651899919402619">
            <text:p>65,2%</text:p>
          </table:table-cell>
          <table:table-cell table:style-name="ce47" table:formula="of:=[.F53]-[.G53]" office:value-type="percentage" office:value="0.00345474310915639">
            <text:p>0,3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53]+0.5" office:value-type="float" office:value="22">
            <text:p>22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54]))" office:value-type="string" office:string-value="mcBond54 &#10;[26909]">
            <text:p>mcBond54 <text:line-break/>[26909]</text:p>
          </table:table-cell>
          <table:table-cell table:style-name="ce49" table:formula="of:=INFO.OBBA.OBBA.OBRUN(&quot;mcBond value &quot;&amp;ROW();[.D54];&quot;getValue&quot;;[$LIBORMarketModel.$I$26])" office:value-type="string" office:string-value="mcBond value 54 &#10;[26910]">
            <text:p>mcBond value 54 <text:line-break/>[26910]</text:p>
          </table:table-cell>
          <table:table-cell table:style-name="ce50" table:formula="of:=INFO.OBBA.OBBA.OBGET(INFO.OBBA.OBBA.OBSYNC([.E54];[.E$11:.E$511]))" office:value-type="percentage" office:value="0.647138102375863">
            <text:p>64,714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54])))" office:value-type="percentage" office:value="0.645445464755069">
            <text:p>64,5%</text:p>
          </table:table-cell>
          <table:table-cell table:style-name="ce47" table:formula="of:=[.F54]-[.G54]" office:value-type="percentage" office:value="0.00169263762079408">
            <text:p>0,2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54]+0.5" office:value-type="float" office:value="22.5">
            <text:p>22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55]))" office:value-type="string" office:string-value="mcBond55 &#10;[26912]">
            <text:p>mcBond55 <text:line-break/>[26912]</text:p>
          </table:table-cell>
          <table:table-cell table:style-name="ce49" table:formula="of:=INFO.OBBA.OBBA.OBRUN(&quot;mcBond value &quot;&amp;ROW();[.D55];&quot;getValue&quot;;[$LIBORMarketModel.$I$26])" office:value-type="string" office:string-value="mcBond value 55 &#10;[26913]">
            <text:p>mcBond value 55 <text:line-break/>[26913]</text:p>
          </table:table-cell>
          <table:table-cell table:style-name="ce50" table:formula="of:=INFO.OBBA.OBBA.OBGET(INFO.OBBA.OBBA.OBSYNC([.E55];[.E$11:.E$511]))" office:value-type="percentage" office:value="0.641585892617398">
            <text:p>64,159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55])))" office:value-type="percentage" office:value="0.639054915599078">
            <text:p>63,9%</text:p>
          </table:table-cell>
          <table:table-cell table:style-name="ce47" table:formula="of:=[.F55]-[.G55]" office:value-type="percentage" office:value="0.00253097701831995">
            <text:p>0,3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55]+0.5" office:value-type="float" office:value="23">
            <text:p>23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56]))" office:value-type="string" office:string-value="mcBond56 &#10;[26915]">
            <text:p>mcBond56 <text:line-break/>[26915]</text:p>
          </table:table-cell>
          <table:table-cell table:style-name="ce49" table:formula="of:=INFO.OBBA.OBBA.OBRUN(&quot;mcBond value &quot;&amp;ROW();[.D56];&quot;getValue&quot;;[$LIBORMarketModel.$I$26])" office:value-type="string" office:string-value="mcBond value 56 &#10;[26916]">
            <text:p>mcBond value 56 <text:line-break/>[26916]</text:p>
          </table:table-cell>
          <table:table-cell table:style-name="ce50" table:formula="of:=INFO.OBBA.OBBA.OBGET(INFO.OBBA.OBBA.OBSYNC([.E56];[.E$11:.E$511]))" office:value-type="percentage" office:value="0.634602369795422">
            <text:p>63,460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56])))" office:value-type="percentage" office:value="0.632727639207008">
            <text:p>63,3%</text:p>
          </table:table-cell>
          <table:table-cell table:style-name="ce47" table:formula="of:=[.F56]-[.G56]" office:value-type="percentage" office:value="0.00187473058841403">
            <text:p>0,2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56]+0.5" office:value-type="float" office:value="23.5">
            <text:p>23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57]))" office:value-type="string" office:string-value="mcBond57 &#10;[26918]">
            <text:p>mcBond57 <text:line-break/>[26918]</text:p>
          </table:table-cell>
          <table:table-cell table:style-name="ce49" table:formula="of:=INFO.OBBA.OBBA.OBRUN(&quot;mcBond value &quot;&amp;ROW();[.D57];&quot;getValue&quot;;[$LIBORMarketModel.$I$26])" office:value-type="string" office:string-value="mcBond value 57 &#10;[26919]">
            <text:p>mcBond value 57 <text:line-break/>[26919]</text:p>
          </table:table-cell>
          <table:table-cell table:style-name="ce50" table:formula="of:=INFO.OBBA.OBBA.OBGET(INFO.OBBA.OBBA.OBSYNC([.E57];[.E$11:.E$511]))" office:value-type="percentage" office:value="0.629362274658526">
            <text:p>62,936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57])))" office:value-type="percentage" office:value="0.626463009115849">
            <text:p>62,6%</text:p>
          </table:table-cell>
          <table:table-cell table:style-name="ce47" table:formula="of:=[.F57]-[.G57]" office:value-type="percentage" office:value="0.00289926554267728">
            <text:p>0,3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57]+0.5" office:value-type="float" office:value="24">
            <text:p>24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58]))" office:value-type="string" office:string-value="mcBond58 &#10;[26921]">
            <text:p>mcBond58 <text:line-break/>[26921]</text:p>
          </table:table-cell>
          <table:table-cell table:style-name="ce49" table:formula="of:=INFO.OBBA.OBBA.OBRUN(&quot;mcBond value &quot;&amp;ROW();[.D58];&quot;getValue&quot;;[$LIBORMarketModel.$I$26])" office:value-type="string" office:string-value="mcBond value 58 &#10;[26922]">
            <text:p>mcBond value 58 <text:line-break/>[26922]</text:p>
          </table:table-cell>
          <table:table-cell table:style-name="ce50" table:formula="of:=INFO.OBBA.OBBA.OBGET(INFO.OBBA.OBBA.OBSYNC([.E58];[.E$11:.E$511]))" office:value-type="percentage" office:value="0.621523379820174">
            <text:p>62,152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58])))" office:value-type="percentage" office:value="0.620260405065197">
            <text:p>62,0%</text:p>
          </table:table-cell>
          <table:table-cell table:style-name="ce47" table:formula="of:=[.F58]-[.G58]" office:value-type="percentage" office:value="0.00126297475497705">
            <text:p>0,1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58]+0.5" office:value-type="float" office:value="24.5">
            <text:p>24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59]))" office:value-type="string" office:string-value="mcBond59 &#10;[26924]">
            <text:p>mcBond59 <text:line-break/>[26924]</text:p>
          </table:table-cell>
          <table:table-cell table:style-name="ce49" table:formula="of:=INFO.OBBA.OBBA.OBRUN(&quot;mcBond value &quot;&amp;ROW();[.D59];&quot;getValue&quot;;[$LIBORMarketModel.$I$26])" office:value-type="string" office:string-value="mcBond value 59 &#10;[26925]">
            <text:p>mcBond value 59 <text:line-break/>[26925]</text:p>
          </table:table-cell>
          <table:table-cell table:style-name="ce50" table:formula="of:=INFO.OBBA.OBBA.OBGET(INFO.OBBA.OBBA.OBSYNC([.E59];[.E$11:.E$511]))" office:value-type="percentage" office:value="0.614022024518727">
            <text:p>61,402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59])))" office:value-type="percentage" office:value="0.614119212935839">
            <text:p>61,4%</text:p>
          </table:table-cell>
          <table:table-cell table:style-name="ce47" table:formula="of:=[.F59]-[.G59]" office:value-type="percentage" office:value="-0.0000971884171115933">
            <text:p>0,0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59]+0.5" office:value-type="float" office:value="25">
            <text:p>2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60]))" office:value-type="string" office:string-value="mcBond60 &#10;[26927]">
            <text:p>mcBond60 <text:line-break/>[26927]</text:p>
          </table:table-cell>
          <table:table-cell table:style-name="ce49" table:formula="of:=INFO.OBBA.OBBA.OBRUN(&quot;mcBond value &quot;&amp;ROW();[.D60];&quot;getValue&quot;;[$LIBORMarketModel.$I$26])" office:value-type="string" office:string-value="mcBond value 60 &#10;[26928]">
            <text:p>mcBond value 60 <text:line-break/>[26928]</text:p>
          </table:table-cell>
          <table:table-cell table:style-name="ce50" table:formula="of:=INFO.OBBA.OBBA.OBGET(INFO.OBBA.OBBA.OBSYNC([.E60];[.E$11:.E$511]))" office:value-type="percentage" office:value="0.608038824688949">
            <text:p>60,804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60])))" office:value-type="percentage" office:value="0.608038824688949">
            <text:p>60,8%</text:p>
          </table:table-cell>
          <table:table-cell table:style-name="ce47" table:formula="of:=[.F60]-[.G60]" office:value-type="percentage" office:value="0">
            <text:p>0,0%</text:p>
          </table:table-cell>
          <table:table-cell table:style-name="ce14" table:number-columns-repeated="249"/>
          <table:table-cell table:number-columns-repeated="767"/>
        </table:table-row>
        <table:table-row table:style-name="ro4" table:number-rows-repeated="65478">
          <table:table-cell table:style-name="ce14" table:number-columns-repeated="3"/>
          <table:table-cell table:style-name="ce48" table:number-columns-repeated="3"/>
          <table:table-cell table:style-name="ce14" table:number-columns-repeated="251"/>
          <table:table-cell table:number-columns-repeated="767"/>
        </table:table-row>
        <table:table-row table:style-name="ro4" table:number-rows-repeated="9830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ngle Swaption" table:style-name="ta4" table:print="false">
        <office:forms form:automatic-focus="false" form:apply-design-mode="false"/>
        <table:table-column table:style-name="co5" table:default-cell-style-name="ce52"/>
        <table:table-column table:style-name="co6" table:number-columns-repeated="1023" table:default-cell-style-name="ce52"/>
        <table:table-row table:style-name="ro5">
          <table:table-cell table:style-name="ce14" table:number-columns-repeated="257"/>
          <table:table-cell table:number-columns-repeated="767"/>
        </table:table-row>
        <table:table-row table:style-name="ro3">
          <table:table-cell table:style-name="ce16"/>
          <table:table-cell table:style-name="ce16" office:value-type="string">
            <text:p>LIBOR Market Model Swaption Valuation</text:p>
          </table:table-cell>
          <table:table-cell table:style-name="ce16" table:number-columns-repeated="255"/>
          <table:table-cell table:style-name="ce65" table:number-columns-repeated="767"/>
        </table:table-row>
        <table:table-row table:style-name="ro5">
          <table:table-cell table:style-name="ce14"/>
          <table:table-cell table:style-name="ce42"/>
          <table:table-cell table:style-name="ce14" table:number-columns-repeated="255"/>
          <table:table-cell table:number-columns-repeated="767"/>
        </table:table-row>
        <table:table-row table:style-name="ro5">
          <table:table-cell table:style-name="ce14"/>
          <table:table-cell table:style-name="ce53"/>
          <table:table-cell table:style-name="ce14" table:number-columns-repeated="255"/>
          <table:table-cell table:number-columns-repeated="767"/>
        </table:table-row>
        <table:table-row table:style-name="ro5">
          <table:table-cell table:style-name="ce14" table:number-columns-repeated="257"/>
          <table:table-cell table:number-columns-repeated="767"/>
        </table:table-row>
        <table:table-row table:style-name="ro5">
          <table:table-cell table:style-name="ce14"/>
          <table:table-cell table:style-name="ce19" office:value-type="string">
            <text:p>Swap Tenor</text:p>
          </table:table-cell>
          <table:table-cell table:style-name="ce19"/>
          <table:table-cell table:style-name="ce14"/>
          <table:table-cell table:style-name="ce19" office:value-type="string">
            <text:p>Swaption</text:p>
          </table:table-cell>
          <table:table-cell table:style-name="ce19"/>
          <table:table-cell table:style-name="ce14"/>
          <table:table-cell table:style-name="ce19" office:value-type="string">
            <text:p>Swaption with flexible Payment Schedule</text:p>
          </table:table-cell>
          <table:table-cell table:style-name="ce19"/>
          <table:table-cell table:style-name="ce14"/>
          <table:table-cell table:style-name="ce19" office:value-type="string">
            <text:p>Swaption payment schedule</text:p>
          </table:table-cell>
          <table:table-cell table:style-name="ce19" table:number-columns-repeated="3"/>
          <table:table-cell table:style-name="ce14" table:number-columns-repeated="243"/>
          <table:table-cell table:number-columns-repeated="767"/>
        </table:table-row>
        <table:table-row table:style-name="ro5">
          <table:table-cell table:style-name="ce14"/>
          <table:table-cell table:style-name="ce54" table:number-columns-repeated="2"/>
          <table:table-cell table:style-name="ce14" table:number-columns-repeated="254"/>
          <table:table-cell table:number-columns-repeated="767"/>
        </table:table-row>
        <table:table-row table:style-name="ro6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63" table:formula="of:=INFO.OBBA.OBBA.OBMAKE(&quot;fixingDates&quot;;&quot;double[]&quot;;[.K9:.K11])" office:value-type="string" office:string-value="fixingDates &#10;[26764]">
            <text:p>fixingDates </text:p>
            <text:p>[26764]</text:p>
          </table:table-cell>
          <table:table-cell table:style-name="ce63" table:formula="of:=INFO.OBBA.OBBA.OBMAKE(&quot;paymentDates&quot;;&quot;double[]&quot;;[.L9:.L11])" office:value-type="string" office:string-value="paymentDates &#10;[26765]">
            <text:p>paymentDates </text:p>
            <text:p>[26765]</text:p>
          </table:table-cell>
          <table:table-cell table:style-name="ce63" table:formula="of:=INFO.OBBA.OBBA.OBMAKE(&quot;periodLength&quot;;&quot;double[]&quot;;[.M9:.M11])" office:value-type="string" office:string-value="periodLength &#10;[26766]">
            <text:p>periodLength </text:p>
            <text:p>[26766]</text:p>
          </table:table-cell>
          <table:table-cell table:style-name="ce63" table:formula="of:=INFO.OBBA.OBBA.OBMAKE(&quot;swapRates&quot;;&quot;double[]&quot;;[.N9:.N11])" office:value-type="string" office:string-value="swapRates &#10;[26767]">
            <text:p>swapRates </text:p>
            <text:p>[26767]</text:p>
          </table:table-cell>
          <table:table-cell table:style-name="ce14" table:number-columns-repeated="243"/>
          <table:table-cell table:number-columns-repeated="767"/>
        </table:table-row>
        <table:table-row table:style-name="ro6">
          <table:table-cell table:style-name="ce14"/>
          <table:table-cell table:style-name="ce55" table:formula="of:=INFO.OBBA.OBBA.OBMAKE(&quot;swap start&quot;;&quot;double&quot;;[.C9])" office:value-type="string" office:string-value="swap start &#10;[26704]">
            <text:p>swap start </text:p>
            <text:p>[26704]</text:p>
          </table:table-cell>
          <table:table-cell table:style-name="ce21" office:value-type="float" office:value="2">
            <text:p>2</text:p>
          </table:table-cell>
          <table:table-cell table:style-name="ce14"/>
          <table:table-cell table:style-name="ce57" table:formula="of:=INFO.OBBA.OBBA.OBMAKE(&quot;option maturity&quot;;&quot;double&quot;;[.F9])" office:value-type="string" office:string-value="option maturity &#10;[26723]">
            <text:p>option maturity </text:p>
            <text:p>[26723]</text:p>
          </table:table-cell>
          <table:table-cell table:style-name="ce21" table:formula="of:=[.C9]" office:value-type="float" office:value="2">
            <text:p>2</text:p>
          </table:table-cell>
          <table:table-cell table:style-name="ce14"/>
          <table:table-cell table:style-name="ce55" table:formula="of:=INFO.OBBA.OBBA.OBMAKE(&quot;exerciseDate&quot;;&quot;double&quot;;[.I9])" office:value-type="string" office:string-value="exerciseDate &#10;[26763]">
            <text:p>exerciseDate </text:p>
            <text:p>[26763]</text:p>
          </table:table-cell>
          <table:table-cell table:style-name="ce21" office:value-type="float" office:value="2">
            <text:p>2</text:p>
          </table:table-cell>
          <table:table-cell table:style-name="ce14"/>
          <table:table-cell table:style-name="ce21" office:value-type="float" office:value="2">
            <text:p>2</text:p>
          </table:table-cell>
          <table:table-cell table:style-name="ce21" office:value-type="float" office:value="2.5">
            <text:p>2,5</text:p>
          </table:table-cell>
          <table:table-cell table:style-name="ce21" office:value-type="float" office:value="0.5">
            <text:p>0,5</text:p>
          </table:table-cell>
          <table:table-cell table:style-name="ce64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6">
          <table:table-cell table:style-name="ce14"/>
          <table:table-cell table:style-name="ce55" table:formula="of:=INFO.OBBA.OBBA.OBMAKE(&quot;swap end&quot;;&quot;double&quot;;[.C10])" office:value-type="string" office:string-value="swap end &#10;[26705]">
            <text:p>swap end </text:p>
            <text:p>[26705]</text:p>
          </table:table-cell>
          <table:table-cell table:style-name="ce21" office:value-type="float" office:value="3.5">
            <text:p>3,5</text:p>
          </table:table-cell>
          <table:table-cell table:style-name="ce14"/>
          <table:table-cell table:style-name="ce57" table:formula="of:=INFO.OBBA.OBBA.OBMAKE(&quot;option strike&quot;;&quot;double&quot;;[.F10])" office:value-type="string" office:string-value="option strike &#10;[26724]">
            <text:p>option strike </text:p>
            <text:p>[26724]</text:p>
          </table:table-cell>
          <table:table-cell table:style-name="ce47" office:value-type="percentage" office:value="0.02">
            <text:p>2,0%</text:p>
          </table:table-cell>
          <table:table-cell table:style-name="ce14" table:number-columns-repeated="4"/>
          <table:table-cell table:style-name="ce21" office:value-type="float" office:value="2.5">
            <text:p>2,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5">
            <text:p>0,5</text:p>
          </table:table-cell>
          <table:table-cell table:style-name="ce64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6">
          <table:table-cell table:style-name="ce14"/>
          <table:table-cell table:style-name="ce55" table:formula="of:=INFO.OBBA.OBBA.OBMAKE(&quot;swap period length&quot;;&quot;double&quot;;[.C11])" office:value-type="string" office:string-value="swap period length &#10;[26706]">
            <text:p>swap period length </text:p>
            <text:p>[26706]</text:p>
          </table:table-cell>
          <table:table-cell table:style-name="ce21" office:value-type="float" office:value="0.5">
            <text:p>0,5</text:p>
          </table:table-cell>
          <table:table-cell table:style-name="ce14" table:number-columns-repeated="4"/>
          <table:table-cell table:style-name="ce44" office:value-type="string">
            <text:p>payment schedule</text:p>
          </table:table-cell>
          <table:table-cell table:style-name="ce21" office:value-type="string">
            <text:p>(see right)</text:p>
          </table:table-cell>
          <table:table-cell table:style-name="ce14"/>
          <table:table-cell table:style-name="ce21" office:value-type="float" office:value="3">
            <text:p>3</text:p>
          </table:table-cell>
          <table:table-cell table:style-name="ce21" office:value-type="float" office:value="3.5">
            <text:p>3,5</text:p>
          </table:table-cell>
          <table:table-cell table:style-name="ce21" office:value-type="float" office:value="0.5">
            <text:p>0,5</text:p>
          </table:table-cell>
          <table:table-cell table:style-name="ce64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6">
          <table:table-cell table:style-name="ce14"/>
          <table:table-cell table:style-name="ce55" table:formula="of:=INFO.OBBA.OBBA.OBCALL(&quot;short period&quot;;obLibs&amp;&quot;net.finmath.time.TimeDiscretization$ShortPeriodLocation&quot;;&quot;valueOf&quot;;INFO.OBBA.OBBA.OBMAKE(&quot;&quot;;&quot;String&quot;;[.C12]))" office:value-type="string" office:string-value="short period &#10;[26708]">
            <text:p>short period </text:p>
            <text:p>[26708]</text:p>
          </table:table-cell>
          <table:table-cell table:style-name="ce14" office:value-type="string">
            <text:p>SHORT_PERIOD_AT_START</text:p>
          </table:table-cell>
          <table:table-cell table:style-name="ce14" table:number-columns-repeated="254"/>
          <table:table-cell table:number-columns-repeated="767"/>
        </table:table-row>
        <table:table-row table:style-name="ro6">
          <table:table-cell table:style-name="ce14"/>
          <table:table-cell table:style-name="ce55"/>
          <table:table-cell table:style-name="ce14" table:number-columns-repeated="255"/>
          <table:table-cell table:number-columns-repeated="767"/>
        </table:table-row>
        <table:table-row table:style-name="ro5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8"/>
          <table:table-cell table:number-columns-repeated="767"/>
        </table:table-row>
        <table:table-row table:style-name="ro7">
          <table:table-cell table:style-name="ce14"/>
          <table:table-cell table:style-name="ce21" table:formula="of:=INFO.OBBA.OBBA.OBMAKE(&quot;swap tenor&quot;;obLibs&amp;&quot;net.finmath.time.TimeDiscretization&quot;;[.B9:.B12])" office:value-type="string" office:string-value="swap tenor &#10;[26709]">
            <text:p>swap tenor </text:p>
            <text:p>[26709]</text:p>
          </table:table-cell>
          <table:table-cell table:style-name="ce14" table:number-columns-repeated="2"/>
          <table:table-cell table:style-name="ce14" table:formula="of:=INFO.OBBA.OBBA.OBMAKE(&quot;mcSwaption&quot;;&quot;net.finmath.montecarlo.interestrate.products.Swaption&quot;;[.E9];[.B15];[.E10])" office:value-type="string" office:string-value="mcSwaption &#10;[26725]">
            <text:p>mcSwaption </text:p>
            <text:p>[26725]</text:p>
          </table:table-cell>
          <table:table-cell table:style-name="ce14" table:number-columns-repeated="2"/>
          <table:table-cell table:style-name="ce14" table:formula="of:=INFO.OBBA.OBBA.OBMAKE(&quot;mcSwaption2&quot;;&quot;net.finmath.montecarlo.interestrate.products.Swaption&quot;;[.H9];[.K8:.N8])" office:value-type="string" office:string-value="mcSwaption2 &#10;[26768]">
            <text:p>mcSwaption2 </text:p>
            <text:p>[26768]</text:p>
          </table:table-cell>
          <table:table-cell table:style-name="ce14" table:number-columns-repeated="249"/>
          <table:table-cell table:number-columns-repeated="767"/>
        </table:table-row>
        <table:table-row table:style-name="ro5">
          <table:table-cell table:style-name="ce14" table:number-columns-repeated="257"/>
          <table:table-cell table:number-columns-repeated="767"/>
        </table:table-row>
        <table:table-row table:style-name="ro5">
          <table:table-cell table:style-name="ce14"/>
          <table:table-cell table:style-name="ce56" office:value-type="string">
            <text:p>Result</text:p>
          </table:table-cell>
          <table:table-cell table:style-name="ce56"/>
          <table:table-cell table:style-name="ce14"/>
          <table:table-cell table:style-name="ce56" office:value-type="string">
            <text:p>Result</text:p>
          </table:table-cell>
          <table:table-cell table:style-name="ce56"/>
          <table:table-cell table:style-name="ce14"/>
          <table:table-cell table:style-name="ce56" office:value-type="string">
            <text:p>Result</text:p>
          </table:table-cell>
          <table:table-cell table:style-name="ce56"/>
          <table:table-cell table:style-name="ce14" table:number-columns-repeated="248"/>
          <table:table-cell table:number-columns-repeated="767"/>
        </table:table-row>
        <table:table-row table:style-name="ro5">
          <table:table-cell table:style-name="ce14" table:number-columns-repeated="257"/>
          <table:table-cell table:number-columns-repeated="767"/>
        </table:table-row>
        <table:table-row table:style-name="ro6">
          <table:table-cell table:style-name="ce14"/>
          <table:table-cell table:style-name="ce55" table:formula="of:=INFO.OBBA.OBBA.OBMAKE(&quot;forward swaprate&quot;;&quot;double&quot;;[.C19])" office:value-type="string" office:string-value="forward swaprate &#10;[26720]">
            <text:p>forward swaprate </text:p>
            <text:p>[26720]</text:p>
          </table:table-cell>
          <table:table-cell table:style-name="ce51" table:formula="of:=INFO.OBBA.OBBA.OBGET(INFO.OBBA.OBBA.OBCALL(&quot;&quot;;&quot;net.finmath.marketdata.products.Swap&quot;;&quot;getForwardSwapRate&quot;;[.B15];[.B15];[$LIBORMarketModel.B$20]))" office:value-type="percentage" office:value="0.02">
            <text:p>2,0%</text:p>
          </table:table-cell>
          <table:table-cell table:style-name="ce14"/>
          <table:table-cell table:style-name="ce44" office:value-type="string">
            <text:p>Value(LMM):</text:p>
          </table:table-cell>
          <table:table-cell table:style-name="ce58" table:formula="of:=INFO.OBBA.OBBA.OBGET(INFO.OBBA.OBBA.OBCALL(&quot;&quot;;[.E15];&quot;getValue&quot;;[$LIBORMarketModel.I26]))" office:value-type="percentage" office:value="0.0127004920573976">
            <text:p>1,270%</text:p>
          </table:table-cell>
          <table:table-cell table:style-name="ce14"/>
          <table:table-cell table:style-name="ce44" office:value-type="string">
            <text:p>Value(LMM):</text:p>
          </table:table-cell>
          <table:table-cell table:style-name="ce58" table:formula="of:=INFO.OBBA.OBBA.OBGET(INFO.OBBA.OBBA.OBCALL(&quot;&quot;;[.H15];&quot;getValue&quot;;[$LIBORMarketModel.$I$26]))" office:value-type="percentage" office:value="0.0127004920573976">
            <text:p>1,270%</text:p>
          </table:table-cell>
          <table:table-cell table:style-name="ce14" table:number-columns-repeated="248"/>
          <table:table-cell table:number-columns-repeated="767"/>
        </table:table-row>
        <table:table-row table:style-name="ro6">
          <table:table-cell table:style-name="ce14"/>
          <table:table-cell table:style-name="ce55" table:formula="of:=INFO.OBBA.OBBA.OBMAKE(&quot;swap annuity&quot;;&quot;double&quot;;[.C20])" office:value-type="string" office:string-value="swap annuity &#10;[26722]">
            <text:p>swap annuity </text:p>
            <text:p>[26722]</text:p>
          </table:table-cell>
          <table:table-cell table:style-name="ce51" table:formula="of:=INFO.OBBA.OBBA.OBGET(INFO.OBBA.OBBA.OBCALL(&quot;&quot;;&quot;net.finmath.marketdata.products.SwapAnnuity&quot;;&quot;getSwapAnnuity&quot;;[.B15];[$LIBORMarketModel.B$20]))" office:value-type="percentage" office:value="1.41311448878405">
            <text:p>141,3%</text:p>
          </table:table-cell>
          <table:table-cell table:style-name="ce14"/>
          <table:table-cell table:style-name="ce44" office:value-type="string">
            <text:p>Implied Volatility:</text:p>
          </table:table-cell>
          <table:table-cell table:style-name="ce59" table:formula="of:=INFO.OBBA.OBBA.OBGET(INFO.OBBA.OBBA.OBCALL(&quot;swaptionValue&quot;;obLibs&amp;&quot;net.finmath.functions.AnalyticFormulas&quot;;&quot;blackScholesOptionImpliedVolatility&quot;;[.B19];[.E9:.E10];[.B20];INFO.OBBA.OBBA.OBMAKE(&quot;&quot;;&quot;double&quot;;[.F19])))" office:value-type="percentage" office:value="0.844045779472176">
            <text:p>84,40458%</text:p>
          </table:table-cell>
          <table:table-cell table:style-name="ce14" table:number-columns-repeated="251"/>
          <table:table-cell table:number-columns-repeated="767"/>
        </table:table-row>
        <table:table-row table:style-name="ro5">
          <table:table-cell table:style-name="ce14" table:number-columns-repeated="5"/>
          <table:table-cell table:style-name="ce14" table:formula="of:=INFO.OBBA.OBBA.OBGET(INFO.OBBA.OBBA.OBCALL(&quot;&quot;;[.E15];&quot;getValues&quot;;[$LIBORMarketModel.I26]))" office:value-type="string" office:string-value="{error=6.425529428391962E-4, value=0.012700492057397612}">
            <text:p>{error=6.425529428391962E-4, value=0.012700492057397612}</text:p>
          </table:table-cell>
          <table:table-cell table:style-name="ce14" table:number-columns-repeated="251"/>
          <table:table-cell table:number-columns-repeated="767"/>
        </table:table-row>
        <table:table-row table:style-name="ro6">
          <table:table-cell table:style-name="ce14" table:number-columns-repeated="257"/>
          <table:table-cell table:number-columns-repeated="767"/>
        </table:table-row>
        <table:table-row table:style-name="ro6">
          <table:table-cell table:style-name="ce14" table:number-columns-repeated="7"/>
          <table:table-cell table:style-name="ce44"/>
          <table:table-cell table:style-name="ce59"/>
          <table:table-cell table:style-name="ce14" table:number-columns-repeated="248"/>
          <table:table-cell table:number-columns-repeated="767"/>
        </table:table-row>
        <table:table-row table:style-name="ro5">
          <table:table-cell table:style-name="ce14"/>
          <table:table-cell table:style-name="ce44"/>
          <table:table-cell table:style-name="ce14" table:number-columns-repeated="7"/>
          <table:table-cell table:style-name="ce62"/>
          <table:table-cell table:style-name="ce14" table:number-columns-repeated="247"/>
          <table:table-cell table:number-columns-repeated="767"/>
        </table:table-row>
        <table:table-row table:style-name="ro5">
          <table:table-cell table:style-name="ce14" table:number-columns-repeated="257"/>
          <table:table-cell table:number-columns-repeated="767"/>
        </table:table-row>
        <table:table-row table:style-name="ro5">
          <table:table-cell table:style-name="ce14" table:number-columns-repeated="4"/>
          <table:table-cell table:style-name="ce19" office:value-type="string">
            <text:p>Corresponding Swaption (under Black-Scholes):</text:p>
          </table:table-cell>
          <table:table-cell table:style-name="ce19"/>
          <table:table-cell table:style-name="ce14" table:number-columns-repeated="251"/>
          <table:table-cell table:number-columns-repeated="767"/>
        </table:table-row>
        <table:table-row table:style-name="ro5">
          <table:table-cell table:style-name="ce14" table:number-columns-repeated="257"/>
          <table:table-cell table:number-columns-repeated="767"/>
        </table:table-row>
        <table:table-row table:style-name="ro5">
          <table:table-cell table:style-name="ce14" table:number-columns-repeated="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51"/>
          <table:table-cell table:number-columns-repeated="767"/>
        </table:table-row>
        <table:table-row table:style-name="ro6">
          <table:table-cell table:style-name="ce14" table:number-columns-repeated="4"/>
          <table:table-cell table:style-name="ce55" table:formula="of:=INFO.OBBA.OBBA.OBMAKE(&quot;volatility&quot;;&quot;double&quot;;[.F29])" office:value-type="string" office:string-value="volatility &#10;[26726]">
            <text:p>volatility </text:p>
            <text:p>[26726]</text:p>
          </table:table-cell>
          <table:table-cell table:style-name="ce60" office:value-type="percentage" office:value="0.75">
            <text:p>75,0%</text:p>
          </table:table-cell>
          <table:table-cell table:style-name="ce14" table:number-columns-repeated="251"/>
          <table:table-cell table:number-columns-repeated="767"/>
        </table:table-row>
        <table:table-row table:style-name="ro5">
          <table:table-cell table:style-name="ce14" table:number-columns-repeated="257"/>
          <table:table-cell table:number-columns-repeated="767"/>
        </table:table-row>
        <table:table-row table:style-name="ro5">
          <table:table-cell table:style-name="ce14" table:number-columns-repeated="4"/>
          <table:table-cell table:style-name="ce56" office:value-type="string">
            <text:p>Result</text:p>
          </table:table-cell>
          <table:table-cell table:style-name="ce56"/>
          <table:table-cell table:style-name="ce14" table:number-columns-repeated="251"/>
          <table:table-cell table:number-columns-repeated="767"/>
        </table:table-row>
        <table:table-row table:style-name="ro5">
          <table:table-cell table:style-name="ce14" table:number-columns-repeated="257"/>
          <table:table-cell table:number-columns-repeated="767"/>
        </table:table-row>
        <table:table-row table:style-name="ro5">
          <table:table-cell table:style-name="ce14" table:number-columns-repeated="4"/>
          <table:table-cell table:style-name="ce44" office:value-type="string">
            <text:p>Value(Black-Scholes):</text:p>
          </table:table-cell>
          <table:table-cell table:style-name="ce61" table:formula="of:=INFO.OBBA.OBBA.OBGET(INFO.OBBA.OBBA.OBCALL(&quot;swaptionValue&quot;;obLibs&amp;&quot;net.finmath.functions.AnalyticFormulas&quot;;&quot;blackModelSwaptionValue&quot;;[.B19];[.E29];[.E9:.E10];[.B20]))" office:value-type="percentage" office:value="0.0114212691976996">
            <text:p>1,142%</text:p>
          </table:table-cell>
          <table:table-cell table:style-name="ce14" table:number-columns-repeated="251"/>
          <table:table-cell table:number-columns-repeated="767"/>
        </table:table-row>
        <table:table-row table:style-name="ro5" table:number-rows-repeated="65503">
          <table:table-cell table:style-name="ce14" table:number-columns-repeated="257"/>
          <table:table-cell table:number-columns-repeated="767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waptions" table:style-name="ta5" table:print="false">
        <office:forms form:automatic-focus="false" form:apply-design-mode="false"/>
        <table:shapes>
          <draw:frame draw:z-index="1" draw:style-name="gr1" svg:width="15.999cm" svg:height="8.999cm" svg:x="16.343cm" svg:y="6.957cm">
            <draw:object draw:notify-on-update-of-ranges="Swaptions.M9:Swaptions.M9 Swaptions.M11:Swaptions.M49 Swaptions.O9:Swaptions.O9 Swaptions.O11:Swaptions.O4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ce37"/>
        <table:table-column table:style-name="co6" table:number-columns-repeated="4" table:default-cell-style-name="ce37"/>
        <table:table-column table:style-name="co9" table:default-cell-style-name="ce37"/>
        <table:table-column table:style-name="co6" table:number-columns-repeated="252" table:default-cell-style-name="ce37"/>
        <table:table-column table:style-name="co8" table:number-columns-repeated="766" table:default-cell-style-name="ce37"/>
        <table:table-row table:style-name="ro4">
          <table:table-cell table:style-name="ce14" table:number-columns-repeated="7"/>
          <table:table-cell table:style-name="ce48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6" office:value-type="string">
            <text:p>LIBOR Market Model Swaption Valuation</text:p>
          </table:table-cell>
          <table:table-cell table:style-name="ce14" table:number-columns-repeated="5"/>
          <table:table-cell table:style-name="ce48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42"/>
          <table:table-cell table:style-name="ce14" table:number-columns-repeated="5"/>
          <table:table-cell table:style-name="ce48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 table:number-columns-repeated="7"/>
          <table:table-cell table:style-name="ce48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9" office:value-type="string">
            <text:p>Common Settings</text:p>
          </table:table-cell>
          <table:table-cell table:style-name="ce19"/>
          <table:table-cell table:style-name="ce14" table:number-columns-repeated="3"/>
          <table:table-cell table:style-name="ce43" office:value-type="string">
            <text:p>Swaption calibration error (vol)</text:p>
          </table:table-cell>
          <table:table-cell table:style-name="ce43"/>
          <table:table-cell table:style-name="ce48" table:number-columns-repeated="2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48" table:formula="of:=INFO.OBBA.OBBA.OBCALL(&quot;short period*&quot;;obLibs&amp;&quot;net.finmath.time.TimeDiscretization$ShortPeriodLocation&quot;;&quot;valueOf&quot;;INFO.OBBA.OBBA.OBMAKE(&quot;&quot;;&quot;String&quot;;[.C6]))" office:value-type="string" office:string-value="short period* &#10;[27062]">
            <text:p>short period* </text:p>
            <text:p>[27062]</text:p>
          </table:table-cell>
          <table:table-cell table:style-name="ce48" office:value-type="string">
            <text:p>SHORT_PERIOD_AT_START</text:p>
          </table:table-cell>
          <table:table-cell table:style-name="ce14" table:number-columns-repeated="3"/>
          <table:table-cell table:style-name="ce44" office:value-type="string">
            <text:p>Mean (vol):</text:p>
          </table:table-cell>
          <table:table-cell table:style-name="ce68" table:formula="of:=AVERAGE([.P11:.P49])" office:value-type="percentage" office:value="-0.00290504523781251">
            <text:p>-0,29%</text:p>
          </table:table-cell>
          <table:table-cell table:style-name="ce48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atm offset</text:p>
          </table:table-cell>
          <table:table-cell table:style-name="ce66" office:value-type="percentage" office:value="0">
            <text:p>0%</text:p>
          </table:table-cell>
          <table:table-cell table:style-name="ce14" table:number-columns-repeated="3"/>
          <table:table-cell table:style-name="ce44" office:value-type="string">
            <text:p>Standard deviation (vol):</text:p>
          </table:table-cell>
          <table:table-cell table:style-name="ce69" table:formula="of:=STDEV([.P11:.P49])" office:value-type="percentage" office:value="0.0102360488763937">
            <text:p>1,02%</text:p>
          </table:table-cell>
          <table:table-cell table:style-name="ce48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swap length</text:p>
          </table:table-cell>
          <table:table-cell table:style-name="ce48" office:value-type="float" office:value="10">
            <text:p>10</text:p>
          </table:table-cell>
          <table:table-cell table:style-name="ce14" table:number-columns-repeated="3"/>
          <table:table-cell table:style-name="ce48" table:number-columns-repeated="3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 table:number-columns-repeated="2"/>
          <table:table-cell table:style-name="ce67"/>
          <table:table-cell table:style-name="ce14" table:number-columns-repeated="3"/>
          <table:table-cell table:style-name="ce48" table:number-columns-repeated="3"/>
          <table:table-cell table:style-name="ce14" table:number-columns-repeated="3"/>
          <table:table-cell table:style-name="ce21" office:value-type="string">
            <text:p>model</text:p>
          </table:table-cell>
          <table:table-cell table:style-name="ce14"/>
          <table:table-cell table:style-name="ce21" office:value-type="string">
            <text:p>market data</text:p>
          </table:table-cell>
          <table:table-cell table:style-name="ce14" table:number-columns-repeated="243"/>
          <table:table-cell table:number-columns-repeated="766"/>
        </table:table-row>
        <table:table-row table:style-name="ro4">
          <table:table-cell table:style-name="ce14"/>
          <table:table-cell table:style-name="ce45" office:value-type="string">
            <text:p>swap start</text:p>
          </table:table-cell>
          <table:table-cell table:style-name="ce45" office:value-type="string">
            <text:p>swap end</text:p>
          </table:table-cell>
          <table:table-cell table:style-name="ce45" office:value-type="string">
            <text:p>swap period</text:p>
          </table:table-cell>
          <table:table-cell table:style-name="ce45" office:value-type="string">
            <text:p>swap rate</text:p>
          </table:table-cell>
          <table:table-cell table:style-name="ce21"/>
          <table:table-cell table:style-name="ce43" office:value-type="string">
            <text:p>objects</text:p>
          </table:table-cell>
          <table:table-cell table:style-name="ce43" table:number-columns-repeated="2"/>
          <table:table-cell table:style-name="ce45" office:value-type="string">
            <text:p>price</text:p>
          </table:table-cell>
          <table:table-cell table:style-name="ce45" office:value-type="string">
            <text:p>par swap rate</text:p>
          </table:table-cell>
          <table:table-cell table:style-name="ce45" office:value-type="string">
            <text:p>swap annuity</text:p>
          </table:table-cell>
          <table:table-cell table:style-name="ce45" office:value-type="string">
            <text:p>implied vol</text:p>
          </table:table-cell>
          <table:table-cell table:style-name="ce14"/>
          <table:table-cell table:style-name="ce45" office:value-type="string">
            <text:p>implied vol</text:p>
          </table:table-cell>
          <table:table-cell table:style-name="ce45" office:value-type="string">
            <text:p>swap length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office:value-type="float" office:value="0.5">
            <text:p>0,5</text:p>
          </table:table-cell>
          <table:table-cell table:style-name="ce21" table:formula="of:=[.B11]+[.$C$8]" office:value-type="float" office:value="10.5">
            <text:p>10,5</text:p>
          </table:table-cell>
          <table:table-cell table:style-name="ce21" office:value-type="float" office:value="0.5">
            <text:p>0,5</text:p>
          </table:table-cell>
          <table:table-cell table:style-name="ce47" table:formula="of:=[.K11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11]);INFO.OBBA.OBBA.OBMAKE(&quot;&quot;;&quot;double&quot;;[.C11]);INFO.OBBA.OBBA.OBMAKE(&quot;&quot;;&quot;double&quot;;[.D11]);[.$B$6])" office:value-type="string" office:string-value="swap tenor 11 &#10;[27063]">
            <text:p>swap tenor 11 <text:line-break/>[2706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11]);[.G11];INFO.OBBA.OBBA.OBMAKE(&quot;&quot;;&quot;double&quot;;[.E11]))" office:value-type="string" office:string-value="mcSwaption11 &#10;[27271]">
            <text:p>mcSwaption11 <text:line-break/>[27271]</text:p>
          </table:table-cell>
          <table:table-cell table:style-name="ce49" table:formula="of:=INFO.OBBA.OBBA.OBRUN(&quot;mcSwptn price &quot;&amp;ROW();[.H11];&quot;getValue&quot;;[$LIBORMarketModel.$I$26])" office:value-type="string" office:string-value="mcSwptn price 11 &#10;[27272]">
            <text:p>mcSwptn price 11 <text:line-break/>[27272]</text:p>
          </table:table-cell>
          <table:table-cell table:style-name="ce50" table:formula="of:=INFO.OBBA.OBBA.OBGET(INFO.OBBA.OBBA.OBSYNC([.I11];[.$I$11:.$I$49]))" office:value-type="percentage" office:value="0.0192733636503734">
            <text:p>1,927%</text:p>
          </table:table-cell>
          <table:table-cell table:style-name="ce47" table:formula="of:=INFO.OBBA.OBBA.OBGET(INFO.OBBA.OBBA.OBCALL(&quot;&quot;;&quot;net.finmath.marketdata.products.Swap&quot;;&quot;getForwardSwapRate&quot;;[.G11];[.G11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11];[$LIBORMarketModel.B$20]))" office:value-type="percentage" office:value="8.93344206251012">
            <text:p>893,3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11]);INFO.OBBA.OBBA.OBMAKE(&quot;&quot;;&quot;double&quot;;[.B11]);INFO.OBBA.OBBA.OBMAKE(&quot;&quot;;&quot;double&quot;;[.E11]);INFO.OBBA.OBBA.OBMAKE(&quot;&quot;;&quot;double&quot;;[.L11]);INFO.OBBA.OBBA.OBMAKE(&quot;&quot;;&quot;double&quot;;[.J11])))" office:value-type="percentage" office:value="0.383568693418129">
            <text:p>38,3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1]);INFO.OBBA.OBBA.OBMAKE(&quot;&quot;;&quot;double&quot;;[.C11]-[.B11])))" office:value-type="float" office:value="0">
            <text:p>#VALUE!</text:p>
          </table:table-cell>
          <table:table-cell table:style-name="ce21" table:formula="of:=IF(ISNUMBER([.O11]);[.M11]-[.O11];&quot;&quot;)">
            <text:p/>
          </table:table-cell>
          <table:table-cell table:style-name="ce14">
            <draw:frame table:end-cell-address="Swaptions.V36" table:end-x="1.925cm" table:end-y="0.373cm" draw:z-index="0" draw:style-name="gr1" svg:width="16.932cm" svg:height="11.828cm" svg:x="0.375cm" svg:y="0.055cm">
              <draw:object draw:notify-on-update-of-ranges="Swaptions.P11:Swaptions.P49 Swaptions.M11:Swaptions.M4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4" table:number-columns-repeated="241"/>
          <table:table-cell table:number-columns-repeated="766"/>
        </table:table-row>
        <table:table-row table:style-name="ro4">
          <table:table-cell table:style-name="ce14"/>
          <table:table-cell table:style-name="ce21" table:formula="of:=[.B11]+0.5" office:value-type="float" office:value="1">
            <text:p>1</text:p>
          </table:table-cell>
          <table:table-cell table:style-name="ce21" table:formula="of:=[.B12]+[.$C$8]" office:value-type="float" office:value="11">
            <text:p>11</text:p>
          </table:table-cell>
          <table:table-cell table:style-name="ce21" office:value-type="float" office:value="0.5">
            <text:p>0,5</text:p>
          </table:table-cell>
          <table:table-cell table:style-name="ce47" table:formula="of:=[.K12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12]);INFO.OBBA.OBBA.OBMAKE(&quot;&quot;;&quot;double&quot;;[.C12]);INFO.OBBA.OBBA.OBMAKE(&quot;&quot;;&quot;double&quot;;[.D12]);[.$B$6])" office:value-type="string" office:string-value="swap tenor 12 &#10;[27068]">
            <text:p>swap tenor 12 <text:line-break/>[2706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12]);[.G12];INFO.OBBA.OBBA.OBMAKE(&quot;&quot;;&quot;double&quot;;[.E12]))" office:value-type="string" office:string-value="mcSwaption12 &#10;[27275]">
            <text:p>mcSwaption12 <text:line-break/>[27275]</text:p>
          </table:table-cell>
          <table:table-cell table:style-name="ce49" table:formula="of:=INFO.OBBA.OBBA.OBRUN(&quot;mcSwptn price &quot;&amp;ROW();[.H12];&quot;getValue&quot;;[$LIBORMarketModel.$I$26])" office:value-type="string" office:string-value="mcSwptn price 12 &#10;[27276]">
            <text:p>mcSwptn price 12 <text:line-break/>[27276]</text:p>
          </table:table-cell>
          <table:table-cell table:style-name="ce50" table:formula="of:=INFO.OBBA.OBBA.OBGET(INFO.OBBA.OBBA.OBSYNC([.I12];[.$I$11:.$I$49]))" office:value-type="percentage" office:value="0.0252200064705854">
            <text:p>2,522%</text:p>
          </table:table-cell>
          <table:table-cell table:style-name="ce47" table:formula="of:=INFO.OBBA.OBBA.OBGET(INFO.OBBA.OBBA.OBCALL(&quot;&quot;;&quot;net.finmath.marketdata.products.Swap&quot;;&quot;getForwardSwapRate&quot;;[.G12];[.G12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12];[$LIBORMarketModel.B$20]))" office:value-type="percentage" office:value="8.84499214109913">
            <text:p>884,5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12]);INFO.OBBA.OBBA.OBMAKE(&quot;&quot;;&quot;double&quot;;[.B12]);INFO.OBBA.OBBA.OBMAKE(&quot;&quot;;&quot;double&quot;;[.E12]);INFO.OBBA.OBBA.OBMAKE(&quot;&quot;;&quot;double&quot;;[.L12]);INFO.OBBA.OBBA.OBMAKE(&quot;&quot;;&quot;double&quot;;[.J12])))" office:value-type="percentage" office:value="0.359284547046924">
            <text:p>35,9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2]);INFO.OBBA.OBBA.OBMAKE(&quot;&quot;;&quot;double&quot;;[.C12]-[.B12])))" office:value-type="float" office:value="0">
            <text:p>#VALUE!</text:p>
          </table:table-cell>
          <table:table-cell table:style-name="ce21" table:formula="of:=IF(ISNUMBER([.O12]);[.M12]-[.O1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2]+0.5" office:value-type="float" office:value="1.5">
            <text:p>1,5</text:p>
          </table:table-cell>
          <table:table-cell table:style-name="ce21" table:formula="of:=[.B13]+[.$C$8]" office:value-type="float" office:value="11.5">
            <text:p>11,5</text:p>
          </table:table-cell>
          <table:table-cell table:style-name="ce21" office:value-type="float" office:value="0.5">
            <text:p>0,5</text:p>
          </table:table-cell>
          <table:table-cell table:style-name="ce47" table:formula="of:=[.K13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13]);INFO.OBBA.OBBA.OBMAKE(&quot;&quot;;&quot;double&quot;;[.C13]);INFO.OBBA.OBBA.OBMAKE(&quot;&quot;;&quot;double&quot;;[.D13]);[.$B$6])" office:value-type="string" office:string-value="swap tenor 13 &#10;[27073]">
            <text:p>swap tenor 13 <text:line-break/>[2707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13]);[.G13];INFO.OBBA.OBBA.OBMAKE(&quot;&quot;;&quot;double&quot;;[.E13]))" office:value-type="string" office:string-value="mcSwaption13 &#10;[27279]">
            <text:p>mcSwaption13 <text:line-break/>[27279]</text:p>
          </table:table-cell>
          <table:table-cell table:style-name="ce49" table:formula="of:=INFO.OBBA.OBBA.OBRUN(&quot;mcSwptn price &quot;&amp;ROW();[.H13];&quot;getValue&quot;;[$LIBORMarketModel.$I$26])" office:value-type="string" office:string-value="mcSwptn price 13 &#10;[27280]">
            <text:p>mcSwptn price 13 <text:line-break/>[27280]</text:p>
          </table:table-cell>
          <table:table-cell table:style-name="ce50" table:formula="of:=INFO.OBBA.OBBA.OBGET(INFO.OBBA.OBBA.OBSYNC([.I13];[.$I$11:.$I$49]))" office:value-type="percentage" office:value="0.027635312421101">
            <text:p>2,764%</text:p>
          </table:table-cell>
          <table:table-cell table:style-name="ce47" table:formula="of:=INFO.OBBA.OBBA.OBGET(INFO.OBBA.OBBA.OBCALL(&quot;&quot;;&quot;net.finmath.marketdata.products.Swap&quot;;&quot;getForwardSwapRate&quot;;[.G13];[.G13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13];[$LIBORMarketModel.B$20]))" office:value-type="percentage" office:value="8.75741796148428">
            <text:p>875,7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13]);INFO.OBBA.OBBA.OBMAKE(&quot;&quot;;&quot;double&quot;;[.B13]);INFO.OBBA.OBBA.OBMAKE(&quot;&quot;;&quot;double&quot;;[.E13]);INFO.OBBA.OBBA.OBMAKE(&quot;&quot;;&quot;double&quot;;[.L13]);INFO.OBBA.OBBA.OBMAKE(&quot;&quot;;&quot;double&quot;;[.J13])))" office:value-type="percentage" office:value="0.325059691441014">
            <text:p>32,5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3]);INFO.OBBA.OBBA.OBMAKE(&quot;&quot;;&quot;double&quot;;[.C13]-[.B13])))" office:value-type="float" office:value="0">
            <text:p>#VALUE!</text:p>
          </table:table-cell>
          <table:table-cell table:style-name="ce21" table:formula="of:=IF(ISNUMBER([.O13]);[.M13]-[.O1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3]+0.5" office:value-type="float" office:value="2">
            <text:p>2</text:p>
          </table:table-cell>
          <table:table-cell table:style-name="ce21" table:formula="of:=[.B14]+[.$C$8]" office:value-type="float" office:value="12">
            <text:p>12</text:p>
          </table:table-cell>
          <table:table-cell table:style-name="ce21" office:value-type="float" office:value="0.5">
            <text:p>0,5</text:p>
          </table:table-cell>
          <table:table-cell table:style-name="ce47" table:formula="of:=[.K14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14 &#10;[27078]">
            <text:p>swap tenor 14 <text:line-break/>[2707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14]);[.G14];INFO.OBBA.OBBA.OBMAKE(&quot;&quot;;&quot;double&quot;;[.E14]))" office:value-type="string" office:string-value="mcSwaption14 &#10;[27283]">
            <text:p>mcSwaption14 <text:line-break/>[27283]</text:p>
          </table:table-cell>
          <table:table-cell table:style-name="ce49" table:formula="of:=INFO.OBBA.OBBA.OBRUN(&quot;mcSwptn price &quot;&amp;ROW();[.H14];&quot;getValue&quot;;[$LIBORMarketModel.$I$26])" office:value-type="string" office:string-value="mcSwptn price 14 &#10;[27284]">
            <text:p>mcSwptn price 14 <text:line-break/>[27284]</text:p>
          </table:table-cell>
          <table:table-cell table:style-name="ce50" table:formula="of:=INFO.OBBA.OBBA.OBGET(INFO.OBBA.OBBA.OBSYNC([.I14];[.$I$11:.$I$49]))" office:value-type="percentage" office:value="0.0304956237148251">
            <text:p>3,050%</text:p>
          </table:table-cell>
          <table:table-cell table:style-name="ce47" table:formula="of:=INFO.OBBA.OBBA.OBGET(INFO.OBBA.OBBA.OBCALL(&quot;&quot;;&quot;net.finmath.marketdata.products.Swap&quot;;&quot;getForwardSwapRate&quot;;[.G14];[.G14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14];[$LIBORMarketModel.B$20]))" office:value-type="percentage" office:value="8.67071085295474">
            <text:p>867,1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.314260826239569">
            <text:p>31,4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4]);INFO.OBBA.OBBA.OBMAKE(&quot;&quot;;&quot;double&quot;;[.C14]-[.B14])))" office:value-type="float" office:value="0.33066">
            <text:p>0,33</text:p>
          </table:table-cell>
          <table:table-cell table:style-name="ce68" table:formula="of:=IF(ISNUMBER([.O14]);[.M14]-[.O14];&quot;&quot;)" office:value-type="percentage" office:value="-0.016399173760431">
            <text:p>-1,64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4]+0.5" office:value-type="float" office:value="2.5">
            <text:p>2,5</text:p>
          </table:table-cell>
          <table:table-cell table:style-name="ce21" table:formula="of:=[.B15]+[.$C$8]" office:value-type="float" office:value="12.5">
            <text:p>12,5</text:p>
          </table:table-cell>
          <table:table-cell table:style-name="ce21" office:value-type="float" office:value="0.5">
            <text:p>0,5</text:p>
          </table:table-cell>
          <table:table-cell table:style-name="ce47" table:formula="of:=[.K15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15 &#10;[27083]">
            <text:p>swap tenor 15 <text:line-break/>[2708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15]);[.G15];INFO.OBBA.OBBA.OBMAKE(&quot;&quot;;&quot;double&quot;;[.E15]))" office:value-type="string" office:string-value="mcSwaption15 &#10;[27287]">
            <text:p>mcSwaption15 <text:line-break/>[27287]</text:p>
          </table:table-cell>
          <table:table-cell table:style-name="ce49" table:formula="of:=INFO.OBBA.OBBA.OBRUN(&quot;mcSwptn price &quot;&amp;ROW();[.H15];&quot;getValue&quot;;[$LIBORMarketModel.$I$26])" office:value-type="string" office:string-value="mcSwptn price 15 &#10;[27288]">
            <text:p>mcSwptn price 15 <text:line-break/>[27288]</text:p>
          </table:table-cell>
          <table:table-cell table:style-name="ce50" table:formula="of:=INFO.OBBA.OBBA.OBGET(INFO.OBBA.OBBA.OBSYNC([.I15];[.$I$11:.$I$49]))" office:value-type="percentage" office:value="0.0315829394378333">
            <text:p>3,158%</text:p>
          </table:table-cell>
          <table:table-cell table:style-name="ce47" table:formula="of:=INFO.OBBA.OBBA.OBGET(INFO.OBBA.OBBA.OBCALL(&quot;&quot;;&quot;net.finmath.marketdata.products.Swap&quot;;&quot;getForwardSwapRate&quot;;[.G15];[.G15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15];[$LIBORMarketModel.B$20]))" office:value-type="percentage" office:value="8.58486223064826">
            <text:p>858,5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.294246899361817">
            <text:p>29,4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5]);INFO.OBBA.OBBA.OBMAKE(&quot;&quot;;&quot;double&quot;;[.C15]-[.B15])))" office:value-type="float" office:value="0">
            <text:p>#VALUE!</text:p>
          </table:table-cell>
          <table:table-cell table:style-name="ce21" table:formula="of:=IF(ISNUMBER([.O15]);[.M15]-[.O1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5]+0.5" office:value-type="float" office:value="3">
            <text:p>3</text:p>
          </table:table-cell>
          <table:table-cell table:style-name="ce21" table:formula="of:=[.B16]+[.$C$8]" office:value-type="float" office:value="13">
            <text:p>13</text:p>
          </table:table-cell>
          <table:table-cell table:style-name="ce21" office:value-type="float" office:value="0.5">
            <text:p>0,5</text:p>
          </table:table-cell>
          <table:table-cell table:style-name="ce47" table:formula="of:=[.K16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16 &#10;[27088]">
            <text:p>swap tenor 16 <text:line-break/>[2708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16]);[.G16];INFO.OBBA.OBBA.OBMAKE(&quot;&quot;;&quot;double&quot;;[.E16]))" office:value-type="string" office:string-value="mcSwaption16 &#10;[27291]">
            <text:p>mcSwaption16 <text:line-break/>[27291]</text:p>
          </table:table-cell>
          <table:table-cell table:style-name="ce49" table:formula="of:=INFO.OBBA.OBBA.OBRUN(&quot;mcSwptn price &quot;&amp;ROW();[.H16];&quot;getValue&quot;;[$LIBORMarketModel.$I$26])" office:value-type="string" office:string-value="mcSwptn price 16 &#10;[27292]">
            <text:p>mcSwptn price 16 <text:line-break/>[27292]</text:p>
          </table:table-cell>
          <table:table-cell table:style-name="ce50" table:formula="of:=INFO.OBBA.OBBA.OBGET(INFO.OBBA.OBBA.OBSYNC([.I16];[.$I$11:.$I$49]))" office:value-type="percentage" office:value="0.0337554912383197">
            <text:p>3,376%</text:p>
          </table:table-cell>
          <table:table-cell table:style-name="ce47" table:formula="of:=INFO.OBBA.OBBA.OBGET(INFO.OBBA.OBBA.OBCALL(&quot;&quot;;&quot;net.finmath.marketdata.products.Swap&quot;;&quot;getForwardSwapRate&quot;;[.G16];[.G16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16];[$LIBORMarketModel.B$20]))" office:value-type="percentage" office:value="8.49986359470124">
            <text:p>850,0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.290395925678968">
            <text:p>29,0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6]);INFO.OBBA.OBBA.OBMAKE(&quot;&quot;;&quot;double&quot;;[.C16]-[.B16])))" office:value-type="float" office:value="0.30294">
            <text:p>0,3</text:p>
          </table:table-cell>
          <table:table-cell table:style-name="ce68" table:formula="of:=IF(ISNUMBER([.O16]);[.M16]-[.O16];&quot;&quot;)" office:value-type="percentage" office:value="-0.0125440743210316">
            <text:p>-1,25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6]+0.5" office:value-type="float" office:value="3.5">
            <text:p>3,5</text:p>
          </table:table-cell>
          <table:table-cell table:style-name="ce21" table:formula="of:=[.B17]+[.$C$8]" office:value-type="float" office:value="13.5">
            <text:p>13,5</text:p>
          </table:table-cell>
          <table:table-cell table:style-name="ce21" office:value-type="float" office:value="0.5">
            <text:p>0,5</text:p>
          </table:table-cell>
          <table:table-cell table:style-name="ce47" table:formula="of:=[.K17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17 &#10;[27093]">
            <text:p>swap tenor 17 <text:line-break/>[2709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17]);[.G17];INFO.OBBA.OBBA.OBMAKE(&quot;&quot;;&quot;double&quot;;[.E17]))" office:value-type="string" office:string-value="mcSwaption17 &#10;[27295]">
            <text:p>mcSwaption17 <text:line-break/>[27295]</text:p>
          </table:table-cell>
          <table:table-cell table:style-name="ce49" table:formula="of:=INFO.OBBA.OBBA.OBRUN(&quot;mcSwptn price &quot;&amp;ROW();[.H17];&quot;getValue&quot;;[$LIBORMarketModel.$I$26])" office:value-type="string" office:string-value="mcSwptn price 17 &#10;[27296]">
            <text:p>mcSwptn price 17 <text:line-break/>[27296]</text:p>
          </table:table-cell>
          <table:table-cell table:style-name="ce50" table:formula="of:=INFO.OBBA.OBBA.OBGET(INFO.OBBA.OBBA.OBSYNC([.I17];[.$I$11:.$I$49]))" office:value-type="percentage" office:value="0.0359089318358064">
            <text:p>3,591%</text:p>
          </table:table-cell>
          <table:table-cell table:style-name="ce47" table:formula="of:=INFO.OBBA.OBBA.OBGET(INFO.OBBA.OBBA.OBCALL(&quot;&quot;;&quot;net.finmath.marketdata.products.Swap&quot;;&quot;getForwardSwapRate&quot;;[.G17];[.G17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17];[$LIBORMarketModel.B$20]))" office:value-type="percentage" office:value="8.41570652940717">
            <text:p>841,6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.289343914973132">
            <text:p>28,9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7]);INFO.OBBA.OBBA.OBMAKE(&quot;&quot;;&quot;double&quot;;[.C17]-[.B17])))" office:value-type="float" office:value="0">
            <text:p>#VALUE!</text:p>
          </table:table-cell>
          <table:table-cell table:style-name="ce21" table:formula="of:=IF(ISNUMBER([.O17]);[.M17]-[.O1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7]+0.5" office:value-type="float" office:value="4">
            <text:p>4</text:p>
          </table:table-cell>
          <table:table-cell table:style-name="ce21" table:formula="of:=[.B18]+[.$C$8]" office:value-type="float" office:value="14">
            <text:p>14</text:p>
          </table:table-cell>
          <table:table-cell table:style-name="ce21" office:value-type="float" office:value="0.5">
            <text:p>0,5</text:p>
          </table:table-cell>
          <table:table-cell table:style-name="ce47" table:formula="of:=[.K18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18 &#10;[27098]">
            <text:p>swap tenor 18 <text:line-break/>[2709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18]);[.G18];INFO.OBBA.OBBA.OBMAKE(&quot;&quot;;&quot;double&quot;;[.E18]))" office:value-type="string" office:string-value="mcSwaption18 &#10;[27299]">
            <text:p>mcSwaption18 <text:line-break/>[27299]</text:p>
          </table:table-cell>
          <table:table-cell table:style-name="ce49" table:formula="of:=INFO.OBBA.OBBA.OBRUN(&quot;mcSwptn price &quot;&amp;ROW();[.H18];&quot;getValue&quot;;[$LIBORMarketModel.$I$26])" office:value-type="string" office:string-value="mcSwptn price 18 &#10;[27300]">
            <text:p>mcSwptn price 18 <text:line-break/>[27300]</text:p>
          </table:table-cell>
          <table:table-cell table:style-name="ce50" table:formula="of:=INFO.OBBA.OBBA.OBGET(INFO.OBBA.OBBA.OBSYNC([.I18];[.$I$11:.$I$49]))" office:value-type="percentage" office:value="0.03687100070212">
            <text:p>3,687%</text:p>
          </table:table-cell>
          <table:table-cell table:style-name="ce47" table:formula="of:=INFO.OBBA.OBBA.OBGET(INFO.OBBA.OBBA.OBCALL(&quot;&quot;;&quot;net.finmath.marketdata.products.Swap&quot;;&quot;getForwardSwapRate&quot;;[.G18];[.G18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18];[$LIBORMarketModel.B$20]))" office:value-type="percentage" office:value="8.33238270238334">
            <text:p>833,2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.280949991627138">
            <text:p>28,0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8]);INFO.OBBA.OBBA.OBMAKE(&quot;&quot;;&quot;double&quot;;[.C18]-[.B18])))" office:value-type="float" office:value="0.28215">
            <text:p>0,28</text:p>
          </table:table-cell>
          <table:table-cell table:style-name="ce68" table:formula="of:=IF(ISNUMBER([.O18]);[.M18]-[.O18];&quot;&quot;)" office:value-type="percentage" office:value="-0.00120000837286177">
            <text:p>-0,12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8]+0.5" office:value-type="float" office:value="4.5">
            <text:p>4,5</text:p>
          </table:table-cell>
          <table:table-cell table:style-name="ce21" table:formula="of:=[.B19]+[.$C$8]" office:value-type="float" office:value="14.5">
            <text:p>14,5</text:p>
          </table:table-cell>
          <table:table-cell table:style-name="ce21" office:value-type="float" office:value="0.5">
            <text:p>0,5</text:p>
          </table:table-cell>
          <table:table-cell table:style-name="ce47" table:formula="of:=[.K19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19 &#10;[27103]">
            <text:p>swap tenor 19 <text:line-break/>[2710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19]);[.G19];INFO.OBBA.OBBA.OBMAKE(&quot;&quot;;&quot;double&quot;;[.E19]))" office:value-type="string" office:string-value="mcSwaption19 &#10;[27303]">
            <text:p>mcSwaption19 <text:line-break/>[27303]</text:p>
          </table:table-cell>
          <table:table-cell table:style-name="ce49" table:formula="of:=INFO.OBBA.OBBA.OBRUN(&quot;mcSwptn price &quot;&amp;ROW();[.H19];&quot;getValue&quot;;[$LIBORMarketModel.$I$26])" office:value-type="string" office:string-value="mcSwptn price 19 &#10;[27304]">
            <text:p>mcSwptn price 19 <text:line-break/>[27304]</text:p>
          </table:table-cell>
          <table:table-cell table:style-name="ce50" table:formula="of:=INFO.OBBA.OBBA.OBGET(INFO.OBBA.OBBA.OBSYNC([.I19];[.$I$11:.$I$49]))" office:value-type="percentage" office:value="0.0350050592297028">
            <text:p>3,501%</text:p>
          </table:table-cell>
          <table:table-cell table:style-name="ce47" table:formula="of:=INFO.OBBA.OBBA.OBGET(INFO.OBBA.OBBA.OBCALL(&quot;&quot;;&quot;net.finmath.marketdata.products.Swap&quot;;&quot;getForwardSwapRate&quot;;[.G19];[.G19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19];[$LIBORMarketModel.B$20]))" office:value-type="percentage" office:value="8.24988386374588">
            <text:p>825,0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.253719213725613">
            <text:p>25,3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9]);INFO.OBBA.OBBA.OBMAKE(&quot;&quot;;&quot;double&quot;;[.C19]-[.B19])))" office:value-type="float" office:value="0">
            <text:p>#VALUE!</text:p>
          </table:table-cell>
          <table:table-cell table:style-name="ce21" table:formula="of:=IF(ISNUMBER([.O19]);[.M19]-[.O1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9]+0.5" office:value-type="float" office:value="5">
            <text:p>5</text:p>
          </table:table-cell>
          <table:table-cell table:style-name="ce21" table:formula="of:=[.B20]+[.$C$8]" office:value-type="float" office:value="15">
            <text:p>15</text:p>
          </table:table-cell>
          <table:table-cell table:style-name="ce21" office:value-type="float" office:value="0.5">
            <text:p>0,5</text:p>
          </table:table-cell>
          <table:table-cell table:style-name="ce47" table:formula="of:=[.K20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20 &#10;[27108]">
            <text:p>swap tenor 20 <text:line-break/>[2710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20]);[.G20];INFO.OBBA.OBBA.OBMAKE(&quot;&quot;;&quot;double&quot;;[.E20]))" office:value-type="string" office:string-value="mcSwaption20 &#10;[27307]">
            <text:p>mcSwaption20 <text:line-break/>[27307]</text:p>
          </table:table-cell>
          <table:table-cell table:style-name="ce49" table:formula="of:=INFO.OBBA.OBBA.OBRUN(&quot;mcSwptn price &quot;&amp;ROW();[.H20];&quot;getValue&quot;;[$LIBORMarketModel.$I$26])" office:value-type="string" office:string-value="mcSwptn price 20 &#10;[27308]">
            <text:p>mcSwptn price 20 <text:line-break/>[27308]</text:p>
          </table:table-cell>
          <table:table-cell table:style-name="ce50" table:formula="of:=INFO.OBBA.OBBA.OBGET(INFO.OBBA.OBBA.OBSYNC([.I20];[.$I$11:.$I$49]))" office:value-type="percentage" office:value="0.0377993148329688">
            <text:p>3,780%</text:p>
          </table:table-cell>
          <table:table-cell table:style-name="ce47" table:formula="of:=INFO.OBBA.OBBA.OBGET(INFO.OBBA.OBBA.OBCALL(&quot;&quot;;&quot;net.finmath.marketdata.products.Swap&quot;;&quot;getForwardSwapRate&quot;;[.G20];[.G20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20];[$LIBORMarketModel.B$20]))" office:value-type="percentage" office:value="8.16820184529295">
            <text:p>816,8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.263124047024392">
            <text:p>26,3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0]);INFO.OBBA.OBBA.OBMAKE(&quot;&quot;;&quot;double&quot;;[.C20]-[.B20])))" office:value-type="float" office:value="0.26631">
            <text:p>0,27</text:p>
          </table:table-cell>
          <table:table-cell table:style-name="ce68" table:formula="of:=IF(ISNUMBER([.O20]);[.M20]-[.O20];&quot;&quot;)" office:value-type="percentage" office:value="-0.00318595297560775">
            <text:p>-0,32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0]+0.5" office:value-type="float" office:value="5.5">
            <text:p>5,5</text:p>
          </table:table-cell>
          <table:table-cell table:style-name="ce21" table:formula="of:=[.B21]+[.$C$8]" office:value-type="float" office:value="15.5">
            <text:p>15,5</text:p>
          </table:table-cell>
          <table:table-cell table:style-name="ce21" office:value-type="float" office:value="0.5">
            <text:p>0,5</text:p>
          </table:table-cell>
          <table:table-cell table:style-name="ce47" table:formula="of:=[.K21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21 &#10;[27113]">
            <text:p>swap tenor 21 <text:line-break/>[2711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21]);[.G21];INFO.OBBA.OBBA.OBMAKE(&quot;&quot;;&quot;double&quot;;[.E21]))" office:value-type="string" office:string-value="mcSwaption21 &#10;[27311]">
            <text:p>mcSwaption21 <text:line-break/>[27311]</text:p>
          </table:table-cell>
          <table:table-cell table:style-name="ce49" table:formula="of:=INFO.OBBA.OBBA.OBRUN(&quot;mcSwptn price &quot;&amp;ROW();[.H21];&quot;getValue&quot;;[$LIBORMarketModel.$I$26])" office:value-type="string" office:string-value="mcSwptn price 21 &#10;[27312]">
            <text:p>mcSwptn price 21 <text:line-break/>[27312]</text:p>
          </table:table-cell>
          <table:table-cell table:style-name="ce50" table:formula="of:=INFO.OBBA.OBBA.OBGET(INFO.OBBA.OBBA.OBSYNC([.I21];[.$I$11:.$I$49]))" office:value-type="percentage" office:value="0.0371566624110156">
            <text:p>3,716%</text:p>
          </table:table-cell>
          <table:table-cell table:style-name="ce47" table:formula="of:=INFO.OBBA.OBBA.OBGET(INFO.OBBA.OBBA.OBCALL(&quot;&quot;;&quot;net.finmath.marketdata.products.Swap&quot;;&quot;getForwardSwapRate&quot;;[.G21];[.G21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21];[$LIBORMarketModel.B$20]))" office:value-type="percentage" office:value="8.08732855969599">
            <text:p>808,7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.249027480503773">
            <text:p>24,9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1]);INFO.OBBA.OBBA.OBMAKE(&quot;&quot;;&quot;double&quot;;[.C21]-[.B21])))" office:value-type="float" office:value="0">
            <text:p>#VALUE!</text:p>
          </table:table-cell>
          <table:table-cell table:style-name="ce21" table:formula="of:=IF(ISNUMBER([.O21]);[.M21]-[.O2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1]+0.5" office:value-type="float" office:value="6">
            <text:p>6</text:p>
          </table:table-cell>
          <table:table-cell table:style-name="ce21" table:formula="of:=[.B22]+[.$C$8]" office:value-type="float" office:value="16">
            <text:p>16</text:p>
          </table:table-cell>
          <table:table-cell table:style-name="ce21" office:value-type="float" office:value="0.5">
            <text:p>0,5</text:p>
          </table:table-cell>
          <table:table-cell table:style-name="ce47" table:formula="of:=[.K22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22 &#10;[27118]">
            <text:p>swap tenor 22 <text:line-break/>[2711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22]);[.G22];INFO.OBBA.OBBA.OBMAKE(&quot;&quot;;&quot;double&quot;;[.E22]))" office:value-type="string" office:string-value="mcSwaption22 &#10;[27315]">
            <text:p>mcSwaption22 <text:line-break/>[27315]</text:p>
          </table:table-cell>
          <table:table-cell table:style-name="ce49" table:formula="of:=INFO.OBBA.OBBA.OBRUN(&quot;mcSwptn price &quot;&amp;ROW();[.H22];&quot;getValue&quot;;[$LIBORMarketModel.$I$26])" office:value-type="string" office:string-value="mcSwptn price 22 &#10;[27316]">
            <text:p>mcSwptn price 22 <text:line-break/>[27316]</text:p>
          </table:table-cell>
          <table:table-cell table:style-name="ce50" table:formula="of:=INFO.OBBA.OBBA.OBGET(INFO.OBBA.OBBA.OBSYNC([.I22];[.$I$11:.$I$49]))" office:value-type="percentage" office:value="0.0395925074956281">
            <text:p>3,959%</text:p>
          </table:table-cell>
          <table:table-cell table:style-name="ce47" table:formula="of:=INFO.OBBA.OBBA.OBGET(INFO.OBBA.OBBA.OBCALL(&quot;&quot;;&quot;net.finmath.marketdata.products.Swap&quot;;&quot;getForwardSwapRate&quot;;[.G22];[.G22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22];[$LIBORMarketModel.B$20]))" office:value-type="percentage" office:value="8.007255999699">
            <text:p>800,7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.257186302722739">
            <text:p>25,7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2]);INFO.OBBA.OBBA.OBMAKE(&quot;&quot;;&quot;double&quot;;[.C22]-[.B22])))" office:value-type="float" office:value="0">
            <text:p>#VALUE!</text:p>
          </table:table-cell>
          <table:table-cell table:style-name="ce21" table:formula="of:=IF(ISNUMBER([.O22]);[.M22]-[.O2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2]+0.5" office:value-type="float" office:value="6.5">
            <text:p>6,5</text:p>
          </table:table-cell>
          <table:table-cell table:style-name="ce21" table:formula="of:=[.B23]+[.$C$8]" office:value-type="float" office:value="16.5">
            <text:p>16,5</text:p>
          </table:table-cell>
          <table:table-cell table:style-name="ce21" office:value-type="float" office:value="0.5">
            <text:p>0,5</text:p>
          </table:table-cell>
          <table:table-cell table:style-name="ce47" table:formula="of:=[.K23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23 &#10;[27123]">
            <text:p>swap tenor 23 <text:line-break/>[2712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23]);[.G23];INFO.OBBA.OBBA.OBMAKE(&quot;&quot;;&quot;double&quot;;[.E23]))" office:value-type="string" office:string-value="mcSwaption23 &#10;[27319]">
            <text:p>mcSwaption23 <text:line-break/>[27319]</text:p>
          </table:table-cell>
          <table:table-cell table:style-name="ce49" table:formula="of:=INFO.OBBA.OBBA.OBRUN(&quot;mcSwptn price &quot;&amp;ROW();[.H23];&quot;getValue&quot;;[$LIBORMarketModel.$I$26])" office:value-type="string" office:string-value="mcSwptn price 23 &#10;[27320]">
            <text:p>mcSwptn price 23 <text:line-break/>[27320]</text:p>
          </table:table-cell>
          <table:table-cell table:style-name="ce50" table:formula="of:=INFO.OBBA.OBBA.OBGET(INFO.OBBA.OBBA.OBSYNC([.I23];[.$I$11:.$I$49]))" office:value-type="percentage" office:value="0.0410710299906835">
            <text:p>4,107%</text:p>
          </table:table-cell>
          <table:table-cell table:style-name="ce47" table:formula="of:=INFO.OBBA.OBBA.OBGET(INFO.OBBA.OBBA.OBCALL(&quot;&quot;;&quot;net.finmath.marketdata.products.Swap&quot;;&quot;getForwardSwapRate&quot;;[.G23];[.G23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23];[$LIBORMarketModel.B$20]))" office:value-type="percentage" office:value="7.92797623732574">
            <text:p>792,8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.259315510981688">
            <text:p>25,9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3]);INFO.OBBA.OBBA.OBMAKE(&quot;&quot;;&quot;double&quot;;[.C23]-[.B23])))" office:value-type="float" office:value="0">
            <text:p>#VALUE!</text:p>
          </table:table-cell>
          <table:table-cell table:style-name="ce21" table:formula="of:=IF(ISNUMBER([.O23]);[.M23]-[.O2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3]+0.5" office:value-type="float" office:value="7">
            <text:p>7</text:p>
          </table:table-cell>
          <table:table-cell table:style-name="ce21" table:formula="of:=[.B24]+[.$C$8]" office:value-type="float" office:value="17">
            <text:p>17</text:p>
          </table:table-cell>
          <table:table-cell table:style-name="ce21" office:value-type="float" office:value="0.5">
            <text:p>0,5</text:p>
          </table:table-cell>
          <table:table-cell table:style-name="ce47" table:formula="of:=[.K24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24 &#10;[27128]">
            <text:p>swap tenor 24 <text:line-break/>[2712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24]);[.G24];INFO.OBBA.OBBA.OBMAKE(&quot;&quot;;&quot;double&quot;;[.E24]))" office:value-type="string" office:string-value="mcSwaption24 &#10;[27323]">
            <text:p>mcSwaption24 <text:line-break/>[27323]</text:p>
          </table:table-cell>
          <table:table-cell table:style-name="ce49" table:formula="of:=INFO.OBBA.OBBA.OBRUN(&quot;mcSwptn price &quot;&amp;ROW();[.H24];&quot;getValue&quot;;[$LIBORMarketModel.$I$26])" office:value-type="string" office:string-value="mcSwptn price 24 &#10;[27324]">
            <text:p>mcSwptn price 24 <text:line-break/>[27324]</text:p>
          </table:table-cell>
          <table:table-cell table:style-name="ce50" table:formula="of:=INFO.OBBA.OBBA.OBGET(INFO.OBBA.OBBA.OBSYNC([.I24];[.$I$11:.$I$49]))" office:value-type="percentage" office:value="0.0401240955109399">
            <text:p>4,012%</text:p>
          </table:table-cell>
          <table:table-cell table:style-name="ce47" table:formula="of:=INFO.OBBA.OBBA.OBGET(INFO.OBBA.OBBA.OBCALL(&quot;&quot;;&quot;net.finmath.marketdata.products.Swap&quot;;&quot;getForwardSwapRate&quot;;[.G24];[.G24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24];[$LIBORMarketModel.B$20]))" office:value-type="percentage" office:value="7.84948142309479">
            <text:p>784,9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.246441555310601">
            <text:p>24,6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4]);INFO.OBBA.OBBA.OBMAKE(&quot;&quot;;&quot;double&quot;;[.C24]-[.B24])))" office:value-type="float" office:value="0.24453">
            <text:p>0,24</text:p>
          </table:table-cell>
          <table:table-cell table:style-name="ce68" table:formula="of:=IF(ISNUMBER([.O24]);[.M24]-[.O24];&quot;&quot;)" office:value-type="percentage" office:value="0.00191155531060069">
            <text:p>0,19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4]+0.5" office:value-type="float" office:value="7.5">
            <text:p>7,5</text:p>
          </table:table-cell>
          <table:table-cell table:style-name="ce21" table:formula="of:=[.B25]+[.$C$8]" office:value-type="float" office:value="17.5">
            <text:p>17,5</text:p>
          </table:table-cell>
          <table:table-cell table:style-name="ce21" office:value-type="float" office:value="0.5">
            <text:p>0,5</text:p>
          </table:table-cell>
          <table:table-cell table:style-name="ce47" table:formula="of:=[.K25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25 &#10;[27133]">
            <text:p>swap tenor 25 <text:line-break/>[2713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25]);[.G25];INFO.OBBA.OBBA.OBMAKE(&quot;&quot;;&quot;double&quot;;[.E25]))" office:value-type="string" office:string-value="mcSwaption25 &#10;[27327]">
            <text:p>mcSwaption25 <text:line-break/>[27327]</text:p>
          </table:table-cell>
          <table:table-cell table:style-name="ce49" table:formula="of:=INFO.OBBA.OBBA.OBRUN(&quot;mcSwptn price &quot;&amp;ROW();[.H25];&quot;getValue&quot;;[$LIBORMarketModel.$I$26])" office:value-type="string" office:string-value="mcSwptn price 25 &#10;[27328]">
            <text:p>mcSwptn price 25 <text:line-break/>[27328]</text:p>
          </table:table-cell>
          <table:table-cell table:style-name="ce50" table:formula="of:=INFO.OBBA.OBBA.OBGET(INFO.OBBA.OBBA.OBSYNC([.I25];[.$I$11:.$I$49]))" office:value-type="percentage" office:value="0.0413633958525433">
            <text:p>4,136%</text:p>
          </table:table-cell>
          <table:table-cell table:style-name="ce47" table:formula="of:=INFO.OBBA.OBBA.OBGET(INFO.OBBA.OBBA.OBCALL(&quot;&quot;;&quot;net.finmath.marketdata.products.Swap&quot;;&quot;getForwardSwapRate&quot;;[.G25];[.G25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25];[$LIBORMarketModel.B$20]))" office:value-type="percentage" office:value="7.77176378524237">
            <text:p>777,2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.248271644046747">
            <text:p>24,8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5]);INFO.OBBA.OBBA.OBMAKE(&quot;&quot;;&quot;double&quot;;[.C25]-[.B25])))" office:value-type="float" office:value="0">
            <text:p>#VALUE!</text:p>
          </table:table-cell>
          <table:table-cell table:style-name="ce21" table:formula="of:=IF(ISNUMBER([.O25]);[.M25]-[.O2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5]+0.5" office:value-type="float" office:value="8">
            <text:p>8</text:p>
          </table:table-cell>
          <table:table-cell table:style-name="ce21" table:formula="of:=[.B26]+[.$C$8]" office:value-type="float" office:value="18">
            <text:p>18</text:p>
          </table:table-cell>
          <table:table-cell table:style-name="ce21" office:value-type="float" office:value="0.5">
            <text:p>0,5</text:p>
          </table:table-cell>
          <table:table-cell table:style-name="ce47" table:formula="of:=[.K26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26 &#10;[27138]">
            <text:p>swap tenor 26 <text:line-break/>[2713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26]);[.G26];INFO.OBBA.OBBA.OBMAKE(&quot;&quot;;&quot;double&quot;;[.E26]))" office:value-type="string" office:string-value="mcSwaption26 &#10;[27331]">
            <text:p>mcSwaption26 <text:line-break/>[27331]</text:p>
          </table:table-cell>
          <table:table-cell table:style-name="ce49" table:formula="of:=INFO.OBBA.OBBA.OBRUN(&quot;mcSwptn price &quot;&amp;ROW();[.H26];&quot;getValue&quot;;[$LIBORMarketModel.$I$26])" office:value-type="string" office:string-value="mcSwptn price 26 &#10;[27332]">
            <text:p>mcSwptn price 26 <text:line-break/>[27332]</text:p>
          </table:table-cell>
          <table:table-cell table:style-name="ce50" table:formula="of:=INFO.OBBA.OBBA.OBGET(INFO.OBBA.OBBA.OBSYNC([.I26];[.$I$11:.$I$49]))" office:value-type="percentage" office:value="0.0444441471078655">
            <text:p>4,444%</text:p>
          </table:table-cell>
          <table:table-cell table:style-name="ce47" table:formula="of:=INFO.OBBA.OBBA.OBGET(INFO.OBBA.OBBA.OBCALL(&quot;&quot;;&quot;net.finmath.marketdata.products.Swap&quot;;&quot;getForwardSwapRate&quot;;[.G26];[.G26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26];[$LIBORMarketModel.B$20]))" office:value-type="percentage" office:value="7.69481562895284">
            <text:p>769,5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.261795869784692">
            <text:p>26,1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6]);INFO.OBBA.OBBA.OBMAKE(&quot;&quot;;&quot;double&quot;;[.C26]-[.B26])))" office:value-type="float" office:value="0">
            <text:p>#VALUE!</text:p>
          </table:table-cell>
          <table:table-cell table:style-name="ce21" table:formula="of:=IF(ISNUMBER([.O26]);[.M26]-[.O2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6]+0.5" office:value-type="float" office:value="8.5">
            <text:p>8,5</text:p>
          </table:table-cell>
          <table:table-cell table:style-name="ce21" table:formula="of:=[.B27]+[.$C$8]" office:value-type="float" office:value="18.5">
            <text:p>18,5</text:p>
          </table:table-cell>
          <table:table-cell table:style-name="ce21" office:value-type="float" office:value="0.5">
            <text:p>0,5</text:p>
          </table:table-cell>
          <table:table-cell table:style-name="ce47" table:formula="of:=[.K27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27 &#10;[27143]">
            <text:p>swap tenor 27 <text:line-break/>[2714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27]);[.G27];INFO.OBBA.OBBA.OBMAKE(&quot;&quot;;&quot;double&quot;;[.E27]))" office:value-type="string" office:string-value="mcSwaption27 &#10;[27335]">
            <text:p>mcSwaption27 <text:line-break/>[27335]</text:p>
          </table:table-cell>
          <table:table-cell table:style-name="ce49" table:formula="of:=INFO.OBBA.OBBA.OBRUN(&quot;mcSwptn price &quot;&amp;ROW();[.H27];&quot;getValue&quot;;[$LIBORMarketModel.$I$26])" office:value-type="string" office:string-value="mcSwptn price 27 &#10;[27336]">
            <text:p>mcSwptn price 27 <text:line-break/>[27336]</text:p>
          </table:table-cell>
          <table:table-cell table:style-name="ce50" table:formula="of:=INFO.OBBA.OBBA.OBGET(INFO.OBBA.OBBA.OBSYNC([.I27];[.$I$11:.$I$49]))" office:value-type="percentage" office:value="0.0432884779507192">
            <text:p>4,329%</text:p>
          </table:table-cell>
          <table:table-cell table:style-name="ce47" table:formula="of:=INFO.OBBA.OBBA.OBGET(INFO.OBBA.OBBA.OBCALL(&quot;&quot;;&quot;net.finmath.marketdata.products.Swap&quot;;&quot;getForwardSwapRate&quot;;[.G27];[.G27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27];[$LIBORMarketModel.B$20]))" office:value-type="percentage" office:value="7.61862933559687">
            <text:p>761,9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.249659905372939">
            <text:p>24,9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7]);INFO.OBBA.OBBA.OBMAKE(&quot;&quot;;&quot;double&quot;;[.C27]-[.B27])))" office:value-type="float" office:value="0">
            <text:p>#VALUE!</text:p>
          </table:table-cell>
          <table:table-cell table:style-name="ce21" table:formula="of:=IF(ISNUMBER([.O27]);[.M27]-[.O2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7]+0.5" office:value-type="float" office:value="9">
            <text:p>9</text:p>
          </table:table-cell>
          <table:table-cell table:style-name="ce21" table:formula="of:=[.B28]+[.$C$8]" office:value-type="float" office:value="19">
            <text:p>19</text:p>
          </table:table-cell>
          <table:table-cell table:style-name="ce21" office:value-type="float" office:value="0.5">
            <text:p>0,5</text:p>
          </table:table-cell>
          <table:table-cell table:style-name="ce47" table:formula="of:=[.K28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28 &#10;[27148]">
            <text:p>swap tenor 28 <text:line-break/>[2714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28]);[.G28];INFO.OBBA.OBBA.OBMAKE(&quot;&quot;;&quot;double&quot;;[.E28]))" office:value-type="string" office:string-value="mcSwaption28 &#10;[27339]">
            <text:p>mcSwaption28 <text:line-break/>[27339]</text:p>
          </table:table-cell>
          <table:table-cell table:style-name="ce49" table:formula="of:=INFO.OBBA.OBBA.OBRUN(&quot;mcSwptn price &quot;&amp;ROW();[.H28];&quot;getValue&quot;;[$LIBORMarketModel.$I$26])" office:value-type="string" office:string-value="mcSwptn price 28 &#10;[27340]">
            <text:p>mcSwptn price 28 <text:line-break/>[27340]</text:p>
          </table:table-cell>
          <table:table-cell table:style-name="ce50" table:formula="of:=INFO.OBBA.OBBA.OBGET(INFO.OBBA.OBBA.OBSYNC([.I28];[.$I$11:.$I$49]))" office:value-type="percentage" office:value="0.0437148051893029">
            <text:p>4,371%</text:p>
          </table:table-cell>
          <table:table-cell table:style-name="ce47" table:formula="of:=INFO.OBBA.OBBA.OBGET(INFO.OBBA.OBBA.OBCALL(&quot;&quot;;&quot;net.finmath.marketdata.products.Swap&quot;;&quot;getForwardSwapRate&quot;;[.G28];[.G28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28];[$LIBORMarketModel.B$20]))" office:value-type="percentage" office:value="7.5431973619771">
            <text:p>754,3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.247691963537822">
            <text:p>24,7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8]);INFO.OBBA.OBBA.OBMAKE(&quot;&quot;;&quot;double&quot;;[.C28]-[.B28])))" office:value-type="float" office:value="0">
            <text:p>#VALUE!</text:p>
          </table:table-cell>
          <table:table-cell table:style-name="ce21" table:formula="of:=IF(ISNUMBER([.O28]);[.M28]-[.O2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8]+0.5" office:value-type="float" office:value="9.5">
            <text:p>9,5</text:p>
          </table:table-cell>
          <table:table-cell table:style-name="ce21" table:formula="of:=[.B29]+[.$C$8]" office:value-type="float" office:value="19.5">
            <text:p>19,5</text:p>
          </table:table-cell>
          <table:table-cell table:style-name="ce21" office:value-type="float" office:value="0.5">
            <text:p>0,5</text:p>
          </table:table-cell>
          <table:table-cell table:style-name="ce47" table:formula="of:=[.K29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29 &#10;[27153]">
            <text:p>swap tenor 29 <text:line-break/>[2715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29]);[.G29];INFO.OBBA.OBBA.OBMAKE(&quot;&quot;;&quot;double&quot;;[.E29]))" office:value-type="string" office:string-value="mcSwaption29 &#10;[27343]">
            <text:p>mcSwaption29 <text:line-break/>[27343]</text:p>
          </table:table-cell>
          <table:table-cell table:style-name="ce49" table:formula="of:=INFO.OBBA.OBBA.OBRUN(&quot;mcSwptn price &quot;&amp;ROW();[.H29];&quot;getValue&quot;;[$LIBORMarketModel.$I$26])" office:value-type="string" office:string-value="mcSwptn price 29 &#10;[27344]">
            <text:p>mcSwptn price 29 <text:line-break/>[27344]</text:p>
          </table:table-cell>
          <table:table-cell table:style-name="ce50" table:formula="of:=INFO.OBBA.OBBA.OBGET(INFO.OBBA.OBBA.OBSYNC([.I29];[.$I$11:.$I$49]))" office:value-type="percentage" office:value="0.0422317464377447">
            <text:p>4,223%</text:p>
          </table:table-cell>
          <table:table-cell table:style-name="ce47" table:formula="of:=INFO.OBBA.OBBA.OBGET(INFO.OBBA.OBBA.OBCALL(&quot;&quot;;&quot;net.finmath.marketdata.products.Swap&quot;;&quot;getForwardSwapRate&quot;;[.G29];[.G29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29];[$LIBORMarketModel.B$20]))" office:value-type="percentage" office:value="7.46851223958129">
            <text:p>746,9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.234969575920624">
            <text:p>23,5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9]);INFO.OBBA.OBBA.OBMAKE(&quot;&quot;;&quot;double&quot;;[.C29]-[.B29])))" office:value-type="float" office:value="0">
            <text:p>#VALUE!</text:p>
          </table:table-cell>
          <table:table-cell table:style-name="ce21" table:formula="of:=IF(ISNUMBER([.O29]);[.M29]-[.O2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9]+0.5" office:value-type="float" office:value="10">
            <text:p>10</text:p>
          </table:table-cell>
          <table:table-cell table:style-name="ce21" table:formula="of:=[.B30]+[.$C$8]" office:value-type="float" office:value="20">
            <text:p>20</text:p>
          </table:table-cell>
          <table:table-cell table:style-name="ce21" office:value-type="float" office:value="0.5">
            <text:p>0,5</text:p>
          </table:table-cell>
          <table:table-cell table:style-name="ce47" table:formula="of:=[.K30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30 &#10;[27158]">
            <text:p>swap tenor 30 <text:line-break/>[2715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30]);[.G30];INFO.OBBA.OBBA.OBMAKE(&quot;&quot;;&quot;double&quot;;[.E30]))" office:value-type="string" office:string-value="mcSwaption30 &#10;[27347]">
            <text:p>mcSwaption30 <text:line-break/>[27347]</text:p>
          </table:table-cell>
          <table:table-cell table:style-name="ce49" table:formula="of:=INFO.OBBA.OBBA.OBRUN(&quot;mcSwptn price &quot;&amp;ROW();[.H30];&quot;getValue&quot;;[$LIBORMarketModel.$I$26])" office:value-type="string" office:string-value="mcSwptn price 30 &#10;[27348]">
            <text:p>mcSwptn price 30 <text:line-break/>[27348]</text:p>
          </table:table-cell>
          <table:table-cell table:style-name="ce50" table:formula="of:=INFO.OBBA.OBBA.OBGET(INFO.OBBA.OBBA.OBSYNC([.I30];[.$I$11:.$I$49]))" office:value-type="percentage" office:value="0.0450776791812289">
            <text:p>4,508%</text:p>
          </table:table-cell>
          <table:table-cell table:style-name="ce47" table:formula="of:=INFO.OBBA.OBBA.OBGET(INFO.OBBA.OBBA.OBCALL(&quot;&quot;;&quot;net.finmath.marketdata.products.Swap&quot;;&quot;getForwardSwapRate&quot;;[.G30];[.G30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30];[$LIBORMarketModel.B$20]))" office:value-type="percentage" office:value="7.39456657384286">
            <text:p>739,5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.247803531390757">
            <text:p>24,7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0]);INFO.OBBA.OBBA.OBMAKE(&quot;&quot;;&quot;double&quot;;[.C30]-[.B30])))" office:value-type="float" office:value="0.23265">
            <text:p>0,23</text:p>
          </table:table-cell>
          <table:table-cell table:style-name="ce68" table:formula="of:=IF(ISNUMBER([.O30]);[.M30]-[.O30];&quot;&quot;)" office:value-type="percentage" office:value="0.0151535313907571">
            <text:p>1,52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0]+0.5" office:value-type="float" office:value="10.5">
            <text:p>10,5</text:p>
          </table:table-cell>
          <table:table-cell table:style-name="ce21" table:formula="of:=[.B31]+[.$C$8]" office:value-type="float" office:value="20.5">
            <text:p>20,5</text:p>
          </table:table-cell>
          <table:table-cell table:style-name="ce21" office:value-type="float" office:value="0.5">
            <text:p>0,5</text:p>
          </table:table-cell>
          <table:table-cell table:style-name="ce47" table:formula="of:=[.K31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31 &#10;[27163]">
            <text:p>swap tenor 31 <text:line-break/>[2716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31]);[.G31];INFO.OBBA.OBBA.OBMAKE(&quot;&quot;;&quot;double&quot;;[.E31]))" office:value-type="string" office:string-value="mcSwaption31 &#10;[27351]">
            <text:p>mcSwaption31 <text:line-break/>[27351]</text:p>
          </table:table-cell>
          <table:table-cell table:style-name="ce49" table:formula="of:=INFO.OBBA.OBBA.OBRUN(&quot;mcSwptn price &quot;&amp;ROW();[.H31];&quot;getValue&quot;;[$LIBORMarketModel.$I$26])" office:value-type="string" office:string-value="mcSwptn price 31 &#10;[27352]">
            <text:p>mcSwptn price 31 <text:line-break/>[27352]</text:p>
          </table:table-cell>
          <table:table-cell table:style-name="ce50" table:formula="of:=INFO.OBBA.OBBA.OBGET(INFO.OBBA.OBBA.OBSYNC([.I31];[.$I$11:.$I$49]))" office:value-type="percentage" office:value="0.0456674692346103">
            <text:p>4,567%</text:p>
          </table:table-cell>
          <table:table-cell table:style-name="ce47" table:formula="of:=INFO.OBBA.OBBA.OBGET(INFO.OBBA.OBBA.OBCALL(&quot;&quot;;&quot;net.finmath.marketdata.products.Swap&quot;;&quot;getForwardSwapRate&quot;;[.G31];[.G31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31];[$LIBORMarketModel.B$20]))" office:value-type="percentage" office:value="7.32135304340877">
            <text:p>732,1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.247753035902394">
            <text:p>24,7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1]);INFO.OBBA.OBBA.OBMAKE(&quot;&quot;;&quot;double&quot;;[.C31]-[.B31])))" office:value-type="float" office:value="0">
            <text:p>#VALUE!</text:p>
          </table:table-cell>
          <table:table-cell table:style-name="ce21" table:formula="of:=IF(ISNUMBER([.O31]);[.M31]-[.O3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1]+0.5" office:value-type="float" office:value="11">
            <text:p>11</text:p>
          </table:table-cell>
          <table:table-cell table:style-name="ce21" table:formula="of:=[.B32]+[.$C$8]" office:value-type="float" office:value="21">
            <text:p>21</text:p>
          </table:table-cell>
          <table:table-cell table:style-name="ce21" office:value-type="float" office:value="0.5">
            <text:p>0,5</text:p>
          </table:table-cell>
          <table:table-cell table:style-name="ce47" table:formula="of:=[.K32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32 &#10;[27168]">
            <text:p>swap tenor 32 <text:line-break/>[2716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32]);[.G32];INFO.OBBA.OBBA.OBMAKE(&quot;&quot;;&quot;double&quot;;[.E32]))" office:value-type="string" office:string-value="mcSwaption32 &#10;[27355]">
            <text:p>mcSwaption32 <text:line-break/>[27355]</text:p>
          </table:table-cell>
          <table:table-cell table:style-name="ce49" table:formula="of:=INFO.OBBA.OBBA.OBRUN(&quot;mcSwptn price &quot;&amp;ROW();[.H32];&quot;getValue&quot;;[$LIBORMarketModel.$I$26])" office:value-type="string" office:string-value="mcSwptn price 32 &#10;[27356]">
            <text:p>mcSwptn price 32 <text:line-break/>[27356]</text:p>
          </table:table-cell>
          <table:table-cell table:style-name="ce50" table:formula="of:=INFO.OBBA.OBBA.OBGET(INFO.OBBA.OBBA.OBSYNC([.I32];[.$I$11:.$I$49]))" office:value-type="percentage" office:value="0.0451302444474491">
            <text:p>4,513%</text:p>
          </table:table-cell>
          <table:table-cell table:style-name="ce47" table:formula="of:=INFO.OBBA.OBBA.OBGET(INFO.OBBA.OBBA.OBCALL(&quot;&quot;;&quot;net.finmath.marketdata.products.Swap&quot;;&quot;getForwardSwapRate&quot;;[.G32];[.G32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32];[$LIBORMarketModel.B$20]))" office:value-type="percentage" office:value="7.24886439941463">
            <text:p>724,9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.241576187597279">
            <text:p>24,1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2]);INFO.OBBA.OBBA.OBMAKE(&quot;&quot;;&quot;double&quot;;[.C32]-[.B32])))" office:value-type="float" office:value="0">
            <text:p>#VALUE!</text:p>
          </table:table-cell>
          <table:table-cell table:style-name="ce21" table:formula="of:=IF(ISNUMBER([.O32]);[.M32]-[.O3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2]+0.5" office:value-type="float" office:value="11.5">
            <text:p>11,5</text:p>
          </table:table-cell>
          <table:table-cell table:style-name="ce21" table:formula="of:=[.B33]+[.$C$8]" office:value-type="float" office:value="21.5">
            <text:p>21,5</text:p>
          </table:table-cell>
          <table:table-cell table:style-name="ce21" office:value-type="float" office:value="0.5">
            <text:p>0,5</text:p>
          </table:table-cell>
          <table:table-cell table:style-name="ce47" table:formula="of:=[.K33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33 &#10;[27173]">
            <text:p>swap tenor 33 <text:line-break/>[2717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33]);[.G33];INFO.OBBA.OBBA.OBMAKE(&quot;&quot;;&quot;double&quot;;[.E33]))" office:value-type="string" office:string-value="mcSwaption33 &#10;[27359]">
            <text:p>mcSwaption33 <text:line-break/>[27359]</text:p>
          </table:table-cell>
          <table:table-cell table:style-name="ce49" table:formula="of:=INFO.OBBA.OBBA.OBRUN(&quot;mcSwptn price &quot;&amp;ROW();[.H33];&quot;getValue&quot;;[$LIBORMarketModel.$I$26])" office:value-type="string" office:string-value="mcSwptn price 33 &#10;[27360]">
            <text:p>mcSwptn price 33 <text:line-break/>[27360]</text:p>
          </table:table-cell>
          <table:table-cell table:style-name="ce50" table:formula="of:=INFO.OBBA.OBBA.OBGET(INFO.OBBA.OBBA.OBSYNC([.I33];[.$I$11:.$I$49]))" office:value-type="percentage" office:value="0.0466896256336896">
            <text:p>4,669%</text:p>
          </table:table-cell>
          <table:table-cell table:style-name="ce47" table:formula="of:=INFO.OBBA.OBBA.OBGET(INFO.OBBA.OBBA.OBCALL(&quot;&quot;;&quot;net.finmath.marketdata.products.Swap&quot;;&quot;getForwardSwapRate&quot;;[.G33];[.G33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33];[$LIBORMarketModel.B$20]))" office:value-type="percentage" office:value="7.17709346476696">
            <text:p>717,7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.247503733587421">
            <text:p>24,7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3]);INFO.OBBA.OBBA.OBMAKE(&quot;&quot;;&quot;double&quot;;[.C33]-[.B33])))" office:value-type="float" office:value="0">
            <text:p>#VALUE!</text:p>
          </table:table-cell>
          <table:table-cell table:style-name="ce21" table:formula="of:=IF(ISNUMBER([.O33]);[.M33]-[.O3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3]+0.5" office:value-type="float" office:value="12">
            <text:p>12</text:p>
          </table:table-cell>
          <table:table-cell table:style-name="ce21" table:formula="of:=[.B34]+[.$C$8]" office:value-type="float" office:value="22">
            <text:p>22</text:p>
          </table:table-cell>
          <table:table-cell table:style-name="ce21" office:value-type="float" office:value="0.5">
            <text:p>0,5</text:p>
          </table:table-cell>
          <table:table-cell table:style-name="ce47" table:formula="of:=[.K34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34 &#10;[27178]">
            <text:p>swap tenor 34 <text:line-break/>[2717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34]);[.G34];INFO.OBBA.OBBA.OBMAKE(&quot;&quot;;&quot;double&quot;;[.E34]))" office:value-type="string" office:string-value="mcSwaption34 &#10;[27363]">
            <text:p>mcSwaption34 <text:line-break/>[27363]</text:p>
          </table:table-cell>
          <table:table-cell table:style-name="ce49" table:formula="of:=INFO.OBBA.OBBA.OBRUN(&quot;mcSwptn price &quot;&amp;ROW();[.H34];&quot;getValue&quot;;[$LIBORMarketModel.$I$26])" office:value-type="string" office:string-value="mcSwptn price 34 &#10;[27364]">
            <text:p>mcSwptn price 34 <text:line-break/>[27364]</text:p>
          </table:table-cell>
          <table:table-cell table:style-name="ce50" table:formula="of:=INFO.OBBA.OBBA.OBGET(INFO.OBBA.OBBA.OBSYNC([.I34];[.$I$11:.$I$49]))" office:value-type="percentage" office:value="0.0471732270436408">
            <text:p>4,717%</text:p>
          </table:table-cell>
          <table:table-cell table:style-name="ce47" table:formula="of:=INFO.OBBA.OBBA.OBGET(INFO.OBBA.OBBA.OBCALL(&quot;&quot;;&quot;net.finmath.marketdata.products.Swap&quot;;&quot;getForwardSwapRate&quot;;[.G34];[.G34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34];[$LIBORMarketModel.B$20]))" office:value-type="percentage" office:value="7.10603313343263">
            <text:p>710,6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.247561889617054">
            <text:p>24,7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4]);INFO.OBBA.OBBA.OBMAKE(&quot;&quot;;&quot;double&quot;;[.C34]-[.B34])))" office:value-type="float" office:value="0">
            <text:p>#VALUE!</text:p>
          </table:table-cell>
          <table:table-cell table:style-name="ce21" table:formula="of:=IF(ISNUMBER([.O34]);[.M34]-[.O3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4]+0.5" office:value-type="float" office:value="12.5">
            <text:p>12,5</text:p>
          </table:table-cell>
          <table:table-cell table:style-name="ce21" table:formula="of:=[.B35]+[.$C$8]" office:value-type="float" office:value="22.5">
            <text:p>22,5</text:p>
          </table:table-cell>
          <table:table-cell table:style-name="ce21" office:value-type="float" office:value="0.5">
            <text:p>0,5</text:p>
          </table:table-cell>
          <table:table-cell table:style-name="ce47" table:formula="of:=[.K35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35 &#10;[27183]">
            <text:p>swap tenor 35 <text:line-break/>[2718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35]);[.G35];INFO.OBBA.OBBA.OBMAKE(&quot;&quot;;&quot;double&quot;;[.E35]))" office:value-type="string" office:string-value="mcSwaption35 &#10;[27367]">
            <text:p>mcSwaption35 <text:line-break/>[27367]</text:p>
          </table:table-cell>
          <table:table-cell table:style-name="ce49" table:formula="of:=INFO.OBBA.OBBA.OBRUN(&quot;mcSwptn price &quot;&amp;ROW();[.H35];&quot;getValue&quot;;[$LIBORMarketModel.$I$26])" office:value-type="string" office:string-value="mcSwptn price 35 &#10;[27368]">
            <text:p>mcSwptn price 35 <text:line-break/>[27368]</text:p>
          </table:table-cell>
          <table:table-cell table:style-name="ce50" table:formula="of:=INFO.OBBA.OBBA.OBGET(INFO.OBBA.OBBA.OBSYNC([.I35];[.$I$11:.$I$49]))" office:value-type="percentage" office:value="0.0470501834141251">
            <text:p>4,705%</text:p>
          </table:table-cell>
          <table:table-cell table:style-name="ce47" table:formula="of:=INFO.OBBA.OBBA.OBGET(INFO.OBBA.OBBA.OBCALL(&quot;&quot;;&quot;net.finmath.marketdata.products.Swap&quot;;&quot;getForwardSwapRate&quot;;[.G35];[.G35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35];[$LIBORMarketModel.B$20]))" office:value-type="percentage" office:value="7.03567636973528">
            <text:p>703,6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.244461722510678">
            <text:p>24,4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5]);INFO.OBBA.OBBA.OBMAKE(&quot;&quot;;&quot;double&quot;;[.C35]-[.B35])))" office:value-type="float" office:value="0">
            <text:p>#VALUE!</text:p>
          </table:table-cell>
          <table:table-cell table:style-name="ce21" table:formula="of:=IF(ISNUMBER([.O35]);[.M35]-[.O3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5]+0.5" office:value-type="float" office:value="13">
            <text:p>13</text:p>
          </table:table-cell>
          <table:table-cell table:style-name="ce21" table:formula="of:=[.B36]+[.$C$8]" office:value-type="float" office:value="23">
            <text:p>23</text:p>
          </table:table-cell>
          <table:table-cell table:style-name="ce21" office:value-type="float" office:value="0.5">
            <text:p>0,5</text:p>
          </table:table-cell>
          <table:table-cell table:style-name="ce47" table:formula="of:=[.K36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36 &#10;[27188]">
            <text:p>swap tenor 36 <text:line-break/>[2718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36]);[.G36];INFO.OBBA.OBBA.OBMAKE(&quot;&quot;;&quot;double&quot;;[.E36]))" office:value-type="string" office:string-value="mcSwaption36 &#10;[27371]">
            <text:p>mcSwaption36 <text:line-break/>[27371]</text:p>
          </table:table-cell>
          <table:table-cell table:style-name="ce49" table:formula="of:=INFO.OBBA.OBBA.OBRUN(&quot;mcSwptn price &quot;&amp;ROW();[.H36];&quot;getValue&quot;;[$LIBORMarketModel.$I$26])" office:value-type="string" office:string-value="mcSwptn price 36 &#10;[27372]">
            <text:p>mcSwptn price 36 <text:line-break/>[27372]</text:p>
          </table:table-cell>
          <table:table-cell table:style-name="ce50" table:formula="of:=INFO.OBBA.OBBA.OBGET(INFO.OBBA.OBBA.OBSYNC([.I36];[.$I$11:.$I$49]))" office:value-type="percentage" office:value="0.0486104240369726">
            <text:p>4,861%</text:p>
          </table:table-cell>
          <table:table-cell table:style-name="ce47" table:formula="of:=INFO.OBBA.OBBA.OBGET(INFO.OBBA.OBBA.OBCALL(&quot;&quot;;&quot;net.finmath.marketdata.products.Swap&quot;;&quot;getForwardSwapRate&quot;;[.G36];[.G36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36];[$LIBORMarketModel.B$20]))" office:value-type="percentage" office:value="6.96601620765869">
            <text:p>696,6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.250863248435863">
            <text:p>25,0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6]);INFO.OBBA.OBBA.OBMAKE(&quot;&quot;;&quot;double&quot;;[.C36]-[.B36])))" office:value-type="float" office:value="0">
            <text:p>#VALUE!</text:p>
          </table:table-cell>
          <table:table-cell table:style-name="ce21" table:formula="of:=IF(ISNUMBER([.O36]);[.M36]-[.O3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6]+0.5" office:value-type="float" office:value="13.5">
            <text:p>13,5</text:p>
          </table:table-cell>
          <table:table-cell table:style-name="ce21" table:formula="of:=[.B37]+[.$C$8]" office:value-type="float" office:value="23.5">
            <text:p>23,5</text:p>
          </table:table-cell>
          <table:table-cell table:style-name="ce21" office:value-type="float" office:value="0.5">
            <text:p>0,5</text:p>
          </table:table-cell>
          <table:table-cell table:style-name="ce47" table:formula="of:=[.K37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37 &#10;[27193]">
            <text:p>swap tenor 37 <text:line-break/>[2719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37]);[.G37];INFO.OBBA.OBBA.OBMAKE(&quot;&quot;;&quot;double&quot;;[.E37]))" office:value-type="string" office:string-value="mcSwaption37 &#10;[27375]">
            <text:p>mcSwaption37 <text:line-break/>[27375]</text:p>
          </table:table-cell>
          <table:table-cell table:style-name="ce49" table:formula="of:=INFO.OBBA.OBBA.OBRUN(&quot;mcSwptn price &quot;&amp;ROW();[.H37];&quot;getValue&quot;;[$LIBORMarketModel.$I$26])" office:value-type="string" office:string-value="mcSwptn price 37 &#10;[27376]">
            <text:p>mcSwptn price 37 <text:line-break/>[27376]</text:p>
          </table:table-cell>
          <table:table-cell table:style-name="ce50" table:formula="of:=INFO.OBBA.OBBA.OBGET(INFO.OBBA.OBBA.OBSYNC([.I37];[.$I$11:.$I$49]))" office:value-type="percentage" office:value="0.0483885468841471">
            <text:p>4,839%</text:p>
          </table:table-cell>
          <table:table-cell table:style-name="ce47" table:formula="of:=INFO.OBBA.OBBA.OBGET(INFO.OBBA.OBBA.OBCALL(&quot;&quot;;&quot;net.finmath.marketdata.products.Swap&quot;;&quot;getForwardSwapRate&quot;;[.G37];[.G37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37];[$LIBORMarketModel.B$20]))" office:value-type="percentage" office:value="6.89704575015712">
            <text:p>689,7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.24759578338526">
            <text:p>24,7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7]);INFO.OBBA.OBBA.OBMAKE(&quot;&quot;;&quot;double&quot;;[.C37]-[.B37])))" office:value-type="float" office:value="0">
            <text:p>#VALUE!</text:p>
          </table:table-cell>
          <table:table-cell table:style-name="ce21" table:formula="of:=IF(ISNUMBER([.O37]);[.M37]-[.O3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7]+0.5" office:value-type="float" office:value="14">
            <text:p>14</text:p>
          </table:table-cell>
          <table:table-cell table:style-name="ce21" table:formula="of:=[.B38]+[.$C$8]" office:value-type="float" office:value="24">
            <text:p>24</text:p>
          </table:table-cell>
          <table:table-cell table:style-name="ce21" office:value-type="float" office:value="0.5">
            <text:p>0,5</text:p>
          </table:table-cell>
          <table:table-cell table:style-name="ce47" table:formula="of:=[.K38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38 &#10;[27198]">
            <text:p>swap tenor 38 <text:line-break/>[2719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38]);[.G38];INFO.OBBA.OBBA.OBMAKE(&quot;&quot;;&quot;double&quot;;[.E38]))" office:value-type="string" office:string-value="mcSwaption38 &#10;[27379]">
            <text:p>mcSwaption38 <text:line-break/>[27379]</text:p>
          </table:table-cell>
          <table:table-cell table:style-name="ce49" table:formula="of:=INFO.OBBA.OBBA.OBRUN(&quot;mcSwptn price &quot;&amp;ROW();[.H38];&quot;getValue&quot;;[$LIBORMarketModel.$I$26])" office:value-type="string" office:string-value="mcSwptn price 38 &#10;[27380]">
            <text:p>mcSwptn price 38 <text:line-break/>[27380]</text:p>
          </table:table-cell>
          <table:table-cell table:style-name="ce50" table:formula="of:=INFO.OBBA.OBBA.OBGET(INFO.OBBA.OBBA.OBSYNC([.I38];[.$I$11:.$I$49]))" office:value-type="percentage" office:value="0.0473007919845681">
            <text:p>4,730%</text:p>
          </table:table-cell>
          <table:table-cell table:style-name="ce47" table:formula="of:=INFO.OBBA.OBBA.OBGET(INFO.OBBA.OBBA.OBCALL(&quot;&quot;;&quot;net.finmath.marketdata.products.Swap&quot;;&quot;getForwardSwapRate&quot;;[.G38];[.G38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38];[$LIBORMarketModel.B$20]))" office:value-type="percentage" office:value="6.82875816847239">
            <text:p>682,9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.239827884221828">
            <text:p>23,9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8]);INFO.OBBA.OBBA.OBMAKE(&quot;&quot;;&quot;double&quot;;[.C38]-[.B38])))" office:value-type="float" office:value="0">
            <text:p>#VALUE!</text:p>
          </table:table-cell>
          <table:table-cell table:style-name="ce21" table:formula="of:=IF(ISNUMBER([.O38]);[.M38]-[.O3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8]+0.5" office:value-type="float" office:value="14.5">
            <text:p>14,5</text:p>
          </table:table-cell>
          <table:table-cell table:style-name="ce21" table:formula="of:=[.B39]+[.$C$8]" office:value-type="float" office:value="24.5">
            <text:p>24,5</text:p>
          </table:table-cell>
          <table:table-cell table:style-name="ce21" office:value-type="float" office:value="0.5">
            <text:p>0,5</text:p>
          </table:table-cell>
          <table:table-cell table:style-name="ce47" table:formula="of:=[.K39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39 &#10;[27203]">
            <text:p>swap tenor 39 <text:line-break/>[2720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39]);[.G39];INFO.OBBA.OBBA.OBMAKE(&quot;&quot;;&quot;double&quot;;[.E39]))" office:value-type="string" office:string-value="mcSwaption39 &#10;[27383]">
            <text:p>mcSwaption39 <text:line-break/>[27383]</text:p>
          </table:table-cell>
          <table:table-cell table:style-name="ce49" table:formula="of:=INFO.OBBA.OBBA.OBRUN(&quot;mcSwptn price &quot;&amp;ROW();[.H39];&quot;getValue&quot;;[$LIBORMarketModel.$I$26])" office:value-type="string" office:string-value="mcSwptn price 39 &#10;[27384]">
            <text:p>mcSwptn price 39 <text:line-break/>[27384]</text:p>
          </table:table-cell>
          <table:table-cell table:style-name="ce50" table:formula="of:=INFO.OBBA.OBBA.OBGET(INFO.OBBA.OBBA.OBSYNC([.I39];[.$I$11:.$I$49]))" office:value-type="percentage" office:value="0.048170286572442">
            <text:p>4,817%</text:p>
          </table:table-cell>
          <table:table-cell table:style-name="ce47" table:formula="of:=INFO.OBBA.OBBA.OBGET(INFO.OBBA.OBBA.OBCALL(&quot;&quot;;&quot;net.finmath.marketdata.products.Swap&quot;;&quot;getForwardSwapRate&quot;;[.G39];[.G39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39];[$LIBORMarketModel.B$20]))" office:value-type="percentage" office:value="6.76114670145782">
            <text:p>676,1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.242881354353756">
            <text:p>24,2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9]);INFO.OBBA.OBBA.OBMAKE(&quot;&quot;;&quot;double&quot;;[.C39]-[.B39])))" office:value-type="float" office:value="0">
            <text:p>#VALUE!</text:p>
          </table:table-cell>
          <table:table-cell table:style-name="ce21" table:formula="of:=IF(ISNUMBER([.O39]);[.M39]-[.O3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9]+0.5" office:value-type="float" office:value="15">
            <text:p>15</text:p>
          </table:table-cell>
          <table:table-cell table:style-name="ce21" table:formula="of:=[.B40]+[.$C$8]" office:value-type="float" office:value="25">
            <text:p>25</text:p>
          </table:table-cell>
          <table:table-cell table:style-name="ce21" office:value-type="float" office:value="0.5">
            <text:p>0,5</text:p>
          </table:table-cell>
          <table:table-cell table:style-name="ce47" table:formula="of:=[.K40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40 &#10;[27208]">
            <text:p>swap tenor 40 <text:line-break/>[2720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40]);[.G40];INFO.OBBA.OBBA.OBMAKE(&quot;&quot;;&quot;double&quot;;[.E40]))" office:value-type="string" office:string-value="mcSwaption40 &#10;[27387]">
            <text:p>mcSwaption40 <text:line-break/>[27387]</text:p>
          </table:table-cell>
          <table:table-cell table:style-name="ce49" table:formula="of:=INFO.OBBA.OBBA.OBRUN(&quot;mcSwptn price &quot;&amp;ROW();[.H40];&quot;getValue&quot;;[$LIBORMarketModel.$I$26])" office:value-type="string" office:string-value="mcSwptn price 40 &#10;[27388]">
            <text:p>mcSwptn price 40 <text:line-break/>[27388]</text:p>
          </table:table-cell>
          <table:table-cell table:style-name="ce50" table:formula="of:=INFO.OBBA.OBBA.OBGET(INFO.OBBA.OBBA.OBSYNC([.I40];[.$I$11:.$I$49]))" office:value-type="percentage" office:value="0.0476338201379102">
            <text:p>4,763%</text:p>
          </table:table-cell>
          <table:table-cell table:style-name="ce47" table:formula="of:=INFO.OBBA.OBBA.OBGET(INFO.OBBA.OBBA.OBCALL(&quot;&quot;;&quot;net.finmath.marketdata.products.Swap&quot;;&quot;getForwardSwapRate&quot;;[.G40];[.G40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40];[$LIBORMarketModel.B$20]))" office:value-type="percentage" office:value="6.69420465490873">
            <text:p>669,4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.238478806063887">
            <text:p>23,8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0]);INFO.OBBA.OBBA.OBMAKE(&quot;&quot;;&quot;double&quot;;[.C40]-[.B40])))" office:value-type="float" office:value="0.24255">
            <text:p>0,24</text:p>
          </table:table-cell>
          <table:table-cell table:style-name="ce68" table:formula="of:=IF(ISNUMBER([.O40]);[.M40]-[.O40];&quot;&quot;)" office:value-type="percentage" office:value="-0.00407119393611316">
            <text:p>-0,41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0]+0.5" office:value-type="float" office:value="15.5">
            <text:p>15,5</text:p>
          </table:table-cell>
          <table:table-cell table:style-name="ce21" table:formula="of:=[.B41]+[.$C$8]" office:value-type="float" office:value="25.5">
            <text:p>25,5</text:p>
          </table:table-cell>
          <table:table-cell table:style-name="ce21" office:value-type="float" office:value="0.5">
            <text:p>0,5</text:p>
          </table:table-cell>
          <table:table-cell table:style-name="ce47" table:formula="of:=[.K41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41 &#10;[27213]">
            <text:p>swap tenor 41 <text:line-break/>[2721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41]);[.G41];INFO.OBBA.OBBA.OBMAKE(&quot;&quot;;&quot;double&quot;;[.E41]))" office:value-type="string" office:string-value="mcSwaption41 &#10;[27391]">
            <text:p>mcSwaption41 <text:line-break/>[27391]</text:p>
          </table:table-cell>
          <table:table-cell table:style-name="ce49" table:formula="of:=INFO.OBBA.OBBA.OBRUN(&quot;mcSwptn price &quot;&amp;ROW();[.H41];&quot;getValue&quot;;[$LIBORMarketModel.$I$26])" office:value-type="string" office:string-value="mcSwptn price 41 &#10;[27392]">
            <text:p>mcSwptn price 41 <text:line-break/>[27392]</text:p>
          </table:table-cell>
          <table:table-cell table:style-name="ce50" table:formula="of:=INFO.OBBA.OBBA.OBGET(INFO.OBBA.OBBA.OBSYNC([.I41];[.$I$11:.$I$49]))" office:value-type="percentage" office:value="0">
            <text:p>#VALUE!</text:p>
          </table:table-cell>
          <table:table-cell table:style-name="ce47" table:formula="of:=INFO.OBBA.OBBA.OBGET(INFO.OBBA.OBBA.OBCALL(&quot;&quot;;&quot;net.finmath.marketdata.products.Swap&quot;;&quot;getForwardSwapRate&quot;;[.G41];[.G41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41];[$LIBORMarketModel.B$20]))" office:value-type="percentage" office:value="6.62792540089973">
            <text:p>662,8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1]);INFO.OBBA.OBBA.OBMAKE(&quot;&quot;;&quot;double&quot;;[.C41]-[.B41])))" office:value-type="float" office:value="0">
            <text:p>#VALUE!</text:p>
          </table:table-cell>
          <table:table-cell table:style-name="ce21" table:formula="of:=IF(ISNUMBER([.O41]);[.M41]-[.O4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1]+0.5" office:value-type="float" office:value="16">
            <text:p>16</text:p>
          </table:table-cell>
          <table:table-cell table:style-name="ce21" table:formula="of:=[.B42]+[.$C$8]" office:value-type="float" office:value="26">
            <text:p>26</text:p>
          </table:table-cell>
          <table:table-cell table:style-name="ce21" office:value-type="float" office:value="0.5">
            <text:p>0,5</text:p>
          </table:table-cell>
          <table:table-cell table:style-name="ce47" table:formula="of:=[.K42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42 &#10;[27218]">
            <text:p>swap tenor 42 <text:line-break/>[2721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42]);[.G42];INFO.OBBA.OBBA.OBMAKE(&quot;&quot;;&quot;double&quot;;[.E42]))" office:value-type="string" office:string-value="mcSwaption42 &#10;[27395]">
            <text:p>mcSwaption42 <text:line-break/>[27395]</text:p>
          </table:table-cell>
          <table:table-cell table:style-name="ce49" table:formula="of:=INFO.OBBA.OBBA.OBRUN(&quot;mcSwptn price &quot;&amp;ROW();[.H42];&quot;getValue&quot;;[$LIBORMarketModel.$I$26])" office:value-type="string" office:string-value="mcSwptn price 42 &#10;[27396]">
            <text:p>mcSwptn price 42 <text:line-break/>[27396]</text:p>
          </table:table-cell>
          <table:table-cell table:style-name="ce50" table:formula="of:=INFO.OBBA.OBBA.OBGET(INFO.OBBA.OBBA.OBSYNC([.I42];[.$I$11:.$I$49]))" office:value-type="percentage" office:value="0">
            <text:p>#VALUE!</text:p>
          </table:table-cell>
          <table:table-cell table:style-name="ce47" table:formula="of:=INFO.OBBA.OBBA.OBGET(INFO.OBBA.OBBA.OBCALL(&quot;&quot;;&quot;net.finmath.marketdata.products.Swap&quot;;&quot;getForwardSwapRate&quot;;[.G42];[.G42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42];[$LIBORMarketModel.B$20]))" office:value-type="percentage" office:value="6.56230237712845">
            <text:p>656,2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2]);INFO.OBBA.OBBA.OBMAKE(&quot;&quot;;&quot;double&quot;;[.C42]-[.B42])))" office:value-type="float" office:value="0">
            <text:p>#VALUE!</text:p>
          </table:table-cell>
          <table:table-cell table:style-name="ce21" table:formula="of:=IF(ISNUMBER([.O42]);[.M42]-[.O4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2]+0.5" office:value-type="float" office:value="16.5">
            <text:p>16,5</text:p>
          </table:table-cell>
          <table:table-cell table:style-name="ce21" table:formula="of:=[.B43]+[.$C$8]" office:value-type="float" office:value="26.5">
            <text:p>26,5</text:p>
          </table:table-cell>
          <table:table-cell table:style-name="ce21" office:value-type="float" office:value="0.5">
            <text:p>0,5</text:p>
          </table:table-cell>
          <table:table-cell table:style-name="ce47" table:formula="of:=[.K43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43 &#10;[27223]">
            <text:p>swap tenor 43 <text:line-break/>[2722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43]);[.G43];INFO.OBBA.OBBA.OBMAKE(&quot;&quot;;&quot;double&quot;;[.E43]))" office:value-type="string" office:string-value="mcSwaption43 &#10;[27399]">
            <text:p>mcSwaption43 <text:line-break/>[27399]</text:p>
          </table:table-cell>
          <table:table-cell table:style-name="ce49" table:formula="of:=INFO.OBBA.OBBA.OBRUN(&quot;mcSwptn price &quot;&amp;ROW();[.H43];&quot;getValue&quot;;[$LIBORMarketModel.$I$26])" office:value-type="string" office:string-value="mcSwptn price 43 &#10;[27400]">
            <text:p>mcSwptn price 43 <text:line-break/>[27400]</text:p>
          </table:table-cell>
          <table:table-cell table:style-name="ce50" table:formula="of:=INFO.OBBA.OBBA.OBGET(INFO.OBBA.OBBA.OBSYNC([.I43];[.$I$11:.$I$49]))" office:value-type="percentage" office:value="0">
            <text:p>#VALUE!</text:p>
          </table:table-cell>
          <table:table-cell table:style-name="ce47" table:formula="of:=INFO.OBBA.OBBA.OBGET(INFO.OBBA.OBBA.OBCALL(&quot;&quot;;&quot;net.finmath.marketdata.products.Swap&quot;;&quot;getForwardSwapRate&quot;;[.G43];[.G43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43];[$LIBORMarketModel.B$20]))" office:value-type="percentage" office:value="6.49732908626579">
            <text:p>649,7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3]);INFO.OBBA.OBBA.OBMAKE(&quot;&quot;;&quot;double&quot;;[.C43]-[.B43])))" office:value-type="float" office:value="0">
            <text:p>#VALUE!</text:p>
          </table:table-cell>
          <table:table-cell table:style-name="ce21" table:formula="of:=IF(ISNUMBER([.O43]);[.M43]-[.O4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3]+0.5" office:value-type="float" office:value="17">
            <text:p>17</text:p>
          </table:table-cell>
          <table:table-cell table:style-name="ce21" table:formula="of:=[.B44]+[.$C$8]" office:value-type="float" office:value="27">
            <text:p>27</text:p>
          </table:table-cell>
          <table:table-cell table:style-name="ce21" office:value-type="float" office:value="0.5">
            <text:p>0,5</text:p>
          </table:table-cell>
          <table:table-cell table:style-name="ce47" table:formula="of:=[.K44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44 &#10;[27228]">
            <text:p>swap tenor 44 <text:line-break/>[2722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44]);[.G44];INFO.OBBA.OBBA.OBMAKE(&quot;&quot;;&quot;double&quot;;[.E44]))" office:value-type="string" office:string-value="mcSwaption44 &#10;[27403]">
            <text:p>mcSwaption44 <text:line-break/>[27403]</text:p>
          </table:table-cell>
          <table:table-cell table:style-name="ce49" table:formula="of:=INFO.OBBA.OBBA.OBRUN(&quot;mcSwptn price &quot;&amp;ROW();[.H44];&quot;getValue&quot;;[$LIBORMarketModel.$I$26])" office:value-type="string" office:string-value="mcSwptn price 44 &#10;[27404]">
            <text:p>mcSwptn price 44 <text:line-break/>[27404]</text:p>
          </table:table-cell>
          <table:table-cell table:style-name="ce50" table:formula="of:=INFO.OBBA.OBBA.OBGET(INFO.OBBA.OBBA.OBSYNC([.I44];[.$I$11:.$I$49]))" office:value-type="percentage" office:value="0">
            <text:p>#VALUE!</text:p>
          </table:table-cell>
          <table:table-cell table:style-name="ce47" table:formula="of:=INFO.OBBA.OBBA.OBGET(INFO.OBBA.OBBA.OBCALL(&quot;&quot;;&quot;net.finmath.marketdata.products.Swap&quot;;&quot;getForwardSwapRate&quot;;[.G44];[.G44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44];[$LIBORMarketModel.B$20]))" office:value-type="percentage" office:value="6.43299909531266">
            <text:p>643,3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4]);INFO.OBBA.OBBA.OBMAKE(&quot;&quot;;&quot;double&quot;;[.C44]-[.B44])))" office:value-type="float" office:value="0">
            <text:p>#VALUE!</text:p>
          </table:table-cell>
          <table:table-cell table:style-name="ce21" table:formula="of:=IF(ISNUMBER([.O44]);[.M44]-[.O4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4]+0.5" office:value-type="float" office:value="17.5">
            <text:p>17,5</text:p>
          </table:table-cell>
          <table:table-cell table:style-name="ce21" table:formula="of:=[.B45]+[.$C$8]" office:value-type="float" office:value="27.5">
            <text:p>27,5</text:p>
          </table:table-cell>
          <table:table-cell table:style-name="ce21" office:value-type="float" office:value="0.5">
            <text:p>0,5</text:p>
          </table:table-cell>
          <table:table-cell table:style-name="ce47" table:formula="of:=[.K45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45 &#10;[27233]">
            <text:p>swap tenor 45 <text:line-break/>[2723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45]);[.G45];INFO.OBBA.OBBA.OBMAKE(&quot;&quot;;&quot;double&quot;;[.E45]))" office:value-type="string" office:string-value="mcSwaption45 &#10;[27407]">
            <text:p>mcSwaption45 <text:line-break/>[27407]</text:p>
          </table:table-cell>
          <table:table-cell table:style-name="ce49" table:formula="of:=INFO.OBBA.OBBA.OBRUN(&quot;mcSwptn price &quot;&amp;ROW();[.H45];&quot;getValue&quot;;[$LIBORMarketModel.$I$26])" office:value-type="string" office:string-value="mcSwptn price 45 &#10;[27408]">
            <text:p>mcSwptn price 45 <text:line-break/>[27408]</text:p>
          </table:table-cell>
          <table:table-cell table:style-name="ce50" table:formula="of:=INFO.OBBA.OBBA.OBGET(INFO.OBBA.OBBA.OBSYNC([.I45];[.$I$11:.$I$49]))" office:value-type="percentage" office:value="0">
            <text:p>#VALUE!</text:p>
          </table:table-cell>
          <table:table-cell table:style-name="ce47" table:formula="of:=INFO.OBBA.OBBA.OBGET(INFO.OBBA.OBBA.OBCALL(&quot;&quot;;&quot;net.finmath.marketdata.products.Swap&quot;;&quot;getForwardSwapRate&quot;;[.G45];[.G45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45];[$LIBORMarketModel.B$20]))" office:value-type="percentage" office:value="6.36930603496303">
            <text:p>636,9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5]);INFO.OBBA.OBBA.OBMAKE(&quot;&quot;;&quot;double&quot;;[.C45]-[.B45])))" office:value-type="float" office:value="0">
            <text:p>#VALUE!</text:p>
          </table:table-cell>
          <table:table-cell table:style-name="ce21" table:formula="of:=IF(ISNUMBER([.O45]);[.M45]-[.O4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5]+0.5" office:value-type="float" office:value="18">
            <text:p>18</text:p>
          </table:table-cell>
          <table:table-cell table:style-name="ce21" table:formula="of:=[.B46]+[.$C$8]" office:value-type="float" office:value="28">
            <text:p>28</text:p>
          </table:table-cell>
          <table:table-cell table:style-name="ce21" office:value-type="float" office:value="0.5">
            <text:p>0,5</text:p>
          </table:table-cell>
          <table:table-cell table:style-name="ce47" table:formula="of:=[.K46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46 &#10;[27238]">
            <text:p>swap tenor 46 <text:line-break/>[2723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46]);[.G46];INFO.OBBA.OBBA.OBMAKE(&quot;&quot;;&quot;double&quot;;[.E46]))" office:value-type="string" office:string-value="mcSwaption46 &#10;[27411]">
            <text:p>mcSwaption46 <text:line-break/>[27411]</text:p>
          </table:table-cell>
          <table:table-cell table:style-name="ce49" table:formula="of:=INFO.OBBA.OBBA.OBRUN(&quot;mcSwptn price &quot;&amp;ROW();[.H46];&quot;getValue&quot;;[$LIBORMarketModel.$I$26])" office:value-type="string" office:string-value="mcSwptn price 46 &#10;[27412]">
            <text:p>mcSwptn price 46 <text:line-break/>[27412]</text:p>
          </table:table-cell>
          <table:table-cell table:style-name="ce50" table:formula="of:=INFO.OBBA.OBBA.OBGET(INFO.OBBA.OBBA.OBSYNC([.I46];[.$I$11:.$I$49]))" office:value-type="percentage" office:value="0">
            <text:p>#VALUE!</text:p>
          </table:table-cell>
          <table:table-cell table:style-name="ce47" table:formula="of:=INFO.OBBA.OBBA.OBGET(INFO.OBBA.OBBA.OBCALL(&quot;&quot;;&quot;net.finmath.marketdata.products.Swap&quot;;&quot;getForwardSwapRate&quot;;[.G46];[.G46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46];[$LIBORMarketModel.B$20]))" office:value-type="percentage" office:value="6.3062435989733">
            <text:p>630,6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6]);INFO.OBBA.OBBA.OBMAKE(&quot;&quot;;&quot;double&quot;;[.C46]-[.B46])))" office:value-type="float" office:value="0">
            <text:p>#VALUE!</text:p>
          </table:table-cell>
          <table:table-cell table:style-name="ce21" table:formula="of:=IF(ISNUMBER([.O46]);[.M46]-[.O4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6]+0.5" office:value-type="float" office:value="18.5">
            <text:p>18,5</text:p>
          </table:table-cell>
          <table:table-cell table:style-name="ce21" table:formula="of:=[.B47]+[.$C$8]" office:value-type="float" office:value="28.5">
            <text:p>28,5</text:p>
          </table:table-cell>
          <table:table-cell table:style-name="ce21" office:value-type="float" office:value="0.5">
            <text:p>0,5</text:p>
          </table:table-cell>
          <table:table-cell table:style-name="ce47" table:formula="of:=[.K47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47 &#10;[27243]">
            <text:p>swap tenor 47 <text:line-break/>[2724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47]);[.G47];INFO.OBBA.OBBA.OBMAKE(&quot;&quot;;&quot;double&quot;;[.E47]))" office:value-type="string" office:string-value="mcSwaption47 &#10;[27415]">
            <text:p>mcSwaption47 <text:line-break/>[27415]</text:p>
          </table:table-cell>
          <table:table-cell table:style-name="ce49" table:formula="of:=INFO.OBBA.OBBA.OBRUN(&quot;mcSwptn price &quot;&amp;ROW();[.H47];&quot;getValue&quot;;[$LIBORMarketModel.$I$26])" office:value-type="string" office:string-value="mcSwptn price 47 &#10;[27416]">
            <text:p>mcSwptn price 47 <text:line-break/>[27416]</text:p>
          </table:table-cell>
          <table:table-cell table:style-name="ce50" table:formula="of:=INFO.OBBA.OBBA.OBGET(INFO.OBBA.OBBA.OBSYNC([.I47];[.$I$11:.$I$49]))" office:value-type="percentage" office:value="0">
            <text:p>#VALUE!</text:p>
          </table:table-cell>
          <table:table-cell table:style-name="ce47" table:formula="of:=INFO.OBBA.OBBA.OBGET(INFO.OBBA.OBBA.OBCALL(&quot;&quot;;&quot;net.finmath.marketdata.products.Swap&quot;;&quot;getForwardSwapRate&quot;;[.G47];[.G47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47];[$LIBORMarketModel.B$20]))" office:value-type="percentage" office:value="6.24380554353792">
            <text:p>624,4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7]);INFO.OBBA.OBBA.OBMAKE(&quot;&quot;;&quot;double&quot;;[.C47]-[.B47])))" office:value-type="float" office:value="0">
            <text:p>#VALUE!</text:p>
          </table:table-cell>
          <table:table-cell table:style-name="ce21" table:formula="of:=IF(ISNUMBER([.O47]);[.M47]-[.O4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7]+0.5" office:value-type="float" office:value="19">
            <text:p>19</text:p>
          </table:table-cell>
          <table:table-cell table:style-name="ce21" table:formula="of:=[.B48]+[.$C$8]" office:value-type="float" office:value="29">
            <text:p>29</text:p>
          </table:table-cell>
          <table:table-cell table:style-name="ce21" office:value-type="float" office:value="0.5">
            <text:p>0,5</text:p>
          </table:table-cell>
          <table:table-cell table:style-name="ce47" table:formula="of:=[.K48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48 &#10;[27248]">
            <text:p>swap tenor 48 <text:line-break/>[2724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48]);[.G48];INFO.OBBA.OBBA.OBMAKE(&quot;&quot;;&quot;double&quot;;[.E48]))" office:value-type="string" office:string-value="mcSwaption48 &#10;[27419]">
            <text:p>mcSwaption48 <text:line-break/>[27419]</text:p>
          </table:table-cell>
          <table:table-cell table:style-name="ce49" table:formula="of:=INFO.OBBA.OBBA.OBRUN(&quot;mcSwptn price &quot;&amp;ROW();[.H48];&quot;getValue&quot;;[$LIBORMarketModel.$I$26])" office:value-type="string" office:string-value="mcSwptn price 48 &#10;[27420]">
            <text:p>mcSwptn price 48 <text:line-break/>[27420]</text:p>
          </table:table-cell>
          <table:table-cell table:style-name="ce50" table:formula="of:=INFO.OBBA.OBBA.OBGET(INFO.OBBA.OBBA.OBSYNC([.I48];[.$I$11:.$I$49]))" office:value-type="percentage" office:value="0">
            <text:p>#VALUE!</text:p>
          </table:table-cell>
          <table:table-cell table:style-name="ce47" table:formula="of:=INFO.OBBA.OBBA.OBGET(INFO.OBBA.OBBA.OBCALL(&quot;&quot;;&quot;net.finmath.marketdata.products.Swap&quot;;&quot;getForwardSwapRate&quot;;[.G48];[.G48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48];[$LIBORMarketModel.B$20]))" office:value-type="percentage" office:value="6.18198568667121">
            <text:p>618,2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8]);INFO.OBBA.OBBA.OBMAKE(&quot;&quot;;&quot;double&quot;;[.C48]-[.B48])))" office:value-type="float" office:value="0">
            <text:p>#VALUE!</text:p>
          </table:table-cell>
          <table:table-cell table:style-name="ce21" table:formula="of:=IF(ISNUMBER([.O48]);[.M48]-[.O4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8]+0.5" office:value-type="float" office:value="19.5">
            <text:p>19,5</text:p>
          </table:table-cell>
          <table:table-cell table:style-name="ce21" table:formula="of:=[.B49]+[.$C$8]" office:value-type="float" office:value="29.5">
            <text:p>29,5</text:p>
          </table:table-cell>
          <table:table-cell table:style-name="ce21" office:value-type="float" office:value="0.5">
            <text:p>0,5</text:p>
          </table:table-cell>
          <table:table-cell table:style-name="ce47" table:formula="of:=[.K49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49 &#10;[27253]">
            <text:p>swap tenor 49 <text:line-break/>[2725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49]);[.G49];INFO.OBBA.OBBA.OBMAKE(&quot;&quot;;&quot;double&quot;;[.E49]))" office:value-type="string" office:string-value="mcSwaption49 &#10;[27423]">
            <text:p>mcSwaption49 <text:line-break/>[27423]</text:p>
          </table:table-cell>
          <table:table-cell table:style-name="ce49" table:formula="of:=INFO.OBBA.OBBA.OBRUN(&quot;mcSwptn price &quot;&amp;ROW();[.H49];&quot;getValue&quot;;[$LIBORMarketModel.$I$26])" office:value-type="string" office:string-value="mcSwptn price 49 &#10;[27424]">
            <text:p>mcSwptn price 49 <text:line-break/>[27424]</text:p>
          </table:table-cell>
          <table:table-cell table:style-name="ce50" table:formula="of:=INFO.OBBA.OBBA.OBGET(INFO.OBBA.OBBA.OBSYNC([.I49];[.$I$11:.$I$49]))" office:value-type="percentage" office:value="0">
            <text:p>#VALUE!</text:p>
          </table:table-cell>
          <table:table-cell table:style-name="ce47" table:formula="of:=INFO.OBBA.OBBA.OBGET(INFO.OBBA.OBBA.OBCALL(&quot;&quot;;&quot;net.finmath.marketdata.products.Swap&quot;;&quot;getForwardSwapRate&quot;;[.G49];[.G49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49];[$LIBORMarketModel.B$20]))" office:value-type="percentage" office:value="6.12077790759525">
            <text:p>612,1%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9]);INFO.OBBA.OBBA.OBMAKE(&quot;&quot;;&quot;double&quot;;[.C49]-[.B49])))" office:value-type="float" office:value="0">
            <text:p>#VALUE!</text:p>
          </table:table-cell>
          <table:table-cell table:style-name="ce21" table:formula="of:=IF(ISNUMBER([.O49]);[.M49]-[.O4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 table:number-rows-repeated="5">
          <table:table-cell table:style-name="ce14" table:number-columns-repeated="6"/>
          <table:table-cell table:style-name="ce48" table:number-columns-repeated="3"/>
          <table:table-cell table:style-name="ce14" table:number-columns-repeated="249"/>
          <table:table-cell table:number-columns-repeated="766"/>
        </table:table-row>
        <table:table-row table:style-name="ro4" table:number-rows-repeated="65480">
          <table:table-cell table:style-name="ce14" table:number-columns-repeated="7"/>
          <table:table-cell table:style-name="ce48" table:number-columns-repeated="3"/>
          <table:table-cell table:style-name="ce14" table:number-columns-repeated="248"/>
          <table:table-cell table:number-columns-repeated="766"/>
        </table:table-row>
        <table:table-row table:style-name="ro4" table:number-rows-repeated="98304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odel" table:style-name="ta6" table:print="false">
        <office:forms form:automatic-focus="false" form:apply-design-mode="false"/>
        <table:table-column table:style-name="co5" table:default-cell-style-name="ce37"/>
        <table:table-column table:style-name="co10" table:number-columns-repeated="256" table:default-cell-style-name="ce37"/>
        <table:table-column table:style-name="co8" table:number-columns-repeated="767" table:default-cell-style-name="ce37"/>
        <table:table-row table:style-name="ro9">
          <table:table-cell table:style-name="ce14" table:number-columns-repeated="3"/>
          <table:table-cell table:style-name="ce21"/>
          <table:table-cell table:style-name="ce48" table:number-columns-repeated="2"/>
          <table:table-cell table:style-name="ce14" table:number-columns-repeated="251"/>
          <table:table-cell table:number-columns-repeated="767"/>
        </table:table-row>
        <table:table-row table:style-name="ro9">
          <table:table-cell table:style-name="ce14"/>
          <table:table-cell table:style-name="ce16" office:value-type="string">
            <text:p>Volatility and Correlation Model</text:p>
          </table:table-cell>
          <table:table-cell table:style-name="ce14"/>
          <table:table-cell table:style-name="ce21"/>
          <table:table-cell table:style-name="ce48" table:number-columns-repeated="2"/>
          <table:table-cell table:style-name="ce14" table:number-columns-repeated="251"/>
          <table:table-cell table:number-columns-repeated="767"/>
        </table:table-row>
        <table:table-row table:style-name="ro9">
          <table:table-cell table:style-name="ce14"/>
          <table:table-cell table:style-name="ce42" office:value-type="string">
            <text:p>Note: This sheet only works if the model has been created with a covariance model of type LIBORCovarianceModelFromVolatilityAndCorrelation </text:p>
          </table:table-cell>
          <table:table-cell table:style-name="ce14"/>
          <table:table-cell table:style-name="ce21"/>
          <table:table-cell table:style-name="ce48" table:number-columns-repeated="2"/>
          <table:table-cell table:style-name="ce14" table:number-columns-repeated="251"/>
          <table:table-cell table:number-columns-repeated="767"/>
        </table:table-row>
        <table:table-row table:style-name="ro9">
          <table:table-cell table:style-name="ce14"/>
          <table:table-cell table:style-name="ce71"/>
          <table:table-cell table:style-name="ce14"/>
          <table:table-cell table:style-name="ce21"/>
          <table:table-cell table:style-name="ce48" table:number-columns-repeated="2"/>
          <table:table-cell table:style-name="ce14" table:number-columns-repeated="251"/>
          <table:table-cell table:number-columns-repeated="767"/>
        </table:table-row>
        <table:table-row table:style-name="ro9">
          <table:table-cell table:style-name="ce14"/>
          <table:table-cell table:style-name="ce44" office:value-type="string">
            <text:p>Covariance Model:</text:p>
          </table:table-cell>
          <table:table-cell table:style-name="ce74" table:formula="of:=INFO.OBBA.OBBA.OBCAST(INFO.OBBA.OBBA.OBCALL(&quot;covarianceModelFromLMMCalibrated&quot;;[LIBORMarketModel.$E$63];&quot;getCovarianceModel&quot;);&quot;net.finmath.montecarlo.interestrate.modelplugins.LIBORCovarianceModelFromVolatilityAndCorrelation&quot;)" office:value-type="string" office:string-value="covarianceModelFromLMMCalibrated &#10;[27754]">
            <text:p>covarianceModelFromLMMCalibrated </text:p>
            <text:p>[27754]</text:p>
          </table:table-cell>
          <table:table-cell table:style-name="ce21"/>
          <table:table-cell table:style-name="ce48" table:number-columns-repeated="2"/>
          <table:table-cell table:style-name="ce14" table:number-columns-repeated="251"/>
          <table:table-cell table:number-columns-repeated="767"/>
        </table:table-row>
        <table:table-row table:style-name="ro9">
          <table:table-cell table:style-name="ce14"/>
          <table:table-cell table:style-name="ce44" office:value-type="string">
            <text:p>Volatility Model:</text:p>
          </table:table-cell>
          <table:table-cell table:style-name="ce48" table:formula="of:=INFO.OBBA.OBBA.OBCALL(&quot;volatilityModelFromLMMCalibrated&quot;;[.$C$5];&quot;getVolatilityModel&quot;)" office:value-type="string" office:string-value="volatilityModelFromLMMCalibrated &#10;[27755]">
            <text:p>volatilityModelFromLMMCalibrated </text:p>
            <text:p>[27755]</text:p>
          </table:table-cell>
          <table:table-cell table:style-name="ce21"/>
          <table:table-cell table:number-columns-repeated="2"/>
          <table:table-cell table:style-name="ce14" table:number-columns-repeated="251"/>
          <table:table-cell table:number-columns-repeated="767"/>
        </table:table-row>
        <table:table-row table:style-name="ro9">
          <table:table-cell table:style-name="ce14"/>
          <table:table-cell table:style-name="ce21"/>
          <table:table-cell table:style-name="ce48"/>
          <table:table-cell table:style-name="ce14" table:number-columns-repeated="254"/>
          <table:table-cell table:number-columns-repeated="767"/>
        </table:table-row>
        <table:table-row table:style-name="ro9">
          <table:table-cell table:style-name="ce14"/>
          <table:table-cell table:style-name="ce21"/>
          <table:table-cell table:style-name="ce48" office:value-type="string">
            <text:p>simulation time</text:p>
          </table:table-cell>
          <table:table-cell table:style-name="ce14" table:number-columns-repeated="254"/>
          <table:table-cell table:number-columns-repeated="767"/>
        </table:table-row>
        <table:table-row table:style-name="ro9">
          <table:table-cell table:style-name="ce21"/>
          <table:table-cell table:style-name="ce72"/>
          <table:table-cell table:style-name="ce45" office:value-type="float" office:value="0">
            <text:p>0</text:p>
          </table:table-cell>
          <table:table-cell table:style-name="ce45" table:formula="of:=[.C9]+1" office:value-type="float" office:value="1">
            <text:p>1</text:p>
          </table:table-cell>
          <table:table-cell table:style-name="ce45" table:formula="of:=[.D9]+1" office:value-type="float" office:value="2">
            <text:p>2</text:p>
          </table:table-cell>
          <table:table-cell table:style-name="ce45" table:formula="of:=[.E9]+1" office:value-type="float" office:value="3">
            <text:p>3</text:p>
          </table:table-cell>
          <table:table-cell table:style-name="ce45" table:formula="of:=[.F9]+1" office:value-type="float" office:value="4">
            <text:p>4</text:p>
          </table:table-cell>
          <table:table-cell table:style-name="ce45" table:formula="of:=[.G9]+1" office:value-type="float" office:value="5">
            <text:p>5</text:p>
          </table:table-cell>
          <table:table-cell table:style-name="ce45" table:formula="of:=[.H9]+1" office:value-type="float" office:value="6">
            <text:p>6</text:p>
          </table:table-cell>
          <table:table-cell table:style-name="ce45" table:formula="of:=[.I9]+1" office:value-type="float" office:value="7">
            <text:p>7</text:p>
          </table:table-cell>
          <table:table-cell table:style-name="ce45" table:formula="of:=[.J9]+1" office:value-type="float" office:value="8">
            <text:p>8</text:p>
          </table:table-cell>
          <table:table-cell table:style-name="ce45" table:formula="of:=[.K9]+1" office:value-type="float" office:value="9">
            <text:p>9</text:p>
          </table:table-cell>
          <table:table-cell table:style-name="ce45" table:formula="of:=[.L9]+1" office:value-type="float" office:value="10">
            <text:p>10</text:p>
          </table:table-cell>
          <table:table-cell table:style-name="ce45" table:formula="of:=[.M9]+1" office:value-type="float" office:value="11">
            <text:p>11</text:p>
          </table:table-cell>
          <table:table-cell table:style-name="ce45" table:formula="of:=[.N9]+1" office:value-type="float" office:value="12">
            <text:p>12</text:p>
          </table:table-cell>
          <table:table-cell table:style-name="ce45" table:formula="of:=[.O9]+1" office:value-type="float" office:value="13">
            <text:p>13</text:p>
          </table:table-cell>
          <table:table-cell table:style-name="ce45" table:formula="of:=[.P9]+1" office:value-type="float" office:value="14">
            <text:p>14</text:p>
          </table:table-cell>
          <table:table-cell table:style-name="ce45" table:formula="of:=[.Q9]+1" office:value-type="float" office:value="15">
            <text:p>15</text:p>
          </table:table-cell>
          <table:table-cell table:style-name="ce45" table:formula="of:=[.R9]+1" office:value-type="float" office:value="16">
            <text:p>16</text:p>
          </table:table-cell>
          <table:table-cell table:style-name="ce45" table:formula="of:=[.S9]+1" office:value-type="float" office:value="17">
            <text:p>17</text:p>
          </table:table-cell>
          <table:table-cell table:style-name="ce45" table:formula="of:=[.T9]+1" office:value-type="float" office:value="18">
            <text:p>18</text:p>
          </table:table-cell>
          <table:table-cell table:style-name="ce45" table:formula="of:=[.U9]+1" office:value-type="float" office:value="19">
            <text:p>19</text:p>
          </table:table-cell>
          <table:table-cell table:style-name="ce45" table:formula="of:=[.V9]+1" office:value-type="float" office:value="20">
            <text:p>20</text:p>
          </table:table-cell>
          <table:table-cell table:style-name="ce45" table:formula="of:=[.W9]+1" office:value-type="float" office:value="21">
            <text:p>21</text:p>
          </table:table-cell>
          <table:table-cell table:style-name="ce45" table:formula="of:=[.X9]+1" office:value-type="float" office:value="22">
            <text:p>22</text:p>
          </table:table-cell>
          <table:table-cell table:style-name="ce45" table:formula="of:=[.Y9]+1" office:value-type="float" office:value="23">
            <text:p>23</text:p>
          </table:table-cell>
          <table:table-cell table:style-name="ce45" table:formula="of:=[.Z9]+1" office:value-type="float" office:value="24">
            <text:p>24</text:p>
          </table:table-cell>
          <table:table-cell table:style-name="ce45" table:formula="of:=[.AA9]+1" office:value-type="float" office:value="25">
            <text:p>25</text:p>
          </table:table-cell>
          <table:table-cell table:style-name="ce45" table:formula="of:=[.AB9]+1" office:value-type="float" office:value="26">
            <text:p>26</text:p>
          </table:table-cell>
          <table:table-cell table:style-name="ce45" table:formula="of:=[.AC9]+1" office:value-type="float" office:value="27">
            <text:p>27</text:p>
          </table:table-cell>
          <table:table-cell table:style-name="ce45" table:formula="of:=[.AD9]+1" office:value-type="float" office:value="28">
            <text:p>28</text:p>
          </table:table-cell>
          <table:table-cell table:style-name="ce45" table:formula="of:=[.AE9]+1" office:value-type="float" office:value="29">
            <text:p>29</text:p>
          </table:table-cell>
          <table:table-cell table:style-name="ce45" table:formula="of:=[.AF9]+1" office:value-type="float" office:value="30">
            <text:p>30</text:p>
          </table:table-cell>
          <table:table-cell table:style-name="ce45" table:formula="of:=[.AG9]+1" office:value-type="float" office:value="31">
            <text:p>31</text:p>
          </table:table-cell>
          <table:table-cell table:style-name="ce45" table:formula="of:=[.AH9]+1" office:value-type="float" office:value="32">
            <text:p>32</text:p>
          </table:table-cell>
          <table:table-cell table:style-name="ce45" table:formula="of:=[.AI9]+1" office:value-type="float" office:value="33">
            <text:p>33</text:p>
          </table:table-cell>
          <table:table-cell table:style-name="ce45" table:formula="of:=[.AJ9]+1" office:value-type="float" office:value="34">
            <text:p>34</text:p>
          </table:table-cell>
          <table:table-cell table:style-name="ce45" table:formula="of:=[.AK9]+1" office:value-type="float" office:value="35">
            <text:p>35</text:p>
          </table:table-cell>
          <table:table-cell table:style-name="ce45" table:formula="of:=[.AL9]+1" office:value-type="float" office:value="36">
            <text:p>36</text:p>
          </table:table-cell>
          <table:table-cell table:style-name="ce45" table:formula="of:=[.AM9]+1" office:value-type="float" office:value="37">
            <text:p>37</text:p>
          </table:table-cell>
          <table:table-cell table:style-name="ce45" table:formula="of:=[.AN9]+1" office:value-type="float" office:value="38">
            <text:p>38</text:p>
          </table:table-cell>
          <table:table-cell table:style-name="ce21" table:number-columns-repeated="983"/>
        </table:table-row>
        <table:table-row table:style-name="ro9">
          <table:table-cell table:style-name="ce14"/>
          <table:table-cell table:style-name="ce21" office:value-type="float" office:value="0">
            <text:p>0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1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1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">
            <text:p>1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11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1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1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">
            <text:p>2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12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12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1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1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">
            <text:p>3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13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13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13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1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1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4">
            <text:p>4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14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14]));&quot;getAverage&quot;))" office:value-type="percentage" office:value="0.75440948120174">
            <text:p>75,44%</text:p>
            <draw:frame table:end-cell-address="Model.I36" table:end-x="0.003cm" table:end-y="0.012cm" draw:z-index="0" draw:style-name="gr1" svg:width="12.407cm" svg:height="10.632cm" svg:x="0.041cm" svg:y="0.014cm">
              <draw:object draw:notify-on-update-of-ranges="Model.C9:Model.AO9 Model.B10:Model.B10 Model.C10:Model.AO10 Model.B11:Model.B11 Model.C11:Model.AO11 Model.B12:Model.B12 Model.C12:Model.AO12 Model.B13:Model.B13 Model.C13:Model.AO13 Model.B14:Model.B14 Model.C14:Model.AO14 Model.B15:Model.B15 Model.C15:Model.AO15 Model.B16:Model.B16 Model.C16:Model.AO16 Model.B17:Model.B17 Model.C17:Model.AO17 Model.B18:Model.B18 Model.C18:Model.AO18 Model.B19:Model.B19 Model.C19:Model.AO19 Model.B20:Model.B20 Model.C20:Model.AO20 Model.B21:Model.B21 Model.C21:Model.AO21 Model.B22:Model.B22 Model.C22:Model.AO22 Model.B23:Model.B23 Model.C23:Model.AO23 Model.B24:Model.B24 Model.C24:Model.AO24 Model.B25:Model.B25 Model.C25:Model.AO25 Model.B26:Model.B26 Model.C26:Model.AO26 Model.B27:Model.B27 Model.C27:Model.AO27 Model.B28:Model.B28 Model.C28:Model.AO28 Model.B29:Model.B29 Model.C29:Model.AO29 Model.B30:Model.B30 Model.C30:Model.AO30 Model.B31:Model.B31 Model.C31:Model.AO31 Model.B32:Model.B32 Model.C32:Model.AO32 Model.B33:Model.B33 Model.C33:Model.AO33 Model.B34:Model.B34 Model.C34:Model.AO34 Model.B35:Model.B35 Model.C35:Model.AO35 Model.B36:Model.B36 Model.C36:Model.AO36 Model.B37:Model.B37 Model.C37:Model.AO37 Model.B38:Model.B38 Model.C38:Model.AO38 Model.B39:Model.B39 Model.C39:Model.AO39 Model.B40:Model.B40 Model.C40:Model.AO40 Model.B41:Model.B41 Model.C41:Model.AO41 Model.B42:Model.B42 Model.C42:Model.AO42 Model.B43:Model.B43 Model.C43:Model.AO43 Model.B44:Model.B44 Model.C44:Model.AO44 Model.B45:Model.B45 Model.C45:Model.AO45 Model.B46:Model.B46 Model.C46:Model.AO46 Model.B47:Model.B47 Model.C47:Model.AO47 Model.B48:Model.B48 Model.C48:Model.AO48 Model.B49:Model.B49 Model.C49:Model.AO4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14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14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14]));&quot;getAverage&quot;))" office:value-type="percentage" office:value="0">
            <text:p>0,00%</text:p>
            <draw:frame table:end-cell-address="Model.O36" table:end-x="0.003cm" table:end-y="0.012cm" draw:z-index="1" draw:style-name="gr1" svg:width="12.393cm" svg:height="10.632cm" svg:x="0.055cm" svg:y="0.014cm">
              <draw:object draw:notify-on-update-of-ranges="Model.C54:Model.AO54 Model.B55:Model.B55 Model.C55:Model.AO55 Model.B56:Model.B56 Model.C56:Model.AO56 Model.B57:Model.B57 Model.C57:Model.AO57 Model.B58:Model.B58 Model.C58:Model.AO58 Model.B59:Model.B59 Model.C59:Model.AO59 Model.B60:Model.B60 Model.C60:Model.AO60 Model.B61:Model.B61 Model.C61:Model.AO61 Model.B62:Model.B62 Model.C62:Model.AO62 Model.B63:Model.B63 Model.C63:Model.AO63 Model.B64:Model.B64 Model.C64:Model.AO64 Model.B65:Model.B65 Model.C65:Model.AO65 Model.B66:Model.B66 Model.C66:Model.AO66 Model.B67:Model.B67 Model.C67:Model.AO67 Model.B68:Model.B68 Model.C68:Model.AO68 Model.B69:Model.B69 Model.C69:Model.AO69 Model.B70:Model.B70 Model.C70:Model.AO70 Model.B71:Model.B71 Model.C71:Model.AO71 Model.B72:Model.B72 Model.C72:Model.AO72 Model.B73:Model.B73 Model.C73:Model.AO73 Model.B74:Model.B74 Model.C74:Model.AO74 Model.B75:Model.B75 Model.C75:Model.AO75 Model.B76:Model.B76 Model.C76:Model.AO76 Model.B77:Model.B77 Model.C77:Model.AO77 Model.B78:Model.B78 Model.C78:Model.AO78 Model.B79:Model.B79 Model.C79:Model.AO79 Model.B80:Model.B80 Model.C80:Model.AO80 Model.B81:Model.B81 Model.C81:Model.AO81 Model.B82:Model.B82 Model.C82:Model.AO82 Model.B83:Model.B83 Model.C83:Model.AO83 Model.B84:Model.B84 Model.C84:Model.AO84 Model.B85:Model.B85 Model.C85:Model.AO85 Model.B86:Model.B86 Model.C86:Model.AO86 Model.B87:Model.B87 Model.C87:Model.AO87 Model.B88:Model.B88 Model.C88:Model.AO88 Model.B89:Model.B89 Model.C89:Model.AO89 Model.B90:Model.B90 Model.C90:Model.AO90 Model.B91:Model.B91 Model.C91:Model.AO91 Model.B92:Model.B92 Model.C92:Model.AO92 Model.B93:Model.B93 Model.C93:Model.AO93 Model.B94:Model.B94 Model.C94:Model.AO9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1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1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5">
            <text:p>5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15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15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15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15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15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1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1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6">
            <text:p>6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16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16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16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16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16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16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1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1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7">
            <text:p>7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17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17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17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17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17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17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17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1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1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8">
            <text:p>8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18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18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18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18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18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18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18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18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1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1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9">
            <text:p>9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19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19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19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19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19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19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19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19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19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1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1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0">
            <text:p>10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20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20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20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20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20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20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20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20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20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20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2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2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1">
            <text:p>11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21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21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21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21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21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21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21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21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21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21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21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2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2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2">
            <text:p>12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22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22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22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22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22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22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22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22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22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22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22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22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2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2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3">
            <text:p>13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23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23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23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23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23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23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23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23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23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23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23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23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23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2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2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4">
            <text:p>14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24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24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24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24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24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24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24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24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24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24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24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24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24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24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2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2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5">
            <text:p>15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25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25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25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25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25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25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25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25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25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25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25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25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25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25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25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2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2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6">
            <text:p>16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26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26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26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26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26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26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26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26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26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26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26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26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26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26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26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26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2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2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2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2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2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2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2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2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2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2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2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2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2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2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2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2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2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2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2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2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2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2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2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7">
            <text:p>17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27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27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27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27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27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27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27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27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27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27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27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27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27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27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27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27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27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2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2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2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2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2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2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2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2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2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2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2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2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2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2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2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2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2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2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2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2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2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2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8">
            <text:p>18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28]));&quot;getAverage&quot;))" office:value-type="percentage" office:value="0.209026340448667">
            <text:p>20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28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28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28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28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28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28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28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28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28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28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28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28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28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28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28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28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28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2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2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2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2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2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2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2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2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2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2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2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2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2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2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2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2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2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2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2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2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2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9">
            <text:p>19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29]));&quot;getAverage&quot;))" office:value-type="percentage" office:value="0.21073973063188">
            <text:p>21,0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29]));&quot;getAverage&quot;))" office:value-type="percentage" office:value="0.209026340448667">
            <text:p>20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29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29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29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29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29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29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29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29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29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29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29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29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29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29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29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29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29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2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2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2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2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2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2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2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2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2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2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2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2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2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2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2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2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2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2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2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2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0">
            <text:p>20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30]));&quot;getAverage&quot;))" office:value-type="percentage" office:value="0.212144049755526">
            <text:p>21,2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30]));&quot;getAverage&quot;))" office:value-type="percentage" office:value="0.21073973063188">
            <text:p>21,0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30]));&quot;getAverage&quot;))" office:value-type="percentage" office:value="0.209026340448667">
            <text:p>20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30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30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30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30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30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30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30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30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30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30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30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30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30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30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30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30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30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3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3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3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3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3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3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3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3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3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3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3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3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3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3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3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3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3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3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3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1">
            <text:p>21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31]));&quot;getAverage&quot;))" office:value-type="percentage" office:value="0.21327891632213">
            <text:p>21,3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31]));&quot;getAverage&quot;))" office:value-type="percentage" office:value="0.212144049755526">
            <text:p>21,2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31]));&quot;getAverage&quot;))" office:value-type="percentage" office:value="0.21073973063188">
            <text:p>21,0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31]));&quot;getAverage&quot;))" office:value-type="percentage" office:value="0.209026340448667">
            <text:p>20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31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31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31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31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31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31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31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31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31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31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31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31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31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31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31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31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31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3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3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3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3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3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3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3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3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3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3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3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3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3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3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3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3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3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3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2">
            <text:p>22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32]));&quot;getAverage&quot;))" office:value-type="percentage" office:value="0.214185753807313">
            <text:p>21,4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32]));&quot;getAverage&quot;))" office:value-type="percentage" office:value="0.21327891632213">
            <text:p>21,3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32]));&quot;getAverage&quot;))" office:value-type="percentage" office:value="0.212144049755526">
            <text:p>21,2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32]));&quot;getAverage&quot;))" office:value-type="percentage" office:value="0.21073973063188">
            <text:p>21,0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32]));&quot;getAverage&quot;))" office:value-type="percentage" office:value="0.209026340448667">
            <text:p>20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32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32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32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32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32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32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32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32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32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32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32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32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32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32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32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32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32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3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3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3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3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3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3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3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3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3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3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3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3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3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3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3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3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3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3">
            <text:p>23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33]));&quot;getAverage&quot;))" office:value-type="percentage" office:value="0.214903740013833">
            <text:p>21,4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33]));&quot;getAverage&quot;))" office:value-type="percentage" office:value="0.214185753807313">
            <text:p>21,4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33]));&quot;getAverage&quot;))" office:value-type="percentage" office:value="0.21327891632213">
            <text:p>21,3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33]));&quot;getAverage&quot;))" office:value-type="percentage" office:value="0.212144049755526">
            <text:p>21,2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33]));&quot;getAverage&quot;))" office:value-type="percentage" office:value="0.21073973063188">
            <text:p>21,0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33]));&quot;getAverage&quot;))" office:value-type="percentage" office:value="0.209026340448667">
            <text:p>20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33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33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33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33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33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33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33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33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33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33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33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33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33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33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33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33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33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3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3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3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3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3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3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3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3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3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3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3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3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3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3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3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3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4">
            <text:p>24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34]));&quot;getAverage&quot;))" office:value-type="percentage" office:value="0.215467864988929">
            <text:p>21,5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34]));&quot;getAverage&quot;))" office:value-type="percentage" office:value="0.214903740013833">
            <text:p>21,4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34]));&quot;getAverage&quot;))" office:value-type="percentage" office:value="0.214185753807313">
            <text:p>21,4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34]));&quot;getAverage&quot;))" office:value-type="percentage" office:value="0.21327891632213">
            <text:p>21,3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34]));&quot;getAverage&quot;))" office:value-type="percentage" office:value="0.212144049755526">
            <text:p>21,2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34]));&quot;getAverage&quot;))" office:value-type="percentage" office:value="0.21073973063188">
            <text:p>21,0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34]));&quot;getAverage&quot;))" office:value-type="percentage" office:value="0.209026340448667">
            <text:p>20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34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34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34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34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34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34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34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34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34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34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34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34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34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34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34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34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34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3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3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3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3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3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3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3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3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3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3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3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3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3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3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3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5">
            <text:p>25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35]));&quot;getAverage&quot;))" office:value-type="percentage" office:value="0.21590823933022">
            <text:p>21,5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35]));&quot;getAverage&quot;))" office:value-type="percentage" office:value="0.215467864988929">
            <text:p>21,5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35]));&quot;getAverage&quot;))" office:value-type="percentage" office:value="0.214903740013833">
            <text:p>21,4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35]));&quot;getAverage&quot;))" office:value-type="percentage" office:value="0.214185753807313">
            <text:p>21,4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35]));&quot;getAverage&quot;))" office:value-type="percentage" office:value="0.21327891632213">
            <text:p>21,3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35]));&quot;getAverage&quot;))" office:value-type="percentage" office:value="0.212144049755526">
            <text:p>21,2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35]));&quot;getAverage&quot;))" office:value-type="percentage" office:value="0.21073973063188">
            <text:p>21,0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35]));&quot;getAverage&quot;))" office:value-type="percentage" office:value="0.209026340448667">
            <text:p>20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35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35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35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35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35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35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35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35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35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35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35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35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35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35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35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35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35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3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3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3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3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3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3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3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3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3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3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3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3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3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3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6">
            <text:p>26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36]));&quot;getAverage&quot;))" office:value-type="percentage" office:value="0.216250108577458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36]));&quot;getAverage&quot;))" office:value-type="percentage" office:value="0.21590823933022">
            <text:p>21,5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36]));&quot;getAverage&quot;))" office:value-type="percentage" office:value="0.215467864988929">
            <text:p>21,5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36]));&quot;getAverage&quot;))" office:value-type="percentage" office:value="0.214903740013833">
            <text:p>21,4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36]));&quot;getAverage&quot;))" office:value-type="percentage" office:value="0.214185753807313">
            <text:p>21,4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36]));&quot;getAverage&quot;))" office:value-type="percentage" office:value="0.21327891632213">
            <text:p>21,3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36]));&quot;getAverage&quot;))" office:value-type="percentage" office:value="0.212144049755526">
            <text:p>21,2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36]));&quot;getAverage&quot;))" office:value-type="percentage" office:value="0.21073973063188">
            <text:p>21,0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36]));&quot;getAverage&quot;))" office:value-type="percentage" office:value="0.209026340448667">
            <text:p>20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36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36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36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36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36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36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36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36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36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36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36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36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36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36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36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36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36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3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3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3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3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3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3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3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3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3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3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3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3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3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7">
            <text:p>27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37]));&quot;getAverage&quot;))" office:value-type="percentage" office:value="0.216514235157067">
            <text:p>21,6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37]));&quot;getAverage&quot;))" office:value-type="percentage" office:value="0.216250108577458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37]));&quot;getAverage&quot;))" office:value-type="percentage" office:value="0.21590823933022">
            <text:p>21,5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37]));&quot;getAverage&quot;))" office:value-type="percentage" office:value="0.215467864988929">
            <text:p>21,5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37]));&quot;getAverage&quot;))" office:value-type="percentage" office:value="0.214903740013833">
            <text:p>21,4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37]));&quot;getAverage&quot;))" office:value-type="percentage" office:value="0.214185753807313">
            <text:p>21,4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37]));&quot;getAverage&quot;))" office:value-type="percentage" office:value="0.21327891632213">
            <text:p>21,3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37]));&quot;getAverage&quot;))" office:value-type="percentage" office:value="0.212144049755526">
            <text:p>21,2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37]));&quot;getAverage&quot;))" office:value-type="percentage" office:value="0.21073973063188">
            <text:p>21,0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37]));&quot;getAverage&quot;))" office:value-type="percentage" office:value="0.209026340448667">
            <text:p>20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37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37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37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37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37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37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37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37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37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37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37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37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37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37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37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37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37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3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3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3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3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3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3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3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3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3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3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3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3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8">
            <text:p>28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38]));&quot;getAverage&quot;))" office:value-type="percentage" office:value="0.216717442837085">
            <text:p>21,6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38]));&quot;getAverage&quot;))" office:value-type="percentage" office:value="0.216514235157067">
            <text:p>21,6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38]));&quot;getAverage&quot;))" office:value-type="percentage" office:value="0.216250108577458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38]));&quot;getAverage&quot;))" office:value-type="percentage" office:value="0.21590823933022">
            <text:p>21,5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38]));&quot;getAverage&quot;))" office:value-type="percentage" office:value="0.215467864988929">
            <text:p>21,5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38]));&quot;getAverage&quot;))" office:value-type="percentage" office:value="0.214903740013833">
            <text:p>21,4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38]));&quot;getAverage&quot;))" office:value-type="percentage" office:value="0.214185753807313">
            <text:p>21,4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38]));&quot;getAverage&quot;))" office:value-type="percentage" office:value="0.21327891632213">
            <text:p>21,3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38]));&quot;getAverage&quot;))" office:value-type="percentage" office:value="0.212144049755526">
            <text:p>21,2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38]));&quot;getAverage&quot;))" office:value-type="percentage" office:value="0.21073973063188">
            <text:p>21,0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38]));&quot;getAverage&quot;))" office:value-type="percentage" office:value="0.209026340448667">
            <text:p>20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38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38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38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38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38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38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38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38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38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38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38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38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38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38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38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38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38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3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3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3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3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3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3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3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3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3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38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3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9">
            <text:p>29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39]));&quot;getAverage&quot;))" office:value-type="percentage" office:value="0.216873204128797">
            <text:p>21,6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39]));&quot;getAverage&quot;))" office:value-type="percentage" office:value="0.216717442837085">
            <text:p>21,6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39]));&quot;getAverage&quot;))" office:value-type="percentage" office:value="0.216514235157067">
            <text:p>21,6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39]));&quot;getAverage&quot;))" office:value-type="percentage" office:value="0.216250108577458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39]));&quot;getAverage&quot;))" office:value-type="percentage" office:value="0.21590823933022">
            <text:p>21,5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39]));&quot;getAverage&quot;))" office:value-type="percentage" office:value="0.215467864988929">
            <text:p>21,5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39]));&quot;getAverage&quot;))" office:value-type="percentage" office:value="0.214903740013833">
            <text:p>21,4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39]));&quot;getAverage&quot;))" office:value-type="percentage" office:value="0.214185753807313">
            <text:p>21,4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39]));&quot;getAverage&quot;))" office:value-type="percentage" office:value="0.21327891632213">
            <text:p>21,3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39]));&quot;getAverage&quot;))" office:value-type="percentage" office:value="0.212144049755526">
            <text:p>21,2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39]));&quot;getAverage&quot;))" office:value-type="percentage" office:value="0.21073973063188">
            <text:p>21,0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39]));&quot;getAverage&quot;))" office:value-type="percentage" office:value="0.209026340448667">
            <text:p>20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39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39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39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39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39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39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39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39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39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39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39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39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39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39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39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39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39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3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3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3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3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3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3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3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3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39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3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0">
            <text:p>30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40]));&quot;getAverage&quot;))" office:value-type="percentage" office:value="0.216992204903315">
            <text:p>21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40]));&quot;getAverage&quot;))" office:value-type="percentage" office:value="0.216873204128797">
            <text:p>21,6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40]));&quot;getAverage&quot;))" office:value-type="percentage" office:value="0.216717442837085">
            <text:p>21,6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40]));&quot;getAverage&quot;))" office:value-type="percentage" office:value="0.216514235157067">
            <text:p>21,6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40]));&quot;getAverage&quot;))" office:value-type="percentage" office:value="0.216250108577458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40]));&quot;getAverage&quot;))" office:value-type="percentage" office:value="0.21590823933022">
            <text:p>21,5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40]));&quot;getAverage&quot;))" office:value-type="percentage" office:value="0.215467864988929">
            <text:p>21,5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40]));&quot;getAverage&quot;))" office:value-type="percentage" office:value="0.214903740013833">
            <text:p>21,4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40]));&quot;getAverage&quot;))" office:value-type="percentage" office:value="0.214185753807313">
            <text:p>21,4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40]));&quot;getAverage&quot;))" office:value-type="percentage" office:value="0.21327891632213">
            <text:p>21,3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40]));&quot;getAverage&quot;))" office:value-type="percentage" office:value="0.212144049755526">
            <text:p>21,2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40]));&quot;getAverage&quot;))" office:value-type="percentage" office:value="0.21073973063188">
            <text:p>21,0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40]));&quot;getAverage&quot;))" office:value-type="percentage" office:value="0.209026340448667">
            <text:p>20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40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40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40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40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40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40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40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40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40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40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40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40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40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40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40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40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40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4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4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4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4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4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4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4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40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4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1">
            <text:p>31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41]));&quot;getAverage&quot;))" office:value-type="percentage" office:value="0.21708285365699">
            <text:p>21,7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41]));&quot;getAverage&quot;))" office:value-type="percentage" office:value="0.216992204903315">
            <text:p>21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41]));&quot;getAverage&quot;))" office:value-type="percentage" office:value="0.216873204128797">
            <text:p>21,6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41]));&quot;getAverage&quot;))" office:value-type="percentage" office:value="0.216717442837085">
            <text:p>21,6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41]));&quot;getAverage&quot;))" office:value-type="percentage" office:value="0.216514235157067">
            <text:p>21,6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41]));&quot;getAverage&quot;))" office:value-type="percentage" office:value="0.216250108577458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41]));&quot;getAverage&quot;))" office:value-type="percentage" office:value="0.21590823933022">
            <text:p>21,5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41]));&quot;getAverage&quot;))" office:value-type="percentage" office:value="0.215467864988929">
            <text:p>21,5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41]));&quot;getAverage&quot;))" office:value-type="percentage" office:value="0.214903740013833">
            <text:p>21,4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41]));&quot;getAverage&quot;))" office:value-type="percentage" office:value="0.214185753807313">
            <text:p>21,4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41]));&quot;getAverage&quot;))" office:value-type="percentage" office:value="0.21327891632213">
            <text:p>21,3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41]));&quot;getAverage&quot;))" office:value-type="percentage" office:value="0.212144049755526">
            <text:p>21,2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41]));&quot;getAverage&quot;))" office:value-type="percentage" office:value="0.21073973063188">
            <text:p>21,0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41]));&quot;getAverage&quot;))" office:value-type="percentage" office:value="0.209026340448667">
            <text:p>20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41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41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41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41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41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41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41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41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41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41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41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41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41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41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41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41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41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4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4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4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4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4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4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41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4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2">
            <text:p>32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42]));&quot;getAverage&quot;))" office:value-type="percentage" office:value="0.217151722682261">
            <text:p>21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42]));&quot;getAverage&quot;))" office:value-type="percentage" office:value="0.21708285365699">
            <text:p>21,7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42]));&quot;getAverage&quot;))" office:value-type="percentage" office:value="0.216992204903315">
            <text:p>21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42]));&quot;getAverage&quot;))" office:value-type="percentage" office:value="0.216873204128797">
            <text:p>21,6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42]));&quot;getAverage&quot;))" office:value-type="percentage" office:value="0.216717442837085">
            <text:p>21,6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42]));&quot;getAverage&quot;))" office:value-type="percentage" office:value="0.216514235157067">
            <text:p>21,6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42]));&quot;getAverage&quot;))" office:value-type="percentage" office:value="0.216250108577458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42]));&quot;getAverage&quot;))" office:value-type="percentage" office:value="0.21590823933022">
            <text:p>21,5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42]));&quot;getAverage&quot;))" office:value-type="percentage" office:value="0.215467864988929">
            <text:p>21,5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42]));&quot;getAverage&quot;))" office:value-type="percentage" office:value="0.214903740013833">
            <text:p>21,4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42]));&quot;getAverage&quot;))" office:value-type="percentage" office:value="0.214185753807313">
            <text:p>21,4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42]));&quot;getAverage&quot;))" office:value-type="percentage" office:value="0.21327891632213">
            <text:p>21,3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42]));&quot;getAverage&quot;))" office:value-type="percentage" office:value="0.212144049755526">
            <text:p>21,2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42]));&quot;getAverage&quot;))" office:value-type="percentage" office:value="0.21073973063188">
            <text:p>21,0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42]));&quot;getAverage&quot;))" office:value-type="percentage" office:value="0.209026340448667">
            <text:p>20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42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42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42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42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42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42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42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42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42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42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42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42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42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42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42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42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42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4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4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4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4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4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42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4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3">
            <text:p>33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43]));&quot;getAverage&quot;))" office:value-type="percentage" office:value="0.217203919731167">
            <text:p>21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43]));&quot;getAverage&quot;))" office:value-type="percentage" office:value="0.217151722682261">
            <text:p>21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43]));&quot;getAverage&quot;))" office:value-type="percentage" office:value="0.21708285365699">
            <text:p>21,7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43]));&quot;getAverage&quot;))" office:value-type="percentage" office:value="0.216992204903315">
            <text:p>21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43]));&quot;getAverage&quot;))" office:value-type="percentage" office:value="0.216873204128797">
            <text:p>21,6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43]));&quot;getAverage&quot;))" office:value-type="percentage" office:value="0.216717442837085">
            <text:p>21,6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43]));&quot;getAverage&quot;))" office:value-type="percentage" office:value="0.216514235157067">
            <text:p>21,6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43]));&quot;getAverage&quot;))" office:value-type="percentage" office:value="0.216250108577458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43]));&quot;getAverage&quot;))" office:value-type="percentage" office:value="0.21590823933022">
            <text:p>21,5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43]));&quot;getAverage&quot;))" office:value-type="percentage" office:value="0.215467864988929">
            <text:p>21,5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43]));&quot;getAverage&quot;))" office:value-type="percentage" office:value="0.214903740013833">
            <text:p>21,4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43]));&quot;getAverage&quot;))" office:value-type="percentage" office:value="0.214185753807313">
            <text:p>21,4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43]));&quot;getAverage&quot;))" office:value-type="percentage" office:value="0.21327891632213">
            <text:p>21,3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43]));&quot;getAverage&quot;))" office:value-type="percentage" office:value="0.212144049755526">
            <text:p>21,2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43]));&quot;getAverage&quot;))" office:value-type="percentage" office:value="0.21073973063188">
            <text:p>21,0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43]));&quot;getAverage&quot;))" office:value-type="percentage" office:value="0.209026340448667">
            <text:p>20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43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43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43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43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43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43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43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43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43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43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43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43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43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43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43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43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43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4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4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4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4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43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4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4">
            <text:p>34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44]));&quot;getAverage&quot;))" office:value-type="percentage" office:value="0.217243394783406">
            <text:p>21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44]));&quot;getAverage&quot;))" office:value-type="percentage" office:value="0.217203919731167">
            <text:p>21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44]));&quot;getAverage&quot;))" office:value-type="percentage" office:value="0.217151722682261">
            <text:p>21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44]));&quot;getAverage&quot;))" office:value-type="percentage" office:value="0.21708285365699">
            <text:p>21,7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44]));&quot;getAverage&quot;))" office:value-type="percentage" office:value="0.216992204903315">
            <text:p>21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44]));&quot;getAverage&quot;))" office:value-type="percentage" office:value="0.216873204128797">
            <text:p>21,6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44]));&quot;getAverage&quot;))" office:value-type="percentage" office:value="0.216717442837085">
            <text:p>21,6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44]));&quot;getAverage&quot;))" office:value-type="percentage" office:value="0.216514235157067">
            <text:p>21,6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44]));&quot;getAverage&quot;))" office:value-type="percentage" office:value="0.216250108577458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44]));&quot;getAverage&quot;))" office:value-type="percentage" office:value="0.21590823933022">
            <text:p>21,5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44]));&quot;getAverage&quot;))" office:value-type="percentage" office:value="0.215467864988929">
            <text:p>21,5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44]));&quot;getAverage&quot;))" office:value-type="percentage" office:value="0.214903740013833">
            <text:p>21,4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44]));&quot;getAverage&quot;))" office:value-type="percentage" office:value="0.214185753807313">
            <text:p>21,4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44]));&quot;getAverage&quot;))" office:value-type="percentage" office:value="0.21327891632213">
            <text:p>21,3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44]));&quot;getAverage&quot;))" office:value-type="percentage" office:value="0.212144049755526">
            <text:p>21,2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44]));&quot;getAverage&quot;))" office:value-type="percentage" office:value="0.21073973063188">
            <text:p>21,0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44]));&quot;getAverage&quot;))" office:value-type="percentage" office:value="0.209026340448667">
            <text:p>20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44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44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44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44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44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44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44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44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44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44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44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44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44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44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44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44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44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4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4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4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44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4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5">
            <text:p>35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45]));&quot;getAverage&quot;))" office:value-type="percentage" office:value="0.217273189321417">
            <text:p>21,7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45]));&quot;getAverage&quot;))" office:value-type="percentage" office:value="0.217243394783406">
            <text:p>21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45]));&quot;getAverage&quot;))" office:value-type="percentage" office:value="0.217203919731167">
            <text:p>21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45]));&quot;getAverage&quot;))" office:value-type="percentage" office:value="0.217151722682261">
            <text:p>21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45]));&quot;getAverage&quot;))" office:value-type="percentage" office:value="0.21708285365699">
            <text:p>21,7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45]));&quot;getAverage&quot;))" office:value-type="percentage" office:value="0.216992204903315">
            <text:p>21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45]));&quot;getAverage&quot;))" office:value-type="percentage" office:value="0.216873204128797">
            <text:p>21,6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45]));&quot;getAverage&quot;))" office:value-type="percentage" office:value="0.216717442837085">
            <text:p>21,6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45]));&quot;getAverage&quot;))" office:value-type="percentage" office:value="0.216514235157067">
            <text:p>21,6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45]));&quot;getAverage&quot;))" office:value-type="percentage" office:value="0.216250108577458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45]));&quot;getAverage&quot;))" office:value-type="percentage" office:value="0.21590823933022">
            <text:p>21,5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45]));&quot;getAverage&quot;))" office:value-type="percentage" office:value="0.215467864988929">
            <text:p>21,5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45]));&quot;getAverage&quot;))" office:value-type="percentage" office:value="0.214903740013833">
            <text:p>21,4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45]));&quot;getAverage&quot;))" office:value-type="percentage" office:value="0.214185753807313">
            <text:p>21,4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45]));&quot;getAverage&quot;))" office:value-type="percentage" office:value="0.21327891632213">
            <text:p>21,3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45]));&quot;getAverage&quot;))" office:value-type="percentage" office:value="0.212144049755526">
            <text:p>21,2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45]));&quot;getAverage&quot;))" office:value-type="percentage" office:value="0.21073973063188">
            <text:p>21,0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45]));&quot;getAverage&quot;))" office:value-type="percentage" office:value="0.209026340448667">
            <text:p>20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45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45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45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45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45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45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45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45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45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45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45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45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45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45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45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45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45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4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4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45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4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6">
            <text:p>36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46]));&quot;getAverage&quot;))" office:value-type="percentage" office:value="0.217295636402338">
            <text:p>21,7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46]));&quot;getAverage&quot;))" office:value-type="percentage" office:value="0.217273189321417">
            <text:p>21,7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46]));&quot;getAverage&quot;))" office:value-type="percentage" office:value="0.217243394783406">
            <text:p>21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46]));&quot;getAverage&quot;))" office:value-type="percentage" office:value="0.217203919731167">
            <text:p>21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46]));&quot;getAverage&quot;))" office:value-type="percentage" office:value="0.217151722682261">
            <text:p>21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46]));&quot;getAverage&quot;))" office:value-type="percentage" office:value="0.21708285365699">
            <text:p>21,7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46]));&quot;getAverage&quot;))" office:value-type="percentage" office:value="0.216992204903315">
            <text:p>21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46]));&quot;getAverage&quot;))" office:value-type="percentage" office:value="0.216873204128797">
            <text:p>21,6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46]));&quot;getAverage&quot;))" office:value-type="percentage" office:value="0.216717442837085">
            <text:p>21,6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46]));&quot;getAverage&quot;))" office:value-type="percentage" office:value="0.216514235157067">
            <text:p>21,6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46]));&quot;getAverage&quot;))" office:value-type="percentage" office:value="0.216250108577458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46]));&quot;getAverage&quot;))" office:value-type="percentage" office:value="0.21590823933022">
            <text:p>21,5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46]));&quot;getAverage&quot;))" office:value-type="percentage" office:value="0.215467864988929">
            <text:p>21,5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46]));&quot;getAverage&quot;))" office:value-type="percentage" office:value="0.214903740013833">
            <text:p>21,4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46]));&quot;getAverage&quot;))" office:value-type="percentage" office:value="0.214185753807313">
            <text:p>21,4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46]));&quot;getAverage&quot;))" office:value-type="percentage" office:value="0.21327891632213">
            <text:p>21,3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46]));&quot;getAverage&quot;))" office:value-type="percentage" office:value="0.212144049755526">
            <text:p>21,2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46]));&quot;getAverage&quot;))" office:value-type="percentage" office:value="0.21073973063188">
            <text:p>21,0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46]));&quot;getAverage&quot;))" office:value-type="percentage" office:value="0.209026340448667">
            <text:p>20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46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46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46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46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46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46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46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46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46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46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46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46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46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46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46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46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46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4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46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4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7">
            <text:p>37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47]));&quot;getAverage&quot;))" office:value-type="percentage" office:value="0.217312519641914">
            <text:p>21,7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47]));&quot;getAverage&quot;))" office:value-type="percentage" office:value="0.217295636402338">
            <text:p>21,7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47]));&quot;getAverage&quot;))" office:value-type="percentage" office:value="0.217273189321417">
            <text:p>21,7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47]));&quot;getAverage&quot;))" office:value-type="percentage" office:value="0.217243394783406">
            <text:p>21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47]));&quot;getAverage&quot;))" office:value-type="percentage" office:value="0.217203919731167">
            <text:p>21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47]));&quot;getAverage&quot;))" office:value-type="percentage" office:value="0.217151722682261">
            <text:p>21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47]));&quot;getAverage&quot;))" office:value-type="percentage" office:value="0.21708285365699">
            <text:p>21,7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47]));&quot;getAverage&quot;))" office:value-type="percentage" office:value="0.216992204903315">
            <text:p>21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47]));&quot;getAverage&quot;))" office:value-type="percentage" office:value="0.216873204128797">
            <text:p>21,6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47]));&quot;getAverage&quot;))" office:value-type="percentage" office:value="0.216717442837085">
            <text:p>21,6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47]));&quot;getAverage&quot;))" office:value-type="percentage" office:value="0.216514235157067">
            <text:p>21,6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47]));&quot;getAverage&quot;))" office:value-type="percentage" office:value="0.216250108577458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47]));&quot;getAverage&quot;))" office:value-type="percentage" office:value="0.21590823933022">
            <text:p>21,5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47]));&quot;getAverage&quot;))" office:value-type="percentage" office:value="0.215467864988929">
            <text:p>21,5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47]));&quot;getAverage&quot;))" office:value-type="percentage" office:value="0.214903740013833">
            <text:p>21,4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47]));&quot;getAverage&quot;))" office:value-type="percentage" office:value="0.214185753807313">
            <text:p>21,4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47]));&quot;getAverage&quot;))" office:value-type="percentage" office:value="0.21327891632213">
            <text:p>21,3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47]));&quot;getAverage&quot;))" office:value-type="percentage" office:value="0.212144049755526">
            <text:p>21,2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47]));&quot;getAverage&quot;))" office:value-type="percentage" office:value="0.21073973063188">
            <text:p>21,0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47]));&quot;getAverage&quot;))" office:value-type="percentage" office:value="0.209026340448667">
            <text:p>20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47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47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47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47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47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47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47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47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47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47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47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47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47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47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47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47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47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47]));&quot;getAverage&quot;))" office:value-type="percentage" office:value="0">
            <text:p>0,0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4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8">
            <text:p>38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48]));&quot;getAverage&quot;))" office:value-type="percentage" office:value="0.217325198509687">
            <text:p>21,7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48]));&quot;getAverage&quot;))" office:value-type="percentage" office:value="0.217312519641914">
            <text:p>21,7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48]));&quot;getAverage&quot;))" office:value-type="percentage" office:value="0.217295636402338">
            <text:p>21,7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48]));&quot;getAverage&quot;))" office:value-type="percentage" office:value="0.217273189321417">
            <text:p>21,7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48]));&quot;getAverage&quot;))" office:value-type="percentage" office:value="0.217243394783406">
            <text:p>21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48]));&quot;getAverage&quot;))" office:value-type="percentage" office:value="0.217203919731167">
            <text:p>21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48]));&quot;getAverage&quot;))" office:value-type="percentage" office:value="0.217151722682261">
            <text:p>21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48]));&quot;getAverage&quot;))" office:value-type="percentage" office:value="0.21708285365699">
            <text:p>21,7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48]));&quot;getAverage&quot;))" office:value-type="percentage" office:value="0.216992204903315">
            <text:p>21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48]));&quot;getAverage&quot;))" office:value-type="percentage" office:value="0.216873204128797">
            <text:p>21,6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48]));&quot;getAverage&quot;))" office:value-type="percentage" office:value="0.216717442837085">
            <text:p>21,6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48]));&quot;getAverage&quot;))" office:value-type="percentage" office:value="0.216514235157067">
            <text:p>21,6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48]));&quot;getAverage&quot;))" office:value-type="percentage" office:value="0.216250108577458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48]));&quot;getAverage&quot;))" office:value-type="percentage" office:value="0.21590823933022">
            <text:p>21,5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48]));&quot;getAverage&quot;))" office:value-type="percentage" office:value="0.215467864988929">
            <text:p>21,5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48]));&quot;getAverage&quot;))" office:value-type="percentage" office:value="0.214903740013833">
            <text:p>21,4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48]));&quot;getAverage&quot;))" office:value-type="percentage" office:value="0.214185753807313">
            <text:p>21,4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48]));&quot;getAverage&quot;))" office:value-type="percentage" office:value="0.21327891632213">
            <text:p>21,3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48]));&quot;getAverage&quot;))" office:value-type="percentage" office:value="0.212144049755526">
            <text:p>21,2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48]));&quot;getAverage&quot;))" office:value-type="percentage" office:value="0.21073973063188">
            <text:p>21,0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48]));&quot;getAverage&quot;))" office:value-type="percentage" office:value="0.209026340448667">
            <text:p>20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48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48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48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48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48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48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48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48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48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48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48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48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48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48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48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48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48]));&quot;getAverage&quot;))" office:value-type="percentage" office:value="1.66163527522882">
            <text:p>166,1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4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9">
            <text:p>39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C$9]);INFO.OBBA.OBBA.OBMAKE(&quot;&quot;;&quot;int&quot;;[.$B49]));&quot;getAverage&quot;))" office:value-type="percentage" office:value="0.217334706391556">
            <text:p>21,7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D$9]);INFO.OBBA.OBBA.OBMAKE(&quot;&quot;;&quot;int&quot;;[.$B49]));&quot;getAverage&quot;))" office:value-type="percentage" office:value="0.217325198509687">
            <text:p>21,7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E$9]);INFO.OBBA.OBBA.OBMAKE(&quot;&quot;;&quot;int&quot;;[.$B49]));&quot;getAverage&quot;))" office:value-type="percentage" office:value="0.217312519641914">
            <text:p>21,7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F$9]);INFO.OBBA.OBBA.OBMAKE(&quot;&quot;;&quot;int&quot;;[.$B49]));&quot;getAverage&quot;))" office:value-type="percentage" office:value="0.217295636402338">
            <text:p>21,7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G$9]);INFO.OBBA.OBBA.OBMAKE(&quot;&quot;;&quot;int&quot;;[.$B49]));&quot;getAverage&quot;))" office:value-type="percentage" office:value="0.217273189321417">
            <text:p>21,7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H$9]);INFO.OBBA.OBBA.OBMAKE(&quot;&quot;;&quot;int&quot;;[.$B49]));&quot;getAverage&quot;))" office:value-type="percentage" office:value="0.217243394783406">
            <text:p>21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I$9]);INFO.OBBA.OBBA.OBMAKE(&quot;&quot;;&quot;int&quot;;[.$B49]));&quot;getAverage&quot;))" office:value-type="percentage" office:value="0.217203919731167">
            <text:p>21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J$9]);INFO.OBBA.OBBA.OBMAKE(&quot;&quot;;&quot;int&quot;;[.$B49]));&quot;getAverage&quot;))" office:value-type="percentage" office:value="0.217151722682261">
            <text:p>21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K$9]);INFO.OBBA.OBBA.OBMAKE(&quot;&quot;;&quot;int&quot;;[.$B49]));&quot;getAverage&quot;))" office:value-type="percentage" office:value="0.21708285365699">
            <text:p>21,7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L$9]);INFO.OBBA.OBBA.OBMAKE(&quot;&quot;;&quot;int&quot;;[.$B49]));&quot;getAverage&quot;))" office:value-type="percentage" office:value="0.216992204903315">
            <text:p>21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M$9]);INFO.OBBA.OBBA.OBMAKE(&quot;&quot;;&quot;int&quot;;[.$B49]));&quot;getAverage&quot;))" office:value-type="percentage" office:value="0.216873204128797">
            <text:p>21,6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N$9]);INFO.OBBA.OBBA.OBMAKE(&quot;&quot;;&quot;int&quot;;[.$B49]));&quot;getAverage&quot;))" office:value-type="percentage" office:value="0.216717442837085">
            <text:p>21,6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O$9]);INFO.OBBA.OBBA.OBMAKE(&quot;&quot;;&quot;int&quot;;[.$B49]));&quot;getAverage&quot;))" office:value-type="percentage" office:value="0.216514235157067">
            <text:p>21,6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P$9]);INFO.OBBA.OBBA.OBMAKE(&quot;&quot;;&quot;int&quot;;[.$B49]));&quot;getAverage&quot;))" office:value-type="percentage" office:value="0.216250108577458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Q$9]);INFO.OBBA.OBBA.OBMAKE(&quot;&quot;;&quot;int&quot;;[.$B49]));&quot;getAverage&quot;))" office:value-type="percentage" office:value="0.21590823933022">
            <text:p>21,5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R$9]);INFO.OBBA.OBBA.OBMAKE(&quot;&quot;;&quot;int&quot;;[.$B49]));&quot;getAverage&quot;))" office:value-type="percentage" office:value="0.215467864988929">
            <text:p>21,5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S$9]);INFO.OBBA.OBBA.OBMAKE(&quot;&quot;;&quot;int&quot;;[.$B49]));&quot;getAverage&quot;))" office:value-type="percentage" office:value="0.214903740013833">
            <text:p>21,4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T$9]);INFO.OBBA.OBBA.OBMAKE(&quot;&quot;;&quot;int&quot;;[.$B49]));&quot;getAverage&quot;))" office:value-type="percentage" office:value="0.214185753807313">
            <text:p>21,4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U$9]);INFO.OBBA.OBBA.OBMAKE(&quot;&quot;;&quot;int&quot;;[.$B49]));&quot;getAverage&quot;))" office:value-type="percentage" office:value="0.21327891632213">
            <text:p>21,3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V$9]);INFO.OBBA.OBBA.OBMAKE(&quot;&quot;;&quot;int&quot;;[.$B49]));&quot;getAverage&quot;))" office:value-type="percentage" office:value="0.212144049755526">
            <text:p>21,2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W$9]);INFO.OBBA.OBBA.OBMAKE(&quot;&quot;;&quot;int&quot;;[.$B49]));&quot;getAverage&quot;))" office:value-type="percentage" office:value="0.21073973063188">
            <text:p>21,07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X$9]);INFO.OBBA.OBBA.OBMAKE(&quot;&quot;;&quot;int&quot;;[.$B49]));&quot;getAverage&quot;))" office:value-type="percentage" office:value="0.209026340448667">
            <text:p>20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Y$9]);INFO.OBBA.OBBA.OBMAKE(&quot;&quot;;&quot;int&quot;;[.$B49]));&quot;getAverage&quot;))" office:value-type="percentage" office:value="0.206973557711724">
            <text:p>20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Z$9]);INFO.OBBA.OBBA.OBMAKE(&quot;&quot;;&quot;int&quot;;[.$B49]));&quot;getAverage&quot;))" office:value-type="percentage" office:value="0.204573336807278">
            <text:p>20,46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A$9]);INFO.OBBA.OBBA.OBMAKE(&quot;&quot;;&quot;int&quot;;[.$B49]));&quot;getAverage&quot;))" office:value-type="percentage" office:value="0.201861482513276">
            <text:p>20,19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B$9]);INFO.OBBA.OBBA.OBMAKE(&quot;&quot;;&quot;int&quot;;[.$B49]));&quot;getAverage&quot;))" office:value-type="percentage" office:value="0.198952507314428">
            <text:p>19,9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C$9]);INFO.OBBA.OBBA.OBMAKE(&quot;&quot;;&quot;int&quot;;[.$B49]));&quot;getAverage&quot;))" office:value-type="percentage" office:value="0.196094790767083">
            <text:p>19,6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D$9]);INFO.OBBA.OBBA.OBMAKE(&quot;&quot;;&quot;int&quot;;[.$B49]));&quot;getAverage&quot;))" office:value-type="percentage" office:value="0.193756492060122">
            <text:p>19,3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E$9]);INFO.OBBA.OBBA.OBMAKE(&quot;&quot;;&quot;int&quot;;[.$B49]));&quot;getAverage&quot;))" office:value-type="percentage" office:value="0.192757699390738">
            <text:p>19,2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F$9]);INFO.OBBA.OBBA.OBMAKE(&quot;&quot;;&quot;int&quot;;[.$B49]));&quot;getAverage&quot;))" office:value-type="percentage" office:value="0.19447165596769">
            <text:p>19,45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G$9]);INFO.OBBA.OBBA.OBMAKE(&quot;&quot;;&quot;int&quot;;[.$B49]));&quot;getAverage&quot;))" office:value-type="percentage" office:value="0.20112862486743">
            <text:p>20,11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H$9]);INFO.OBBA.OBBA.OBMAKE(&quot;&quot;;&quot;int&quot;;[.$B49]));&quot;getAverage&quot;))" office:value-type="percentage" office:value="0.216271544070674">
            <text:p>21,63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I$9]);INFO.OBBA.OBBA.OBMAKE(&quot;&quot;;&quot;int&quot;;[.$B49]));&quot;getAverage&quot;))" office:value-type="percentage" office:value="0.245435235233568">
            <text:p>24,5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J$9]);INFO.OBBA.OBBA.OBMAKE(&quot;&quot;;&quot;int&quot;;[.$B49]));&quot;getAverage&quot;))" office:value-type="percentage" office:value="0.297153660015202">
            <text:p>29,72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K$9]);INFO.OBBA.OBBA.OBMAKE(&quot;&quot;;&quot;int&quot;;[.$B49]));&quot;getAverage&quot;))" office:value-type="percentage" office:value="0.38444700225059">
            <text:p>38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L$9]);INFO.OBBA.OBBA.OBMAKE(&quot;&quot;;&quot;int&quot;;[.$B49]));&quot;getAverage&quot;))" office:value-type="percentage" office:value="0.527008544015658">
            <text:p>52,70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M$9]);INFO.OBBA.OBBA.OBMAKE(&quot;&quot;;&quot;int&quot;;[.$B49]));&quot;getAverage&quot;))" office:value-type="percentage" office:value="0.75440948120174">
            <text:p>75,44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N$9]);INFO.OBBA.OBBA.OBMAKE(&quot;&quot;;&quot;int&quot;;[.$B49]));&quot;getAverage&quot;))" office:value-type="percentage" office:value="1.11078096475428">
            <text:p>111,08%</text:p>
          </table:table-cell>
          <table:table-cell table:style-name="ce75" table:formula="of:=INFO.OBBA.OBBA.OBGET(INFO.OBBA.OBBA.OBCALL(&quot;&quot;;INFO.OBBA.OBBA.OBCALL(&quot;&quot;;[.$C$6];&quot;getVolatility&quot;;INFO.OBBA.OBBA.OBMAKE(&quot;&quot;;&quot;int&quot;;[.AO$9]);INFO.OBBA.OBBA.OBMAKE(&quot;&quot;;&quot;int&quot;;[.$B49]));&quot;getAverage&quot;))" office:value-type="percentage" office:value="1.66163527522882">
            <text:p>166,16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/>
          <table:table-cell table:style-name="ce48" table:number-columns-repeated="2"/>
          <table:table-cell table:style-name="ce14" table:number-columns-repeated="253"/>
          <table:table-cell table:number-columns-repeated="767"/>
        </table:table-row>
        <table:table-row table:style-name="ro9">
          <table:table-cell table:style-name="ce14"/>
          <table:table-cell table:style-name="ce44" office:value-type="string">
            <text:p>Correlation Model:</text:p>
          </table:table-cell>
          <table:table-cell table:style-name="ce74" table:formula="of:=INFO.OBBA.OBBA.OBCALL(&quot;correlationModelFromLMM&quot;;[.$C$5];&quot;getCorrelationModel&quot;)" office:value-type="string" office:string-value="correlationModelFromLMM &#10;[33997]">
            <text:p>correlationModelFromLMM </text:p>
            <text:p>[33997]</text:p>
          </table:table-cell>
          <table:table-cell table:style-name="ce48"/>
          <table:table-cell table:style-name="ce14" table:number-columns-repeated="253"/>
          <table:table-cell table:number-columns-repeated="767"/>
        </table:table-row>
        <table:table-row table:style-name="ro9">
          <table:table-cell table:style-name="ce14"/>
          <table:table-cell table:style-name="ce44" office:value-type="string">
            <text:p>Simulation time: </text:p>
          </table:table-cell>
          <table:table-cell table:style-name="ce76" office:value-type="float" office:value="0">
            <text:p>0</text:p>
          </table:table-cell>
          <table:table-cell table:style-name="ce48"/>
          <table:table-cell table:style-name="ce14" table:number-columns-repeated="253"/>
          <table:table-cell table:number-columns-repeated="767"/>
        </table:table-row>
        <table:table-row table:style-name="ro9">
          <table:table-cell table:style-name="ce14"/>
          <table:table-cell table:style-name="ce21"/>
          <table:table-cell table:style-name="ce76" office:value-type="string">
            <text:p>forward rate index</text:p>
          </table:table-cell>
          <table:table-cell table:style-name="ce14" table:number-columns-repeated="254"/>
          <table:table-cell table:number-columns-repeated="767"/>
        </table:table-row>
        <table:table-row table:style-name="ro9">
          <table:table-cell table:style-name="ce14"/>
          <table:table-cell table:style-name="ce73"/>
          <table:table-cell table:style-name="ce45" office:value-type="float" office:value="0">
            <text:p>0</text:p>
          </table:table-cell>
          <table:table-cell table:style-name="ce45" table:formula="of:=[.C54]+1" office:value-type="float" office:value="1">
            <text:p>1</text:p>
          </table:table-cell>
          <table:table-cell table:style-name="ce45" table:formula="of:=[.D54]+1" office:value-type="float" office:value="2">
            <text:p>2</text:p>
          </table:table-cell>
          <table:table-cell table:style-name="ce45" table:formula="of:=[.E54]+1" office:value-type="float" office:value="3">
            <text:p>3</text:p>
          </table:table-cell>
          <table:table-cell table:style-name="ce45" table:formula="of:=[.F54]+1" office:value-type="float" office:value="4">
            <text:p>4</text:p>
          </table:table-cell>
          <table:table-cell table:style-name="ce45" table:formula="of:=[.G54]+1" office:value-type="float" office:value="5">
            <text:p>5</text:p>
          </table:table-cell>
          <table:table-cell table:style-name="ce45" table:formula="of:=[.H54]+1" office:value-type="float" office:value="6">
            <text:p>6</text:p>
          </table:table-cell>
          <table:table-cell table:style-name="ce45" table:formula="of:=[.I54]+1" office:value-type="float" office:value="7">
            <text:p>7</text:p>
          </table:table-cell>
          <table:table-cell table:style-name="ce45" table:formula="of:=[.J54]+1" office:value-type="float" office:value="8">
            <text:p>8</text:p>
          </table:table-cell>
          <table:table-cell table:style-name="ce45" table:formula="of:=[.K54]+1" office:value-type="float" office:value="9">
            <text:p>9</text:p>
          </table:table-cell>
          <table:table-cell table:style-name="ce45" table:formula="of:=[.L54]+1" office:value-type="float" office:value="10">
            <text:p>10</text:p>
          </table:table-cell>
          <table:table-cell table:style-name="ce45" table:formula="of:=[.M54]+1" office:value-type="float" office:value="11">
            <text:p>11</text:p>
          </table:table-cell>
          <table:table-cell table:style-name="ce45" table:formula="of:=[.N54]+1" office:value-type="float" office:value="12">
            <text:p>12</text:p>
          </table:table-cell>
          <table:table-cell table:style-name="ce45" table:formula="of:=[.O54]+1" office:value-type="float" office:value="13">
            <text:p>13</text:p>
          </table:table-cell>
          <table:table-cell table:style-name="ce45" table:formula="of:=[.P54]+1" office:value-type="float" office:value="14">
            <text:p>14</text:p>
          </table:table-cell>
          <table:table-cell table:style-name="ce45" table:formula="of:=[.Q54]+1" office:value-type="float" office:value="15">
            <text:p>15</text:p>
          </table:table-cell>
          <table:table-cell table:style-name="ce45" table:formula="of:=[.R54]+1" office:value-type="float" office:value="16">
            <text:p>16</text:p>
          </table:table-cell>
          <table:table-cell table:style-name="ce45" table:formula="of:=[.S54]+1" office:value-type="float" office:value="17">
            <text:p>17</text:p>
          </table:table-cell>
          <table:table-cell table:style-name="ce45" table:formula="of:=[.T54]+1" office:value-type="float" office:value="18">
            <text:p>18</text:p>
          </table:table-cell>
          <table:table-cell table:style-name="ce45" table:formula="of:=[.U54]+1" office:value-type="float" office:value="19">
            <text:p>19</text:p>
          </table:table-cell>
          <table:table-cell table:style-name="ce45" table:formula="of:=[.V54]+1" office:value-type="float" office:value="20">
            <text:p>20</text:p>
          </table:table-cell>
          <table:table-cell table:style-name="ce45" table:formula="of:=[.W54]+1" office:value-type="float" office:value="21">
            <text:p>21</text:p>
          </table:table-cell>
          <table:table-cell table:style-name="ce45" table:formula="of:=[.X54]+1" office:value-type="float" office:value="22">
            <text:p>22</text:p>
          </table:table-cell>
          <table:table-cell table:style-name="ce45" table:formula="of:=[.Y54]+1" office:value-type="float" office:value="23">
            <text:p>23</text:p>
          </table:table-cell>
          <table:table-cell table:style-name="ce45" table:formula="of:=[.Z54]+1" office:value-type="float" office:value="24">
            <text:p>24</text:p>
          </table:table-cell>
          <table:table-cell table:style-name="ce45" table:formula="of:=[.AA54]+1" office:value-type="float" office:value="25">
            <text:p>25</text:p>
          </table:table-cell>
          <table:table-cell table:style-name="ce45" table:formula="of:=[.AB54]+1" office:value-type="float" office:value="26">
            <text:p>26</text:p>
          </table:table-cell>
          <table:table-cell table:style-name="ce45" table:formula="of:=[.AC54]+1" office:value-type="float" office:value="27">
            <text:p>27</text:p>
          </table:table-cell>
          <table:table-cell table:style-name="ce45" table:formula="of:=[.AD54]+1" office:value-type="float" office:value="28">
            <text:p>28</text:p>
          </table:table-cell>
          <table:table-cell table:style-name="ce45" table:formula="of:=[.AE54]+1" office:value-type="float" office:value="29">
            <text:p>29</text:p>
          </table:table-cell>
          <table:table-cell table:style-name="ce45" table:formula="of:=[.AF54]+1" office:value-type="float" office:value="30">
            <text:p>30</text:p>
          </table:table-cell>
          <table:table-cell table:style-name="ce45" table:formula="of:=[.AG54]+1" office:value-type="float" office:value="31">
            <text:p>31</text:p>
          </table:table-cell>
          <table:table-cell table:style-name="ce45" table:formula="of:=[.AH54]+1" office:value-type="float" office:value="32">
            <text:p>32</text:p>
          </table:table-cell>
          <table:table-cell table:style-name="ce45" table:formula="of:=[.AI54]+1" office:value-type="float" office:value="33">
            <text:p>33</text:p>
          </table:table-cell>
          <table:table-cell table:style-name="ce45" table:formula="of:=[.AJ54]+1" office:value-type="float" office:value="34">
            <text:p>34</text:p>
          </table:table-cell>
          <table:table-cell table:style-name="ce45" table:formula="of:=[.AK54]+1" office:value-type="float" office:value="35">
            <text:p>35</text:p>
          </table:table-cell>
          <table:table-cell table:style-name="ce45" table:formula="of:=[.AL54]+1" office:value-type="float" office:value="36">
            <text:p>36</text:p>
          </table:table-cell>
          <table:table-cell table:style-name="ce45" table:formula="of:=[.AM54]+1" office:value-type="float" office:value="37">
            <text:p>37</text:p>
          </table:table-cell>
          <table:table-cell table:style-name="ce45" table:formula="of:=[.AN54]+1" office:value-type="float" office:value="38">
            <text:p>38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0">
            <text:p>0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">
            <text:p>1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">
            <text:p>2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">
            <text:p>3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4">
            <text:p>4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5">
            <text:p>5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6">
            <text:p>6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7">
            <text:p>7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8">
            <text:p>8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9">
            <text:p>9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0">
            <text:p>10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1">
            <text:p>11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2">
            <text:p>12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3">
            <text:p>13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4">
            <text:p>14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5">
            <text:p>15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6">
            <text:p>16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7">
            <text:p>17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8">
            <text:p>18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9">
            <text:p>19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0">
            <text:p>20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1">
            <text:p>21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2">
            <text:p>22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3">
            <text:p>23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4">
            <text:p>24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5">
            <text:p>25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6">
            <text:p>26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7">
            <text:p>27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8">
            <text:p>28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9">
            <text:p>29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0">
            <text:p>30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5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1">
            <text:p>31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6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2">
            <text:p>32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7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3">
            <text:p>33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8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4">
            <text:p>34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9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5">
            <text:p>35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0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6">
            <text:p>36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1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7">
            <text:p>37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2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8">
            <text:p>38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3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9">
            <text:p>39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4])))" office:value-type="percentage" office:value="1">
            <text:p>100,00%</text:p>
          </table:table-cell>
          <table:table-cell table:style-name="ce7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 table:number-rows-repeated="3">
          <table:table-cell table:style-name="ce14"/>
          <table:table-cell table:style-name="ce21"/>
          <table:table-cell table:style-name="ce48" table:number-columns-repeated="2"/>
          <table:table-cell table:style-name="ce14" table:number-columns-repeated="253"/>
          <table:table-cell table:number-columns-repeated="767"/>
        </table:table-row>
        <table:table-row table:style-name="ro9" table:number-rows-repeated="80">
          <table:table-cell table:style-name="ce14"/>
          <table:table-cell table:style-name="ce21"/>
          <table:table-cell table:style-name="ce48" table:number-columns-repeated="2"/>
          <table:table-cell table:style-name="ce14" table:number-columns-repeated="1020"/>
        </table:table-row>
        <table:table-row table:style-name="ro9" table:number-rows-repeated="65360">
          <table:table-cell table:style-name="ce14" table:number-columns-repeated="3"/>
          <table:table-cell table:style-name="ce21"/>
          <table:table-cell table:style-name="ce48" table:number-columns-repeated="2"/>
          <table:table-cell table:style-name="ce14" table:number-columns-repeated="251"/>
          <table:table-cell table:number-columns-repeated="767"/>
        </table:table-row>
        <table:table-row table:style-name="ro9" table:number-rows-repeated="9830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imulation" table:style-name="ta7" table:print="false">
        <office:forms form:automatic-focus="false" form:apply-design-mode="false"/>
        <table:table-column table:style-name="co5" table:default-cell-style-name="ce78"/>
        <table:table-column table:style-name="co6" table:number-columns-repeated="256" table:default-cell-style-name="ce78"/>
        <table:table-column table:style-name="co8" table:number-columns-repeated="767" table:default-cell-style-name="ce78"/>
        <table:table-row table:style-name="ro5">
          <table:table-cell table:style-name="ce77" table:number-columns-repeated="2"/>
          <table:table-cell table:style-name="ce82"/>
          <table:table-cell table:style-name="ce86" table:number-columns-repeated="3"/>
          <table:table-cell table:style-name="ce77" table:number-columns-repeated="251"/>
          <table:table-cell table:number-columns-repeated="767"/>
        </table:table-row>
        <table:table-row table:style-name="ro3">
          <table:table-cell table:style-name="ce77"/>
          <table:table-cell table:style-name="ce79" office:value-type="string">
            <text:p>Simulated Rates</text:p>
          </table:table-cell>
          <table:table-cell table:style-name="ce82"/>
          <table:table-cell table:style-name="ce86" table:number-columns-repeated="3"/>
          <table:table-cell table:style-name="ce77" table:number-columns-repeated="251"/>
          <table:table-cell table:number-columns-repeated="767"/>
        </table:table-row>
        <table:table-row table:style-name="ro3">
          <table:table-cell table:style-name="ce77"/>
          <table:table-cell table:style-name="ce79"/>
          <table:table-cell table:style-name="ce82"/>
          <table:table-cell table:style-name="ce86" table:number-columns-repeated="3"/>
          <table:table-cell table:style-name="ce77" table:number-columns-repeated="251"/>
          <table:table-cell table:number-columns-repeated="767"/>
        </table:table-row>
        <table:table-row table:style-name="ro5">
          <table:table-cell table:style-name="ce77"/>
          <table:table-cell table:style-name="ce80" office:value-type="string">
            <text:p>Settings</text:p>
          </table:table-cell>
          <table:table-cell table:style-name="ce83"/>
          <table:table-cell table:style-name="ce86" table:number-columns-repeated="3"/>
          <table:table-cell table:style-name="ce77" table:number-columns-repeated="251"/>
          <table:table-cell table:number-columns-repeated="767"/>
        </table:table-row>
        <table:table-row table:style-name="ro5">
          <table:table-cell table:style-name="ce77"/>
          <table:table-cell table:style-name="ce81" office:value-type="string">
            <text:p>t</text:p>
          </table:table-cell>
          <table:table-cell table:style-name="ce84" office:value-type="float" office:value="4">
            <text:p>4</text:p>
          </table:table-cell>
          <table:table-cell table:style-name="ce86" table:number-columns-repeated="3"/>
          <table:table-cell table:style-name="ce77" table:number-columns-repeated="251"/>
          <table:table-cell table:number-columns-repeated="767"/>
        </table:table-row>
        <table:table-row table:style-name="ro5">
          <table:table-cell table:style-name="ce77"/>
          <table:table-cell table:style-name="ce81" office:value-type="string">
            <text:p>T</text:p>
          </table:table-cell>
          <table:table-cell table:style-name="ce84" table:formula="of:=[.C5]" office:value-type="float" office:value="4">
            <text:p>4</text:p>
          </table:table-cell>
          <table:table-cell table:style-name="ce86" table:number-columns-repeated="3"/>
          <table:table-cell table:style-name="ce77" table:number-columns-repeated="251"/>
          <table:table-cell table:number-columns-repeated="767"/>
        </table:table-row>
        <table:table-row table:style-name="ro5">
          <table:table-cell table:style-name="ce77"/>
          <table:table-cell table:style-name="ce81" office:value-type="string">
            <text:p>periodLength</text:p>
          </table:table-cell>
          <table:table-cell table:style-name="ce84" office:value-type="float" office:value="0.5">
            <text:p>0,5</text:p>
          </table:table-cell>
          <table:table-cell table:style-name="ce86" table:number-columns-repeated="3"/>
          <table:table-cell table:style-name="ce77" table:number-columns-repeated="251"/>
          <table:table-cell table:number-columns-repeated="767"/>
        </table:table-row>
        <table:table-row table:style-name="ro5">
          <table:table-cell table:style-name="ce77"/>
          <table:table-cell table:style-name="ce81"/>
          <table:table-cell table:style-name="ce84"/>
          <table:table-cell table:style-name="ce86" table:number-columns-repeated="3"/>
          <table:table-cell table:style-name="ce77" table:number-columns-repeated="251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/>
          <table:table-cell table:style-name="ce86" table:number-columns-repeated="3"/>
          <table:table-cell table:style-name="ce77" table:number-columns-repeated="251"/>
          <table:table-cell table:number-columns-repeated="767"/>
        </table:table-row>
        <table:table-row table:style-name="ro5">
          <table:table-cell table:style-name="ce77"/>
          <table:table-cell table:style-name="ce81" office:value-type="string">
            <text:p>t:</text:p>
          </table:table-cell>
          <table:table-cell table:style-name="ce84" table:formula="of:=[.C5]" office:value-type="float" office:value="4">
            <text:p>4</text:p>
          </table:table-cell>
          <table:table-cell table:style-name="ce84" table:formula="of:=[.$C$5]" office:value-type="float" office:value="4">
            <text:p>4</text:p>
          </table:table-cell>
          <table:table-cell table:style-name="ce84" table:formula="of:=[.$C$5]" office:value-type="float" office:value="4">
            <text:p>4</text:p>
          </table:table-cell>
          <table:table-cell table:style-name="ce84" table:formula="of:=[.$C$5]" office:value-type="float" office:value="4">
            <text:p>4</text:p>
          </table:table-cell>
          <table:table-cell table:style-name="ce84" table:formula="of:=[.$C$5]" office:value-type="float" office:value="4">
            <text:p>4</text:p>
          </table:table-cell>
          <table:table-cell table:style-name="ce84" table:formula="of:=[.$C$5]" office:value-type="float" office:value="4">
            <text:p>4</text:p>
          </table:table-cell>
          <table:table-cell table:style-name="ce84" table:formula="of:=[.$C$5]" office:value-type="float" office:value="4">
            <text:p>4</text:p>
          </table:table-cell>
          <table:table-cell table:style-name="ce84" table:formula="of:=[.$C$5]" office:value-type="float" office:value="4">
            <text:p>4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/>
          <table:table-cell table:style-name="ce81" office:value-type="string">
            <text:p>T1:</text:p>
          </table:table-cell>
          <table:table-cell table:style-name="ce84" table:formula="of:=[.C6]" office:value-type="float" office:value="4">
            <text:p>4</text:p>
          </table:table-cell>
          <table:table-cell table:style-name="ce84" table:formula="of:=[.C11]+[.$C$7]" office:value-type="float" office:value="4.5">
            <text:p>4,5</text:p>
          </table:table-cell>
          <table:table-cell table:style-name="ce84" table:formula="of:=[.D11]+[.$C$7]" office:value-type="float" office:value="5">
            <text:p>5</text:p>
          </table:table-cell>
          <table:table-cell table:style-name="ce84" table:formula="of:=[.E11]+[.$C$7]" office:value-type="float" office:value="5.5">
            <text:p>5,5</text:p>
          </table:table-cell>
          <table:table-cell table:style-name="ce84" table:formula="of:=[.F11]+[.$C$7]" office:value-type="float" office:value="6">
            <text:p>6</text:p>
          </table:table-cell>
          <table:table-cell table:style-name="ce84" table:formula="of:=[.G11]+[.$C$7]" office:value-type="float" office:value="6.5">
            <text:p>6,5</text:p>
          </table:table-cell>
          <table:table-cell table:style-name="ce84" table:formula="of:=[.H11]+[.$C$7]" office:value-type="float" office:value="7">
            <text:p>7</text:p>
          </table:table-cell>
          <table:table-cell table:style-name="ce84" table:formula="of:=[.I11]+[.$C$7]" office:value-type="float" office:value="7.5">
            <text:p>7,5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/>
          <table:table-cell table:style-name="ce81" office:value-type="string">
            <text:p>T2:</text:p>
          </table:table-cell>
          <table:table-cell table:style-name="ce84" table:formula="of:=[.C11]+[.C7]" office:value-type="float" office:value="4.5">
            <text:p>4,5</text:p>
          </table:table-cell>
          <table:table-cell table:style-name="ce84" table:formula="of:=[.D11]+[.$C$7]" office:value-type="float" office:value="5">
            <text:p>5</text:p>
          </table:table-cell>
          <table:table-cell table:style-name="ce84" table:formula="of:=[.E11]+[.$C$7]" office:value-type="float" office:value="5.5">
            <text:p>5,5</text:p>
          </table:table-cell>
          <table:table-cell table:style-name="ce84" table:formula="of:=[.F11]+[.$C$7]" office:value-type="float" office:value="6">
            <text:p>6</text:p>
          </table:table-cell>
          <table:table-cell table:style-name="ce84" table:formula="of:=[.G11]+[.$C$7]" office:value-type="float" office:value="6.5">
            <text:p>6,5</text:p>
          </table:table-cell>
          <table:table-cell table:style-name="ce84" table:formula="of:=[.H11]+[.$C$7]" office:value-type="float" office:value="7">
            <text:p>7</text:p>
          </table:table-cell>
          <table:table-cell table:style-name="ce84" table:formula="of:=[.I11]+[.$C$7]" office:value-type="float" office:value="7.5">
            <text:p>7,5</text:p>
          </table:table-cell>
          <table:table-cell table:style-name="ce84" table:formula="of:=[.J11]+[.$C$7]" office:value-type="float" office:value="8">
            <text:p>8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/>
          <table:table-cell table:style-name="ce81" office:value-type="string">
            <text:p>Object:</text:p>
          </table:table-cell>
          <table:table-cell table:style-name="ce85" table:formula="of:=INFO.OBBA.OBBA.OBCALL(&quot;LIBOR(&quot;&amp;[.C10]&amp;&quot;,&quot;&amp;[.C11]&amp;&quot;,&quot;&amp;[.C12]&amp;&quot;)&quot;;[$LIBORMarketModel.$I$26];&quot;getLIBOR&quot;;INFO.OBBA.OBBA.OBMAKE(&quot;&quot;;&quot;double&quot;;[.C10]);INFO.OBBA.OBBA.OBMAKE(&quot;&quot;;&quot;double&quot;;[.C11]);INFO.OBBA.OBBA.OBMAKE(&quot;&quot;;&quot;double&quot;;[.C12]))" office:value-type="string" office:string-value="LIBOR(4,4,4,5) &#10;[40238]">
            <text:p>LIBOR(4,4,4,5) </text:p>
            <text:p>[40238]</text:p>
          </table:table-cell>
          <table:table-cell table:style-name="ce85" table:formula="of:=INFO.OBBA.OBBA.OBCALL(&quot;LIBOR(&quot;&amp;[.D10]&amp;&quot;,&quot;&amp;[.D11]&amp;&quot;,&quot;&amp;[.D12]&amp;&quot;)&quot;;[$LIBORMarketModel.$I$26];&quot;getLIBOR&quot;;INFO.OBBA.OBBA.OBMAKE(&quot;&quot;;&quot;double&quot;;[.D10]);INFO.OBBA.OBBA.OBMAKE(&quot;&quot;;&quot;double&quot;;[.D11]);INFO.OBBA.OBBA.OBMAKE(&quot;&quot;;&quot;double&quot;;[.D12]))" office:value-type="string" office:string-value="LIBOR(4,4,5,5) &#10;[40243]">
            <text:p>LIBOR(4,4,5,5) </text:p>
            <text:p>[40243]</text:p>
          </table:table-cell>
          <table:table-cell table:style-name="ce85" table:formula="of:=INFO.OBBA.OBBA.OBCALL(&quot;LIBOR(&quot;&amp;[.E10]&amp;&quot;,&quot;&amp;[.E11]&amp;&quot;,&quot;&amp;[.E12]&amp;&quot;)&quot;;[$LIBORMarketModel.$I$26];&quot;getLIBOR&quot;;INFO.OBBA.OBBA.OBMAKE(&quot;&quot;;&quot;double&quot;;[.E10]);INFO.OBBA.OBBA.OBMAKE(&quot;&quot;;&quot;double&quot;;[.E11]);INFO.OBBA.OBBA.OBMAKE(&quot;&quot;;&quot;double&quot;;[.E12]))" office:value-type="string" office:string-value="LIBOR(4,5,5,5) &#10;[40248]">
            <text:p>LIBOR(4,5,5,5) </text:p>
            <text:p>[40248]</text:p>
          </table:table-cell>
          <table:table-cell table:style-name="ce85" table:formula="of:=INFO.OBBA.OBBA.OBCALL(&quot;LIBOR(&quot;&amp;[.F10]&amp;&quot;,&quot;&amp;[.F11]&amp;&quot;,&quot;&amp;[.F12]&amp;&quot;)&quot;;[$LIBORMarketModel.$I$26];&quot;getLIBOR&quot;;INFO.OBBA.OBBA.OBMAKE(&quot;&quot;;&quot;double&quot;;[.F10]);INFO.OBBA.OBBA.OBMAKE(&quot;&quot;;&quot;double&quot;;[.F11]);INFO.OBBA.OBBA.OBMAKE(&quot;&quot;;&quot;double&quot;;[.F12]))" office:value-type="string" office:string-value="LIBOR(4,5,5,6) &#10;[40253]">
            <text:p>LIBOR(4,5,5,6) </text:p>
            <text:p>[40253]</text:p>
          </table:table-cell>
          <table:table-cell table:style-name="ce85" table:formula="of:=INFO.OBBA.OBBA.OBCALL(&quot;LIBOR(&quot;&amp;[.G10]&amp;&quot;,&quot;&amp;[.G11]&amp;&quot;,&quot;&amp;[.G12]&amp;&quot;)&quot;;[$LIBORMarketModel.$I$26];&quot;getLIBOR&quot;;INFO.OBBA.OBBA.OBMAKE(&quot;&quot;;&quot;double&quot;;[.G10]);INFO.OBBA.OBBA.OBMAKE(&quot;&quot;;&quot;double&quot;;[.G11]);INFO.OBBA.OBBA.OBMAKE(&quot;&quot;;&quot;double&quot;;[.G12]))" office:value-type="string" office:string-value="LIBOR(4,6,6,5) &#10;[40258]">
            <text:p>LIBOR(4,6,6,5) </text:p>
            <text:p>[40258]</text:p>
          </table:table-cell>
          <table:table-cell table:style-name="ce85" table:formula="of:=INFO.OBBA.OBBA.OBCALL(&quot;LIBOR(&quot;&amp;[.H10]&amp;&quot;,&quot;&amp;[.H11]&amp;&quot;,&quot;&amp;[.H12]&amp;&quot;)&quot;;[$LIBORMarketModel.$I$26];&quot;getLIBOR&quot;;INFO.OBBA.OBBA.OBMAKE(&quot;&quot;;&quot;double&quot;;[.H10]);INFO.OBBA.OBBA.OBMAKE(&quot;&quot;;&quot;double&quot;;[.H11]);INFO.OBBA.OBBA.OBMAKE(&quot;&quot;;&quot;double&quot;;[.H12]))" office:value-type="string" office:string-value="LIBOR(4,6,5,7) &#10;[40263]">
            <text:p>LIBOR(4,6,5,7) </text:p>
            <text:p>[40263]</text:p>
          </table:table-cell>
          <table:table-cell table:style-name="ce85" table:formula="of:=INFO.OBBA.OBBA.OBCALL(&quot;LIBOR(&quot;&amp;[.I10]&amp;&quot;,&quot;&amp;[.I11]&amp;&quot;,&quot;&amp;[.I12]&amp;&quot;)&quot;;[$LIBORMarketModel.$I$26];&quot;getLIBOR&quot;;INFO.OBBA.OBBA.OBMAKE(&quot;&quot;;&quot;double&quot;;[.I10]);INFO.OBBA.OBBA.OBMAKE(&quot;&quot;;&quot;double&quot;;[.I11]);INFO.OBBA.OBBA.OBMAKE(&quot;&quot;;&quot;double&quot;;[.I12]))" office:value-type="string" office:string-value="LIBOR(4,7,7,5) &#10;[40268]">
            <text:p>LIBOR(4,7,7,5) </text:p>
            <text:p>[40268]</text:p>
          </table:table-cell>
          <table:table-cell table:style-name="ce85" table:formula="of:=INFO.OBBA.OBBA.OBCALL(&quot;LIBOR(&quot;&amp;[.J10]&amp;&quot;,&quot;&amp;[.J11]&amp;&quot;,&quot;&amp;[.J12]&amp;&quot;)&quot;;[$LIBORMarketModel.$I$26];&quot;getLIBOR&quot;;INFO.OBBA.OBBA.OBMAKE(&quot;&quot;;&quot;double&quot;;[.J10]);INFO.OBBA.OBBA.OBMAKE(&quot;&quot;;&quot;double&quot;;[.J11]);INFO.OBBA.OBBA.OBMAKE(&quot;&quot;;&quot;double&quot;;[.J12]))" office:value-type="string" office:string-value="LIBOR(4,7,5,8) &#10;[40273]">
            <text:p>LIBOR(4,7,5,8) </text:p>
            <text:p>[40273]</text:p>
          </table:table-cell>
          <table:table-cell table:style-name="ce77" table:number-columns-repeated="247"/>
          <table:table-cell table:number-columns-repeated="767"/>
        </table:table-row>
        <table:table-row table:style-name="ro6">
          <table:table-cell table:style-name="ce77"/>
          <table:table-cell table:style-name="ce81"/>
          <table:table-cell table:style-name="ce82" table:number-columns-repeated="8"/>
          <table:table-cell table:style-name="ce77" table:number-columns-repeated="247"/>
          <table:table-cell table:number-columns-repeated="767"/>
        </table:table-row>
        <table:table-row table:style-name="ro6">
          <table:table-cell table:style-name="ce77"/>
          <table:table-cell table:style-name="ce81" office:value-type="string">
            <text:p>Realizations:</text:p>
          </table:table-cell>
          <table:table-cell table:style-name="ce82" table:number-matrix-columns-spanned="1" table:number-matrix-rows-spanned="100" table:formula="of:=TRANSPOSE(INFO.OBBA.OBBA.OBGET(INFO.OBBA.OBBA.OBCALL(&quot;&quot;;[.C13];&quot;getRealizations&quot;)))" office:value-type="percentage" office:value="0.0150806270657118">
            <text:p>1,5081%</text:p>
          </table:table-cell>
          <table:table-cell table:style-name="ce82" table:number-matrix-columns-spanned="1" table:number-matrix-rows-spanned="100" table:formula="of:=TRANSPOSE(INFO.OBBA.OBBA.OBGET(INFO.OBBA.OBBA.OBCALL(&quot;&quot;;[.D13];&quot;getRealizations&quot;)))" office:value-type="percentage" office:value="0.0214040477384898">
            <text:p>2,1404%</text:p>
          </table:table-cell>
          <table:table-cell table:style-name="ce82" table:number-matrix-columns-spanned="1" table:number-matrix-rows-spanned="100" table:formula="of:=TRANSPOSE(INFO.OBBA.OBBA.OBGET(INFO.OBBA.OBBA.OBCALL(&quot;&quot;;[.E13];&quot;getRealizations&quot;)))" office:value-type="percentage" office:value="0.0232000240642394">
            <text:p>2,3200%</text:p>
          </table:table-cell>
          <table:table-cell table:style-name="ce82" table:number-matrix-columns-spanned="1" table:number-matrix-rows-spanned="100" table:formula="of:=TRANSPOSE(INFO.OBBA.OBBA.OBGET(INFO.OBBA.OBBA.OBCALL(&quot;&quot;;[.F13];&quot;getRealizations&quot;)))" office:value-type="percentage" office:value="0.0229835285253251">
            <text:p>2,2984%</text:p>
          </table:table-cell>
          <table:table-cell table:style-name="ce82" table:number-matrix-columns-spanned="1" table:number-matrix-rows-spanned="100" table:formula="of:=TRANSPOSE(INFO.OBBA.OBBA.OBGET(INFO.OBBA.OBBA.OBCALL(&quot;&quot;;[.G13];&quot;getRealizations&quot;)))" office:value-type="percentage" office:value="0.0222830408194558">
            <text:p>2,2283%</text:p>
          </table:table-cell>
          <table:table-cell table:style-name="ce82" table:number-matrix-columns-spanned="1" table:number-matrix-rows-spanned="100" table:formula="of:=TRANSPOSE(INFO.OBBA.OBBA.OBGET(INFO.OBBA.OBBA.OBCALL(&quot;&quot;;[.H13];&quot;getRealizations&quot;)))" office:value-type="percentage" office:value="0.0216374127321226">
            <text:p>2,1637%</text:p>
          </table:table-cell>
          <table:table-cell table:style-name="ce82" table:number-matrix-columns-spanned="1" table:number-matrix-rows-spanned="100" table:formula="of:=TRANSPOSE(INFO.OBBA.OBBA.OBGET(INFO.OBBA.OBBA.OBCALL(&quot;&quot;;[.I13];&quot;getRealizations&quot;)))" office:value-type="percentage" office:value="0.0211663322467513">
            <text:p>2,1166%</text:p>
          </table:table-cell>
          <table:table-cell table:style-name="ce82" table:number-matrix-columns-spanned="1" table:number-matrix-rows-spanned="100" table:formula="of:=TRANSPOSE(INFO.OBBA.OBBA.OBGET(INFO.OBBA.OBBA.OBCALL(&quot;&quot;;[.J13];&quot;getRealizations&quot;)))" office:value-type="percentage" office:value="0.0208575414441713">
            <text:p>2,0858%</text:p>
          </table:table-cell>
          <table:table-cell table:style-name="ce77" table:number-columns-repeated="247"/>
          <table:table-cell table:number-columns-repeated="767"/>
        </table:table-row>
        <table:table-row table:style-name="ro6">
          <table:table-cell table:style-name="ce77" table:number-columns-repeated="2"/>
          <table:table-cell table:style-name="ce82" office:value-type="percentage" office:value="0.000413388681473259">
            <text:p>0,0413%</text:p>
          </table:table-cell>
          <table:table-cell table:style-name="ce82" office:value-type="percentage" office:value="0.00196004505745439">
            <text:p>0,1960%</text:p>
          </table:table-cell>
          <table:table-cell table:style-name="ce82" office:value-type="percentage" office:value="0.00462853248434457">
            <text:p>0,4629%</text:p>
          </table:table-cell>
          <table:table-cell table:style-name="ce82" office:value-type="percentage" office:value="0.00752353371085489">
            <text:p>0,7524%</text:p>
          </table:table-cell>
          <table:table-cell table:style-name="ce82" office:value-type="percentage" office:value="0.00993361416041129">
            <text:p>0,9934%</text:p>
          </table:table-cell>
          <table:table-cell table:style-name="ce82" office:value-type="percentage" office:value="0.011637670250693">
            <text:p>1,1638%</text:p>
          </table:table-cell>
          <table:table-cell table:style-name="ce82" office:value-type="percentage" office:value="0.0127084286879412">
            <text:p>1,2708%</text:p>
          </table:table-cell>
          <table:table-cell table:style-name="ce82" office:value-type="percentage" office:value="0.0133107440140682">
            <text:p>1,3311%</text:p>
          </table:table-cell>
          <table:table-cell table:style-name="ce77" table:number-columns-repeated="247"/>
          <table:table-cell table:number-columns-repeated="767"/>
        </table:table-row>
        <table:table-row table:style-name="ro6">
          <table:table-cell table:style-name="ce77" table:number-columns-repeated="2"/>
          <table:table-cell table:style-name="ce82" office:value-type="percentage" office:value="0.0126612084368988">
            <text:p>1,2661%</text:p>
          </table:table-cell>
          <table:table-cell table:style-name="ce82" office:value-type="percentage" office:value="0.0184369288426995">
            <text:p>1,8437%</text:p>
          </table:table-cell>
          <table:table-cell table:style-name="ce82" office:value-type="percentage" office:value="0.0203182454986799">
            <text:p>2,0318%</text:p>
          </table:table-cell>
          <table:table-cell table:style-name="ce82" office:value-type="percentage" office:value="0.0203612129403054">
            <text:p>2,0361%</text:p>
          </table:table-cell>
          <table:table-cell table:style-name="ce82" office:value-type="percentage" office:value="0.0199034330192007">
            <text:p>1,9903%</text:p>
          </table:table-cell>
          <table:table-cell table:style-name="ce82" office:value-type="percentage" office:value="0.0194417375013453">
            <text:p>1,9442%</text:p>
          </table:table-cell>
          <table:table-cell table:style-name="ce82" office:value-type="percentage" office:value="0.019100149463848">
            <text:p>1,9100%</text:p>
          </table:table-cell>
          <table:table-cell table:style-name="ce82" office:value-type="percentage" office:value="0.0188795998448008">
            <text:p>1,8880%</text:p>
          </table:table-cell>
          <table:table-cell table:style-name="ce77" table:number-columns-repeated="247"/>
          <table:table-cell table:number-columns-repeated="767"/>
        </table:table-row>
        <table:table-row table:style-name="ro6">
          <table:table-cell table:style-name="ce77" table:number-columns-repeated="2"/>
          <table:table-cell table:style-name="ce82" office:value-type="percentage" office:value="0.0092156433616118">
            <text:p>0,9216%</text:p>
          </table:table-cell>
          <table:table-cell table:style-name="ce82" office:value-type="percentage" office:value="0.0151200937985657">
            <text:p>1,5120%</text:p>
            <draw:frame table:end-cell-address="Simulation.H34" table:end-x="0.003cm" table:end-y="0.012cm" draw:z-index="0" draw:style-name="gr1" svg:width="12.268cm" svg:height="6.943cm" svg:x="0.04cm" svg:y="0.006cm">
              <draw:object draw:notify-on-update-of-ranges="Simulation.C11:Simulation.J11 Simulation.C15:Simulation.J15 Simulation.C16:Simulation.J16 Simulation.C17:Simulation.J17 Simulation.C18:Simulation.J18 Simulation.C19:Simulation.J19 Simulation.C20:Simulation.J20 Simulation.C21:Simulation.J21 Simulation.C22:Simulation.J22 Simulation.C23:Simulation.J23 Simulation.C24:Simulation.J24 Simulation.C25:Simulation.J25 Simulation.C26:Simulation.J26 Simulation.C27:Simulation.J27 Simulation.C28:Simulation.J28 Simulation.C29:Simulation.J29 Simulation.C30:Simulation.J30 Simulation.C31:Simulation.J31 Simulation.C32:Simulation.J32 Simulation.C33:Simulation.J33 Simulation.C34:Simulation.J34 Simulation.C35:Simulation.J35 Simulation.C36:Simulation.J36 Simulation.C37:Simulation.J37 Simulation.C38:Simulation.J38 Simulation.C39:Simulation.J39 Simulation.C40:Simulation.J40 Simulation.C41:Simulation.J41 Simulation.C42:Simulation.J42 Simulation.C43:Simulation.J43 Simulation.C44:Simulation.J44 Simulation.C45:Simulation.J45 Simulation.C46:Simulation.J46 Simulation.C47:Simulation.J47 Simulation.C48:Simulation.J48 Simulation.C49:Simulation.J49 Simulation.C50:Simulation.J50 Simulation.C51:Simulation.J51 Simulation.C52:Simulation.J52 Simulation.C53:Simulation.J53 Simulation.C54:Simulation.J54 Simulation.C55:Simulation.J55 Simulation.C56:Simulation.J56 Simulation.C57:Simulation.J57 Simulation.C58:Simulation.J58 Simulation.C59:Simulation.J59 Simulation.C60:Simulation.J60 Simulation.C61:Simulation.J61 Simulation.C62:Simulation.J62 Simulation.C63:Simulation.J63 Simulation.C64:Simulation.J64 Simulation.C65:Simulation.J65 Simulation.C66:Simulation.J66 Simulation.C67:Simulation.J67 Simulation.C68:Simulation.J68 Simulation.C69:Simulation.J69 Simulation.C70:Simulation.J70 Simulation.C71:Simulation.J71 Simulation.C72:Simulation.J72 Simulation.C73:Simulation.J73 Simulation.C74:Simulation.J74 Simulation.C75:Simulation.J75 Simulation.C76:Simulation.J76 Simulation.C77:Simulation.J77 Simulation.C78:Simulation.J78 Simulation.C79:Simulation.J79 Simulation.C80:Simulation.J80 Simulation.C81:Simulation.J81 Simulation.C82:Simulation.J82 Simulation.C83:Simulation.J83 Simulation.C84:Simulation.J84 Simulation.C85:Simulation.J85 Simulation.C86:Simulation.J86 Simulation.C87:Simulation.J87 Simulation.C88:Simulation.J88 Simulation.C89:Simulation.J89 Simulation.C90:Simulation.J90 Simulation.C91:Simulation.J91 Simulation.C92:Simulation.J92 Simulation.C93:Simulation.J93 Simulation.C94:Simulation.J94 Simulation.C95:Simulation.J95 Simulation.C96:Simulation.J96 Simulation.C97:Simulation.J97 Simulation.C98:Simulation.J98 Simulation.C99:Simulation.J99 Simulation.C100:Simulation.J100 Simulation.C101:Simulation.J101 Simulation.C102:Simulation.J102 Simulation.C103:Simulation.J103 Simulation.C104:Simulation.J104 Simulation.C105:Simulation.J105 Simulation.C106:Simulation.J106 Simulation.C107:Simulation.J107 Simulation.C108:Simulation.J108 Simulation.C109:Simulation.J109 Simulation.C110:Simulation.J110 Simulation.C111:Simulation.J111 Simulation.C112:Simulation.J112 Simulation.C113:Simulation.J113 Simulation.C114:Simulation.J1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82" office:value-type="percentage" office:value="0.0180294268675926">
            <text:p>1,8029%</text:p>
          </table:table-cell>
          <table:table-cell table:style-name="ce82" office:value-type="percentage" office:value="0.0190145606487398">
            <text:p>1,9015%</text:p>
          </table:table-cell>
          <table:table-cell table:style-name="ce82" office:value-type="percentage" office:value="0.0192013730476395">
            <text:p>1,9201%</text:p>
          </table:table-cell>
          <table:table-cell table:style-name="ce82" office:value-type="percentage" office:value="0.0191401565659214">
            <text:p>1,9140%</text:p>
          </table:table-cell>
          <table:table-cell table:style-name="ce82" office:value-type="percentage" office:value="0.0190369510062382">
            <text:p>1,9037%</text:p>
          </table:table-cell>
          <table:table-cell table:style-name="ce82" office:value-type="percentage" office:value="0.0189534632238063">
            <text:p>1,8953%</text:p>
          </table:table-cell>
          <table:table-cell table:style-name="ce77" table:number-columns-repeated="247"/>
          <table:table-cell table:number-columns-repeated="767"/>
        </table:table-row>
        <table:table-row table:style-name="ro6">
          <table:table-cell table:style-name="ce77" table:number-columns-repeated="2"/>
          <table:table-cell table:style-name="ce82" office:value-type="percentage" office:value="0.0565007914948836">
            <text:p>5,6501%</text:p>
          </table:table-cell>
          <table:table-cell table:style-name="ce82" office:value-type="percentage" office:value="0.051130636193054">
            <text:p>5,1131%</text:p>
          </table:table-cell>
          <table:table-cell table:style-name="ce82" office:value-type="percentage" office:value="0.0414358324006545">
            <text:p>4,1436%</text:p>
          </table:table-cell>
          <table:table-cell table:style-name="ce82" office:value-type="percentage" office:value="0.0341469897026133">
            <text:p>3,4147%</text:p>
          </table:table-cell>
          <table:table-cell table:style-name="ce82" office:value-type="percentage" office:value="0.0295442837178337">
            <text:p>2,9544%</text:p>
          </table:table-cell>
          <table:table-cell table:style-name="ce82" office:value-type="percentage" office:value="0.0267947668014938">
            <text:p>2,6795%</text:p>
          </table:table-cell>
          <table:table-cell table:style-name="ce82" office:value-type="percentage" office:value="0.0252032490068301">
            <text:p>2,5203%</text:p>
          </table:table-cell>
          <table:table-cell table:style-name="ce82" office:value-type="percentage" office:value="0.0243186874429449">
            <text:p>2,4319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office:value-type="string">
            <text:p>&lt;</text:p>
          </table:table-cell>
          <table:table-cell table:style-name="ce77"/>
          <table:table-cell table:style-name="ce82" office:value-type="percentage" office:value="0.0159621066427258">
            <text:p>1,5962%</text:p>
          </table:table-cell>
          <table:table-cell table:style-name="ce82" office:value-type="percentage" office:value="0.0241975247151686">
            <text:p>2,4198%</text:p>
          </table:table-cell>
          <table:table-cell table:style-name="ce82" office:value-type="percentage" office:value="0.0275445401312377">
            <text:p>2,7545%</text:p>
          </table:table-cell>
          <table:table-cell table:style-name="ce82" office:value-type="percentage" office:value="0.0283562078105654">
            <text:p>2,8356%</text:p>
          </table:table-cell>
          <table:table-cell table:style-name="ce82" office:value-type="percentage" office:value="0.0283485121637706">
            <text:p>2,8349%</text:p>
          </table:table-cell>
          <table:table-cell table:style-name="ce82" office:value-type="percentage" office:value="0.028211609041445">
            <text:p>2,8212%</text:p>
          </table:table-cell>
          <table:table-cell table:style-name="ce82" office:value-type="percentage" office:value="0.0281436537993881">
            <text:p>2,8144%</text:p>
          </table:table-cell>
          <table:table-cell table:style-name="ce82" office:value-type="percentage" office:value="0.0281682998585342">
            <text:p>2,8168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121800993612809">
            <text:p>1,2180%</text:p>
          </table:table-cell>
          <table:table-cell table:style-name="ce82" office:value-type="percentage" office:value="0.0170969611891182">
            <text:p>1,7097%</text:p>
          </table:table-cell>
          <table:table-cell table:style-name="ce82" office:value-type="percentage" office:value="0.018346917611777">
            <text:p>1,8347%</text:p>
          </table:table-cell>
          <table:table-cell table:style-name="ce82" office:value-type="percentage" office:value="0.0180242909513736">
            <text:p>1,8024%</text:p>
          </table:table-cell>
          <table:table-cell table:style-name="ce82" office:value-type="percentage" office:value="0.0173562316771347">
            <text:p>1,7356%</text:p>
          </table:table-cell>
          <table:table-cell table:style-name="ce82" office:value-type="percentage" office:value="0.0167606394256024">
            <text:p>1,6761%</text:p>
          </table:table-cell>
          <table:table-cell table:style-name="ce82" office:value-type="percentage" office:value="0.0163227978077852">
            <text:p>1,6323%</text:p>
          </table:table-cell>
          <table:table-cell table:style-name="ce82" office:value-type="percentage" office:value="0.0160267568340476">
            <text:p>1,6027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107306029119315">
            <text:p>1,0731%</text:p>
          </table:table-cell>
          <table:table-cell table:style-name="ce82" office:value-type="percentage" office:value="0.0158391143260315">
            <text:p>1,5839%</text:p>
          </table:table-cell>
          <table:table-cell table:style-name="ce82" office:value-type="percentage" office:value="0.0175716258235851">
            <text:p>1,7572%</text:p>
          </table:table-cell>
          <table:table-cell table:style-name="ce82" office:value-type="percentage" office:value="0.017647164493961">
            <text:p>1,7647%</text:p>
          </table:table-cell>
          <table:table-cell table:style-name="ce82" office:value-type="percentage" office:value="0.0172423751253582">
            <text:p>1,7242%</text:p>
          </table:table-cell>
          <table:table-cell table:style-name="ce82" office:value-type="percentage" office:value="0.0168108422155796">
            <text:p>1,6811%</text:p>
          </table:table-cell>
          <table:table-cell table:style-name="ce82" office:value-type="percentage" office:value="0.0164741850732161">
            <text:p>1,6474%</text:p>
          </table:table-cell>
          <table:table-cell table:style-name="ce82" office:value-type="percentage" office:value="0.0162406701376959">
            <text:p>1,6241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194218209927909">
            <text:p>1,9422%</text:p>
          </table:table-cell>
          <table:table-cell table:style-name="ce82" office:value-type="percentage" office:value="0.0267931530001557">
            <text:p>2,6793%</text:p>
          </table:table-cell>
          <table:table-cell table:style-name="ce82" office:value-type="percentage" office:value="0.0286491478874219">
            <text:p>2,8649%</text:p>
          </table:table-cell>
          <table:table-cell table:style-name="ce82" office:value-type="percentage" office:value="0.0282721327290838">
            <text:p>2,8272%</text:p>
          </table:table-cell>
          <table:table-cell table:style-name="ce82" office:value-type="percentage" office:value="0.0274620536394973">
            <text:p>2,7462%</text:p>
          </table:table-cell>
          <table:table-cell table:style-name="ce82" office:value-type="percentage" office:value="0.026797172804828">
            <text:p>2,6797%</text:p>
          </table:table-cell>
          <table:table-cell table:style-name="ce82" office:value-type="percentage" office:value="0.026375776312878">
            <text:p>2,6376%</text:p>
          </table:table-cell>
          <table:table-cell table:style-name="ce82" office:value-type="percentage" office:value="0.0261576449806717">
            <text:p>2,6158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265701313114709">
            <text:p>2,6570%</text:p>
          </table:table-cell>
          <table:table-cell table:style-name="ce82" office:value-type="percentage" office:value="0.0309942213881422">
            <text:p>3,0994%</text:p>
          </table:table-cell>
          <table:table-cell table:style-name="ce82" office:value-type="percentage" office:value="0.0295927959994043">
            <text:p>2,9593%</text:p>
          </table:table-cell>
          <table:table-cell table:style-name="ce82" office:value-type="percentage" office:value="0.0270385441784438">
            <text:p>2,7039%</text:p>
          </table:table-cell>
          <table:table-cell table:style-name="ce82" office:value-type="percentage" office:value="0.0249188717974561">
            <text:p>2,4919%</text:p>
          </table:table-cell>
          <table:table-cell table:style-name="ce82" office:value-type="percentage" office:value="0.023457719119561">
            <text:p>2,3458%</text:p>
          </table:table-cell>
          <table:table-cell table:style-name="ce82" office:value-type="percentage" office:value="0.0225291474993227">
            <text:p>2,2529%</text:p>
          </table:table-cell>
          <table:table-cell table:style-name="ce82" office:value-type="percentage" office:value="0.0219715180877237">
            <text:p>2,1972%</text:p>
          </table:table-cell>
          <table:table-cell table:style-name="ce77" table:number-columns-repeated="247"/>
          <table:table-cell table:number-columns-repeated="767"/>
        </table:table-row>
        <table:table-row table:style-name="ro6">
          <table:table-cell table:style-name="ce77" table:number-columns-repeated="2"/>
          <table:table-cell table:style-name="ce82" office:value-type="percentage" office:value="0.000787739741485923">
            <text:p>0,0788%</text:p>
          </table:table-cell>
          <table:table-cell table:style-name="ce82" office:value-type="percentage" office:value="0.00273673345055722">
            <text:p>0,2737%</text:p>
          </table:table-cell>
          <table:table-cell table:style-name="ce82" office:value-type="percentage" office:value="0.00527670511309204">
            <text:p>0,5277%</text:p>
          </table:table-cell>
          <table:table-cell table:style-name="ce82" office:value-type="percentage" office:value="0.00752883787365027">
            <text:p>0,7529%</text:p>
          </table:table-cell>
          <table:table-cell table:style-name="ce82" office:value-type="percentage" office:value="0.00915366438755225">
            <text:p>0,9154%</text:p>
          </table:table-cell>
          <table:table-cell table:style-name="ce82" office:value-type="percentage" office:value="0.0101891228377741">
            <text:p>1,0189%</text:p>
          </table:table-cell>
          <table:table-cell table:style-name="ce82" office:value-type="percentage" office:value="0.010787828186078">
            <text:p>1,0788%</text:p>
          </table:table-cell>
          <table:table-cell table:style-name="ce82" office:value-type="percentage" office:value="0.0110972056488873">
            <text:p>1,1097%</text:p>
          </table:table-cell>
          <table:table-cell table:style-name="ce77" table:number-columns-repeated="247"/>
          <table:table-cell table:number-columns-repeated="767"/>
        </table:table-row>
        <table:table-row table:style-name="ro6">
          <table:table-cell table:style-name="ce77" table:number-columns-repeated="2"/>
          <table:table-cell table:style-name="ce82" office:value-type="percentage" office:value="0.00521781241027212">
            <text:p>0,5218%</text:p>
          </table:table-cell>
          <table:table-cell table:style-name="ce82" office:value-type="percentage" office:value="0.0101312641346194">
            <text:p>1,0131%</text:p>
          </table:table-cell>
          <table:table-cell table:style-name="ce82" office:value-type="percentage" office:value="0.0134096348014883">
            <text:p>1,3410%</text:p>
          </table:table-cell>
          <table:table-cell table:style-name="ce82" office:value-type="percentage" office:value="0.015050574846669">
            <text:p>1,5051%</text:p>
          </table:table-cell>
          <table:table-cell table:style-name="ce82" office:value-type="percentage" office:value="0.0157432029646269">
            <text:p>1,5743%</text:p>
          </table:table-cell>
          <table:table-cell table:style-name="ce82" office:value-type="percentage" office:value="0.0159829783579788">
            <text:p>1,5983%</text:p>
          </table:table-cell>
          <table:table-cell table:style-name="ce82" office:value-type="percentage" office:value="0.0160251598719639">
            <text:p>1,6025%</text:p>
          </table:table-cell>
          <table:table-cell table:style-name="ce82" office:value-type="percentage" office:value="0.0159876553986336">
            <text:p>1,5988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598942211126944">
            <text:p>0,5989%</text:p>
          </table:table-cell>
          <table:table-cell table:style-name="ce82" office:value-type="percentage" office:value="0.0119264921785359">
            <text:p>1,1926%</text:p>
          </table:table-cell>
          <table:table-cell table:style-name="ce82" office:value-type="percentage" office:value="0.0161170839542206">
            <text:p>1,6117%</text:p>
          </table:table-cell>
          <table:table-cell table:style-name="ce82" office:value-type="percentage" office:value="0.0184044705238113">
            <text:p>1,8404%</text:p>
          </table:table-cell>
          <table:table-cell table:style-name="ce82" office:value-type="percentage" office:value="0.0195293139673546">
            <text:p>1,9529%</text:p>
          </table:table-cell>
          <table:table-cell table:style-name="ce82" office:value-type="percentage" office:value="0.0200622026102345">
            <text:p>2,0062%</text:p>
          </table:table-cell>
          <table:table-cell table:style-name="ce82" office:value-type="percentage" office:value="0.0203101142417965">
            <text:p>2,0310%</text:p>
          </table:table-cell>
          <table:table-cell table:style-name="ce82" office:value-type="percentage" office:value="0.020421727730792">
            <text:p>2,0422%</text:p>
          </table:table-cell>
          <table:table-cell table:style-name="ce77" table:number-columns-repeated="247"/>
          <table:table-cell table:number-columns-repeated="767"/>
        </table:table-row>
        <table:table-row table:style-name="ro6">
          <table:table-cell table:style-name="ce77" table:number-columns-repeated="2"/>
          <table:table-cell table:style-name="ce82" office:value-type="percentage" office:value="0.0100379062685493">
            <text:p>1,0038%</text:p>
          </table:table-cell>
          <table:table-cell table:style-name="ce82" office:value-type="percentage" office:value="0.0170253177311391">
            <text:p>1,7025%</text:p>
          </table:table-cell>
          <table:table-cell table:style-name="ce82" office:value-type="percentage" office:value="0.0207788237532671">
            <text:p>2,0779%</text:p>
          </table:table-cell>
          <table:table-cell table:style-name="ce82" office:value-type="percentage" office:value="0.0222972243174416">
            <text:p>2,2297%</text:p>
          </table:table-cell>
          <table:table-cell table:style-name="ce82" office:value-type="percentage" office:value="0.0228181869221137">
            <text:p>2,2818%</text:p>
          </table:table-cell>
          <table:table-cell table:style-name="ce82" office:value-type="percentage" office:value="0.022982539511679">
            <text:p>2,2983%</text:p>
          </table:table-cell>
          <table:table-cell table:style-name="ce82" office:value-type="percentage" office:value="0.0230448378680058">
            <text:p>2,3045%</text:p>
          </table:table-cell>
          <table:table-cell table:style-name="ce82" office:value-type="percentage" office:value="0.0230901816185136">
            <text:p>2,3090%</text:p>
          </table:table-cell>
          <table:table-cell table:style-name="ce77" table:number-columns-repeated="247"/>
          <table:table-cell table:number-columns-repeated="767"/>
        </table:table-row>
        <table:table-row table:style-name="ro6">
          <table:table-cell table:style-name="ce77" table:number-columns-repeated="2"/>
          <table:table-cell table:style-name="ce82" office:value-type="percentage" office:value="0.00177054853818177">
            <text:p>0,1771%</text:p>
          </table:table-cell>
          <table:table-cell table:style-name="ce82" office:value-type="percentage" office:value="0.00508204003638181">
            <text:p>0,5082%</text:p>
          </table:table-cell>
          <table:table-cell table:style-name="ce82" office:value-type="percentage" office:value="0.00867246676232354">
            <text:p>0,8672%</text:p>
          </table:table-cell>
          <table:table-cell table:style-name="ce82" office:value-type="percentage" office:value="0.0114583910329132">
            <text:p>1,1458%</text:p>
          </table:table-cell>
          <table:table-cell table:style-name="ce82" office:value-type="percentage" office:value="0.0132874054468045">
            <text:p>1,3287%</text:p>
          </table:table-cell>
          <table:table-cell table:style-name="ce82" office:value-type="percentage" office:value="0.0143792485827341">
            <text:p>1,4379%</text:p>
          </table:table-cell>
          <table:table-cell table:style-name="ce82" office:value-type="percentage" office:value="0.0149826440773182">
            <text:p>1,4983%</text:p>
          </table:table-cell>
          <table:table-cell table:style-name="ce82" office:value-type="percentage" office:value="0.0152843015266937">
            <text:p>1,5284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145200813249393">
            <text:p>0,1452%</text:p>
          </table:table-cell>
          <table:table-cell table:style-name="ce82" office:value-type="percentage" office:value="0.00422196739438959">
            <text:p>0,4222%</text:p>
          </table:table-cell>
          <table:table-cell table:style-name="ce82" office:value-type="percentage" office:value="0.00722401998457546">
            <text:p>0,7224%</text:p>
          </table:table-cell>
          <table:table-cell table:style-name="ce82" office:value-type="percentage" office:value="0.00951375867834416">
            <text:p>0,9514%</text:p>
          </table:table-cell>
          <table:table-cell table:style-name="ce82" office:value-type="percentage" office:value="0.0109634216051218">
            <text:p>1,0963%</text:p>
          </table:table-cell>
          <table:table-cell table:style-name="ce82" office:value-type="percentage" office:value="0.0117761293233968">
            <text:p>1,1776%</text:p>
          </table:table-cell>
          <table:table-cell table:style-name="ce82" office:value-type="percentage" office:value="0.0121779449148985">
            <text:p>1,2178%</text:p>
          </table:table-cell>
          <table:table-cell table:style-name="ce82" office:value-type="percentage" office:value="0.012335835968332">
            <text:p>1,2336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0927718555757451">
            <text:p>0,0928%</text:p>
          </table:table-cell>
          <table:table-cell table:style-name="ce82" office:value-type="percentage" office:value="0.00309004935810632">
            <text:p>0,3090%</text:p>
          </table:table-cell>
          <table:table-cell table:style-name="ce82" office:value-type="percentage" office:value="0.00578294119612288">
            <text:p>0,5783%</text:p>
          </table:table-cell>
          <table:table-cell table:style-name="ce82" office:value-type="percentage" office:value="0.00807792653988222">
            <text:p>0,8078%</text:p>
          </table:table-cell>
          <table:table-cell table:style-name="ce82" office:value-type="percentage" office:value="0.00967385519970454">
            <text:p>0,9674%</text:p>
          </table:table-cell>
          <table:table-cell table:style-name="ce82" office:value-type="percentage" office:value="0.0106527749839564">
            <text:p>1,0653%</text:p>
          </table:table-cell>
          <table:table-cell table:style-name="ce82" office:value-type="percentage" office:value="0.0111926313159844">
            <text:p>1,1193%</text:p>
          </table:table-cell>
          <table:table-cell table:style-name="ce82" office:value-type="percentage" office:value="0.0114511951214544">
            <text:p>1,1451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0119243367794302">
            <text:p>0,0119%</text:p>
          </table:table-cell>
          <table:table-cell table:style-name="ce82" office:value-type="percentage" office:value="0.000930259565738018">
            <text:p>0,0930%</text:p>
          </table:table-cell>
          <table:table-cell table:style-name="ce82" office:value-type="percentage" office:value="0.00304700542648784">
            <text:p>0,3047%</text:p>
          </table:table-cell>
          <table:table-cell table:style-name="ce82" office:value-type="percentage" office:value="0.006132206698599">
            <text:p>0,6132%</text:p>
          </table:table-cell>
          <table:table-cell table:style-name="ce82" office:value-type="percentage" office:value="0.00929597997566704">
            <text:p>0,9296%</text:p>
          </table:table-cell>
          <table:table-cell table:style-name="ce82" office:value-type="percentage" office:value="0.0118953429298236">
            <text:p>1,1895%</text:p>
          </table:table-cell>
          <table:table-cell table:style-name="ce82" office:value-type="percentage" office:value="0.0137308941097899">
            <text:p>1,3731%</text:p>
          </table:table-cell>
          <table:table-cell table:style-name="ce82" office:value-type="percentage" office:value="0.0148816433207983">
            <text:p>1,4882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119097260651553">
            <text:p>1,1910%</text:p>
          </table:table-cell>
          <table:table-cell table:style-name="ce82" office:value-type="percentage" office:value="0.0203745145460461">
            <text:p>2,0375%</text:p>
          </table:table-cell>
          <table:table-cell table:style-name="ce82" office:value-type="percentage" office:value="0.0249958450023227">
            <text:p>2,4996%</text:p>
          </table:table-cell>
          <table:table-cell table:style-name="ce82" office:value-type="percentage" office:value="0.0269848097019882">
            <text:p>2,6985%</text:p>
          </table:table-cell>
          <table:table-cell table:style-name="ce82" office:value-type="percentage" office:value="0.0278073711364011">
            <text:p>2,7807%</text:p>
          </table:table-cell>
          <table:table-cell table:style-name="ce82" office:value-type="percentage" office:value="0.0282092602228717">
            <text:p>2,8209%</text:p>
          </table:table-cell>
          <table:table-cell table:style-name="ce82" office:value-type="percentage" office:value="0.0284807445207288">
            <text:p>2,8481%</text:p>
          </table:table-cell>
          <table:table-cell table:style-name="ce82" office:value-type="percentage" office:value="0.0287157418454462">
            <text:p>2,8716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095540660043056">
            <text:p>0,0955%</text:p>
          </table:table-cell>
          <table:table-cell table:style-name="ce82" office:value-type="percentage" office:value="0.00307295347989418">
            <text:p>0,3073%</text:p>
          </table:table-cell>
          <table:table-cell table:style-name="ce82" office:value-type="percentage" office:value="0.00561430683965152">
            <text:p>0,5614%</text:p>
          </table:table-cell>
          <table:table-cell table:style-name="ce82" office:value-type="percentage" office:value="0.00771246633836211">
            <text:p>0,7712%</text:p>
          </table:table-cell>
          <table:table-cell table:style-name="ce82" office:value-type="percentage" office:value="0.00912886099747656">
            <text:p>0,9129%</text:p>
          </table:table-cell>
          <table:table-cell table:style-name="ce82" office:value-type="percentage" office:value="0.00997033529436608">
            <text:p>0,9970%</text:p>
          </table:table-cell>
          <table:table-cell table:style-name="ce82" office:value-type="percentage" office:value="0.0104150042407731">
            <text:p>1,0415%</text:p>
          </table:table-cell>
          <table:table-cell table:style-name="ce82" office:value-type="percentage" office:value="0.0106119098498601">
            <text:p>1,0612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121469516998332">
            <text:p>12,1470%</text:p>
          </table:table-cell>
          <table:table-cell table:style-name="ce82" office:value-type="percentage" office:value="0.0893951537353656">
            <text:p>8,9395%</text:p>
          </table:table-cell>
          <table:table-cell table:style-name="ce82" office:value-type="percentage" office:value="0.0635268861754208">
            <text:p>6,3527%</text:p>
          </table:table-cell>
          <table:table-cell table:style-name="ce82" office:value-type="percentage" office:value="0.0483588664444814">
            <text:p>4,8359%</text:p>
          </table:table-cell>
          <table:table-cell table:style-name="ce82" office:value-type="percentage" office:value="0.0399864756025522">
            <text:p>3,9986%</text:p>
          </table:table-cell>
          <table:table-cell table:style-name="ce82" office:value-type="percentage" office:value="0.0354108584995482">
            <text:p>3,5411%</text:p>
          </table:table-cell>
          <table:table-cell table:style-name="ce82" office:value-type="percentage" office:value="0.0329530549221056">
            <text:p>3,2953%</text:p>
          </table:table-cell>
          <table:table-cell table:style-name="ce82" office:value-type="percentage" office:value="0.0317019425454955">
            <text:p>3,1702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250702208532891">
            <text:p>2,5070%</text:p>
          </table:table-cell>
          <table:table-cell table:style-name="ce82" office:value-type="percentage" office:value="0.0313124143862809">
            <text:p>3,1312%</text:p>
          </table:table-cell>
          <table:table-cell table:style-name="ce82" office:value-type="percentage" office:value="0.0312980970384397">
            <text:p>3,1298%</text:p>
          </table:table-cell>
          <table:table-cell table:style-name="ce82" office:value-type="percentage" office:value="0.0295893097240946">
            <text:p>2,9589%</text:p>
          </table:table-cell>
          <table:table-cell table:style-name="ce82" office:value-type="percentage" office:value="0.0280019648967634">
            <text:p>2,8002%</text:p>
          </table:table-cell>
          <table:table-cell table:style-name="ce82" office:value-type="percentage" office:value="0.026914777485495">
            <text:p>2,6915%</text:p>
          </table:table-cell>
          <table:table-cell table:style-name="ce82" office:value-type="percentage" office:value="0.0262763179160822">
            <text:p>2,6276%</text:p>
          </table:table-cell>
          <table:table-cell table:style-name="ce82" office:value-type="percentage" office:value="0.025957403317133">
            <text:p>2,5957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771616242644097">
            <text:p>0,7716%</text:p>
          </table:table-cell>
          <table:table-cell table:style-name="ce82" office:value-type="percentage" office:value="0.0129001805928836">
            <text:p>1,2900%</text:p>
          </table:table-cell>
          <table:table-cell table:style-name="ce82" office:value-type="percentage" office:value="0.0155146846022496">
            <text:p>1,5515%</text:p>
          </table:table-cell>
          <table:table-cell table:style-name="ce82" office:value-type="percentage" office:value="0.0163960510515366">
            <text:p>1,6396%</text:p>
          </table:table-cell>
          <table:table-cell table:style-name="ce82" office:value-type="percentage" office:value="0.0165287312573674">
            <text:p>1,6529%</text:p>
          </table:table-cell>
          <table:table-cell table:style-name="ce82" office:value-type="percentage" office:value="0.0164161165276846">
            <text:p>1,6416%</text:p>
          </table:table-cell>
          <table:table-cell table:style-name="ce82" office:value-type="percentage" office:value="0.0162557304381218">
            <text:p>1,6256%</text:p>
          </table:table-cell>
          <table:table-cell table:style-name="ce82" office:value-type="percentage" office:value="0.0161118044739379">
            <text:p>1,6112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127621990523693">
            <text:p>0,1276%</text:p>
          </table:table-cell>
          <table:table-cell table:style-name="ce82" office:value-type="percentage" office:value="0.00356164312968753">
            <text:p>0,3562%</text:p>
          </table:table-cell>
          <table:table-cell table:style-name="ce82" office:value-type="percentage" office:value="0.00590958041249637">
            <text:p>0,5910%</text:p>
          </table:table-cell>
          <table:table-cell table:style-name="ce82" office:value-type="percentage" office:value="0.00760468731809951">
            <text:p>0,7605%</text:p>
          </table:table-cell>
          <table:table-cell table:style-name="ce82" office:value-type="percentage" office:value="0.00861165209056331">
            <text:p>0,8612%</text:p>
          </table:table-cell>
          <table:table-cell table:style-name="ce82" office:value-type="percentage" office:value="0.00912833713263408">
            <text:p>0,9128%</text:p>
          </table:table-cell>
          <table:table-cell table:style-name="ce82" office:value-type="percentage" office:value="0.00934525242026222">
            <text:p>0,9345%</text:p>
          </table:table-cell>
          <table:table-cell table:style-name="ce82" office:value-type="percentage" office:value="0.00939402186312097">
            <text:p>0,9394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399667151921324">
            <text:p>3,9967%</text:p>
          </table:table-cell>
          <table:table-cell table:style-name="ce82" office:value-type="percentage" office:value="0.0422346387597373">
            <text:p>4,2235%</text:p>
          </table:table-cell>
          <table:table-cell table:style-name="ce82" office:value-type="percentage" office:value="0.0378515877804614">
            <text:p>3,7852%</text:p>
          </table:table-cell>
          <table:table-cell table:style-name="ce82" office:value-type="percentage" office:value="0.0333677358832428">
            <text:p>3,3368%</text:p>
          </table:table-cell>
          <table:table-cell table:style-name="ce82" office:value-type="percentage" office:value="0.0302176083171093">
            <text:p>3,0218%</text:p>
          </table:table-cell>
          <table:table-cell table:style-name="ce82" office:value-type="percentage" office:value="0.0282677500988207">
            <text:p>2,8268%</text:p>
          </table:table-cell>
          <table:table-cell table:style-name="ce82" office:value-type="percentage" office:value="0.0271539685281077">
            <text:p>2,7154%</text:p>
          </table:table-cell>
          <table:table-cell table:style-name="ce82" office:value-type="percentage" office:value="0.026577247089046">
            <text:p>2,6577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087426745880611">
            <text:p>0,0874%</text:p>
          </table:table-cell>
          <table:table-cell table:style-name="ce82" office:value-type="percentage" office:value="0.00301216772337741">
            <text:p>0,3012%</text:p>
          </table:table-cell>
          <table:table-cell table:style-name="ce82" office:value-type="percentage" office:value="0.0057810260332571">
            <text:p>0,5781%</text:p>
          </table:table-cell>
          <table:table-cell table:style-name="ce82" office:value-type="percentage" office:value="0.0082290017565437">
            <text:p>0,8229%</text:p>
          </table:table-cell>
          <table:table-cell table:style-name="ce82" office:value-type="percentage" office:value="0.00999502877243298">
            <text:p>0,9995%</text:p>
          </table:table-cell>
          <table:table-cell table:style-name="ce82" office:value-type="percentage" office:value="0.0111235753780147">
            <text:p>1,1124%</text:p>
          </table:table-cell>
          <table:table-cell table:style-name="ce82" office:value-type="percentage" office:value="0.0117802608295282">
            <text:p>1,1780%</text:p>
          </table:table-cell>
          <table:table-cell table:style-name="ce82" office:value-type="percentage" office:value="0.0121240200297208">
            <text:p>1,2124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133407994015033">
            <text:p>1,3341%</text:p>
          </table:table-cell>
          <table:table-cell table:style-name="ce82" office:value-type="percentage" office:value="0.0204243354420129">
            <text:p>2,0424%</text:p>
          </table:table-cell>
          <table:table-cell table:style-name="ce82" office:value-type="percentage" office:value="0.0233141733379955">
            <text:p>2,3314%</text:p>
          </table:table-cell>
          <table:table-cell table:style-name="ce82" office:value-type="percentage" office:value="0.0239556892493064">
            <text:p>2,3956%</text:p>
          </table:table-cell>
          <table:table-cell table:style-name="ce82" office:value-type="percentage" office:value="0.0238424934290742">
            <text:p>2,3842%</text:p>
          </table:table-cell>
          <table:table-cell table:style-name="ce82" office:value-type="percentage" office:value="0.023595390980927">
            <text:p>2,3595%</text:p>
          </table:table-cell>
          <table:table-cell table:style-name="ce82" office:value-type="percentage" office:value="0.023402710111201">
            <text:p>2,3403%</text:p>
          </table:table-cell>
          <table:table-cell table:style-name="ce82" office:value-type="percentage" office:value="0.023294944873782">
            <text:p>2,3295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311355797069158">
            <text:p>0,3114%</text:p>
          </table:table-cell>
          <table:table-cell table:style-name="ce82" office:value-type="percentage" office:value="0.00792274205904195">
            <text:p>0,7923%</text:p>
          </table:table-cell>
          <table:table-cell table:style-name="ce82" office:value-type="percentage" office:value="0.0125455586061651">
            <text:p>1,2546%</text:p>
          </table:table-cell>
          <table:table-cell table:style-name="ce82" office:value-type="percentage" office:value="0.0158503109411071">
            <text:p>1,5850%</text:p>
          </table:table-cell>
          <table:table-cell table:style-name="ce82" office:value-type="percentage" office:value="0.017920358371351">
            <text:p>1,7920%</text:p>
          </table:table-cell>
          <table:table-cell table:style-name="ce82" office:value-type="percentage" office:value="0.0191398876747467">
            <text:p>1,9140%</text:p>
          </table:table-cell>
          <table:table-cell table:style-name="ce82" office:value-type="percentage" office:value="0.0198303545170725">
            <text:p>1,9830%</text:p>
          </table:table-cell>
          <table:table-cell table:style-name="ce82" office:value-type="percentage" office:value="0.0202037633020209">
            <text:p>2,0204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0249226684307939">
            <text:p>0,0249%</text:p>
          </table:table-cell>
          <table:table-cell table:style-name="ce82" office:value-type="percentage" office:value="0.00131805688634336">
            <text:p>0,1318%</text:p>
          </table:table-cell>
          <table:table-cell table:style-name="ce82" office:value-type="percentage" office:value="0.00332738582044985">
            <text:p>0,3327%</text:p>
          </table:table-cell>
          <table:table-cell table:style-name="ce82" office:value-type="percentage" office:value="0.00562590738828369">
            <text:p>0,5626%</text:p>
          </table:table-cell>
          <table:table-cell table:style-name="ce82" office:value-type="percentage" office:value="0.00759320223380519">
            <text:p>0,7593%</text:p>
          </table:table-cell>
          <table:table-cell table:style-name="ce82" office:value-type="percentage" office:value="0.00899526022831512">
            <text:p>0,8995%</text:p>
          </table:table-cell>
          <table:table-cell table:style-name="ce82" office:value-type="percentage" office:value="0.00986762010038715">
            <text:p>0,9868%</text:p>
          </table:table-cell>
          <table:table-cell table:style-name="ce82" office:value-type="percentage" office:value="0.0103427313438389">
            <text:p>1,0343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0153348977900309">
            <text:p>0,0153%</text:p>
          </table:table-cell>
          <table:table-cell table:style-name="ce82" office:value-type="percentage" office:value="0.000941184807483559">
            <text:p>0,0941%</text:p>
          </table:table-cell>
          <table:table-cell table:style-name="ce82" office:value-type="percentage" office:value="0.00261340606874233">
            <text:p>0,2613%</text:p>
          </table:table-cell>
          <table:table-cell table:style-name="ce82" office:value-type="percentage" office:value="0.00469105361633454">
            <text:p>0,4691%</text:p>
          </table:table-cell>
          <table:table-cell table:style-name="ce82" office:value-type="percentage" office:value="0.00656826526000597">
            <text:p>0,6568%</text:p>
          </table:table-cell>
          <table:table-cell table:style-name="ce82" office:value-type="percentage" office:value="0.00795302065075557">
            <text:p>0,7953%</text:p>
          </table:table-cell>
          <table:table-cell table:style-name="ce82" office:value-type="percentage" office:value="0.00883333991058987">
            <text:p>0,8833%</text:p>
          </table:table-cell>
          <table:table-cell table:style-name="ce82" office:value-type="percentage" office:value="0.00931938260335989">
            <text:p>0,9319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213382039327086">
            <text:p>0,2134%</text:p>
          </table:table-cell>
          <table:table-cell table:style-name="ce82" office:value-type="percentage" office:value="0.00539422026994593">
            <text:p>0,5394%</text:p>
          </table:table-cell>
          <table:table-cell table:style-name="ce82" office:value-type="percentage" office:value="0.00845637675944465">
            <text:p>0,8456%</text:p>
          </table:table-cell>
          <table:table-cell table:style-name="ce82" office:value-type="percentage" office:value="0.0105607753186802">
            <text:p>1,0561%</text:p>
          </table:table-cell>
          <table:table-cell table:style-name="ce82" office:value-type="percentage" office:value="0.0117994875546189">
            <text:p>1,1799%</text:p>
          </table:table-cell>
          <table:table-cell table:style-name="ce82" office:value-type="percentage" office:value="0.012461574148041">
            <text:p>1,2462%</text:p>
          </table:table-cell>
          <table:table-cell table:style-name="ce82" office:value-type="percentage" office:value="0.0127802256251287">
            <text:p>1,2780%</text:p>
          </table:table-cell>
          <table:table-cell table:style-name="ce82" office:value-type="percentage" office:value="0.0129048837241502">
            <text:p>1,2905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409895499897787">
            <text:p>0,4099%</text:p>
          </table:table-cell>
          <table:table-cell table:style-name="ce82" office:value-type="percentage" office:value="0.00802399337560985">
            <text:p>0,8024%</text:p>
          </table:table-cell>
          <table:table-cell table:style-name="ce82" office:value-type="percentage" office:value="0.0106417428809934">
            <text:p>1,0642%</text:p>
          </table:table-cell>
          <table:table-cell table:style-name="ce82" office:value-type="percentage" office:value="0.0119386063791611">
            <text:p>1,1939%</text:p>
          </table:table-cell>
          <table:table-cell table:style-name="ce82" office:value-type="percentage" office:value="0.0124699199741208">
            <text:p>1,2470%</text:p>
          </table:table-cell>
          <table:table-cell table:style-name="ce82" office:value-type="percentage" office:value="0.0126367352071998">
            <text:p>1,2637%</text:p>
          </table:table-cell>
          <table:table-cell table:style-name="ce82" office:value-type="percentage" office:value="0.0126460198097975">
            <text:p>1,2646%</text:p>
          </table:table-cell>
          <table:table-cell table:style-name="ce82" office:value-type="percentage" office:value="0.0125934405100504">
            <text:p>1,2593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140482086292699">
            <text:p>0,1405%</text:p>
          </table:table-cell>
          <table:table-cell table:style-name="ce82" office:value-type="percentage" office:value="0.00401054866299353">
            <text:p>0,4011%</text:p>
          </table:table-cell>
          <table:table-cell table:style-name="ce82" office:value-type="percentage" office:value="0.0067553829479331">
            <text:p>0,6755%</text:p>
          </table:table-cell>
          <table:table-cell table:style-name="ce82" office:value-type="percentage" office:value="0.00877944275374202">
            <text:p>0,8779%</text:p>
          </table:table-cell>
          <table:table-cell table:style-name="ce82" office:value-type="percentage" office:value="0.010005804140397">
            <text:p>1,0006%</text:p>
          </table:table-cell>
          <table:table-cell table:style-name="ce82" office:value-type="percentage" office:value="0.0106497002911501">
            <text:p>1,0650%</text:p>
          </table:table-cell>
          <table:table-cell table:style-name="ce82" office:value-type="percentage" office:value="0.0109311805259003">
            <text:p>1,0931%</text:p>
          </table:table-cell>
          <table:table-cell table:style-name="ce82" office:value-type="percentage" office:value="0.0110063171341954">
            <text:p>1,1006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698000259009482">
            <text:p>0,6980%</text:p>
          </table:table-cell>
          <table:table-cell table:style-name="ce82" office:value-type="percentage" office:value="0.0142936251224381">
            <text:p>1,4294%</text:p>
          </table:table-cell>
          <table:table-cell table:style-name="ce82" office:value-type="percentage" office:value="0.0196897331873211">
            <text:p>1,9690%</text:p>
          </table:table-cell>
          <table:table-cell table:style-name="ce82" office:value-type="percentage" office:value="0.022872400323784">
            <text:p>2,2872%</text:p>
          </table:table-cell>
          <table:table-cell table:style-name="ce82" office:value-type="percentage" office:value="0.0246622496193515">
            <text:p>2,4662%</text:p>
          </table:table-cell>
          <table:table-cell table:style-name="ce82" office:value-type="percentage" office:value="0.0257088463591303">
            <text:p>2,5709%</text:p>
          </table:table-cell>
          <table:table-cell table:style-name="ce82" office:value-type="percentage" office:value="0.026365990242243">
            <text:p>2,6366%</text:p>
          </table:table-cell>
          <table:table-cell table:style-name="ce82" office:value-type="percentage" office:value="0.026808505261096">
            <text:p>2,6809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618094379047882">
            <text:p>0,6181%</text:p>
          </table:table-cell>
          <table:table-cell table:style-name="ce82" office:value-type="percentage" office:value="0.0129509080710766">
            <text:p>1,2951%</text:p>
          </table:table-cell>
          <table:table-cell table:style-name="ce82" office:value-type="percentage" office:value="0.018167722710375">
            <text:p>1,8168%</text:p>
          </table:table-cell>
          <table:table-cell table:style-name="ce82" office:value-type="percentage" office:value="0.0213569925647326">
            <text:p>2,1357%</text:p>
          </table:table-cell>
          <table:table-cell table:style-name="ce82" office:value-type="percentage" office:value="0.0231904228738945">
            <text:p>2,3190%</text:p>
          </table:table-cell>
          <table:table-cell table:style-name="ce82" office:value-type="percentage" office:value="0.0242649691763695">
            <text:p>2,4265%</text:p>
          </table:table-cell>
          <table:table-cell table:style-name="ce82" office:value-type="percentage" office:value="0.0249267228577992">
            <text:p>2,4927%</text:p>
          </table:table-cell>
          <table:table-cell table:style-name="ce82" office:value-type="percentage" office:value="0.0253560817534481">
            <text:p>2,5356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179301121496189">
            <text:p>0,1793%</text:p>
          </table:table-cell>
          <table:table-cell table:style-name="ce82" office:value-type="percentage" office:value="0.00476386107099072">
            <text:p>0,4764%</text:p>
          </table:table-cell>
          <table:table-cell table:style-name="ce82" office:value-type="percentage" office:value="0.00772143783976923">
            <text:p>0,7721%</text:p>
          </table:table-cell>
          <table:table-cell table:style-name="ce82" office:value-type="percentage" office:value="0.00986317249109168">
            <text:p>0,9863%</text:p>
          </table:table-cell>
          <table:table-cell table:style-name="ce82" office:value-type="percentage" office:value="0.0111905163008372">
            <text:p>1,1191%</text:p>
          </table:table-cell>
          <table:table-cell table:style-name="ce82" office:value-type="percentage" office:value="0.011942312021803">
            <text:p>1,1942%</text:p>
          </table:table-cell>
          <table:table-cell table:style-name="ce82" office:value-type="percentage" office:value="0.0123344626045179">
            <text:p>1,2334%</text:p>
          </table:table-cell>
          <table:table-cell table:style-name="ce82" office:value-type="percentage" office:value="0.0125141381697738">
            <text:p>1,2514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236149118291835">
            <text:p>0,2361%</text:p>
          </table:table-cell>
          <table:table-cell table:style-name="ce82" office:value-type="percentage" office:value="0.00658913041646728">
            <text:p>0,6589%</text:p>
          </table:table-cell>
          <table:table-cell table:style-name="ce82" office:value-type="percentage" office:value="0.0110915311308121">
            <text:p>1,1092%</text:p>
          </table:table-cell>
          <table:table-cell table:style-name="ce82" office:value-type="percentage" office:value="0.0145961648932837">
            <text:p>1,4596%</text:p>
          </table:table-cell>
          <table:table-cell table:style-name="ce82" office:value-type="percentage" office:value="0.0169565632818501">
            <text:p>1,6957%</text:p>
          </table:table-cell>
          <table:table-cell table:style-name="ce82" office:value-type="percentage" office:value="0.0184395156863706">
            <text:p>1,8440%</text:p>
          </table:table-cell>
          <table:table-cell table:style-name="ce82" office:value-type="percentage" office:value="0.0193325723472302">
            <text:p>1,9333%</text:p>
          </table:table-cell>
          <table:table-cell table:style-name="ce82" office:value-type="percentage" office:value="0.0198495321541052">
            <text:p>1,9850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154988209118421">
            <text:p>15,4988%</text:p>
          </table:table-cell>
          <table:table-cell table:style-name="ce82" office:value-type="percentage" office:value="0.092198730131083">
            <text:p>9,2199%</text:p>
          </table:table-cell>
          <table:table-cell table:style-name="ce82" office:value-type="percentage" office:value="0.0568704002227487">
            <text:p>5,6870%</text:p>
          </table:table-cell>
          <table:table-cell table:style-name="ce82" office:value-type="percentage" office:value="0.0393349984264525">
            <text:p>3,9335%</text:p>
          </table:table-cell>
          <table:table-cell table:style-name="ce82" office:value-type="percentage" office:value="0.0304661693738936">
            <text:p>3,0466%</text:p>
          </table:table-cell>
          <table:table-cell table:style-name="ce82" office:value-type="percentage" office:value="0.0257990743343594">
            <text:p>2,5799%</text:p>
          </table:table-cell>
          <table:table-cell table:style-name="ce82" office:value-type="percentage" office:value="0.0232830514641694">
            <text:p>2,3283%</text:p>
          </table:table-cell>
          <table:table-cell table:style-name="ce82" office:value-type="percentage" office:value="0.021932449815135">
            <text:p>2,1932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165695191858278">
            <text:p>0,1657%</text:p>
          </table:table-cell>
          <table:table-cell table:style-name="ce82" office:value-type="percentage" office:value="0.00465824352209217">
            <text:p>0,4658%</text:p>
          </table:table-cell>
          <table:table-cell table:style-name="ce82" office:value-type="percentage" office:value="0.0078256627817579">
            <text:p>0,7826%</text:p>
          </table:table-cell>
          <table:table-cell table:style-name="ce82" office:value-type="percentage" office:value="0.0102171294881378">
            <text:p>1,0217%</text:p>
          </table:table-cell>
          <table:table-cell table:style-name="ce82" office:value-type="percentage" office:value="0.0117400317970639">
            <text:p>1,1740%</text:p>
          </table:table-cell>
          <table:table-cell table:style-name="ce82" office:value-type="percentage" office:value="0.0126150148311077">
            <text:p>1,2615%</text:p>
          </table:table-cell>
          <table:table-cell table:style-name="ce82" office:value-type="percentage" office:value="0.0130722197949571">
            <text:p>1,3072%</text:p>
          </table:table-cell>
          <table:table-cell table:style-name="ce82" office:value-type="percentage" office:value="0.0132783806018177">
            <text:p>1,3278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274958999625316">
            <text:p>0,2750%</text:p>
          </table:table-cell>
          <table:table-cell table:style-name="ce82" office:value-type="percentage" office:value="0.00676644502176569">
            <text:p>0,6766%</text:p>
          </table:table-cell>
          <table:table-cell table:style-name="ce82" office:value-type="percentage" office:value="0.0104545638687383">
            <text:p>1,0455%</text:p>
          </table:table-cell>
          <table:table-cell table:style-name="ce82" office:value-type="percentage" office:value="0.0129656871486249">
            <text:p>1,2966%</text:p>
          </table:table-cell>
          <table:table-cell table:style-name="ce82" office:value-type="percentage" office:value="0.0144511847284011">
            <text:p>1,4451%</text:p>
          </table:table-cell>
          <table:table-cell table:style-name="ce82" office:value-type="percentage" office:value="0.0152642788715571">
            <text:p>1,5264%</text:p>
          </table:table-cell>
          <table:table-cell table:style-name="ce82" office:value-type="percentage" office:value="0.0156783780296889">
            <text:p>1,5678%</text:p>
          </table:table-cell>
          <table:table-cell table:style-name="ce82" office:value-type="percentage" office:value="0.0158653447614645">
            <text:p>1,5865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0638491055193595">
            <text:p>0,0638%</text:p>
          </table:table-cell>
          <table:table-cell table:style-name="ce82" office:value-type="percentage" office:value="0.00258116828884368">
            <text:p>0,2581%</text:p>
          </table:table-cell>
          <table:table-cell table:style-name="ce82" office:value-type="percentage" office:value="0.00549475288976221">
            <text:p>0,5495%</text:p>
          </table:table-cell>
          <table:table-cell table:style-name="ce82" office:value-type="percentage" office:value="0.00835571263557574">
            <text:p>0,8356%</text:p>
          </table:table-cell>
          <table:table-cell table:style-name="ce82" office:value-type="percentage" office:value="0.0105768543338759">
            <text:p>1,0577%</text:p>
          </table:table-cell>
          <table:table-cell table:style-name="ce82" office:value-type="percentage" office:value="0.0120714017371732">
            <text:p>1,2071%</text:p>
          </table:table-cell>
          <table:table-cell table:style-name="ce82" office:value-type="percentage" office:value="0.0129755652598744">
            <text:p>1,2976%</text:p>
          </table:table-cell>
          <table:table-cell table:style-name="ce82" office:value-type="percentage" office:value="0.0134664277768306">
            <text:p>1,3466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370933796762821">
            <text:p>0,3709%</text:p>
          </table:table-cell>
          <table:table-cell table:style-name="ce82" office:value-type="percentage" office:value="0.00814234215697016">
            <text:p>0,8142%</text:p>
          </table:table-cell>
          <table:table-cell table:style-name="ce82" office:value-type="percentage" office:value="0.0116452029740145">
            <text:p>1,1645%</text:p>
          </table:table-cell>
          <table:table-cell table:style-name="ce82" office:value-type="percentage" office:value="0.0137103789130336">
            <text:p>1,3710%</text:p>
          </table:table-cell>
          <table:table-cell table:style-name="ce82" office:value-type="percentage" office:value="0.0147578508300841">
            <text:p>1,4758%</text:p>
          </table:table-cell>
          <table:table-cell table:style-name="ce82" office:value-type="percentage" office:value="0.0152304847301199">
            <text:p>1,5230%</text:p>
          </table:table-cell>
          <table:table-cell table:style-name="ce82" office:value-type="percentage" office:value="0.0154052192239642">
            <text:p>1,5405%</text:p>
          </table:table-cell>
          <table:table-cell table:style-name="ce82" office:value-type="percentage" office:value="0.015432600109831">
            <text:p>1,5433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0394359820952561">
            <text:p>0,0394%</text:p>
          </table:table-cell>
          <table:table-cell table:style-name="ce82" office:value-type="percentage" office:value="0.00181160796062929">
            <text:p>0,1812%</text:p>
          </table:table-cell>
          <table:table-cell table:style-name="ce82" office:value-type="percentage" office:value="0.00418557978286394">
            <text:p>0,4186%</text:p>
          </table:table-cell>
          <table:table-cell table:style-name="ce82" office:value-type="percentage" office:value="0.00670270112268299">
            <text:p>0,6703%</text:p>
          </table:table-cell>
          <table:table-cell table:style-name="ce82" office:value-type="percentage" office:value="0.00876064124390947">
            <text:p>0,8761%</text:p>
          </table:table-cell>
          <table:table-cell table:style-name="ce82" office:value-type="percentage" office:value="0.0101934108203378">
            <text:p>1,0193%</text:p>
          </table:table-cell>
          <table:table-cell table:style-name="ce82" office:value-type="percentage" office:value="0.0110798214200474">
            <text:p>1,1080%</text:p>
          </table:table-cell>
          <table:table-cell table:style-name="ce82" office:value-type="percentage" office:value="0.0115684880226703">
            <text:p>1,1568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182134516644845">
            <text:p>18,2135%</text:p>
          </table:table-cell>
          <table:table-cell table:style-name="ce82" office:value-type="percentage" office:value="0.115986873965086">
            <text:p>11,5987%</text:p>
          </table:table-cell>
          <table:table-cell table:style-name="ce82" office:value-type="percentage" office:value="0.0747182041846774">
            <text:p>7,4718%</text:p>
          </table:table-cell>
          <table:table-cell table:style-name="ce82" office:value-type="percentage" office:value="0.0533391280742525">
            <text:p>5,3339%</text:p>
          </table:table-cell>
          <table:table-cell table:style-name="ce82" office:value-type="percentage" office:value="0.0423242210469231">
            <text:p>4,2324%</text:p>
          </table:table-cell>
          <table:table-cell table:style-name="ce82" office:value-type="percentage" office:value="0.0365215968519549">
            <text:p>3,6522%</text:p>
          </table:table-cell>
          <table:table-cell table:style-name="ce82" office:value-type="percentage" office:value="0.0334486866884853">
            <text:p>3,3449%</text:p>
          </table:table-cell>
          <table:table-cell table:style-name="ce82" office:value-type="percentage" office:value="0.0318737350913691">
            <text:p>3,1874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526581889049211">
            <text:p>0,5266%</text:p>
          </table:table-cell>
          <table:table-cell table:style-name="ce82" office:value-type="percentage" office:value="0.0106353747202303">
            <text:p>1,0635%</text:p>
          </table:table-cell>
          <table:table-cell table:style-name="ce82" office:value-type="percentage" office:value="0.0144994031798485">
            <text:p>1,4499%</text:p>
          </table:table-cell>
          <table:table-cell table:style-name="ce82" office:value-type="percentage" office:value="0.0166481785545805">
            <text:p>1,6648%</text:p>
          </table:table-cell>
          <table:table-cell table:style-name="ce82" office:value-type="percentage" office:value="0.0177241245357181">
            <text:p>1,7724%</text:p>
          </table:table-cell>
          <table:table-cell table:style-name="ce82" office:value-type="percentage" office:value="0.018241968651297">
            <text:p>1,8242%</text:p>
          </table:table-cell>
          <table:table-cell table:style-name="ce82" office:value-type="percentage" office:value="0.0184851197685206">
            <text:p>1,8485%</text:p>
          </table:table-cell>
          <table:table-cell table:style-name="ce82" office:value-type="percentage" office:value="0.0185938269016903">
            <text:p>1,8594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20383699889052">
            <text:p>0,2038%</text:p>
          </table:table-cell>
          <table:table-cell table:style-name="ce82" office:value-type="percentage" office:value="0.00531734941153283">
            <text:p>0,5317%</text:p>
          </table:table-cell>
          <table:table-cell table:style-name="ce82" office:value-type="percentage" office:value="0.00853852704074834">
            <text:p>0,8539%</text:p>
          </table:table-cell>
          <table:table-cell table:style-name="ce82" office:value-type="percentage" office:value="0.0108670324809961">
            <text:p>1,0867%</text:p>
          </table:table-cell>
          <table:table-cell table:style-name="ce82" office:value-type="percentage" office:value="0.0123254817838978">
            <text:p>1,2325%</text:p>
          </table:table-cell>
          <table:table-cell table:style-name="ce82" office:value-type="percentage" office:value="0.0131730929797848">
            <text:p>1,3173%</text:p>
          </table:table-cell>
          <table:table-cell table:style-name="ce82" office:value-type="percentage" office:value="0.0136375065271776">
            <text:p>1,3638%</text:p>
          </table:table-cell>
          <table:table-cell table:style-name="ce82" office:value-type="percentage" office:value="0.0138723978242375">
            <text:p>1,3872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372206987821683">
            <text:p>3,7221%</text:p>
          </table:table-cell>
          <table:table-cell table:style-name="ce82" office:value-type="percentage" office:value="0.0460121351755729">
            <text:p>4,6012%</text:p>
          </table:table-cell>
          <table:table-cell table:style-name="ce82" office:value-type="percentage" office:value="0.0459005213925975">
            <text:p>4,5901%</text:p>
          </table:table-cell>
          <table:table-cell table:style-name="ce82" office:value-type="percentage" office:value="0.0435595320881682">
            <text:p>4,3560%</text:p>
          </table:table-cell>
          <table:table-cell table:style-name="ce82" office:value-type="percentage" office:value="0.04151567268893">
            <text:p>4,1516%</text:p>
          </table:table-cell>
          <table:table-cell table:style-name="ce82" office:value-type="percentage" office:value="0.0402456306998433">
            <text:p>4,0246%</text:p>
          </table:table-cell>
          <table:table-cell table:style-name="ce82" office:value-type="percentage" office:value="0.039637819852563">
            <text:p>3,9638%</text:p>
          </table:table-cell>
          <table:table-cell table:style-name="ce82" office:value-type="percentage" office:value="0.0394854624850789">
            <text:p>3,9485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482382502824605">
            <text:p>4,8238%</text:p>
          </table:table-cell>
          <table:table-cell table:style-name="ce82" office:value-type="percentage" office:value="0.0479864945167689">
            <text:p>4,7986%</text:p>
          </table:table-cell>
          <table:table-cell table:style-name="ce82" office:value-type="percentage" office:value="0.0413896319794853">
            <text:p>4,1390%</text:p>
          </table:table-cell>
          <table:table-cell table:style-name="ce82" office:value-type="percentage" office:value="0.0355087554876752">
            <text:p>3,5509%</text:p>
          </table:table-cell>
          <table:table-cell table:style-name="ce82" office:value-type="percentage" office:value="0.0315155774194722">
            <text:p>3,1516%</text:p>
          </table:table-cell>
          <table:table-cell table:style-name="ce82" office:value-type="percentage" office:value="0.0290390386540449">
            <text:p>2,9039%</text:p>
          </table:table-cell>
          <table:table-cell table:style-name="ce82" office:value-type="percentage" office:value="0.0275781397896083">
            <text:p>2,7578%</text:p>
          </table:table-cell>
          <table:table-cell table:style-name="ce82" office:value-type="percentage" office:value="0.026761100054224">
            <text:p>2,6761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178707291756585">
            <text:p>0,1787%</text:p>
          </table:table-cell>
          <table:table-cell table:style-name="ce82" office:value-type="percentage" office:value="0.00476812439942318">
            <text:p>0,4768%</text:p>
          </table:table-cell>
          <table:table-cell table:style-name="ce82" office:value-type="percentage" office:value="0.00775263232161399">
            <text:p>0,7753%</text:p>
          </table:table-cell>
          <table:table-cell table:style-name="ce82" office:value-type="percentage" office:value="0.00992444038871555">
            <text:p>0,9924%</text:p>
          </table:table-cell>
          <table:table-cell table:style-name="ce82" office:value-type="percentage" office:value="0.0112758085515382">
            <text:p>1,1276%</text:p>
          </table:table-cell>
          <table:table-cell table:style-name="ce82" office:value-type="percentage" office:value="0.0120437731233415">
            <text:p>1,2044%</text:p>
          </table:table-cell>
          <table:table-cell table:style-name="ce82" office:value-type="percentage" office:value="0.0124456509439914">
            <text:p>1,2446%</text:p>
          </table:table-cell>
          <table:table-cell table:style-name="ce82" office:value-type="percentage" office:value="0.0126305912394447">
            <text:p>1,2631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118719123273609">
            <text:p>0,1187%</text:p>
          </table:table-cell>
          <table:table-cell table:style-name="ce82" office:value-type="percentage" office:value="0.00387447486985722">
            <text:p>0,3874%</text:p>
          </table:table-cell>
          <table:table-cell table:style-name="ce82" office:value-type="percentage" office:value="0.00719322396795448">
            <text:p>0,7193%</text:p>
          </table:table-cell>
          <table:table-cell table:style-name="ce82" office:value-type="percentage" office:value="0.0100414858442837">
            <text:p>1,0041%</text:p>
          </table:table-cell>
          <table:table-cell table:style-name="ce82" office:value-type="percentage" office:value="0.0120662346559479">
            <text:p>1,2066%</text:p>
          </table:table-cell>
          <table:table-cell table:style-name="ce82" office:value-type="percentage" office:value="0.0133580318319918">
            <text:p>1,3358%</text:p>
          </table:table-cell>
          <table:table-cell table:style-name="ce82" office:value-type="percentage" office:value="0.0141187619321018">
            <text:p>1,4119%</text:p>
          </table:table-cell>
          <table:table-cell table:style-name="ce82" office:value-type="percentage" office:value="0.0145297926739613">
            <text:p>1,4530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101214900739969">
            <text:p>0,1012%</text:p>
          </table:table-cell>
          <table:table-cell table:style-name="ce82" office:value-type="percentage" office:value="0.00358758029016327">
            <text:p>0,3588%</text:p>
          </table:table-cell>
          <table:table-cell table:style-name="ce82" office:value-type="percentage" office:value="0.00703512774807551">
            <text:p>0,7035%</text:p>
          </table:table-cell>
          <table:table-cell table:style-name="ce82" office:value-type="percentage" office:value="0.0101792246068">
            <text:p>1,0179%</text:p>
          </table:table-cell>
          <table:table-cell table:style-name="ce82" office:value-type="percentage" office:value="0.0125188161965481">
            <text:p>1,2519%</text:p>
          </table:table-cell>
          <table:table-cell table:style-name="ce82" office:value-type="percentage" office:value="0.0140658142209954">
            <text:p>1,4066%</text:p>
          </table:table-cell>
          <table:table-cell table:style-name="ce82" office:value-type="percentage" office:value="0.0150057722615217">
            <text:p>1,5006%</text:p>
          </table:table-cell>
          <table:table-cell table:style-name="ce82" office:value-type="percentage" office:value="0.0155313130486977">
            <text:p>1,5531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120299489960941">
            <text:p>0,1203%</text:p>
          </table:table-cell>
          <table:table-cell table:style-name="ce82" office:value-type="percentage" office:value="0.00372869385070627">
            <text:p>0,3729%</text:p>
          </table:table-cell>
          <table:table-cell table:style-name="ce82" office:value-type="percentage" office:value="0.00667992973109363">
            <text:p>0,6680%</text:p>
          </table:table-cell>
          <table:table-cell table:style-name="ce82" office:value-type="percentage" office:value="0.00909604955550278">
            <text:p>0,9096%</text:p>
          </table:table-cell>
          <table:table-cell table:style-name="ce82" office:value-type="percentage" office:value="0.0107412939843097">
            <text:p>1,0741%</text:p>
          </table:table-cell>
          <table:table-cell table:style-name="ce82" office:value-type="percentage" office:value="0.0117459845825089">
            <text:p>1,1746%</text:p>
          </table:table-cell>
          <table:table-cell table:style-name="ce82" office:value-type="percentage" office:value="0.0123072929096036">
            <text:p>1,2307%</text:p>
          </table:table-cell>
          <table:table-cell table:style-name="ce82" office:value-type="percentage" office:value="0.0125873648543912">
            <text:p>1,2587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726519907049147">
            <text:p>7,2652%</text:p>
          </table:table-cell>
          <table:table-cell table:style-name="ce82" office:value-type="percentage" office:value="0.0633281935242738">
            <text:p>6,3328%</text:p>
          </table:table-cell>
          <table:table-cell table:style-name="ce82" office:value-type="percentage" office:value="0.0502648429578089">
            <text:p>5,0265%</text:p>
          </table:table-cell>
          <table:table-cell table:style-name="ce82" office:value-type="percentage" office:value="0.0410468345105122">
            <text:p>4,1047%</text:p>
          </table:table-cell>
          <table:table-cell table:style-name="ce82" office:value-type="percentage" office:value="0.0354467450546113">
            <text:p>3,5447%</text:p>
          </table:table-cell>
          <table:table-cell table:style-name="ce82" office:value-type="percentage" office:value="0.0322177908405969">
            <text:p>3,2218%</text:p>
          </table:table-cell>
          <table:table-cell table:style-name="ce82" office:value-type="percentage" office:value="0.0304314889196046">
            <text:p>3,0431%</text:p>
          </table:table-cell>
          <table:table-cell table:style-name="ce82" office:value-type="percentage" office:value="0.0295094388789072">
            <text:p>2,9509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1200630353124">
            <text:p>0,1201%</text:p>
          </table:table-cell>
          <table:table-cell table:style-name="ce82" office:value-type="percentage" office:value="0.00418214669049234">
            <text:p>0,4182%</text:p>
          </table:table-cell>
          <table:table-cell table:style-name="ce82" office:value-type="percentage" office:value="0.00814069930220784">
            <text:p>0,8141%</text:p>
          </table:table-cell>
          <table:table-cell table:style-name="ce82" office:value-type="percentage" office:value="0.0117735728032538">
            <text:p>1,1774%</text:p>
          </table:table-cell>
          <table:table-cell table:style-name="ce82" office:value-type="percentage" office:value="0.0145327768290128">
            <text:p>1,4533%</text:p>
          </table:table-cell>
          <table:table-cell table:style-name="ce82" office:value-type="percentage" office:value="0.0164221344264464">
            <text:p>1,6422%</text:p>
          </table:table-cell>
          <table:table-cell table:style-name="ce82" office:value-type="percentage" office:value="0.0176321927763372">
            <text:p>1,7632%</text:p>
          </table:table-cell>
          <table:table-cell table:style-name="ce82" office:value-type="percentage" office:value="0.0183653452848476">
            <text:p>1,8365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180897852613412">
            <text:p>0,1809%</text:p>
          </table:table-cell>
          <table:table-cell table:style-name="ce82" office:value-type="percentage" office:value="0.0048137700757078">
            <text:p>0,4814%</text:p>
          </table:table-cell>
          <table:table-cell table:style-name="ce82" office:value-type="percentage" office:value="0.00780918869503349">
            <text:p>0,7809%</text:p>
          </table:table-cell>
          <table:table-cell table:style-name="ce82" office:value-type="percentage" office:value="0.00997649717534702">
            <text:p>0,9976%</text:p>
          </table:table-cell>
          <table:table-cell table:style-name="ce82" office:value-type="percentage" office:value="0.011314415603298">
            <text:p>1,1314%</text:p>
          </table:table-cell>
          <table:table-cell table:style-name="ce82" office:value-type="percentage" office:value="0.0120660361334341">
            <text:p>1,2066%</text:p>
          </table:table-cell>
          <table:table-cell table:style-name="ce82" office:value-type="percentage" office:value="0.0124521213216318">
            <text:p>1,2452%</text:p>
          </table:table-cell>
          <table:table-cell table:style-name="ce82" office:value-type="percentage" office:value="0.0126232962744667">
            <text:p>1,2623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698300352434544">
            <text:p>0,6983%</text:p>
          </table:table-cell>
          <table:table-cell table:style-name="ce82" office:value-type="percentage" office:value="0.0128561394828787">
            <text:p>1,2856%</text:p>
          </table:table-cell>
          <table:table-cell table:style-name="ce82" office:value-type="percentage" office:value="0.0165003071075545">
            <text:p>1,6500%</text:p>
          </table:table-cell>
          <table:table-cell table:style-name="ce82" office:value-type="percentage" office:value="0.0182161190938608">
            <text:p>1,8216%</text:p>
          </table:table-cell>
          <table:table-cell table:style-name="ce82" office:value-type="percentage" office:value="0.0189084851440999">
            <text:p>1,8908%</text:p>
          </table:table-cell>
          <table:table-cell table:style-name="ce82" office:value-type="percentage" office:value="0.0191498171372641">
            <text:p>1,9150%</text:p>
          </table:table-cell>
          <table:table-cell table:style-name="ce82" office:value-type="percentage" office:value="0.0192105709454368">
            <text:p>1,9211%</text:p>
          </table:table-cell>
          <table:table-cell table:style-name="ce82" office:value-type="percentage" office:value="0.019205194068967">
            <text:p>1,9205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590705854192431">
            <text:p>0,5907%</text:p>
          </table:table-cell>
          <table:table-cell table:style-name="ce82" office:value-type="percentage" office:value="0.0123532175166998">
            <text:p>1,2353%</text:p>
          </table:table-cell>
          <table:table-cell table:style-name="ce82" office:value-type="percentage" office:value="0.0173022936184652">
            <text:p>1,7302%</text:p>
          </table:table-cell>
          <table:table-cell table:style-name="ce82" office:value-type="percentage" office:value="0.0203134929765967">
            <text:p>2,0313%</text:p>
          </table:table-cell>
          <table:table-cell table:style-name="ce82" office:value-type="percentage" office:value="0.0220326694383274">
            <text:p>2,2033%</text:p>
          </table:table-cell>
          <table:table-cell table:style-name="ce82" office:value-type="percentage" office:value="0.0230308014214732">
            <text:p>2,3031%</text:p>
          </table:table-cell>
          <table:table-cell table:style-name="ce82" office:value-type="percentage" office:value="0.0236383667343869">
            <text:p>2,3638%</text:p>
          </table:table-cell>
          <table:table-cell table:style-name="ce82" office:value-type="percentage" office:value="0.0240273753117628">
            <text:p>2,4027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324773988798469">
            <text:p>3,2477%</text:p>
          </table:table-cell>
          <table:table-cell table:style-name="ce82" office:value-type="percentage" office:value="0.038758943165867">
            <text:p>3,8759%</text:p>
          </table:table-cell>
          <table:table-cell table:style-name="ce82" office:value-type="percentage" office:value="0.0377093366644156">
            <text:p>3,7709%</text:p>
          </table:table-cell>
          <table:table-cell table:style-name="ce82" office:value-type="percentage" office:value="0.035086432328001">
            <text:p>3,5086%</text:p>
          </table:table-cell>
          <table:table-cell table:style-name="ce82" office:value-type="percentage" office:value="0.0329049277332166">
            <text:p>3,2905%</text:p>
          </table:table-cell>
          <table:table-cell table:style-name="ce82" office:value-type="percentage" office:value="0.0314777299590249">
            <text:p>3,1478%</text:p>
          </table:table-cell>
          <table:table-cell table:style-name="ce82" office:value-type="percentage" office:value="0.0306666252107749">
            <text:p>3,0667%</text:p>
          </table:table-cell>
          <table:table-cell table:style-name="ce82" office:value-type="percentage" office:value="0.0302784612941117">
            <text:p>3,0278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252357242121534">
            <text:p>0,2524%</text:p>
          </table:table-cell>
          <table:table-cell table:style-name="ce82" office:value-type="percentage" office:value="0.00626986337055093">
            <text:p>0,6270%</text:p>
          </table:table-cell>
          <table:table-cell table:style-name="ce82" office:value-type="percentage" office:value="0.00971933837495665">
            <text:p>0,9719%</text:p>
          </table:table-cell>
          <table:table-cell table:style-name="ce82" office:value-type="percentage" office:value="0.01204957674729">
            <text:p>1,2050%</text:p>
          </table:table-cell>
          <table:table-cell table:style-name="ce82" office:value-type="percentage" office:value="0.0133992808206432">
            <text:p>1,3399%</text:p>
          </table:table-cell>
          <table:table-cell table:style-name="ce82" office:value-type="percentage" office:value="0.0141084949055595">
            <text:p>1,4108%</text:p>
          </table:table-cell>
          <table:table-cell table:style-name="ce82" office:value-type="percentage" office:value="0.0144422902042538">
            <text:p>1,4442%</text:p>
          </table:table-cell>
          <table:table-cell table:style-name="ce82" office:value-type="percentage" office:value="0.0145671663639868">
            <text:p>1,4567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0827491886229675">
            <text:p>0,0827%</text:p>
          </table:table-cell>
          <table:table-cell table:style-name="ce82" office:value-type="percentage" office:value="0.00317017669503523">
            <text:p>0,3170%</text:p>
          </table:table-cell>
          <table:table-cell table:style-name="ce82" office:value-type="percentage" office:value="0.00654517955310375">
            <text:p>0,6545%</text:p>
          </table:table-cell>
          <table:table-cell table:style-name="ce82" office:value-type="percentage" office:value="0.00980313176593418">
            <text:p>0,9803%</text:p>
          </table:table-cell>
          <table:table-cell table:style-name="ce82" office:value-type="percentage" office:value="0.0123405920941379">
            <text:p>1,2341%</text:p>
          </table:table-cell>
          <table:table-cell table:style-name="ce82" office:value-type="percentage" office:value="0.0140857040778274">
            <text:p>1,4086%</text:p>
          </table:table-cell>
          <table:table-cell table:style-name="ce82" office:value-type="percentage" office:value="0.0151875957802054">
            <text:p>1,5188%</text:p>
          </table:table-cell>
          <table:table-cell table:style-name="ce82" office:value-type="percentage" office:value="0.0158323608844124">
            <text:p>1,5832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559996888339783">
            <text:p>0,5600%</text:p>
          </table:table-cell>
          <table:table-cell table:style-name="ce82" office:value-type="percentage" office:value="0.010297393686502">
            <text:p>1,0297%</text:p>
          </table:table-cell>
          <table:table-cell table:style-name="ce82" office:value-type="percentage" office:value="0.0131627820887457">
            <text:p>1,3163%</text:p>
          </table:table-cell>
          <table:table-cell table:style-name="ce82" office:value-type="percentage" office:value="0.0144596961736409">
            <text:p>1,4460%</text:p>
          </table:table-cell>
          <table:table-cell table:style-name="ce82" office:value-type="percentage" office:value="0.0149344823678106">
            <text:p>1,4934%</text:p>
          </table:table-cell>
          <table:table-cell table:style-name="ce82" office:value-type="percentage" office:value="0.0150548007740261">
            <text:p>1,5055%</text:p>
          </table:table-cell>
          <table:table-cell table:style-name="ce82" office:value-type="percentage" office:value="0.015039820860165">
            <text:p>1,5040%</text:p>
          </table:table-cell>
          <table:table-cell table:style-name="ce82" office:value-type="percentage" office:value="0.0149812267370807">
            <text:p>1,4981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583940760003121">
            <text:p>0,5839%</text:p>
          </table:table-cell>
          <table:table-cell table:style-name="ce82" office:value-type="percentage" office:value="0.010274715807853">
            <text:p>1,0275%</text:p>
          </table:table-cell>
          <table:table-cell table:style-name="ce82" office:value-type="percentage" office:value="0.0127063435498184">
            <text:p>1,2706%</text:p>
          </table:table-cell>
          <table:table-cell table:style-name="ce82" office:value-type="percentage" office:value="0.0136074925452507">
            <text:p>1,3607%</text:p>
          </table:table-cell>
          <table:table-cell table:style-name="ce82" office:value-type="percentage" office:value="0.0137791683448724">
            <text:p>1,3779%</text:p>
          </table:table-cell>
          <table:table-cell table:style-name="ce82" office:value-type="percentage" office:value="0.013678204824172">
            <text:p>1,3678%</text:p>
          </table:table-cell>
          <table:table-cell table:style-name="ce82" office:value-type="percentage" office:value="0.0135024308846492">
            <text:p>1,3502%</text:p>
          </table:table-cell>
          <table:table-cell table:style-name="ce82" office:value-type="percentage" office:value="0.0133261292080541">
            <text:p>1,3326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577984566015331">
            <text:p>5,7798%</text:p>
          </table:table-cell>
          <table:table-cell table:style-name="ce82" office:value-type="percentage" office:value="0.0503277725431626">
            <text:p>5,0328%</text:p>
          </table:table-cell>
          <table:table-cell table:style-name="ce82" office:value-type="percentage" office:value="0.0396733852766539">
            <text:p>3,9673%</text:p>
          </table:table-cell>
          <table:table-cell table:style-name="ce82" office:value-type="percentage" office:value="0.0320470289374037">
            <text:p>3,2047%</text:p>
          </table:table-cell>
          <table:table-cell table:style-name="ce82" office:value-type="percentage" office:value="0.0273263321412024">
            <text:p>2,7326%</text:p>
          </table:table-cell>
          <table:table-cell table:style-name="ce82" office:value-type="percentage" office:value="0.0245205317608936">
            <text:p>2,4521%</text:p>
          </table:table-cell>
          <table:table-cell table:style-name="ce82" office:value-type="percentage" office:value="0.0228844670837306">
            <text:p>2,2884%</text:p>
          </table:table-cell>
          <table:table-cell table:style-name="ce82" office:value-type="percentage" office:value="0.0219546289201572">
            <text:p>2,1955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0100289585302028">
            <text:p>0,0100%</text:p>
          </table:table-cell>
          <table:table-cell table:style-name="ce82" office:value-type="percentage" office:value="0.000732299923869174">
            <text:p>0,0732%</text:p>
          </table:table-cell>
          <table:table-cell table:style-name="ce82" office:value-type="percentage" office:value="0.00227671533982796">
            <text:p>0,2277%</text:p>
          </table:table-cell>
          <table:table-cell table:style-name="ce82" office:value-type="percentage" office:value="0.00439434810988841">
            <text:p>0,4394%</text:p>
          </table:table-cell>
          <table:table-cell table:style-name="ce82" office:value-type="percentage" office:value="0.00644144022974919">
            <text:p>0,6441%</text:p>
          </table:table-cell>
          <table:table-cell table:style-name="ce82" office:value-type="percentage" office:value="0.00802371391003885">
            <text:p>0,8024%</text:p>
          </table:table-cell>
          <table:table-cell table:style-name="ce82" office:value-type="percentage" office:value="0.00906505323147106">
            <text:p>0,9065%</text:p>
          </table:table-cell>
          <table:table-cell table:style-name="ce82" office:value-type="percentage" office:value="0.00965848243990451">
            <text:p>0,9658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211154507875486">
            <text:p>0,2112%</text:p>
          </table:table-cell>
          <table:table-cell table:style-name="ce82" office:value-type="percentage" office:value="0.0059859652869916">
            <text:p>0,5986%</text:p>
          </table:table-cell>
          <table:table-cell table:style-name="ce82" office:value-type="percentage" office:value="0.0101834173759428">
            <text:p>1,0183%</text:p>
          </table:table-cell>
          <table:table-cell table:style-name="ce82" office:value-type="percentage" office:value="0.0134977461938998">
            <text:p>1,3498%</text:p>
          </table:table-cell>
          <table:table-cell table:style-name="ce82" office:value-type="percentage" office:value="0.0157574218901824">
            <text:p>1,5757%</text:p>
          </table:table-cell>
          <table:table-cell table:style-name="ce82" office:value-type="percentage" office:value="0.0171923297157692">
            <text:p>1,7192%</text:p>
          </table:table-cell>
          <table:table-cell table:style-name="ce82" office:value-type="percentage" office:value="0.0180649100180413">
            <text:p>1,8065%</text:p>
          </table:table-cell>
          <table:table-cell table:style-name="ce82" office:value-type="percentage" office:value="0.0185748923325476">
            <text:p>1,8575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218452697893586">
            <text:p>2,1845%</text:p>
          </table:table-cell>
          <table:table-cell table:style-name="ce82" office:value-type="percentage" office:value="0.0278978271894148">
            <text:p>2,7898%</text:p>
          </table:table-cell>
          <table:table-cell table:style-name="ce82" office:value-type="percentage" office:value="0.0282692372677034">
            <text:p>2,8269%</text:p>
          </table:table-cell>
          <table:table-cell table:style-name="ce82" office:value-type="percentage" office:value="0.0268689719704098">
            <text:p>2,6869%</text:p>
          </table:table-cell>
          <table:table-cell table:style-name="ce82" office:value-type="percentage" office:value="0.025421796213995">
            <text:p>2,5422%</text:p>
          </table:table-cell>
          <table:table-cell table:style-name="ce82" office:value-type="percentage" office:value="0.0243530448543053">
            <text:p>2,4353%</text:p>
          </table:table-cell>
          <table:table-cell table:style-name="ce82" office:value-type="percentage" office:value="0.0236615627503207">
            <text:p>2,3662%</text:p>
          </table:table-cell>
          <table:table-cell table:style-name="ce82" office:value-type="percentage" office:value="0.02325292142814">
            <text:p>2,3253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0102571359833913">
            <text:p>0,0103%</text:p>
          </table:table-cell>
          <table:table-cell table:style-name="ce82" office:value-type="percentage" office:value="0.000653153680827121">
            <text:p>0,0653%</text:p>
          </table:table-cell>
          <table:table-cell table:style-name="ce82" office:value-type="percentage" office:value="0.00184399388970027">
            <text:p>0,1844%</text:p>
          </table:table-cell>
          <table:table-cell table:style-name="ce82" office:value-type="percentage" office:value="0.00332505116866603">
            <text:p>0,3325%</text:p>
          </table:table-cell>
          <table:table-cell table:style-name="ce82" office:value-type="percentage" office:value="0.00464508647621741">
            <text:p>0,4645%</text:p>
          </table:table-cell>
          <table:table-cell table:style-name="ce82" office:value-type="percentage" office:value="0.00559210697072576">
            <text:p>0,5592%</text:p>
          </table:table-cell>
          <table:table-cell table:style-name="ce82" office:value-type="percentage" office:value="0.00616653868155878">
            <text:p>0,6167%</text:p>
          </table:table-cell>
          <table:table-cell table:style-name="ce82" office:value-type="percentage" office:value="0.0064575754259512">
            <text:p>0,6458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112167150110292">
            <text:p>1,1217%</text:p>
          </table:table-cell>
          <table:table-cell table:style-name="ce82" office:value-type="percentage" office:value="0.0173370493685232">
            <text:p>1,7337%</text:p>
          </table:table-cell>
          <table:table-cell table:style-name="ce82" office:value-type="percentage" office:value="0.0198669601349835">
            <text:p>1,9867%</text:p>
          </table:table-cell>
          <table:table-cell table:style-name="ce82" office:value-type="percentage" office:value="0.0204016984958227">
            <text:p>2,0402%</text:p>
          </table:table-cell>
          <table:table-cell table:style-name="ce82" office:value-type="percentage" office:value="0.0202376197623188">
            <text:p>2,0238%</text:p>
          </table:table-cell>
          <table:table-cell table:style-name="ce82" office:value-type="percentage" office:value="0.0199340152406303">
            <text:p>1,9934%</text:p>
          </table:table-cell>
          <table:table-cell table:style-name="ce82" office:value-type="percentage" office:value="0.0196702280583919">
            <text:p>1,9670%</text:p>
          </table:table-cell>
          <table:table-cell table:style-name="ce82" office:value-type="percentage" office:value="0.0194821916412615">
            <text:p>1,9482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155202792591586">
            <text:p>0,1552%</text:p>
          </table:table-cell>
          <table:table-cell table:style-name="ce82" office:value-type="percentage" office:value="0.00455566999853686">
            <text:p>0,4556%</text:p>
          </table:table-cell>
          <table:table-cell table:style-name="ce82" office:value-type="percentage" office:value="0.00790853412563089">
            <text:p>0,7909%</text:p>
          </table:table-cell>
          <table:table-cell table:style-name="ce82" office:value-type="percentage" office:value="0.0105959488570996">
            <text:p>1,0596%</text:p>
          </table:table-cell>
          <table:table-cell table:style-name="ce82" office:value-type="percentage" office:value="0.0124298132004017">
            <text:p>1,2430%</text:p>
          </table:table-cell>
          <table:table-cell table:style-name="ce82" office:value-type="percentage" office:value="0.0135789675177476">
            <text:p>1,3579%</text:p>
          </table:table-cell>
          <table:table-cell table:style-name="ce82" office:value-type="percentage" office:value="0.0142574484627044">
            <text:p>1,4257%</text:p>
          </table:table-cell>
          <table:table-cell table:style-name="ce82" office:value-type="percentage" office:value="0.0146336182695281">
            <text:p>1,4634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205758286995486">
            <text:p>2,0576%</text:p>
          </table:table-cell>
          <table:table-cell table:style-name="ce82" office:value-type="percentage" office:value="0.0289094475813563">
            <text:p>2,8909%</text:p>
          </table:table-cell>
          <table:table-cell table:style-name="ce82" office:value-type="percentage" office:value="0.0312299079254912">
            <text:p>3,1230%</text:p>
          </table:table-cell>
          <table:table-cell table:style-name="ce82" office:value-type="percentage" office:value="0.0311407434205089">
            <text:p>3,1141%</text:p>
          </table:table-cell>
          <table:table-cell table:style-name="ce82" office:value-type="percentage" office:value="0.0305858558633961">
            <text:p>3,0586%</text:p>
          </table:table-cell>
          <table:table-cell table:style-name="ce82" office:value-type="percentage" office:value="0.0301759335373254">
            <text:p>3,0176%</text:p>
          </table:table-cell>
          <table:table-cell table:style-name="ce82" office:value-type="percentage" office:value="0.0300076565082595">
            <text:p>3,0008%</text:p>
          </table:table-cell>
          <table:table-cell table:style-name="ce82" office:value-type="percentage" office:value="0.0300321827455471">
            <text:p>3,0032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493278131382775">
            <text:p>4,9328%</text:p>
          </table:table-cell>
          <table:table-cell table:style-name="ce82" office:value-type="percentage" office:value="0.0474276840015456">
            <text:p>4,7428%</text:p>
          </table:table-cell>
          <table:table-cell table:style-name="ce82" office:value-type="percentage" office:value="0.0400356583014844">
            <text:p>4,0036%</text:p>
          </table:table-cell>
          <table:table-cell table:style-name="ce82" office:value-type="percentage" office:value="0.0339672841423029">
            <text:p>3,3967%</text:p>
          </table:table-cell>
          <table:table-cell table:style-name="ce82" office:value-type="percentage" office:value="0.0300197910259069">
            <text:p>3,0020%</text:p>
          </table:table-cell>
          <table:table-cell table:style-name="ce82" office:value-type="percentage" office:value="0.0276554273490419">
            <text:p>2,7655%</text:p>
          </table:table-cell>
          <table:table-cell table:style-name="ce82" office:value-type="percentage" office:value="0.0263154298397256">
            <text:p>2,6315%</text:p>
          </table:table-cell>
          <table:table-cell table:style-name="ce82" office:value-type="percentage" office:value="0.0256101316161148">
            <text:p>2,5610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396501183786377">
            <text:p>0,3965%</text:p>
          </table:table-cell>
          <table:table-cell table:style-name="ce82" office:value-type="percentage" office:value="0.00900143028605319">
            <text:p>0,9001%</text:p>
          </table:table-cell>
          <table:table-cell table:style-name="ce82" office:value-type="percentage" office:value="0.0132470860013518">
            <text:p>1,3247%</text:p>
          </table:table-cell>
          <table:table-cell table:style-name="ce82" office:value-type="percentage" office:value="0.0160108897519399">
            <text:p>1,6011%</text:p>
          </table:table-cell>
          <table:table-cell table:style-name="ce82" office:value-type="percentage" office:value="0.0176500194722007">
            <text:p>1,7650%</text:p>
          </table:table-cell>
          <table:table-cell table:style-name="ce82" office:value-type="percentage" office:value="0.0186027908631006">
            <text:p>1,8603%</text:p>
          </table:table-cell>
          <table:table-cell table:style-name="ce82" office:value-type="percentage" office:value="0.0191593895610332">
            <text:p>1,9159%</text:p>
          </table:table-cell>
          <table:table-cell table:style-name="ce82" office:value-type="percentage" office:value="0.0194868429209092">
            <text:p>1,9487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440558887275523">
            <text:p>0,4406%</text:p>
          </table:table-cell>
          <table:table-cell table:style-name="ce82" office:value-type="percentage" office:value="0.00931864489524537">
            <text:p>0,9319%</text:p>
          </table:table-cell>
          <table:table-cell table:style-name="ce82" office:value-type="percentage" office:value="0.0130785325159566">
            <text:p>1,3079%</text:p>
          </table:table-cell>
          <table:table-cell table:style-name="ce82" office:value-type="percentage" office:value="0.0152811438774069">
            <text:p>1,5281%</text:p>
          </table:table-cell>
          <table:table-cell table:style-name="ce82" office:value-type="percentage" office:value="0.0164313364659396">
            <text:p>1,6431%</text:p>
          </table:table-cell>
          <table:table-cell table:style-name="ce82" office:value-type="percentage" office:value="0.0169998575834034">
            <text:p>1,7000%</text:p>
          </table:table-cell>
          <table:table-cell table:style-name="ce82" office:value-type="percentage" office:value="0.0172666088556955">
            <text:p>1,7267%</text:p>
          </table:table-cell>
          <table:table-cell table:style-name="ce82" office:value-type="percentage" office:value="0.0173791211505204">
            <text:p>1,7379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177144088684643">
            <text:p>0,1771%</text:p>
          </table:table-cell>
          <table:table-cell table:style-name="ce82" office:value-type="percentage" office:value="0.00491793195556557">
            <text:p>0,4918%</text:p>
          </table:table-cell>
          <table:table-cell table:style-name="ce82" office:value-type="percentage" office:value="0.00821209152616095">
            <text:p>0,8212%</text:p>
          </table:table-cell>
          <table:table-cell table:style-name="ce82" office:value-type="percentage" office:value="0.0107013650511189">
            <text:p>1,0701%</text:p>
          </table:table-cell>
          <table:table-cell table:style-name="ce82" office:value-type="percentage" office:value="0.0123037444584509">
            <text:p>1,2304%</text:p>
          </table:table-cell>
          <table:table-cell table:style-name="ce82" office:value-type="percentage" office:value="0.0132461066610064">
            <text:p>1,3246%</text:p>
          </table:table-cell>
          <table:table-cell table:style-name="ce82" office:value-type="percentage" office:value="0.0137603559492238">
            <text:p>1,3760%</text:p>
          </table:table-cell>
          <table:table-cell table:style-name="ce82" office:value-type="percentage" office:value="0.0140137919491432">
            <text:p>1,4014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192115980074857">
            <text:p>19,2116%</text:p>
          </table:table-cell>
          <table:table-cell table:style-name="ce82" office:value-type="percentage" office:value="0.129523968655788">
            <text:p>12,9524%</text:p>
          </table:table-cell>
          <table:table-cell table:style-name="ce82" office:value-type="percentage" office:value="0.0871895711822538">
            <text:p>8,7190%</text:p>
          </table:table-cell>
          <table:table-cell table:style-name="ce82" office:value-type="percentage" office:value="0.0641061487301815">
            <text:p>6,4106%</text:p>
          </table:table-cell>
          <table:table-cell table:style-name="ce82" office:value-type="percentage" office:value="0.0518341366909721">
            <text:p>5,1834%</text:p>
          </table:table-cell>
          <table:table-cell table:style-name="ce82" office:value-type="percentage" office:value="0.0452521016868015">
            <text:p>4,5252%</text:p>
          </table:table-cell>
          <table:table-cell table:style-name="ce82" office:value-type="percentage" office:value="0.0417374051831712">
            <text:p>4,1737%</text:p>
          </table:table-cell>
          <table:table-cell table:style-name="ce82" office:value-type="percentage" office:value="0.0399371698274383">
            <text:p>3,9937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709392646401085">
            <text:p>7,0939%</text:p>
          </table:table-cell>
          <table:table-cell table:style-name="ce82" office:value-type="percentage" office:value="0.0651946315987337">
            <text:p>6,5195%</text:p>
          </table:table-cell>
          <table:table-cell table:style-name="ce82" office:value-type="percentage" office:value="0.0535579018900134">
            <text:p>5,3558%</text:p>
          </table:table-cell>
          <table:table-cell table:style-name="ce82" office:value-type="percentage" office:value="0.0446409770558231">
            <text:p>4,4641%</text:p>
          </table:table-cell>
          <table:table-cell table:style-name="ce82" office:value-type="percentage" office:value="0.0389863048592617">
            <text:p>3,8986%</text:p>
          </table:table-cell>
          <table:table-cell table:style-name="ce82" office:value-type="percentage" office:value="0.0356297955948638">
            <text:p>3,5630%</text:p>
          </table:table-cell>
          <table:table-cell table:style-name="ce82" office:value-type="percentage" office:value="0.0337240863514714">
            <text:p>3,3724%</text:p>
          </table:table-cell>
          <table:table-cell table:style-name="ce82" office:value-type="percentage" office:value="0.0327075768136911">
            <text:p>3,2708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732334992607081">
            <text:p>0,7323%</text:p>
          </table:table-cell>
          <table:table-cell table:style-name="ce82" office:value-type="percentage" office:value="0.0132787093752847">
            <text:p>1,3279%</text:p>
          </table:table-cell>
          <table:table-cell table:style-name="ce82" office:value-type="percentage" office:value="0.01686906982096">
            <text:p>1,6869%</text:p>
          </table:table-cell>
          <table:table-cell table:style-name="ce82" office:value-type="percentage" office:value="0.0185091828796442">
            <text:p>1,8509%</text:p>
          </table:table-cell>
          <table:table-cell table:style-name="ce82" office:value-type="percentage" office:value="0.0191499922225018">
            <text:p>1,9150%</text:p>
          </table:table-cell>
          <table:table-cell table:style-name="ce82" office:value-type="percentage" office:value="0.0193667027540443">
            <text:p>1,9367%</text:p>
          </table:table-cell>
          <table:table-cell table:style-name="ce82" office:value-type="percentage" office:value="0.0194217053505934">
            <text:p>1,9422%</text:p>
          </table:table-cell>
          <table:table-cell table:style-name="ce82" office:value-type="percentage" office:value="0.0194216340980742">
            <text:p>1,9422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782689151094593">
            <text:p>0,7827%</text:p>
          </table:table-cell>
          <table:table-cell table:style-name="ce82" office:value-type="percentage" office:value="0.0147007526998846">
            <text:p>1,4701%</text:p>
          </table:table-cell>
          <table:table-cell table:style-name="ce82" office:value-type="percentage" office:value="0.0191661192644799">
            <text:p>1,9166%</text:p>
          </table:table-cell>
          <table:table-cell table:style-name="ce82" office:value-type="percentage" office:value="0.0214850245869773">
            <text:p>2,1485%</text:p>
          </table:table-cell>
          <table:table-cell table:style-name="ce82" office:value-type="percentage" office:value="0.0226366875772544">
            <text:p>2,2637%</text:p>
          </table:table-cell>
          <table:table-cell table:style-name="ce82" office:value-type="percentage" office:value="0.0232466991106132">
            <text:p>2,3247%</text:p>
          </table:table-cell>
          <table:table-cell table:style-name="ce82" office:value-type="percentage" office:value="0.0236123729029802">
            <text:p>2,3612%</text:p>
          </table:table-cell>
          <table:table-cell table:style-name="ce82" office:value-type="percentage" office:value="0.0238614426155844">
            <text:p>2,3861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19878453595098">
            <text:p>1,9878%</text:p>
          </table:table-cell>
          <table:table-cell table:style-name="ce82" office:value-type="percentage" office:value="0.0266002667366472">
            <text:p>2,6600%</text:p>
          </table:table-cell>
          <table:table-cell table:style-name="ce82" office:value-type="percentage" office:value="0.0276474748534421">
            <text:p>2,7647%</text:p>
          </table:table-cell>
          <table:table-cell table:style-name="ce82" office:value-type="percentage" office:value="0.0267339479401113">
            <text:p>2,6734%</text:p>
          </table:table-cell>
          <table:table-cell table:style-name="ce82" office:value-type="percentage" office:value="0.0256194875792931">
            <text:p>2,5619%</text:p>
          </table:table-cell>
          <table:table-cell table:style-name="ce82" office:value-type="percentage" office:value="0.0247839468948686">
            <text:p>2,4784%</text:p>
          </table:table-cell>
          <table:table-cell table:style-name="ce82" office:value-type="percentage" office:value="0.0242629232083909">
            <text:p>2,4263%</text:p>
          </table:table-cell>
          <table:table-cell table:style-name="ce82" office:value-type="percentage" office:value="0.0239833821834321">
            <text:p>2,3983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0403057767072285">
            <text:p>0,0403%</text:p>
          </table:table-cell>
          <table:table-cell table:style-name="ce82" office:value-type="percentage" office:value="0.0017468847285542">
            <text:p>0,1747%</text:p>
          </table:table-cell>
          <table:table-cell table:style-name="ce82" office:value-type="percentage" office:value="0.00387993368441251">
            <text:p>0,3880%</text:p>
          </table:table-cell>
          <table:table-cell table:style-name="ce82" office:value-type="percentage" office:value="0.00605022391437898">
            <text:p>0,6050%</text:p>
          </table:table-cell>
          <table:table-cell table:style-name="ce82" office:value-type="percentage" office:value="0.0077679855200454">
            <text:p>0,7768%</text:p>
          </table:table-cell>
          <table:table-cell table:style-name="ce82" office:value-type="percentage" office:value="0.00893118133832473">
            <text:p>0,8931%</text:p>
          </table:table-cell>
          <table:table-cell table:style-name="ce82" office:value-type="percentage" office:value="0.00963083847565224">
            <text:p>0,9631%</text:p>
          </table:table-cell>
          <table:table-cell table:style-name="ce82" office:value-type="percentage" office:value="0.010002404938303">
            <text:p>1,0002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0390221928759683">
            <text:p>0,0390%</text:p>
          </table:table-cell>
          <table:table-cell table:style-name="ce82" office:value-type="percentage" office:value="0.00168289630179037">
            <text:p>0,1683%</text:p>
          </table:table-cell>
          <table:table-cell table:style-name="ce82" office:value-type="percentage" office:value="0.00372418823322172">
            <text:p>0,3724%</text:p>
          </table:table-cell>
          <table:table-cell table:style-name="ce82" office:value-type="percentage" office:value="0.00579110584124459">
            <text:p>0,5791%</text:p>
          </table:table-cell>
          <table:table-cell table:style-name="ce82" office:value-type="percentage" office:value="0.00741877819460575">
            <text:p>0,7419%</text:p>
          </table:table-cell>
          <table:table-cell table:style-name="ce82" office:value-type="percentage" office:value="0.00851443322563055">
            <text:p>0,8514%</text:p>
          </table:table-cell>
          <table:table-cell table:style-name="ce82" office:value-type="percentage" office:value="0.0091682046569317">
            <text:p>0,9168%</text:p>
          </table:table-cell>
          <table:table-cell table:style-name="ce82" office:value-type="percentage" office:value="0.00951086851566722">
            <text:p>0,9511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16620273783366">
            <text:p>1,6620%</text:p>
          </table:table-cell>
          <table:table-cell table:style-name="ce82" office:value-type="percentage" office:value="0.0234441610482949">
            <text:p>2,3444%</text:p>
          </table:table-cell>
          <table:table-cell table:style-name="ce82" office:value-type="percentage" office:value="0.0253129692845158">
            <text:p>2,5313%</text:p>
          </table:table-cell>
          <table:table-cell table:style-name="ce82" office:value-type="percentage" office:value="0.0251116082720242">
            <text:p>2,5112%</text:p>
          </table:table-cell>
          <table:table-cell table:style-name="ce82" office:value-type="percentage" office:value="0.0244715963219252">
            <text:p>2,4472%</text:p>
          </table:table-cell>
          <table:table-cell table:style-name="ce82" office:value-type="percentage" office:value="0.0239299494560476">
            <text:p>2,3930%</text:p>
          </table:table-cell>
          <table:table-cell table:style-name="ce82" office:value-type="percentage" office:value="0.0235867002311728">
            <text:p>2,3587%</text:p>
          </table:table-cell>
          <table:table-cell table:style-name="ce82" office:value-type="percentage" office:value="0.0234129168550114">
            <text:p>2,3413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0405777402854491">
            <text:p>0,0406%</text:p>
          </table:table-cell>
          <table:table-cell table:style-name="ce82" office:value-type="percentage" office:value="0.00186349770460158">
            <text:p>0,1863%</text:p>
          </table:table-cell>
          <table:table-cell table:style-name="ce82" office:value-type="percentage" office:value="0.00430903294453786">
            <text:p>0,4309%</text:p>
          </table:table-cell>
          <table:table-cell table:style-name="ce82" office:value-type="percentage" office:value="0.00690957094323473">
            <text:p>0,6910%</text:p>
          </table:table-cell>
          <table:table-cell table:style-name="ce82" office:value-type="percentage" office:value="0.00904438333852531">
            <text:p>0,9044%</text:p>
          </table:table-cell>
          <table:table-cell table:style-name="ce82" office:value-type="percentage" office:value="0.0105387356852128">
            <text:p>1,0539%</text:p>
          </table:table-cell>
          <table:table-cell table:style-name="ce82" office:value-type="percentage" office:value="0.0114702270077406">
            <text:p>1,1470%</text:p>
          </table:table-cell>
          <table:table-cell table:style-name="ce82" office:value-type="percentage" office:value="0.0119898627714159">
            <text:p>1,1990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700910502045374">
            <text:p>0,7009%</text:p>
          </table:table-cell>
          <table:table-cell table:style-name="ce82" office:value-type="percentage" office:value="0.0124658665009783">
            <text:p>1,2466%</text:p>
          </table:table-cell>
          <table:table-cell table:style-name="ce82" office:value-type="percentage" office:value="0.0155981276805152">
            <text:p>1,5598%</text:p>
          </table:table-cell>
          <table:table-cell table:style-name="ce82" office:value-type="percentage" office:value="0.0169104066038153">
            <text:p>1,6910%</text:p>
          </table:table-cell>
          <table:table-cell table:style-name="ce82" office:value-type="percentage" office:value="0.0173299621765521">
            <text:p>1,7330%</text:p>
          </table:table-cell>
          <table:table-cell table:style-name="ce82" office:value-type="percentage" office:value="0.0173942691157661">
            <text:p>1,7394%</text:p>
          </table:table-cell>
          <table:table-cell table:style-name="ce82" office:value-type="percentage" office:value="0.0173399462725321">
            <text:p>1,7340%</text:p>
          </table:table-cell>
          <table:table-cell table:style-name="ce82" office:value-type="percentage" office:value="0.01725862255934">
            <text:p>1,7259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351464952990799">
            <text:p>3,5146%</text:p>
          </table:table-cell>
          <table:table-cell table:style-name="ce82" office:value-type="percentage" office:value="0.0375009697854844">
            <text:p>3,7501%</text:p>
          </table:table-cell>
          <table:table-cell table:style-name="ce82" office:value-type="percentage" office:value="0.033706354480682">
            <text:p>3,3706%</text:p>
          </table:table-cell>
          <table:table-cell table:style-name="ce82" office:value-type="percentage" office:value="0.0297065604015804">
            <text:p>2,9707%</text:p>
          </table:table-cell>
          <table:table-cell table:style-name="ce82" office:value-type="percentage" office:value="0.0268538463434516">
            <text:p>2,6854%</text:p>
          </table:table-cell>
          <table:table-cell table:style-name="ce82" office:value-type="percentage" office:value="0.0250584937054168">
            <text:p>2,5058%</text:p>
          </table:table-cell>
          <table:table-cell table:style-name="ce82" office:value-type="percentage" office:value="0.0240064706025061">
            <text:p>2,4006%</text:p>
          </table:table-cell>
          <table:table-cell table:style-name="ce82" office:value-type="percentage" office:value="0.0234353975878257">
            <text:p>2,3435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0626073613772848">
            <text:p>0,0626%</text:p>
          </table:table-cell>
          <table:table-cell table:style-name="ce82" office:value-type="percentage" office:value="0.00245900541610228">
            <text:p>0,2459%</text:p>
          </table:table-cell>
          <table:table-cell table:style-name="ce82" office:value-type="percentage" office:value="0.00513943418192293">
            <text:p>0,5139%</text:p>
          </table:table-cell>
          <table:table-cell table:style-name="ce82" office:value-type="percentage" office:value="0.00773138215746207">
            <text:p>0,7731%</text:p>
          </table:table-cell>
          <table:table-cell table:style-name="ce82" office:value-type="percentage" office:value="0.00973031836967631">
            <text:p>0,9730%</text:p>
          </table:table-cell>
          <table:table-cell table:style-name="ce82" office:value-type="percentage" office:value="0.0110762536284135">
            <text:p>1,1076%</text:p>
          </table:table-cell>
          <table:table-cell table:style-name="ce82" office:value-type="percentage" office:value="0.0118968030812265">
            <text:p>1,1897%</text:p>
          </table:table-cell>
          <table:table-cell table:style-name="ce82" office:value-type="percentage" office:value="0.0123499286262994">
            <text:p>1,2350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0267757092066653">
            <text:p>0,0268%</text:p>
          </table:table-cell>
          <table:table-cell table:style-name="ce82" office:value-type="percentage" office:value="0.00142212616849239">
            <text:p>0,1422%</text:p>
          </table:table-cell>
          <table:table-cell table:style-name="ce82" office:value-type="percentage" office:value="0.00360599832292791">
            <text:p>0,3606%</text:p>
          </table:table-cell>
          <table:table-cell table:style-name="ce82" office:value-type="percentage" office:value="0.00612242098087054">
            <text:p>0,6122%</text:p>
          </table:table-cell>
          <table:table-cell table:style-name="ce82" office:value-type="percentage" office:value="0.00829440423663252">
            <text:p>0,8294%</text:p>
          </table:table-cell>
          <table:table-cell table:style-name="ce82" office:value-type="percentage" office:value="0.00985823756229747">
            <text:p>0,9858%</text:p>
          </table:table-cell>
          <table:table-cell table:style-name="ce82" office:value-type="percentage" office:value="0.0108446888468205">
            <text:p>1,0845%</text:p>
          </table:table-cell>
          <table:table-cell table:style-name="ce82" office:value-type="percentage" office:value="0.0113937148196396">
            <text:p>1,1394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106622694391164">
            <text:p>1,0662%</text:p>
          </table:table-cell>
          <table:table-cell table:style-name="ce82" office:value-type="percentage" office:value="0.0173430020308564">
            <text:p>1,7343%</text:p>
          </table:table-cell>
          <table:table-cell table:style-name="ce82" office:value-type="percentage" office:value="0.0205323911368466">
            <text:p>2,0532%</text:p>
          </table:table-cell>
          <table:table-cell table:style-name="ce82" office:value-type="percentage" office:value="0.0215838087276071">
            <text:p>2,1584%</text:p>
          </table:table-cell>
          <table:table-cell table:style-name="ce82" office:value-type="percentage" office:value="0.0217916275297656">
            <text:p>2,1792%</text:p>
          </table:table-cell>
          <table:table-cell table:style-name="ce82" office:value-type="percentage" office:value="0.0217583179378452">
            <text:p>2,1758%</text:p>
          </table:table-cell>
          <table:table-cell table:style-name="ce82" office:value-type="percentage" office:value="0.0216971795909287">
            <text:p>2,1697%</text:p>
          </table:table-cell>
          <table:table-cell table:style-name="ce82" office:value-type="percentage" office:value="0.0216651745364062">
            <text:p>2,1665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186487570994936">
            <text:p>0,1865%</text:p>
          </table:table-cell>
          <table:table-cell table:style-name="ce82" office:value-type="percentage" office:value="0.00504100748465247">
            <text:p>0,5041%</text:p>
          </table:table-cell>
          <table:table-cell table:style-name="ce82" office:value-type="percentage" office:value="0.00825239439666152">
            <text:p>0,8252%</text:p>
          </table:table-cell>
          <table:table-cell table:style-name="ce82" office:value-type="percentage" office:value="0.0105934575260166">
            <text:p>1,0593%</text:p>
          </table:table-cell>
          <table:table-cell table:style-name="ce82" office:value-type="percentage" office:value="0.0120403309328772">
            <text:p>1,2040%</text:p>
          </table:table-cell>
          <table:table-cell table:style-name="ce82" office:value-type="percentage" office:value="0.0128485608388521">
            <text:p>1,2849%</text:p>
          </table:table-cell>
          <table:table-cell table:style-name="ce82" office:value-type="percentage" office:value="0.0132573362275145">
            <text:p>1,3257%</text:p>
          </table:table-cell>
          <table:table-cell table:style-name="ce82" office:value-type="percentage" office:value="0.0134318036380325">
            <text:p>1,3432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437838152024985">
            <text:p>4,3784%</text:p>
          </table:table-cell>
          <table:table-cell table:style-name="ce82" office:value-type="percentage" office:value="0.0450675191625899">
            <text:p>4,5068%</text:p>
          </table:table-cell>
          <table:table-cell table:style-name="ce82" office:value-type="percentage" office:value="0.0397709225820733">
            <text:p>3,9771%</text:p>
          </table:table-cell>
          <table:table-cell table:style-name="ce82" office:value-type="percentage" office:value="0.0347206901625175">
            <text:p>3,4721%</text:p>
          </table:table-cell>
          <table:table-cell table:style-name="ce82" office:value-type="percentage" office:value="0.0312475455370325">
            <text:p>3,1248%</text:p>
          </table:table-cell>
          <table:table-cell table:style-name="ce82" office:value-type="percentage" office:value="0.0291147999693862">
            <text:p>2,9115%</text:p>
          </table:table-cell>
          <table:table-cell table:style-name="ce82" office:value-type="percentage" office:value="0.0278970402203287">
            <text:p>2,7897%</text:p>
          </table:table-cell>
          <table:table-cell table:style-name="ce82" office:value-type="percentage" office:value="0.0272616955793386">
            <text:p>2,7262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123941682188639">
            <text:p>0,1239%</text:p>
          </table:table-cell>
          <table:table-cell table:style-name="ce82" office:value-type="percentage" office:value="0.00415777830633793">
            <text:p>0,4158%</text:p>
          </table:table-cell>
          <table:table-cell table:style-name="ce82" office:value-type="percentage" office:value="0.00787552516689353">
            <text:p>0,7876%</text:p>
          </table:table-cell>
          <table:table-cell table:style-name="ce82" office:value-type="percentage" office:value="0.0111561453473822">
            <text:p>1,1156%</text:p>
          </table:table-cell>
          <table:table-cell table:style-name="ce82" office:value-type="percentage" office:value="0.0135501808079281">
            <text:p>1,3550%</text:p>
          </table:table-cell>
          <table:table-cell table:style-name="ce82" office:value-type="percentage" office:value="0.0151195535408063">
            <text:p>1,5120%</text:p>
          </table:table-cell>
          <table:table-cell table:style-name="ce82" office:value-type="percentage" office:value="0.0160739002759846">
            <text:p>1,6074%</text:p>
          </table:table-cell>
          <table:table-cell table:style-name="ce82" office:value-type="percentage" office:value="0.0166135202151534">
            <text:p>1,6614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100191841135847">
            <text:p>1,0019%</text:p>
          </table:table-cell>
          <table:table-cell table:style-name="ce82" office:value-type="percentage" office:value="0.0150592073686417">
            <text:p>1,5059%</text:p>
          </table:table-cell>
          <table:table-cell table:style-name="ce82" office:value-type="percentage" office:value="0.0169113112506006">
            <text:p>1,6911%</text:p>
          </table:table-cell>
          <table:table-cell table:style-name="ce82" office:value-type="percentage" office:value="0.0171177841171621">
            <text:p>1,7118%</text:p>
          </table:table-cell>
          <table:table-cell table:style-name="ce82" office:value-type="percentage" office:value="0.0168065240465488">
            <text:p>1,6807%</text:p>
          </table:table-cell>
          <table:table-cell table:style-name="ce82" office:value-type="percentage" office:value="0.0164331278332509">
            <text:p>1,6433%</text:p>
          </table:table-cell>
          <table:table-cell table:style-name="ce82" office:value-type="percentage" office:value="0.0161299769686878">
            <text:p>1,6130%</text:p>
          </table:table-cell>
          <table:table-cell table:style-name="ce82" office:value-type="percentage" office:value="0.0159143268326259">
            <text:p>1,5914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0383007955953283">
            <text:p>0,0383%</text:p>
          </table:table-cell>
          <table:table-cell table:style-name="ce82" office:value-type="percentage" office:value="0.00167456661856891">
            <text:p>0,1675%</text:p>
          </table:table-cell>
          <table:table-cell table:style-name="ce82" office:value-type="percentage" office:value="0.00373872469827573">
            <text:p>0,3739%</text:p>
          </table:table-cell>
          <table:table-cell table:style-name="ce82" office:value-type="percentage" office:value="0.00584664985679159">
            <text:p>0,5847%</text:p>
          </table:table-cell>
          <table:table-cell table:style-name="ce82" office:value-type="percentage" office:value="0.00751665573002762">
            <text:p>0,7517%</text:p>
          </table:table-cell>
          <table:table-cell table:style-name="ce82" office:value-type="percentage" office:value="0.00864586230941654">
            <text:p>0,8646%</text:p>
          </table:table-cell>
          <table:table-cell table:style-name="ce82" office:value-type="percentage" office:value="0.00932225458982074">
            <text:p>0,9322%</text:p>
          </table:table-cell>
          <table:table-cell table:style-name="ce82" office:value-type="percentage" office:value="0.00967837220247366">
            <text:p>0,9678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0677695054761264">
            <text:p>0,0678%</text:p>
          </table:table-cell>
          <table:table-cell table:style-name="ce82" office:value-type="percentage" office:value="0.00278598070402685">
            <text:p>0,2786%</text:p>
          </table:table-cell>
          <table:table-cell table:style-name="ce82" office:value-type="percentage" office:value="0.00603282772345768">
            <text:p>0,6033%</text:p>
          </table:table-cell>
          <table:table-cell table:style-name="ce82" office:value-type="percentage" office:value="0.00932915041581199">
            <text:p>0,9329%</text:p>
          </table:table-cell>
          <table:table-cell table:style-name="ce82" office:value-type="percentage" office:value="0.0119956581276433">
            <text:p>1,1996%</text:p>
          </table:table-cell>
          <table:table-cell table:style-name="ce82" office:value-type="percentage" office:value="0.0138841234584986">
            <text:p>1,3884%</text:p>
          </table:table-cell>
          <table:table-cell table:style-name="ce82" office:value-type="percentage" office:value="0.0151063959419547">
            <text:p>1,5106%</text:p>
          </table:table-cell>
          <table:table-cell table:style-name="ce82" office:value-type="percentage" office:value="0.0158393760554025">
            <text:p>1,5839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176608332678566">
            <text:p>1,7661%</text:p>
          </table:table-cell>
          <table:table-cell table:style-name="ce82" office:value-type="percentage" office:value="0.0250204237784021">
            <text:p>2,5020%</text:p>
          </table:table-cell>
          <table:table-cell table:style-name="ce82" office:value-type="percentage" office:value="0.0271969370855757">
            <text:p>2,7197%</text:p>
          </table:table-cell>
          <table:table-cell table:style-name="ce82" office:value-type="percentage" office:value="0.0271166439126692">
            <text:p>2,7117%</text:p>
          </table:table-cell>
          <table:table-cell table:style-name="ce82" office:value-type="percentage" office:value="0.0265094859685975">
            <text:p>2,6509%</text:p>
          </table:table-cell>
          <table:table-cell table:style-name="ce82" office:value-type="percentage" office:value="0.0259701011726797">
            <text:p>2,5970%</text:p>
          </table:table-cell>
          <table:table-cell table:style-name="ce82" office:value-type="percentage" office:value="0.0256222318421271">
            <text:p>2,5622%</text:p>
          </table:table-cell>
          <table:table-cell table:style-name="ce82" office:value-type="percentage" office:value="0.025444777815611">
            <text:p>2,5445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12289362683401">
            <text:p>0,1229%</text:p>
          </table:table-cell>
          <table:table-cell table:style-name="ce82" office:value-type="percentage" office:value="0.00412118059627185">
            <text:p>0,4121%</text:p>
          </table:table-cell>
          <table:table-cell table:style-name="ce82" office:value-type="percentage" office:value="0.00780957429844424">
            <text:p>0,7810%</text:p>
          </table:table-cell>
          <table:table-cell table:style-name="ce82" office:value-type="percentage" office:value="0.0110757076680317">
            <text:p>1,1076%</text:p>
          </table:table-cell>
          <table:table-cell table:style-name="ce82" office:value-type="percentage" office:value="0.0134737619950018">
            <text:p>1,3474%</text:p>
          </table:table-cell>
          <table:table-cell table:style-name="ce82" office:value-type="percentage" office:value="0.0150598896722672">
            <text:p>1,5060%</text:p>
          </table:table-cell>
          <table:table-cell table:style-name="ce82" office:value-type="percentage" office:value="0.0160367444836201">
            <text:p>1,6037%</text:p>
          </table:table-cell>
          <table:table-cell table:style-name="ce82" office:value-type="percentage" office:value="0.0165996615767474">
            <text:p>1,6600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172680073594878">
            <text:p>0,1727%</text:p>
          </table:table-cell>
          <table:table-cell table:style-name="ce82" office:value-type="percentage" office:value="0.00501267694383414">
            <text:p>0,5013%</text:p>
          </table:table-cell>
          <table:table-cell table:style-name="ce82" office:value-type="percentage" office:value="0.0086321574089783">
            <text:p>0,8632%</text:p>
          </table:table-cell>
          <table:table-cell table:style-name="ce82" office:value-type="percentage" office:value="0.0114899334048648">
            <text:p>1,1490%</text:p>
          </table:table-cell>
          <table:table-cell table:style-name="ce82" office:value-type="percentage" office:value="0.0134043934312365">
            <text:p>1,3404%</text:p>
          </table:table-cell>
          <table:table-cell table:style-name="ce82" office:value-type="percentage" office:value="0.0145762777035249">
            <text:p>1,4576%</text:p>
          </table:table-cell>
          <table:table-cell table:style-name="ce82" office:value-type="percentage" office:value="0.0152466973850657">
            <text:p>1,5247%</text:p>
          </table:table-cell>
          <table:table-cell table:style-name="ce82" office:value-type="percentage" office:value="0.0156011853350107">
            <text:p>1,5601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404918444925475">
            <text:p>0,4049%</text:p>
          </table:table-cell>
          <table:table-cell table:style-name="ce82" office:value-type="percentage" office:value="0.00858734151935427">
            <text:p>0,8587%</text:p>
          </table:table-cell>
          <table:table-cell table:style-name="ce82" office:value-type="percentage" office:value="0.0120487924729409">
            <text:p>1,2049%</text:p>
          </table:table-cell>
          <table:table-cell table:style-name="ce82" office:value-type="percentage" office:value="0.0140622399871848">
            <text:p>1,4062%</text:p>
          </table:table-cell>
          <table:table-cell table:style-name="ce82" office:value-type="percentage" office:value="0.0151019920055802">
            <text:p>1,5102%</text:p>
          </table:table-cell>
          <table:table-cell table:style-name="ce82" office:value-type="percentage" office:value="0.0156067005525974">
            <text:p>1,5607%</text:p>
          </table:table-cell>
          <table:table-cell table:style-name="ce82" office:value-type="percentage" office:value="0.0158358445888345">
            <text:p>1,5836%</text:p>
          </table:table-cell>
          <table:table-cell table:style-name="ce82" office:value-type="percentage" office:value="0.0159255454348145">
            <text:p>1,5926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794255839330815">
            <text:p>7,9426%</text:p>
          </table:table-cell>
          <table:table-cell table:style-name="ce82" office:value-type="percentage" office:value="0.079703785164845">
            <text:p>7,9704%</text:p>
          </table:table-cell>
          <table:table-cell table:style-name="ce82" office:value-type="percentage" office:value="0.0691783202834492">
            <text:p>6,9178%</text:p>
          </table:table-cell>
          <table:table-cell table:style-name="ce82" office:value-type="percentage" office:value="0.060143231942165">
            <text:p>6,0143%</text:p>
          </table:table-cell>
          <table:table-cell table:style-name="ce82" office:value-type="percentage" office:value="0.0543783357405227">
            <text:p>5,4378%</text:p>
          </table:table-cell>
          <table:table-cell table:style-name="ce82" office:value-type="percentage" office:value="0.051153404693612">
            <text:p>5,1153%</text:p>
          </table:table-cell>
          <table:table-cell table:style-name="ce82" office:value-type="percentage" office:value="0.0495906766283615">
            <text:p>4,9591%</text:p>
          </table:table-cell>
          <table:table-cell table:style-name="ce82" office:value-type="percentage" office:value="0.049051057832364">
            <text:p>4,9051%</text:p>
          </table:table-cell>
          <table:table-cell table:style-name="ce77" table:number-columns-repeated="247"/>
          <table:table-cell table:number-columns-repeated="767"/>
        </table:table-row>
        <table:table-row table:style-name="ro5">
          <table:table-cell table:style-name="ce77" table:number-columns-repeated="2"/>
          <table:table-cell table:style-name="ce82" office:value-type="percentage" office:value="0.0013802511745392">
            <text:p>0,1380%</text:p>
          </table:table-cell>
          <table:table-cell table:style-name="ce82" office:value-type="percentage" office:value="0.00418195072111199">
            <text:p>0,4182%</text:p>
          </table:table-cell>
          <table:table-cell table:style-name="ce82" office:value-type="percentage" office:value="0.00741153463908334">
            <text:p>0,7412%</text:p>
          </table:table-cell>
          <table:table-cell table:style-name="ce82" office:value-type="percentage" office:value="0.0100604834048822">
            <text:p>1,0060%</text:p>
          </table:table-cell>
          <table:table-cell table:style-name="ce82" office:value-type="percentage" office:value="0.0118956340321739">
            <text:p>1,1896%</text:p>
          </table:table-cell>
          <table:table-cell table:style-name="ce82" office:value-type="percentage" office:value="0.0130553587432496">
            <text:p>1,3055%</text:p>
          </table:table-cell>
          <table:table-cell table:style-name="ce82" office:value-type="percentage" office:value="0.0137419218991078">
            <text:p>1,3742%</text:p>
          </table:table-cell>
          <table:table-cell table:style-name="ce82" office:value-type="percentage" office:value="0.0141213552060383">
            <text:p>1,4121%</text:p>
          </table:table-cell>
          <table:table-cell table:style-name="ce77" table:number-columns-repeated="247"/>
          <table:table-cell table:number-columns-repeated="767"/>
        </table:table-row>
        <table:table-row table:style-name="ro5" table:number-rows-repeated="65422">
          <table:table-cell table:style-name="ce77" table:number-columns-repeated="2"/>
          <table:table-cell table:style-name="ce82"/>
          <table:table-cell table:style-name="ce86" table:number-columns-repeated="3"/>
          <table:table-cell table:style-name="ce77" table:number-columns-repeated="251"/>
          <table:table-cell table:number-columns-repeated="767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obLibs" table:base-cell-address="$'Load Libs'.$E$27" table:cell-range-address="$'Load Libs'.$E$27"/>
        <table:named-expression table:name="SHARED_FORMULA_10_54_10_54_5" table:base-cell-address="$Swaptions.$K$55" table:expression="VLOOKUP([.AA55];INDIRECT([.$D$53]);2;FALSE())/100"/>
        <table:named-expression table:name="SHARED_FORMULA_11_54_11_54_5" table:base-cell-address="$Swaptions.$L$55" table:expression="VLOOKUP([.AB55];INDIRECT([.$D$53]);2;FALSE())/100"/>
        <table:named-expression table:name="SHARED_FORMULA_12_54_12_54_5" table:base-cell-address="$Swaptions.$M$55" table:expression="VLOOKUP([.AC55];INDIRECT([.$D$53]);2;FALSE())/100"/>
        <table:named-expression table:name="SHARED_FORMULA_13_54_13_54_5" table:base-cell-address="$Swaptions.$N$55" table:expression="VLOOKUP([.AD55];INDIRECT([.$D$53]);2;FALSE())/100"/>
        <table:named-expression table:name="SHARED_FORMULA_14_54_14_54_5" table:base-cell-address="$Swaptions.$O$55" table:expression="VLOOKUP([.AE55];INDIRECT([.$D$53]);2;FALSE())/100"/>
        <table:named-expression table:name="SHARED_FORMULA_15_54_15_54_5" table:base-cell-address="$Swaptions.$P$55" table:expression="VLOOKUP([.AF55];INDIRECT([.$D$53]);2;FALSE())/100"/>
        <table:named-expression table:name="SHARED_FORMULA_2_54_2_54_5" table:base-cell-address="$Swaptions.$C$55" table:expression="VLOOKUP([.S55];INDIRECT([.$D$53]);2;FALSE())/100"/>
        <table:named-expression table:name="SHARED_FORMULA_3_54_3_54_5" table:base-cell-address="$Swaptions.$D$55" table:expression="VLOOKUP([.T55];INDIRECT([.$D$53]);2;FALSE())/100"/>
        <table:named-expression table:name="SHARED_FORMULA_4_54_4_54_5" table:base-cell-address="$Swaptions.$E$55" table:expression="VLOOKUP([.U55];INDIRECT([.$D$53]);2;FALSE())/100"/>
        <table:named-expression table:name="SHARED_FORMULA_5_54_5_54_5" table:base-cell-address="$Swaptions.$F$55" table:expression="VLOOKUP([.V55];INDIRECT([.$D$53]);2;FALSE())/100"/>
        <table:named-expression table:name="SHARED_FORMULA_6_54_6_54_5" table:base-cell-address="$Swaptions.$G$55" table:expression="VLOOKUP([.W55];INDIRECT([.$D$53]);2;FALSE())/100"/>
        <table:named-expression table:name="SHARED_FORMULA_7_54_7_54_5" table:base-cell-address="$Swaptions.$H$55" table:expression="VLOOKUP([.X55];INDIRECT([.$D$53]);2;FALSE())/100"/>
        <table:named-expression table:name="SHARED_FORMULA_8_54_8_54_5" table:base-cell-address="$Swaptions.$I$55" table:expression="VLOOKUP([.Y55];INDIRECT([.$D$53]);2;FALSE())/100"/>
        <table:named-expression table:name="SHARED_FORMULA_9_54_9_54_5" table:base-cell-address="$Swaptions.$J$55" table:expression="VLOOKUP([.Z55];INDIRECT([.$D$53]);2;FALSE())/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percentage-style style:name="N136">
      <number:number number:decimal-places="1" number:min-integer-digits="1"/>
      <number:text>%</number:text>
    </number:percentage-style>
    <number:percentage-style style:name="N137">
      <number:number number:decimal-places="3" number:min-integer-digits="1"/>
      <number:text>%</number:text>
    </number:percentage-style>
    <number:percentage-style style:name="N138">
      <number:number number:decimal-places="5" number:min-integer-digits="1"/>
      <number:text>%</number:text>
    </number:percentage-style>
    <number:number-style style:name="N139">
      <number:scientific-number number:decimal-places="3" number:min-integer-digits="1" number:min-exponent-digits="2"/>
    </number:number-style>
    <number:percentage-style style:name="N140">
      <number:number number:decimal-places="4" number:min-integer-digits="1"/>
      <number:text>%</number:text>
    </number:percentage-style>
    <number:number-style style:name="N142P0" style:volatile="true">
      <number:number number:decimal-places="0" number:min-integer-digits="1" number:grouping="true"/>
      <number:text> DM</number:text>
    </number:number-style>
    <number:number-style style:name="N142">
      <number:text>-</number:text>
      <number:number number:decimal-places="0" number:min-integer-digits="1" number:grouping="true"/>
      <number:text> DM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DM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DM</number:text>
    </number:number-style>
    <number:number-style style:name="N145">
      <number:text>-</number:text>
      <number:number number:decimal-places="2" number:min-integer-digits="1" number:grouping="true"/>
      <number:text> DM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DM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DM </number:text>
    </number:number-style>
    <number:number-style style:name="N150P1" style:volatile="true">
      <number:text>-</number:text>
      <number:number number:decimal-places="0" number:min-integer-digits="1" number:grouping="true"/>
      <number:text> DM </number:text>
    </number:number-style>
    <number:number-style style:name="N150P2" style:volatile="true">
      <number:text> - DM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      </number:text>
    </number:number-style>
    <number:number-style style:name="N154P1" style:volatile="true">
      <number:text>-</number:text>
      <number:number number:decimal-places="0" number:min-integer-digits="1" number:grouping="true"/>
      <number:text>       </number:text>
    </number:number-style>
    <number:number-style style:name="N154P2" style:volatile="true">
      <number:text> -   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DM </number:text>
    </number:number-style>
    <number:number-style style:name="N158P1" style:volatile="true">
      <number:text>-</number:text>
      <number:number number:decimal-places="2" number:min-integer-digits="1" number:grouping="true"/>
      <number:text> DM </number:text>
    </number:number-style>
    <number:number-style style:name="N158P2" style:volatile="true">
      <number:text> -</number:text>
      <number:number number:decimal-places="0" number:min-integer-digits="0"/>
      <number:text> DM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      </number:text>
    </number:number-style>
    <number:number-style style:name="N162P1" style:volatile="true">
      <number:text>-</number:text>
      <number:number number:decimal-places="2" number:min-integer-digits="1" number:grouping="true"/>
      <number:text>       </number:text>
    </number:number-style>
    <number:number-style style:name="N162P2" style:volatile="true">
      <number:text> -</number:text>
      <number:number number:decimal-places="0" number:min-integer-digits="0"/>
      <number:text>  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number number: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integer-digits="1" number:grouping="true"/>
      <number:text>    </number:text>
    </number:number-style>
    <number:number-style style:name="N176P1" style:volatile="true">
      <number:text>-</number:text>
      <number:number number:decimal-places="0" number:min-integer-digits="1" number:grouping="true"/>
      <number:text>    </number:text>
    </number:number-style>
    <number:number-style style:name="N176P2" style:volatile="true">
      <number:text> -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€ </number:text>
    </number:number-style>
    <number:number-style style:name="N180P1" style:volatile="true">
      <number:text>-</number:text>
      <number:number number:decimal-places="2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9" number:min-integer-digits="1"/>
    </number:number-style>
    <number:number-style style:name="N186">
      <number:number number:decimal-places="8" number:min-integer-digits="1"/>
    </number:number-style>
    <number:number-style style:name="N187">
      <number:number number:decimal-places="7" number:min-integer-digits="1"/>
    </number:number-style>
    <number:number-style style:name="N188">
      <number:number number:decimal-places="6" number:min-integer-digits="1"/>
    </number:number-style>
    <number:number-style style:name="N189">
      <number:number number:decimal-places="5" number:min-integer-digits="1"/>
    </number:number-style>
    <number:percentage-style style:name="N190">
      <number:number number:decimal-places="15" number:min-integer-digits="1"/>
      <number:text>%</number:text>
    </number:percentage-style>
    <number:number-style style:name="N191">
      <number:number number:decimal-places="1" number:min-integer-digits="1"/>
    </number:number-style>
    <number:number-style style:name="N192">
      <number:number number:decimal-places="3" number:min-integer-digits="1"/>
    </number:number-style>
    <number:number-style style:name="N193">
      <number:number number:decimal-places="4" number:min-integer-digits="1"/>
    </number:number-style>
    <number:number-style style:name="N195P0" style:volatile="true">
      <number:text>TRUE</number:text>
    </number:number-style>
    <number:number-style style:name="N195P1" style:volatile="true">
      <number:text>TRUE</number:text>
    </number:number-style>
    <number:number-style style:name="N195">
      <number:text>FALSE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text>WAHR</number:text>
    </number:number-style>
    <number:number-style style:name="N197P1" style:volatile="true">
      <number:text>WAHR</number:text>
    </number:number-style>
    <number:number-style style:name="N197">
      <number:text>FALSCH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€ </number:text>
      <number:number number:decimal-places="0" number:min-integer-digits="1" number:grouping="true"/>
    </number:number-style>
    <number:number-style style:name="N199">
      <number:text>-€ </number:text>
      <number:number number:decimal-places="0" number:min-integer-digits="1" number:grouping="true"/>
      <style:map style:condition="value()&gt;=0" style:apply-style-name="N199P0"/>
    </number:number-style>
    <number:number-style style:name="N200P0" style:volatile="true">
      <number:text>€ </number:text>
      <number:number number:decimal-places="0" number:min-integer-digits="1" number:grouping="true"/>
    </number:number-style>
    <number:number-style style:name="N200">
      <style:text-properties fo:color="#ff0000"/>
      <number:text>-€ </number:text>
      <number:number number:decimal-places="0" number:min-integer-digits="1" number:grouping="true"/>
      <style:map style:condition="value()&gt;=0" style:apply-style-name="N200P0"/>
    </number:number-style>
    <number:number-style style:name="N202P0" style:volatile="true">
      <number:text>€ </number:text>
      <number:number number:decimal-places="2" number:min-integer-digits="1" number:grouping="true"/>
    </number:number-style>
    <number:number-style style:name="N202">
      <number:text>-€ </number:text>
      <number:number number:decimal-places="2" number:min-integer-digits="1" number:grouping="true"/>
      <style:map style:condition="value()&gt;=0" style:apply-style-name="N202P0"/>
    </number:number-style>
    <number:number-style style:name="N203P0" style:volatile="true">
      <number:text>€ </number:text>
      <number:number number:decimal-places="2" number:min-integer-digits="1" number:grouping="true"/>
    </number:number-style>
    <number:number-style style:name="N203">
      <style:text-properties fo:color="#ff0000"/>
      <number:text>-€ </number:text>
      <number:number number:decimal-places="2" number:min-integer-digits="1" number:grouping="true"/>
      <style:map style:condition="value()&gt;=0" style:apply-style-name="N203P0"/>
    </number:number-style>
    <number:number-style style:name="N207P0" style:volatile="true">
      <number:text> € </number:text>
      <number:number number:decimal-places="0" number:min-integer-digits="1" number:grouping="true"/>
      <number:text> </number:text>
    </number:number-style>
    <number:number-style style:name="N207P1" style:volatile="true">
      <number:text>-€ </number:text>
      <number:number number:decimal-places="0" number:min-integer-digits="1" number:grouping="true"/>
      <number:text> </number:text>
    </number:number-style>
    <number:number-style style:name="N207P2" style:volatile="true">
      <number:text> €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-</number:text>
      <number:number number:decimal-places="0" number:min-integer-digits="1" number:grouping="true"/>
      <number:text> </number:text>
    </number:number-style>
    <number:number-style style:name="N209P2" style:volatile="true">
      <number:text>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€ </number:text>
      <number:number number:decimal-places="2" number:min-integer-digits="1" number:grouping="true"/>
      <number:text> </number:text>
    </number:number-style>
    <number:number-style style:name="N213P1" style:volatile="true">
      <number:text>-€ </number:text>
      <number:number number:decimal-places="2" number:min-integer-digits="1" number:grouping="true"/>
      <number:text> </number:text>
    </number:number-style>
    <number:number-style style:name="N213P2" style:volatile="true">
      <number:text> €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number number:decimal-places="2" number:min-integer-digits="1" number:grouping="true"/>
      <number:text> </number:text>
    </number:number-style>
    <number:number-style style:name="N215P1" style:volatile="true">
      <number:text>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  </number:text>
    </number:number-style>
    <number:number-style style:name="N219P1" style:volatile="true">
      <number:text>-</number:text>
      <number:number number:decimal-places="2" number:min-integer-digits="1" number:grouping="true"/>
      <number:text>   </number:text>
    </number:number-style>
    <number:number-style style:name="N219P2" style:volatile="true">
      <number:text> -</number:text>
      <number:number number:decimal-places="0" number:min-integer-digits="0"/>
      <number:text>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">
      <number:text>$</number:text>
      <number:number number:decimal-places="2" number:min-integer-digits="1" number:grouping="true"/>
    </number:number-style>
    <number:number-style style:name="N221">
      <number:number number:decimal-places="2" number:min-integer-digits="1"/>
      <number:text> </number:text>
    </number:number-style>
    <number:number-style style:name="N223P0" style:volatile="true">
      <number:number number:decimal-places="1" number:min-integer-digits="1" number:grouping="true"/>
    </number:number-style>
    <number:number-style style:name="N223">
      <number:number number:decimal-places="1" number:min-integer-digits="1" number:grouping="true"/>
      <style:map style:condition="value()&gt;=0" style:apply-style-name="N223P0"/>
    </number:number-style>
    <number:number-style style:name="N225P0" style:volatile="true">
      <number:text>+</number:text>
      <number:number number:decimal-places="2" number:min-integer-digits="1" number:grouping="true"/>
    </number:number-style>
    <number:number-style style:name="N225">
      <number:text>-</number:text>
      <number:number number:decimal-places="2" number:min-integer-digits="1" number:grouping="true"/>
      <style:map style:condition="value()&gt;=0" style:apply-style-name="N225P0"/>
    </number:number-style>
    <number:date-style style:name="N227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27">
      <number:text-content/>
      <style:map style:condition="value()&gt;=0" style:apply-style-name="N227P0"/>
    </number:text-style>
    <number:percentage-style style:name="N228">
      <number:number number:decimal-places="9" number:min-integer-digits="1"/>
      <number:text>%</number:text>
    </number:percentage-style>
    <number:number-style style:name="N229">
      <number:number number:decimal-places="4" number:min-integer-digits="1" number:grouping="true"/>
    </number:number-style>
    <number:date-style style:name="N230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1P0" style:volatile="true">
      <number:number number:decimal-places="0" number:min-integer-digits="1" number:grouping="true"/>
      <number:text> </number:text>
    </number:number-style>
    <number:number-style style:name="N23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31P0"/>
    </number:number-style>
    <number:text-style style:name="N232">
      <number:text-content/>
      <number:text> ($)</number:text>
    </number:text-style>
    <number:text-style style:name="N233">
      <number:text-content/>
      <number:text> (%)</number:text>
    </number:text-style>
    <number:text-style style:name="N234">
      <number:text-content/>
      <number:text> (£)</number:text>
    </number:text-style>
    <number:text-style style:name="N235">
      <number:text-content/>
      <number:text> (¥)</number:text>
    </number:text-style>
    <number:text-style style:name="N236">
      <number:text-content/>
      <number:text> (€)</number:text>
    </number:text-style>
    <number:text-style style:name="N237">
      <number:text-content/>
      <number:text> (x)</number:text>
    </number:text-style>
    <number:number-style style:name="N240P0" style:volatile="true">
      <number:number number:decimal-places="1" number:min-integer-digits="1"/>
      <number:text> %</number:text>
    </number:number-style>
    <number:number-style style:name="N240P1" style:volatile="true">
      <number:text>(</number:text>
      <number:number number:decimal-places="1" number:min-integer-digits="1"/>
      <number:text>)%</number:text>
    </number:number-style>
    <number:number-style style:name="N240P2" style:volatile="true">
      <number:number number:decimal-places="1" number:min-integer-digits="1"/>
      <number:text> %</number:text>
    </number:number-style>
    <number:text-style style:name="N240">
      <number:text-content/>
      <number:text>   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number number:decimal-places="1" number:min-integer-digits="1" number:grouping="true"/>
      <number:text>    </number:text>
    </number:number-style>
    <number:number-style style:name="N244P1" style:volatile="true">
      <number:text>(</number:text>
      <number:number number:decimal-places="1" number:min-integer-digits="1" number:grouping="true"/>
      <number:text>)   </number:text>
    </number:number-style>
    <number:number-style style:name="N244P2" style:volatile="true">
      <number:number number:decimal-places="1" number:min-integer-digits="1"/>
      <number:text>    </number:text>
    </number:number-style>
    <number:text-style style:name="N244">
      <number:text-content/>
      <number:text>   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1" number:min-integer-digits="1" number:grouping="true"/>
      <number:text>  </number:text>
    </number:number-style>
    <number:number-style style:name="N248P1" style:volatile="true">
      <number:text>(</number:text>
      <number:number number:decimal-places="1" number:min-integer-digits="1" number:grouping="true"/>
      <number:text>)  </number:text>
    </number:number-style>
    <number:number-style style:name="N248P2" style:volatile="true">
      <number:number number:decimal-places="1" number:min-integer-digits="1"/>
      <number:text>  </number:text>
    </number:number-style>
    <number:text-style style:name="N248">
      <number:text-content/>
      <number:text> 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number number:decimal-places="1" number:min-integer-digits="1" number:grouping="true"/>
      <number:text>    </number:text>
    </number:number-style>
    <number:number-style style:name="N250P1" style:volatile="true">
      <number:text>(</number:text>
      <number:number number:decimal-places="1" number:min-integer-digits="1" number:grouping="true"/>
      <number:text>)    </number:text>
    </number:number-style>
    <number:number-style style:name="N250P2" style:volatile="true">
      <number:number number:decimal-places="1" number:min-integer-digits="1"/>
      <number:text>    </number:text>
    </number:number-style>
    <number:text-style style:name="N250">
      <number:text-content/>
      <number:text>   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1" number:min-integer-digits="1" number:grouping="true"/>
      <number:text>      </number:text>
    </number:number-style>
    <number:number-style style:name="N254P1" style:volatile="true">
      <number:text>(</number:text>
      <number:number number:decimal-places="1" number:min-integer-digits="1" number:grouping="true"/>
      <number:text>)      </number:text>
    </number:number-style>
    <number:number-style style:name="N254P2" style:volatile="true">
      <number:number number:decimal-places="1" number:min-integer-digits="1"/>
      <number:text>      </number:text>
    </number:number-style>
    <number:text-style style:name="N254">
      <number:text-content/>
      <number:text>     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number number:decimal-places="1" number:min-integer-digits="1" number:grouping="true"/>
      <number:text>        </number:text>
    </number:number-style>
    <number:number-style style:name="N258P1" style:volatile="true">
      <number:text>(</number:text>
      <number:number number:decimal-places="1" number:min-integer-digits="1" number:grouping="true"/>
      <number:text>)        </number:text>
    </number:number-style>
    <number:number-style style:name="N258P2" style:volatile="true">
      <number:number number:decimal-places="1" number:min-integer-digits="1"/>
      <number:text>        </number:text>
    </number:number-style>
    <number:text-style style:name="N258">
      <number:text-content/>
      <number:text>       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2P0" style:volatile="true">
      <number:number number:decimal-places="2" number:min-integer-digits="1" number:grouping="true"/>
      <number:text>  </number:text>
    </number:number-style>
    <number:number-style style:name="N262P1" style:volatile="true">
      <number:text>(</number:text>
      <number:number number:decimal-places="2" number:min-integer-digits="1" number:grouping="true"/>
      <number:text>)  </number:text>
    </number:number-style>
    <number:number-style style:name="N262P2" style:volatile="true">
      <number:number number:decimal-places="2" number:min-integer-digits="1"/>
      <number:text>  </number:text>
    </number:number-style>
    <number:text-style style:name="N262">
      <number:text-content/>
      <number:text> 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5P0" style:volatile="true">
      <number:number number:decimal-places="2" number:min-integer-digits="1" number:grouping="true"/>
      <number:text>    </number:text>
    </number:number-style>
    <number:number-style style:name="N265P1" style:volatile="true">
      <number:text>(</number:text>
      <number:number number:decimal-places="2" number:min-integer-digits="1" number:grouping="true"/>
      <number:text>)    </number:text>
    </number:number-style>
    <number:number-style style:name="N265P2" style:volatile="true">
      <number:number number:decimal-places="0" number:min-integer-digits="1"/>
      <number:text>    </number:text>
    </number:number-style>
    <number:text-style style:name="N265">
      <number:text-content/>
      <number:text>   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number number:decimal-places="2" number:min-integer-digits="1" number:grouping="true"/>
      <number:text>      </number:text>
    </number:number-style>
    <number:number-style style:name="N269P1" style:volatile="true">
      <number:text>(</number:text>
      <number:number number:decimal-places="2" number:min-integer-digits="1" number:grouping="true"/>
      <number:text>)      </number:text>
    </number:number-style>
    <number:number-style style:name="N269P2" style:volatile="true">
      <number:number number:decimal-places="2" number:min-integer-digits="1"/>
      <number:text>      </number:text>
    </number:number-style>
    <number:text-style style:name="N269">
      <number:text-content/>
      <number:text>     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3P0" style:volatile="true">
      <number:number number:decimal-places="2" number:min-integer-digits="1" number:grouping="true"/>
      <number:text>        </number:text>
    </number:number-style>
    <number:number-style style:name="N273P1" style:volatile="true">
      <number:text>(</number:text>
      <number:number number:decimal-places="2" number:min-integer-digits="1" number:grouping="true"/>
      <number:text>)        </number:text>
    </number:number-style>
    <number:number-style style:name="N273P2" style:volatile="true">
      <number:number number:decimal-places="2" number:min-integer-digits="1"/>
      <number:text>        </number:text>
    </number:number-style>
    <number:text-style style:name="N273">
      <number:text-content/>
      <number:text>       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7P0" style:volatile="true">
      <number:number number:decimal-places="0" number:min-integer-digits="1" number:grouping="true"/>
      <number:text>  </number:text>
    </number:number-style>
    <number:number-style style:name="N277P1" style:volatile="true">
      <number:text>(</number:text>
      <number:number number:decimal-places="0" number:min-integer-digits="1" number:grouping="true"/>
      <number:text>)  </number:text>
    </number:number-style>
    <number:number-style style:name="N277P2" style:volatile="true">
      <number:number number:decimal-places="0" number:min-integer-digits="1"/>
      <number:text>  </number:text>
    </number:number-style>
    <number:text-style style:name="N277">
      <number:text-content/>
      <number:text> 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   </number:text>
    </number:number-style>
    <number:number-style style:name="N279P1" style:volatile="true">
      <number:text>(</number:text>
      <number:number number:decimal-places="0" number:min-integer-digits="1" number:grouping="true"/>
      <number:text>)    </number:text>
    </number:number-style>
    <number:number-style style:name="N279P2" style:volatile="true">
      <number:number number:decimal-places="0" number:min-integer-digits="1"/>
      <number:text>    </number:text>
    </number:number-style>
    <number:text-style style:name="N279">
      <number:text-content/>
      <number:text>   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number number:decimal-places="0" number:min-integer-digits="1" number:grouping="true"/>
      <number:text>      </number:text>
    </number:number-style>
    <number:number-style style:name="N283P1" style:volatile="true">
      <number:text>(</number:text>
      <number:number number:decimal-places="0" number:min-integer-digits="1" number:grouping="true"/>
      <number:text>)      </number:text>
    </number:number-style>
    <number:number-style style:name="N283P2" style:volatile="true">
      <number:number number:decimal-places="0" number:min-integer-digits="1"/>
      <number:text>      </number:text>
    </number:number-style>
    <number:text-style style:name="N283">
      <number:text-content/>
      <number:text>     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number number:decimal-places="0" number:min-integer-digits="1" number:grouping="true"/>
      <number:text>        </number:text>
    </number:number-style>
    <number:number-style style:name="N287P1" style:volatile="true">
      <number:text>(</number:text>
      <number:number number:decimal-places="0" number:min-integer-digits="1" number:grouping="true"/>
      <number:text>)        </number:text>
    </number:number-style>
    <number:number-style style:name="N287P2" style:volatile="true">
      <number:number number:decimal-places="0" number:min-integer-digits="1"/>
      <number:text>        </number:text>
    </number:number-style>
    <number:text-style style:name="N287">
      <number:text-content/>
      <number:text>       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number number:decimal-places="1" number:min-integer-digits="1" number:grouping="true"/>
      <number:text> </number:text>
    </number:number-style>
    <number:number-style style:name="N289">
      <number:text>(</number:text>
      <number:number number:decimal-places="1" number:min-integer-digits="1" number:grouping="true"/>
      <number:text>)</number:text>
      <style:map style:condition="value()&gt;=0" style:apply-style-name="N289P0"/>
    </number:number-style>
    <number:number-style style:name="N291P0" style:volatile="true">
      <number:number number:decimal-places="1" number:min-integer-digits="1" number:grouping="true"/>
      <number:text> </number:text>
    </number:number-style>
    <number:number-style style:name="N291P1" style:volatile="true">
      <number:text>(</number:text>
      <number:number number:decimal-places="1" number:min-integer-digits="1" number:grouping="true"/>
      <number:text>)</number:text>
    </number:number-style>
    <number:number-style style:name="N291P2" style:volatile="true">
      <number:number number:decimal-places="1" number:min-integer-digits="1" number:grouping="true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$ </number:text>
      <number:number number:decimal-places="2" number:min-integer-digits="1" number:grouping="true"/>
      <number:text> </number:text>
    </number:number-style>
    <number:number-style style:name="N293">
      <number:text>$(</number:text>
      <number:number number:decimal-places="2" number:min-integer-digits="1" number:grouping="true"/>
      <number:text>)</number:text>
      <style:map style:condition="value()&gt;=0" style:apply-style-name="N293P0"/>
    </number:number-style>
    <number:number-style style:name="N295P0" style:volatile="true">
      <number:text>£ </number:text>
      <number:number number:decimal-places="2" number:min-integer-digits="1" number:grouping="true"/>
      <number:text> </number:text>
    </number:number-style>
    <number:number-style style:name="N295">
      <number:text>£(</number:text>
      <number:number number:decimal-places="2" number:min-integer-digits="1" number:grouping="true"/>
      <number:text>)</number:text>
      <style:map style:condition="value()&gt;=0" style:apply-style-name="N295P0"/>
    </number:number-style>
    <number:number-style style:name="N298P0" style:volatile="true">
      <number:text>$ </number:text>
      <number:number number:decimal-places="2" number:min-integer-digits="1" number:grouping="true"/>
      <number:text> </number:text>
    </number:number-style>
    <number:number-style style:name="N298P1" style:volatile="true">
      <number:text>$(</number:text>
      <number:number number:decimal-places="2" number:min-integer-digits="1" number:grouping="true"/>
      <number:text>)</number:text>
    </number:number-style>
    <number:number-style style:name="N298P2" style:volatile="true">
      <number:text>$ </number:text>
      <number:number number:decimal-places="2" number:min-integer-digits="1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0P0" style:volatile="true">
      <number:number number:decimal-places="2" number:min-integer-digits="1" number:grouping="true"/>
      <number:text> </number:text>
    </number:number-style>
    <number:number-style style:name="N300P1" style:volatile="true">
      <number:text>(</number:text>
      <number:number number:decimal-places="2" number:min-integer-digits="1" number:grouping="true"/>
      <number:text>)</number:text>
    </number:number-style>
    <number:number-style style:name="N300P2" style:volatile="true">
      <number:number number:decimal-places="2" number:min-integer-digits="1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4P0" style:volatile="true">
      <number:text>€ </number:text>
      <number:number number:decimal-places="2" number:min-integer-digits="1" number:grouping="true"/>
      <number:text> </number:text>
    </number:number-style>
    <number:number-style style:name="N304P1" style:volatile="true">
      <number:text>€(</number:text>
      <number:number number:decimal-places="2" number:min-integer-digits="1" number:grouping="true"/>
      <number:text>)</number:text>
    </number:number-style>
    <number:number-style style:name="N304P2" style:volatile="true">
      <number:text>€ </number:text>
      <number:number number:decimal-places="2" number:min-integer-digits="1"/>
      <number:text>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1" number:min-integer-digits="1" number:grouping="true"/>
      <number:text> x</number:text>
    </number:number-style>
    <number:number-style style:name="N306">
      <number:text>(</number:text>
      <number:number number:decimal-places="1" number:min-integer-digits="1" number:grouping="true"/>
      <number:text>)x</number:text>
      <style:map style:condition="value()&gt;=0" style:apply-style-name="N306P0"/>
    </number:number-style>
    <number:number-style style:name="N310P0" style:volatile="true">
      <number:number number:decimal-places="0" number:min-integer-digits="1" number:grouping="true"/>
      <number:text> x</number:text>
    </number:number-style>
    <number:number-style style:name="N310P1" style:volatile="true">
      <number:text>(</number:text>
      <number:number number:decimal-places="0" number:min-integer-digits="1" number:grouping="true"/>
      <number:text>)x</number:text>
    </number:number-style>
    <number:number-style style:name="N310P2" style:volatile="true">
      <number:number number:decimal-places="0" number:min-integer-digits="1"/>
      <number:text> x</number:text>
    </number:number-style>
    <number:text-style style:name="N310">
      <number:text-content/>
      <number:text>  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1" number:min-integer-digits="1" number:grouping="true"/>
      <number:text>   </number:text>
    </number:number-style>
    <number:number-style style:name="N312">
      <number:text>(</number:text>
      <number:number number:decimal-places="1" number:min-integer-digits="1" number:grouping="true"/>
      <number:text>)  </number:text>
      <style:map style:condition="value()&gt;=0" style:apply-style-name="N312P0"/>
    </number:number-style>
    <number:number-style style:name="N315P0" style:volatile="true">
      <number:number number:decimal-places="0" number:min-integer-digits="1" number:grouping="true"/>
      <number:text>   </number:text>
    </number:number-style>
    <number:number-style style:name="N315P1" style:volatile="true">
      <number:text>(</number:text>
      <number:number number:decimal-places="0" number:min-integer-digits="1" number:grouping="true"/>
      <number:text>)  </number:text>
    </number:number-style>
    <number:number-style style:name="N315P2" style:volatile="true">
      <number:number number:decimal-places="0" number:min-integer-digits="1"/>
      <number:text>   </number:text>
    </number:number-style>
    <number:text-style style:name="N315">
      <number:text-content/>
      <number:text>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6P0" style:volatile="true">
      <number:number number:decimal-places="1" number:min-integer-digits="1"/>
      <number:text> %</number:text>
    </number:number-style>
    <number:number-style style:name="N316">
      <number:text>(</number:text>
      <number:number number:decimal-places="1" number:min-integer-digits="1"/>
      <number:text>)%</number:text>
      <style:map style:condition="value()&gt;=0" style:apply-style-name="N316P0"/>
    </number:number-style>
    <number:number-style style:name="N317P0" style:volatile="true">
      <number:number number:decimal-places="1" number:min-integer-digits="1" number:grouping="true"/>
      <number:text>    </number:text>
    </number:number-style>
    <number:number-style style:name="N317">
      <number:text>(</number:text>
      <number:number number:decimal-places="1" number:min-integer-digits="1" number:grouping="true"/>
      <number:text>)   </number:text>
      <style:map style:condition="value()&gt;=0" style:apply-style-name="N317P0"/>
    </number:number-style>
    <number:number-style style:name="N319P0" style:volatile="true">
      <number:text>$</number:text>
      <number:number number:decimal-places="0" number:min-integer-digits="1" number:grouping="true"/>
      <number:text> </number:text>
    </number:number-style>
    <number:number-style style:name="N319P1" style:volatile="true">
      <style:text-properties fo:color="#ff0000"/>
      <number:text>($</number:text>
      <number:number number:decimal-places="0" number:min-integer-digits="1" number:grouping="true"/>
      <number:text>)</number:text>
    </number:number-style>
    <number:number-style style:name="N319">
      <number:text>-</number:text>
      <style:map style:condition="value()&gt;0" style:apply-style-name="N319P0"/>
      <style:map style:condition="value()&lt;0" style:apply-style-name="N319P1"/>
    </number:number-style>
    <number:date-style style:name="N320">
      <number:month number:style="long"/>
      <number:text>.</number:text>
      <number:day number:style="long"/>
      <number:text>.</number:text>
      <number:year number:style="long"/>
    </number:date-style>
    <number:number-style style:name="N324P0" style:volatile="true">
      <number:number number:decimal-places="0" number:min-integer-digits="1" number:grouping="true"/>
      <number:text> F </number:text>
    </number:number-style>
    <number:number-style style:name="N324P1" style:volatile="true">
      <number:text>-</number:text>
      <number:number number:decimal-places="0" number:min-integer-digits="1" number:grouping="true"/>
      <number:text> F </number:text>
    </number:number-style>
    <number:number-style style:name="N324P2" style:volatile="true">
      <number:text> - F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number number:decimal-places="2" number:min-integer-digits="1" number:grouping="true"/>
      <number:text> F </number:text>
    </number:number-style>
    <number:number-style style:name="N328P1" style:volatile="true">
      <number:text>-</number:text>
      <number:number number:decimal-places="2" number:min-integer-digits="1" number:grouping="true"/>
      <number:text> F </number:text>
    </number:number-style>
    <number:number-style style:name="N328P2" style:volatile="true">
      <number:text> -</number:text>
      <number:number number:decimal-places="0" number:min-integer-digits="0"/>
      <number:text> F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2P0" style:volatile="true">
      <number:number number:decimal-places="0" number:min-integer-digits="1" number:grouping="true"/>
      <number:text>  </number:text>
    </number:number-style>
    <number:number-style style:name="N332P1" style:volatile="true">
      <number:text>-</number:text>
      <number:number number:decimal-places="0" number:min-integer-digits="1" number:grouping="true"/>
      <number:text>  </number:text>
    </number:number-style>
    <number:number-style style:name="N332P2" style:volatile="true">
      <number:text> - 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2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07" number:language="de" number:country="DE">
      <number:day number:style="long"/>
      <number:text>. </number:text>
      <number:month number:textual="true"/>
    </number:date-style>
    <number:date-style style:name="N20108" number:language="de" number:country="DE">
      <number:month number:textual="true"/>
      <number:text> </number:text>
      <number:year/>
    </number:date-style>
    <number:time-style style:name="N20109" number:language="de" number:country="DE">
      <number:hours/>
      <number:text>:</number:text>
      <number:minutes number:style="long"/>
      <number:text> </number:text>
      <number:am-pm/>
    </number:time-style>
    <number:time-style style:name="N2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3P0" style:volatile="true" number:language="de" number:country="DE">
      <number:number number:decimal-places="0" number:min-integer-digits="1" number:grouping="true"/>
      <number:text>   </number:text>
    </number:number-style>
    <number:number-style style:name="N2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0113P0"/>
    </number:number-style>
    <number:number-style style:name="N20114P0" style:volatile="true" number:language="de" number:country="DE">
      <number:number number:decimal-places="0" number:min-integer-digits="1" number:grouping="true"/>
      <number:text>   </number:text>
    </number:number-style>
    <number:number-style style:name="N2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14P0"/>
    </number:number-style>
    <number:number-style style:name="N20116P0" style:volatile="true" number:language="de" number:country="DE">
      <number:number number:decimal-places="2" number:min-integer-digits="1" number:grouping="true"/>
      <number:text>   </number:text>
    </number:number-style>
    <number:number-style style:name="N2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0116P0"/>
    </number:number-style>
    <number:number-style style:name="N20117P0" style:volatile="true" number:language="de" number:country="DE">
      <number:number number:decimal-places="2" number:min-integer-digits="1" number:grouping="true"/>
      <number:text>   </number:text>
    </number:number-style>
    <number:number-style style:name="N2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17P0"/>
    </number:number-style>
    <number:number-style style:name="N20119P0" style:volatile="true" number:language="de" number:country="DE">
      <number:number number:decimal-places="0" number:min-integer-digits="1" number:grouping="true"/>
      <number:text> €</number:text>
    </number:number-style>
    <number:number-style style:name="N2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0119P0"/>
    </number:number-style>
    <number:number-style style:name="N20120P0" style:volatile="true" number:language="de" number:country="DE">
      <number:number number:decimal-places="0" number:min-integer-digits="1" number:grouping="true"/>
      <number:text> €</number:text>
    </number:number-style>
    <number:number-style style:name="N2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20P0"/>
    </number:number-style>
    <number:number-style style:name="N20122P0" style:volatile="true" number:language="de" number:country="DE">
      <number:number number:decimal-places="2" number:min-integer-digits="1" number:grouping="true"/>
      <number:text> €</number:text>
    </number:number-style>
    <number:number-style style:name="N2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0122P0"/>
    </number:number-style>
    <number:number-style style:name="N20123P0" style:volatile="true" number:language="de" number:country="DE">
      <number:number number:decimal-places="2" number:min-integer-digits="1" number:grouping="true"/>
      <number:text> €</number:text>
    </number:number-style>
    <number:number-style style:name="N2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23P0"/>
    </number:number-style>
    <number:number-style style:name="N20127P0" style:volatile="true" number:language="de" number:country="DE">
      <number:number number:decimal-places="0" number:min-integer-digits="1" number:grouping="true"/>
      <number:text>    </number:text>
    </number:number-style>
    <number:number-style style:name="N2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20127P2" style:volatile="true" number:language="de" number:country="DE">
      <number:text> -    </number:text>
    </number:number-style>
    <number:text-style style:name="N20127" number:language="de" number:country="DE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1P0" style:volatile="true" number:language="de" number:country="DE">
      <number:number number:decimal-places="0" number:min-integer-digits="1" number:grouping="true"/>
      <number:text> € </number:text>
    </number:number-style>
    <number:number-style style:name="N2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20131P2" style:volatile="true" number:language="de" number:country="DE">
      <number:text> - € </number:text>
    </number:number-style>
    <number:text-style style:name="N20131" number:language="de" number:country="DE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de" number:country="DE">
      <number:number number:decimal-places="2" number:min-integer-digits="1" number:grouping="true"/>
      <number:text>    </number:text>
    </number:number-style>
    <number:number-style style:name="N2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20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20135" number:language="de" number:country="DE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de" number:country="DE">
      <number:number number:decimal-places="2" number:min-integer-digits="1" number:grouping="true"/>
      <number:text> € </number:text>
    </number:number-style>
    <number:number-style style:name="N2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20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20139" number:language="de" number:country="DE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time-style style:name="N20140" number:language="de" number:country="DE">
      <number:minutes number:style="long"/>
      <number:text>:</number:text>
      <number:seconds number:style="long"/>
    </number:time-style>
    <number:time-style style:name="N2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2" number:language="de" number:country="DE">
      <number:minutes number:style="long"/>
      <number:text>:</number:text>
      <number:seconds number:style="long" number:decimal-places="1"/>
    </number:time-style>
    <number:number-style style:name="N20143" number:language="de" number:country="DE">
      <number:scientific-number number:decimal-places="1" number:min-integer-digits="3" number:min-exponent-digits="1"/>
    </number:number-style>
    <number:percentage-style style:name="N20144" number:language="de" number:country="DE">
      <number:number number:decimal-places="3" number:min-integer-digits="1"/>
      <number:text>%</number:text>
    </number:percentage-style>
    <number:percentage-style style:name="N20145" number:language="de" number:country="DE">
      <number:number number:decimal-places="4" number:min-integer-digits="1"/>
      <number:text>%</number:text>
    </number:percentage-style>
    <number:percentage-style style:name="N20146" number:language="de" number:country="DE">
      <number:number number:decimal-places="5" number:min-integer-digits="1"/>
      <number:text>%</number:text>
    </number:percentage-style>
    <number:currency-style style:name="N2014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48P0"/>
    </number:currency-style>
    <number:number-style style:name="N20149" number:language="de" number:country="DE">
      <number:number number:decimal-places="1" number:min-integer-digits="1"/>
    </number:number-style>
    <number:number-style style:name="N20150" number:language="de" number:country="DE">
      <number:number number:decimal-places="1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0.00.0000</text:date>, <text:time style:data-style-name="N2" text:time-value="0000-00-00T17:14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ORMarketModel" style:display-name="PageStyle_LIBORMarket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" style:display-name="PageStyle_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nds" style:display-name="PageStyle_Bo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aptions" style:display-name="PageStyle_Swa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gle_20_Swaption" style:display-name="PageStyle_Single Swa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ulation" style:display-name="PageStyle_Simul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9T18:33:39</dc:date>
    <meta:generator>LibreOffice/4.0.2.2$MacOSX_x86 LibreOffice_project/4c82dcdd6efcd48b1d8bba66bfe1989deee49c3</meta:generator>
    <meta:editing-duration>P2DT11H40M44S</meta:editing-duration>
    <meta:editing-cycles>89</meta:editing-cycles>
    <meta:document-statistic meta:table-count="8" meta:cell-count="5404" meta:object-count="5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>Rem Attribute VBA_ModuleType=VBADocumentModule
</script:module>
</file>

<file path=Basic/Standard/Sheet5.xml><?xml version="1.0" encoding="utf-8"?>
<!DOCTYPE module  PUBLIC '-//OpenOffice.org//DTD OfficeDocument 1.0//EN'  'module.dtd'>
<script:module xmlns:script="http://openoffice.org/2000/script" script:name="Sheet5" script:language="StarBasic">Rem Attribute VBA_ModuleType=VBADocumentModule
</script:module>
</file>

<file path=Basic/Standard/Sheet6.xml><?xml version="1.0" encoding="utf-8"?>
<!DOCTYPE module  PUBLIC '-//OpenOffice.org//DTD OfficeDocument 1.0//EN'  'module.dtd'>
<script:module xmlns:script="http://openoffice.org/2000/script" script:name="Sheet6" script:language="StarBasic">Rem Attribute VBA_ModuleType=VBADocumentModule
</script:module>
</file>

<file path=Basic/Standard/Sheet7.xml><?xml version="1.0" encoding="utf-8"?>
<!DOCTYPE module  PUBLIC '-//OpenOffice.org//DTD OfficeDocument 1.0//EN'  'module.dtd'>
<script:module xmlns:script="http://openoffice.org/2000/script" script:name="Sheet7" script:language="StarBasic">Rem Attribute VBA_ModuleType=VBADocumentModule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Workbook"/>
  <library:element library:name="Sheet1"/>
  <library:element library:name="Sheet7"/>
  <library:element library:name="Sheet2"/>
  <library:element library:name="Sheet3"/>
  <library:element library:name="Sheet4"/>
  <library:element library:name="Sheet5"/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408cm" svg:height="10.646cm" xlink:href=".." xlink:type="simple" chart:class="chart:bar" chart:style-name="ch1">
        <chart:title svg:x="4.611cm" svg:y="0.293cm" chart:style-name="ch2">
          <text:p>Instantaneous Volatility</text:p>
        </chart:title>
        <chart:legend chart:legend-position="bottom" svg:x="1.267cm" svg:y="8.247cm" style:legend-expansion="wide" chart:style-name="ch3"/>
        <chart:plot-area chart:style-name="ch4" table:cell-range-address="Model.B9:Model.AO49" chart:data-source-has-labels="both" svg:x="0.145cm" svg:y="0.987cm" svg:width="11.689cm" svg:height="6.907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636cm" svg:y="0.848cm" svg:width="10.198cm" svg:height="6.667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9:Model.AO9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10:Model.AO10" chart:label-cell-address="Model.B10:Model.B10" chart:class="chart:bar">
            <chart:data-point chart:repeated="39"/>
          </chart:series>
          <chart:series chart:style-name="ch9" chart:values-cell-range-address="Model.C11:Model.AO11" chart:label-cell-address="Model.B11:Model.B11" chart:class="chart:bar">
            <chart:data-point chart:repeated="39"/>
          </chart:series>
          <chart:series chart:style-name="ch10" chart:values-cell-range-address="Model.C12:Model.AO12" chart:label-cell-address="Model.B12:Model.B12" chart:class="chart:bar">
            <chart:data-point chart:repeated="39"/>
          </chart:series>
          <chart:series chart:style-name="ch11" chart:values-cell-range-address="Model.C13:Model.AO13" chart:label-cell-address="Model.B13:Model.B13" chart:class="chart:bar">
            <chart:data-point chart:repeated="39"/>
          </chart:series>
          <chart:series chart:style-name="ch12" chart:values-cell-range-address="Model.C14:Model.AO14" chart:label-cell-address="Model.B14:Model.B14" chart:class="chart:bar">
            <chart:data-point chart:repeated="39"/>
          </chart:series>
          <chart:series chart:style-name="ch13" chart:values-cell-range-address="Model.C15:Model.AO15" chart:label-cell-address="Model.B15:Model.B15" chart:class="chart:bar">
            <chart:data-point chart:repeated="39"/>
          </chart:series>
          <chart:series chart:style-name="ch14" chart:values-cell-range-address="Model.C16:Model.AO16" chart:label-cell-address="Model.B16:Model.B16" chart:class="chart:bar">
            <chart:data-point chart:repeated="39"/>
          </chart:series>
          <chart:series chart:style-name="ch15" chart:values-cell-range-address="Model.C17:Model.AO17" chart:label-cell-address="Model.B17:Model.B17" chart:class="chart:bar">
            <chart:data-point chart:repeated="39"/>
          </chart:series>
          <chart:series chart:style-name="ch16" chart:values-cell-range-address="Model.C18:Model.AO18" chart:label-cell-address="Model.B18:Model.B18" chart:class="chart:bar">
            <chart:data-point chart:repeated="39"/>
          </chart:series>
          <chart:series chart:style-name="ch17" chart:values-cell-range-address="Model.C19:Model.AO19" chart:label-cell-address="Model.B19:Model.B19" chart:class="chart:bar">
            <chart:data-point chart:repeated="39"/>
          </chart:series>
          <chart:series chart:style-name="ch18" chart:values-cell-range-address="Model.C20:Model.AO20" chart:label-cell-address="Model.B20:Model.B20" chart:class="chart:bar">
            <chart:data-point chart:repeated="39"/>
          </chart:series>
          <chart:series chart:style-name="ch19" chart:values-cell-range-address="Model.C21:Model.AO21" chart:label-cell-address="Model.B21:Model.B21" chart:class="chart:bar">
            <chart:data-point chart:repeated="39"/>
          </chart:series>
          <chart:series chart:style-name="ch20" chart:values-cell-range-address="Model.C22:Model.AO22" chart:label-cell-address="Model.B22:Model.B22" chart:class="chart:bar">
            <chart:data-point chart:repeated="39"/>
          </chart:series>
          <chart:series chart:style-name="ch21" chart:values-cell-range-address="Model.C23:Model.AO23" chart:label-cell-address="Model.B23:Model.B23" chart:class="chart:bar">
            <chart:data-point chart:repeated="39"/>
          </chart:series>
          <chart:series chart:style-name="ch22" chart:values-cell-range-address="Model.C24:Model.AO24" chart:label-cell-address="Model.B24:Model.B24" chart:class="chart:bar">
            <chart:data-point chart:repeated="39"/>
          </chart:series>
          <chart:series chart:style-name="ch23" chart:values-cell-range-address="Model.C25:Model.AO25" chart:label-cell-address="Model.B25:Model.B25" chart:class="chart:bar">
            <chart:data-point chart:repeated="39"/>
          </chart:series>
          <chart:series chart:style-name="ch24" chart:values-cell-range-address="Model.C26:Model.AO26" chart:label-cell-address="Model.B26:Model.B26" chart:class="chart:bar">
            <chart:data-point chart:repeated="39"/>
          </chart:series>
          <chart:series chart:style-name="ch11" chart:values-cell-range-address="Model.C27:Model.AO27" chart:label-cell-address="Model.B27:Model.B27" chart:class="chart:bar">
            <chart:data-point chart:repeated="39"/>
          </chart:series>
          <chart:series chart:style-name="ch25" chart:values-cell-range-address="Model.C28:Model.AO28" chart:label-cell-address="Model.B28:Model.B28" chart:class="chart:bar">
            <chart:data-point chart:repeated="39"/>
          </chart:series>
          <chart:series chart:style-name="ch26" chart:values-cell-range-address="Model.C29:Model.AO29" chart:label-cell-address="Model.B29:Model.B29" chart:class="chart:bar">
            <chart:data-point chart:repeated="39"/>
          </chart:series>
          <chart:series chart:style-name="ch27" chart:values-cell-range-address="Model.C30:Model.AO30" chart:label-cell-address="Model.B30:Model.B30" chart:class="chart:bar">
            <chart:data-point chart:repeated="39"/>
          </chart:series>
          <chart:series chart:style-name="ch28" chart:values-cell-range-address="Model.C31:Model.AO31" chart:label-cell-address="Model.B31:Model.B31" chart:class="chart:bar">
            <chart:data-point chart:repeated="39"/>
          </chart:series>
          <chart:series chart:style-name="ch29" chart:values-cell-range-address="Model.C32:Model.AO32" chart:label-cell-address="Model.B32:Model.B32" chart:class="chart:bar">
            <chart:data-point chart:repeated="39"/>
          </chart:series>
          <chart:series chart:style-name="ch30" chart:values-cell-range-address="Model.C33:Model.AO33" chart:label-cell-address="Model.B33:Model.B33" chart:class="chart:bar">
            <chart:data-point chart:repeated="39"/>
          </chart:series>
          <chart:series chart:style-name="ch31" chart:values-cell-range-address="Model.C34:Model.AO34" chart:label-cell-address="Model.B34:Model.B34" chart:class="chart:bar">
            <chart:data-point chart:repeated="39"/>
          </chart:series>
          <chart:series chart:style-name="ch32" chart:values-cell-range-address="Model.C35:Model.AO35" chart:label-cell-address="Model.B35:Model.B35" chart:class="chart:bar">
            <chart:data-point chart:repeated="39"/>
          </chart:series>
          <chart:series chart:style-name="ch33" chart:values-cell-range-address="Model.C36:Model.AO36" chart:label-cell-address="Model.B36:Model.B36" chart:class="chart:bar">
            <chart:data-point chart:repeated="39"/>
          </chart:series>
          <chart:series chart:style-name="ch34" chart:values-cell-range-address="Model.C37:Model.AO37" chart:label-cell-address="Model.B37:Model.B37" chart:class="chart:bar">
            <chart:data-point chart:repeated="39"/>
          </chart:series>
          <chart:series chart:style-name="ch35" chart:values-cell-range-address="Model.C38:Model.AO38" chart:label-cell-address="Model.B38:Model.B38" chart:class="chart:bar">
            <chart:data-point chart:repeated="39"/>
          </chart:series>
          <chart:series chart:style-name="ch36" chart:values-cell-range-address="Model.C39:Model.AO39" chart:label-cell-address="Model.B39:Model.B39" chart:class="chart:bar">
            <chart:data-point chart:repeated="39"/>
          </chart:series>
          <chart:series chart:style-name="ch37" chart:values-cell-range-address="Model.C40:Model.AO40" chart:label-cell-address="Model.B40:Model.B40" chart:class="chart:bar">
            <chart:data-point chart:repeated="39"/>
          </chart:series>
          <chart:series chart:style-name="ch38" chart:values-cell-range-address="Model.C41:Model.AO41" chart:label-cell-address="Model.B41:Model.B41" chart:class="chart:bar">
            <chart:data-point chart:repeated="39"/>
          </chart:series>
          <chart:series chart:style-name="ch39" chart:values-cell-range-address="Model.C42:Model.AO42" chart:label-cell-address="Model.B42:Model.B42" chart:class="chart:bar">
            <chart:data-point chart:repeated="39"/>
          </chart:series>
          <chart:series chart:style-name="ch40" chart:values-cell-range-address="Model.C43:Model.AO43" chart:label-cell-address="Model.B43:Model.B43" chart:class="chart:bar">
            <chart:data-point chart:repeated="39"/>
          </chart:series>
          <chart:series chart:style-name="ch41" chart:values-cell-range-address="Model.C44:Model.AO44" chart:label-cell-address="Model.B44:Model.B44" chart:class="chart:bar">
            <chart:data-point chart:repeated="39"/>
          </chart:series>
          <chart:series chart:style-name="ch42" chart:values-cell-range-address="Model.C45:Model.AO45" chart:label-cell-address="Model.B45:Model.B45" chart:class="chart:bar">
            <chart:data-point chart:repeated="39"/>
          </chart:series>
          <chart:series chart:style-name="ch43" chart:values-cell-range-address="Model.C46:Model.AO46" chart:label-cell-address="Model.B46:Model.B46" chart:class="chart:bar">
            <chart:data-point chart:repeated="39"/>
          </chart:series>
          <chart:series chart:style-name="ch9" chart:values-cell-range-address="Model.C47:Model.AO47" chart:label-cell-address="Model.B47:Model.B47" chart:class="chart:bar">
            <chart:data-point chart:repeated="39"/>
          </chart:series>
          <chart:series chart:style-name="ch44" chart:values-cell-range-address="Model.C48:Model.AO48" chart:label-cell-address="Model.B48:Model.B48" chart:class="chart:bar">
            <chart:data-point chart:repeated="39"/>
          </chart:series>
          <chart:series chart:style-name="ch45" chart:values-cell-range-address="Model.C49:Model.AO49" chart:label-cell-address="Model.B49:Model.B49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9:Model.AO9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10:Model.B10</svg:desc>
                </draw:g>
              </table:table-cell>
              <table:table-cell office:value-type="float" office:value="0">
                <text:p>0</text:p>
                <draw:g>
                  <svg:desc>Model.C10:Model.AO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Model.B11:Model.B11</svg:desc>
                </draw:g>
              </table:table-cell>
              <table:table-cell office:value-type="float" office:value="1.66163527522882">
                <text:p>1.66163527522882</text:p>
                <draw:g>
                  <svg:desc>Model.C11:Model.AO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Model.B12:Model.B12</svg:desc>
                </draw:g>
              </table:table-cell>
              <table:table-cell office:value-type="float" office:value="1.11078096475428">
                <text:p>1.11078096475428</text:p>
                <draw:g>
                  <svg:desc>Model.C12:Model.AO12</svg:desc>
                </draw:g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Model.B13:Model.B13</svg:desc>
                </draw:g>
              </table:table-cell>
              <table:table-cell office:value-type="float" office:value="0.75440948120174">
                <text:p>0.75440948120174</text:p>
                <draw:g>
                  <svg:desc>Model.C13:Model.AO13</svg:desc>
                </draw:g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Model.B14:Model.B14</svg:desc>
                </draw:g>
              </table:table-cell>
              <table:table-cell office:value-type="float" office:value="0.527008544015658">
                <text:p>0.527008544015658</text:p>
                <draw:g>
                  <svg:desc>Model.C14:Model.AO14</svg:desc>
                </draw:g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Model.B15:Model.B15</svg:desc>
                </draw:g>
              </table:table-cell>
              <table:table-cell office:value-type="float" office:value="0.38444700225059">
                <text:p>0.38444700225059</text:p>
                <draw:g>
                  <svg:desc>Model.C15:Model.AO15</svg:desc>
                </draw:g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  <draw:g>
                  <svg:desc>Model.B16:Model.B16</svg:desc>
                </draw:g>
              </table:table-cell>
              <table:table-cell office:value-type="float" office:value="0.297153660015202">
                <text:p>0.297153660015202</text:p>
                <draw:g>
                  <svg:desc>Model.C16:Model.AO16</svg:desc>
                </draw:g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  <draw:g>
                  <svg:desc>Model.B17:Model.B17</svg:desc>
                </draw:g>
              </table:table-cell>
              <table:table-cell office:value-type="float" office:value="0.245435235233568">
                <text:p>0.245435235233568</text:p>
                <draw:g>
                  <svg:desc>Model.C17:Model.AO17</svg:desc>
                </draw:g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  <draw:g>
                  <svg:desc>Model.B18:Model.B18</svg:desc>
                </draw:g>
              </table:table-cell>
              <table:table-cell office:value-type="float" office:value="0.216271544070674">
                <text:p>0.216271544070674</text:p>
                <draw:g>
                  <svg:desc>Model.C18:Model.AO18</svg:desc>
                </draw:g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  <draw:g>
                  <svg:desc>Model.B19:Model.B19</svg:desc>
                </draw:g>
              </table:table-cell>
              <table:table-cell office:value-type="float" office:value="0.20112862486743">
                <text:p>0.20112862486743</text:p>
                <draw:g>
                  <svg:desc>Model.C19:Model.AO19</svg:desc>
                </draw:g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Model.B20:Model.B20</svg:desc>
                </draw:g>
              </table:table-cell>
              <table:table-cell office:value-type="float" office:value="0.19447165596769">
                <text:p>0.19447165596769</text:p>
                <draw:g>
                  <svg:desc>Model.C20:Model.AO20</svg:desc>
                </draw:g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  <draw:g>
                  <svg:desc>Model.B21:Model.B21</svg:desc>
                </draw:g>
              </table:table-cell>
              <table:table-cell office:value-type="float" office:value="0.192757699390738">
                <text:p>0.192757699390738</text:p>
                <draw:g>
                  <svg:desc>Model.C21:Model.AO21</svg:desc>
                </draw:g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  <draw:g>
                  <svg:desc>Model.B22:Model.B22</svg:desc>
                </draw:g>
              </table:table-cell>
              <table:table-cell office:value-type="float" office:value="0.193756492060122">
                <text:p>0.193756492060122</text:p>
                <draw:g>
                  <svg:desc>Model.C22:Model.AO22</svg:desc>
                </draw:g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  <draw:g>
                  <svg:desc>Model.B23:Model.B23</svg:desc>
                </draw:g>
              </table:table-cell>
              <table:table-cell office:value-type="float" office:value="0.196094790767083">
                <text:p>0.196094790767083</text:p>
                <draw:g>
                  <svg:desc>Model.C23:Model.AO23</svg:desc>
                </draw:g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  <draw:g>
                  <svg:desc>Model.B24:Model.B24</svg:desc>
                </draw:g>
              </table:table-cell>
              <table:table-cell office:value-type="float" office:value="0.198952507314428">
                <text:p>0.198952507314428</text:p>
                <draw:g>
                  <svg:desc>Model.C24:Model.AO24</svg:desc>
                </draw:g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  <draw:g>
                  <svg:desc>Model.B25:Model.B25</svg:desc>
                </draw:g>
              </table:table-cell>
              <table:table-cell office:value-type="float" office:value="0.201861482513276">
                <text:p>0.201861482513276</text:p>
                <draw:g>
                  <svg:desc>Model.C25:Model.AO25</svg:desc>
                </draw:g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  <draw:g>
                  <svg:desc>Model.B26:Model.B26</svg:desc>
                </draw:g>
              </table:table-cell>
              <table:table-cell office:value-type="float" office:value="0.204573336807278">
                <text:p>0.204573336807278</text:p>
                <draw:g>
                  <svg:desc>Model.C26:Model.AO26</svg:desc>
                </draw:g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  <draw:g>
                  <svg:desc>Model.B27:Model.B27</svg:desc>
                </draw:g>
              </table:table-cell>
              <table:table-cell office:value-type="float" office:value="0.206973557711724">
                <text:p>0.206973557711724</text:p>
                <draw:g>
                  <svg:desc>Model.C27:Model.AO27</svg:desc>
                </draw:g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  <draw:g>
                  <svg:desc>Model.B28:Model.B28</svg:desc>
                </draw:g>
              </table:table-cell>
              <table:table-cell office:value-type="float" office:value="0.209026340448667">
                <text:p>0.209026340448667</text:p>
                <draw:g>
                  <svg:desc>Model.C28:Model.AO28</svg:desc>
                </draw:g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  <draw:g>
                  <svg:desc>Model.B29:Model.B29</svg:desc>
                </draw:g>
              </table:table-cell>
              <table:table-cell office:value-type="float" office:value="0.21073973063188">
                <text:p>0.21073973063188</text:p>
                <draw:g>
                  <svg:desc>Model.C29:Model.AO29</svg:desc>
                </draw:g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  <draw:g>
                  <svg:desc>Model.B30:Model.B30</svg:desc>
                </draw:g>
              </table:table-cell>
              <table:table-cell office:value-type="float" office:value="0.212144049755526">
                <text:p>0.212144049755526</text:p>
                <draw:g>
                  <svg:desc>Model.C30:Model.AO30</svg:desc>
                </draw:g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  <draw:g>
                  <svg:desc>Model.B31:Model.B31</svg:desc>
                </draw:g>
              </table:table-cell>
              <table:table-cell office:value-type="float" office:value="0.21327891632213">
                <text:p>0.21327891632213</text:p>
                <draw:g>
                  <svg:desc>Model.C31:Model.AO31</svg:desc>
                </draw:g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  <draw:g>
                  <svg:desc>Model.B32:Model.B32</svg:desc>
                </draw:g>
              </table:table-cell>
              <table:table-cell office:value-type="float" office:value="0.214185753807313">
                <text:p>0.214185753807313</text:p>
                <draw:g>
                  <svg:desc>Model.C32:Model.AO32</svg:desc>
                </draw:g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  <draw:g>
                  <svg:desc>Model.B33:Model.B33</svg:desc>
                </draw:g>
              </table:table-cell>
              <table:table-cell office:value-type="float" office:value="0.214903740013833">
                <text:p>0.214903740013833</text:p>
                <draw:g>
                  <svg:desc>Model.C33:Model.AO33</svg:desc>
                </draw:g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  <draw:g>
                  <svg:desc>Model.B34:Model.B34</svg:desc>
                </draw:g>
              </table:table-cell>
              <table:table-cell office:value-type="float" office:value="0.215467864988929">
                <text:p>0.215467864988929</text:p>
                <draw:g>
                  <svg:desc>Model.C34:Model.AO34</svg:desc>
                </draw:g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  <draw:g>
                  <svg:desc>Model.B35:Model.B35</svg:desc>
                </draw:g>
              </table:table-cell>
              <table:table-cell office:value-type="float" office:value="0.21590823933022">
                <text:p>0.21590823933022</text:p>
                <draw:g>
                  <svg:desc>Model.C35:Model.AO35</svg:desc>
                </draw:g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  <draw:g>
                  <svg:desc>Model.B36:Model.B36</svg:desc>
                </draw:g>
              </table:table-cell>
              <table:table-cell office:value-type="float" office:value="0.216250108577458">
                <text:p>0.216250108577458</text:p>
                <draw:g>
                  <svg:desc>Model.C36:Model.AO36</svg:desc>
                </draw:g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  <draw:g>
                  <svg:desc>Model.B37:Model.B37</svg:desc>
                </draw:g>
              </table:table-cell>
              <table:table-cell office:value-type="float" office:value="0.216514235157067">
                <text:p>0.216514235157067</text:p>
                <draw:g>
                  <svg:desc>Model.C37:Model.AO37</svg:desc>
                </draw:g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  <draw:g>
                  <svg:desc>Model.B38:Model.B38</svg:desc>
                </draw:g>
              </table:table-cell>
              <table:table-cell office:value-type="float" office:value="0.216717442837085">
                <text:p>0.216717442837085</text:p>
                <draw:g>
                  <svg:desc>Model.C38:Model.AO38</svg:desc>
                </draw:g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  <draw:g>
                  <svg:desc>Model.B39:Model.B39</svg:desc>
                </draw:g>
              </table:table-cell>
              <table:table-cell office:value-type="float" office:value="0.216873204128797">
                <text:p>0.216873204128797</text:p>
                <draw:g>
                  <svg:desc>Model.C39:Model.AO39</svg:desc>
                </draw:g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  <draw:g>
                  <svg:desc>Model.B40:Model.B40</svg:desc>
                </draw:g>
              </table:table-cell>
              <table:table-cell office:value-type="float" office:value="0.216992204903315">
                <text:p>0.216992204903315</text:p>
                <draw:g>
                  <svg:desc>Model.C40:Model.AO40</svg:desc>
                </draw:g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  <draw:g>
                  <svg:desc>Model.B41:Model.B41</svg:desc>
                </draw:g>
              </table:table-cell>
              <table:table-cell office:value-type="float" office:value="0.21708285365699">
                <text:p>0.21708285365699</text:p>
                <draw:g>
                  <svg:desc>Model.C41:Model.AO41</svg:desc>
                </draw:g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  <draw:g>
                  <svg:desc>Model.B42:Model.B42</svg:desc>
                </draw:g>
              </table:table-cell>
              <table:table-cell office:value-type="float" office:value="0.217151722682261">
                <text:p>0.217151722682261</text:p>
                <draw:g>
                  <svg:desc>Model.C42:Model.AO42</svg:desc>
                </draw:g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  <draw:g>
                  <svg:desc>Model.B43:Model.B43</svg:desc>
                </draw:g>
              </table:table-cell>
              <table:table-cell office:value-type="float" office:value="0.217203919731167">
                <text:p>0.217203919731167</text:p>
                <draw:g>
                  <svg:desc>Model.C43:Model.AO43</svg:desc>
                </draw:g>
              </table:table-cell>
              <table:table-cell office:value-type="float" office:value="0.217151722682261">
                <text:p>0.217151722682261</text:p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  <draw:g>
                  <svg:desc>Model.B44:Model.B44</svg:desc>
                </draw:g>
              </table:table-cell>
              <table:table-cell office:value-type="float" office:value="0.217243394783406">
                <text:p>0.217243394783406</text:p>
                <draw:g>
                  <svg:desc>Model.C44:Model.AO44</svg:desc>
                </draw:g>
              </table:table-cell>
              <table:table-cell office:value-type="float" office:value="0.217203919731167">
                <text:p>0.217203919731167</text:p>
              </table:table-cell>
              <table:table-cell office:value-type="float" office:value="0.217151722682261">
                <text:p>0.217151722682261</text:p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  <draw:g>
                  <svg:desc>Model.B45:Model.B45</svg:desc>
                </draw:g>
              </table:table-cell>
              <table:table-cell office:value-type="float" office:value="0.217273189321417">
                <text:p>0.217273189321417</text:p>
                <draw:g>
                  <svg:desc>Model.C45:Model.AO45</svg:desc>
                </draw:g>
              </table:table-cell>
              <table:table-cell office:value-type="float" office:value="0.217243394783406">
                <text:p>0.217243394783406</text:p>
              </table:table-cell>
              <table:table-cell office:value-type="float" office:value="0.217203919731167">
                <text:p>0.217203919731167</text:p>
              </table:table-cell>
              <table:table-cell office:value-type="float" office:value="0.217151722682261">
                <text:p>0.217151722682261</text:p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  <draw:g>
                  <svg:desc>Model.B46:Model.B46</svg:desc>
                </draw:g>
              </table:table-cell>
              <table:table-cell office:value-type="float" office:value="0.217295636402338">
                <text:p>0.217295636402338</text:p>
                <draw:g>
                  <svg:desc>Model.C46:Model.AO46</svg:desc>
                </draw:g>
              </table:table-cell>
              <table:table-cell office:value-type="float" office:value="0.217273189321417">
                <text:p>0.217273189321417</text:p>
              </table:table-cell>
              <table:table-cell office:value-type="float" office:value="0.217243394783406">
                <text:p>0.217243394783406</text:p>
              </table:table-cell>
              <table:table-cell office:value-type="float" office:value="0.217203919731167">
                <text:p>0.217203919731167</text:p>
              </table:table-cell>
              <table:table-cell office:value-type="float" office:value="0.217151722682261">
                <text:p>0.217151722682261</text:p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  <draw:g>
                  <svg:desc>Model.B47:Model.B47</svg:desc>
                </draw:g>
              </table:table-cell>
              <table:table-cell office:value-type="float" office:value="0.217312519641914">
                <text:p>0.217312519641914</text:p>
                <draw:g>
                  <svg:desc>Model.C47:Model.AO47</svg:desc>
                </draw:g>
              </table:table-cell>
              <table:table-cell office:value-type="float" office:value="0.217295636402338">
                <text:p>0.217295636402338</text:p>
              </table:table-cell>
              <table:table-cell office:value-type="float" office:value="0.217273189321417">
                <text:p>0.217273189321417</text:p>
              </table:table-cell>
              <table:table-cell office:value-type="float" office:value="0.217243394783406">
                <text:p>0.217243394783406</text:p>
              </table:table-cell>
              <table:table-cell office:value-type="float" office:value="0.217203919731167">
                <text:p>0.217203919731167</text:p>
              </table:table-cell>
              <table:table-cell office:value-type="float" office:value="0.217151722682261">
                <text:p>0.217151722682261</text:p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  <draw:g>
                  <svg:desc>Model.B48:Model.B48</svg:desc>
                </draw:g>
              </table:table-cell>
              <table:table-cell office:value-type="float" office:value="0.217325198509687">
                <text:p>0.217325198509687</text:p>
                <draw:g>
                  <svg:desc>Model.C48:Model.AO48</svg:desc>
                </draw:g>
              </table:table-cell>
              <table:table-cell office:value-type="float" office:value="0.217312519641914">
                <text:p>0.217312519641914</text:p>
              </table:table-cell>
              <table:table-cell office:value-type="float" office:value="0.217295636402338">
                <text:p>0.217295636402338</text:p>
              </table:table-cell>
              <table:table-cell office:value-type="float" office:value="0.217273189321417">
                <text:p>0.217273189321417</text:p>
              </table:table-cell>
              <table:table-cell office:value-type="float" office:value="0.217243394783406">
                <text:p>0.217243394783406</text:p>
              </table:table-cell>
              <table:table-cell office:value-type="float" office:value="0.217203919731167">
                <text:p>0.217203919731167</text:p>
              </table:table-cell>
              <table:table-cell office:value-type="float" office:value="0.217151722682261">
                <text:p>0.217151722682261</text:p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  <draw:g>
                  <svg:desc>Model.B49:Model.B49</svg:desc>
                </draw:g>
              </table:table-cell>
              <table:table-cell office:value-type="float" office:value="0.217334706391556">
                <text:p>0.217334706391556</text:p>
                <draw:g>
                  <svg:desc>Model.C49:Model.AO49</svg:desc>
                </draw:g>
              </table:table-cell>
              <table:table-cell office:value-type="float" office:value="0.217325198509687">
                <text:p>0.217325198509687</text:p>
              </table:table-cell>
              <table:table-cell office:value-type="float" office:value="0.217312519641914">
                <text:p>0.217312519641914</text:p>
              </table:table-cell>
              <table:table-cell office:value-type="float" office:value="0.217295636402338">
                <text:p>0.217295636402338</text:p>
              </table:table-cell>
              <table:table-cell office:value-type="float" office:value="0.217273189321417">
                <text:p>0.217273189321417</text:p>
              </table:table-cell>
              <table:table-cell office:value-type="float" office:value="0.217243394783406">
                <text:p>0.217243394783406</text:p>
              </table:table-cell>
              <table:table-cell office:value-type="float" office:value="0.217203919731167">
                <text:p>0.217203919731167</text:p>
              </table:table-cell>
              <table:table-cell office:value-type="float" office:value="0.217151722682261">
                <text:p>0.217151722682261</text:p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MacOSX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407cm" svg:height="10.646cm" xlink:href=".." xlink:type="simple" chart:class="chart:bar" chart:style-name="ch1">
        <chart:title svg:x="4.385cm" svg:y="0.293cm" chart:style-name="ch2">
          <text:p>Instantaneous Correlation</text:p>
        </chart:title>
        <chart:legend chart:legend-position="bottom" svg:x="1.267cm" svg:y="8.247cm" style:legend-expansion="wide" chart:style-name="ch3"/>
        <chart:plot-area chart:style-name="ch4" table:cell-range-address="Model.B54:Model.AO94" chart:data-source-has-labels="both" svg:x="0.229cm" svg:y="0.991cm" svg:width="11.68cm" svg:height="6.38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725cm" svg:y="0.853cm" svg:width="10.184cm" svg:height="6.657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54:Model.AO54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55:Model.AO55" chart:label-cell-address="Model.B55:Model.B55" chart:class="chart:bar">
            <chart:data-point chart:repeated="39"/>
          </chart:series>
          <chart:series chart:style-name="ch9" chart:values-cell-range-address="Model.C56:Model.AO56" chart:label-cell-address="Model.B56:Model.B56" chart:class="chart:bar">
            <chart:data-point chart:repeated="39"/>
          </chart:series>
          <chart:series chart:style-name="ch10" chart:values-cell-range-address="Model.C57:Model.AO57" chart:label-cell-address="Model.B57:Model.B57" chart:class="chart:bar">
            <chart:data-point chart:repeated="39"/>
          </chart:series>
          <chart:series chart:style-name="ch11" chart:values-cell-range-address="Model.C58:Model.AO58" chart:label-cell-address="Model.B58:Model.B58" chart:class="chart:bar">
            <chart:data-point chart:repeated="39"/>
          </chart:series>
          <chart:series chart:style-name="ch12" chart:values-cell-range-address="Model.C59:Model.AO59" chart:label-cell-address="Model.B59:Model.B59" chart:class="chart:bar">
            <chart:data-point chart:repeated="39"/>
          </chart:series>
          <chart:series chart:style-name="ch13" chart:values-cell-range-address="Model.C60:Model.AO60" chart:label-cell-address="Model.B60:Model.B60" chart:class="chart:bar">
            <chart:data-point chart:repeated="39"/>
          </chart:series>
          <chart:series chart:style-name="ch14" chart:values-cell-range-address="Model.C61:Model.AO61" chart:label-cell-address="Model.B61:Model.B61" chart:class="chart:bar">
            <chart:data-point chart:repeated="39"/>
          </chart:series>
          <chart:series chart:style-name="ch15" chart:values-cell-range-address="Model.C62:Model.AO62" chart:label-cell-address="Model.B62:Model.B62" chart:class="chart:bar">
            <chart:data-point chart:repeated="39"/>
          </chart:series>
          <chart:series chart:style-name="ch16" chart:values-cell-range-address="Model.C63:Model.AO63" chart:label-cell-address="Model.B63:Model.B63" chart:class="chart:bar">
            <chart:data-point chart:repeated="39"/>
          </chart:series>
          <chart:series chart:style-name="ch17" chart:values-cell-range-address="Model.C64:Model.AO64" chart:label-cell-address="Model.B64:Model.B64" chart:class="chart:bar">
            <chart:data-point chart:repeated="39"/>
          </chart:series>
          <chart:series chart:style-name="ch18" chart:values-cell-range-address="Model.C65:Model.AO65" chart:label-cell-address="Model.B65:Model.B65" chart:class="chart:bar">
            <chart:data-point chart:repeated="39"/>
          </chart:series>
          <chart:series chart:style-name="ch19" chart:values-cell-range-address="Model.C66:Model.AO66" chart:label-cell-address="Model.B66:Model.B66" chart:class="chart:bar">
            <chart:data-point chart:repeated="39"/>
          </chart:series>
          <chart:series chart:style-name="ch20" chart:values-cell-range-address="Model.C67:Model.AO67" chart:label-cell-address="Model.B67:Model.B67" chart:class="chart:bar">
            <chart:data-point chart:repeated="39"/>
          </chart:series>
          <chart:series chart:style-name="ch21" chart:values-cell-range-address="Model.C68:Model.AO68" chart:label-cell-address="Model.B68:Model.B68" chart:class="chart:bar">
            <chart:data-point chart:repeated="39"/>
          </chart:series>
          <chart:series chart:style-name="ch22" chart:values-cell-range-address="Model.C69:Model.AO69" chart:label-cell-address="Model.B69:Model.B69" chart:class="chart:bar">
            <chart:data-point chart:repeated="39"/>
          </chart:series>
          <chart:series chart:style-name="ch23" chart:values-cell-range-address="Model.C70:Model.AO70" chart:label-cell-address="Model.B70:Model.B70" chart:class="chart:bar">
            <chart:data-point chart:repeated="39"/>
          </chart:series>
          <chart:series chart:style-name="ch24" chart:values-cell-range-address="Model.C71:Model.AO71" chart:label-cell-address="Model.B71:Model.B71" chart:class="chart:bar">
            <chart:data-point chart:repeated="39"/>
          </chart:series>
          <chart:series chart:style-name="ch11" chart:values-cell-range-address="Model.C72:Model.AO72" chart:label-cell-address="Model.B72:Model.B72" chart:class="chart:bar">
            <chart:data-point chart:repeated="39"/>
          </chart:series>
          <chart:series chart:style-name="ch25" chart:values-cell-range-address="Model.C73:Model.AO73" chart:label-cell-address="Model.B73:Model.B73" chart:class="chart:bar">
            <chart:data-point chart:repeated="39"/>
          </chart:series>
          <chart:series chart:style-name="ch26" chart:values-cell-range-address="Model.C74:Model.AO74" chart:label-cell-address="Model.B74:Model.B74" chart:class="chart:bar">
            <chart:data-point chart:repeated="39"/>
          </chart:series>
          <chart:series chart:style-name="ch27" chart:values-cell-range-address="Model.C75:Model.AO75" chart:label-cell-address="Model.B75:Model.B75" chart:class="chart:bar">
            <chart:data-point chart:repeated="39"/>
          </chart:series>
          <chart:series chart:style-name="ch28" chart:values-cell-range-address="Model.C76:Model.AO76" chart:label-cell-address="Model.B76:Model.B76" chart:class="chart:bar">
            <chart:data-point chart:repeated="39"/>
          </chart:series>
          <chart:series chart:style-name="ch29" chart:values-cell-range-address="Model.C77:Model.AO77" chart:label-cell-address="Model.B77:Model.B77" chart:class="chart:bar">
            <chart:data-point chart:repeated="39"/>
          </chart:series>
          <chart:series chart:style-name="ch30" chart:values-cell-range-address="Model.C78:Model.AO78" chart:label-cell-address="Model.B78:Model.B78" chart:class="chart:bar">
            <chart:data-point chart:repeated="39"/>
          </chart:series>
          <chart:series chart:style-name="ch31" chart:values-cell-range-address="Model.C79:Model.AO79" chart:label-cell-address="Model.B79:Model.B79" chart:class="chart:bar">
            <chart:data-point chart:repeated="39"/>
          </chart:series>
          <chart:series chart:style-name="ch32" chart:values-cell-range-address="Model.C80:Model.AO80" chart:label-cell-address="Model.B80:Model.B80" chart:class="chart:bar">
            <chart:data-point chart:repeated="39"/>
          </chart:series>
          <chart:series chart:style-name="ch33" chart:values-cell-range-address="Model.C81:Model.AO81" chart:label-cell-address="Model.B81:Model.B81" chart:class="chart:bar">
            <chart:data-point chart:repeated="39"/>
          </chart:series>
          <chart:series chart:style-name="ch34" chart:values-cell-range-address="Model.C82:Model.AO82" chart:label-cell-address="Model.B82:Model.B82" chart:class="chart:bar">
            <chart:data-point chart:repeated="39"/>
          </chart:series>
          <chart:series chart:style-name="ch35" chart:values-cell-range-address="Model.C83:Model.AO83" chart:label-cell-address="Model.B83:Model.B83" chart:class="chart:bar">
            <chart:data-point chart:repeated="39"/>
          </chart:series>
          <chart:series chart:style-name="ch36" chart:values-cell-range-address="Model.C84:Model.AO84" chart:label-cell-address="Model.B84:Model.B84" chart:class="chart:bar">
            <chart:data-point chart:repeated="39"/>
          </chart:series>
          <chart:series chart:style-name="ch37" chart:values-cell-range-address="Model.C85:Model.AO85" chart:label-cell-address="Model.B85:Model.B85" chart:class="chart:bar">
            <chart:data-point chart:repeated="39"/>
          </chart:series>
          <chart:series chart:style-name="ch38" chart:values-cell-range-address="Model.C86:Model.AO86" chart:label-cell-address="Model.B86:Model.B86" chart:class="chart:bar">
            <chart:data-point chart:repeated="39"/>
          </chart:series>
          <chart:series chart:style-name="ch39" chart:values-cell-range-address="Model.C87:Model.AO87" chart:label-cell-address="Model.B87:Model.B87" chart:class="chart:bar">
            <chart:data-point chart:repeated="39"/>
          </chart:series>
          <chart:series chart:style-name="ch40" chart:values-cell-range-address="Model.C88:Model.AO88" chart:label-cell-address="Model.B88:Model.B88" chart:class="chart:bar">
            <chart:data-point chart:repeated="39"/>
          </chart:series>
          <chart:series chart:style-name="ch41" chart:values-cell-range-address="Model.C89:Model.AO89" chart:label-cell-address="Model.B89:Model.B89" chart:class="chart:bar">
            <chart:data-point chart:repeated="39"/>
          </chart:series>
          <chart:series chart:style-name="ch42" chart:values-cell-range-address="Model.C90:Model.AO90" chart:label-cell-address="Model.B90:Model.B90" chart:class="chart:bar">
            <chart:data-point chart:repeated="39"/>
          </chart:series>
          <chart:series chart:style-name="ch43" chart:values-cell-range-address="Model.C91:Model.AO91" chart:label-cell-address="Model.B91:Model.B91" chart:class="chart:bar">
            <chart:data-point chart:repeated="39"/>
          </chart:series>
          <chart:series chart:style-name="ch9" chart:values-cell-range-address="Model.C92:Model.AO92" chart:label-cell-address="Model.B92:Model.B92" chart:class="chart:bar">
            <chart:data-point chart:repeated="39"/>
          </chart:series>
          <chart:series chart:style-name="ch44" chart:values-cell-range-address="Model.C93:Model.AO93" chart:label-cell-address="Model.B93:Model.B93" chart:class="chart:bar">
            <chart:data-point chart:repeated="39"/>
          </chart:series>
          <chart:series chart:style-name="ch45" chart:values-cell-range-address="Model.C94:Model.AO94" chart:label-cell-address="Model.B94:Model.B94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54:Model.AO5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55:Model.B55</svg:desc>
                </draw:g>
              </table:table-cell>
              <table:table-cell office:value-type="float" office:value="1">
                <text:p>1</text:p>
                <draw:g>
                  <svg:desc>Model.C55:Model.AO5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  <draw:g>
                  <svg:desc>Model.B56:Model.B56</svg:desc>
                </draw:g>
              </table:table-cell>
              <table:table-cell office:value-type="float" office:value="1">
                <text:p>1</text:p>
                <draw:g>
                  <svg:desc>Model.C56:Model.AO5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Model.B57:Model.B57</svg:desc>
                </draw:g>
              </table:table-cell>
              <table:table-cell office:value-type="float" office:value="1">
                <text:p>1</text:p>
                <draw:g>
                  <svg:desc>Model.C57:Model.AO5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  <draw:g>
                  <svg:desc>Model.B58:Model.B58</svg:desc>
                </draw:g>
              </table:table-cell>
              <table:table-cell office:value-type="float" office:value="1">
                <text:p>1</text:p>
                <draw:g>
                  <svg:desc>Model.C58:Model.AO5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Model.B59:Model.B59</svg:desc>
                </draw:g>
              </table:table-cell>
              <table:table-cell office:value-type="float" office:value="1">
                <text:p>1</text:p>
                <draw:g>
                  <svg:desc>Model.C59:Model.AO5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  <draw:g>
                  <svg:desc>Model.B60:Model.B60</svg:desc>
                </draw:g>
              </table:table-cell>
              <table:table-cell office:value-type="float" office:value="1">
                <text:p>1</text:p>
                <draw:g>
                  <svg:desc>Model.C60:Model.AO6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  <draw:g>
                  <svg:desc>Model.B61:Model.B61</svg:desc>
                </draw:g>
              </table:table-cell>
              <table:table-cell office:value-type="float" office:value="1">
                <text:p>1</text:p>
                <draw:g>
                  <svg:desc>Model.C61:Model.AO6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  <draw:g>
                  <svg:desc>Model.B62:Model.B62</svg:desc>
                </draw:g>
              </table:table-cell>
              <table:table-cell office:value-type="float" office:value="1">
                <text:p>1</text:p>
                <draw:g>
                  <svg:desc>Model.C62:Model.AO6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  <draw:g>
                  <svg:desc>Model.B63:Model.B63</svg:desc>
                </draw:g>
              </table:table-cell>
              <table:table-cell office:value-type="float" office:value="1">
                <text:p>1</text:p>
                <draw:g>
                  <svg:desc>Model.C63:Model.AO6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  <draw:g>
                  <svg:desc>Model.B64:Model.B64</svg:desc>
                </draw:g>
              </table:table-cell>
              <table:table-cell office:value-type="float" office:value="1">
                <text:p>1</text:p>
                <draw:g>
                  <svg:desc>Model.C64:Model.AO6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  <draw:g>
                  <svg:desc>Model.B65:Model.B65</svg:desc>
                </draw:g>
              </table:table-cell>
              <table:table-cell office:value-type="float" office:value="1">
                <text:p>1</text:p>
                <draw:g>
                  <svg:desc>Model.C65:Model.AO6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  <draw:g>
                  <svg:desc>Model.B66:Model.B66</svg:desc>
                </draw:g>
              </table:table-cell>
              <table:table-cell office:value-type="float" office:value="1">
                <text:p>1</text:p>
                <draw:g>
                  <svg:desc>Model.C66:Model.AO6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  <draw:g>
                  <svg:desc>Model.B67:Model.B67</svg:desc>
                </draw:g>
              </table:table-cell>
              <table:table-cell office:value-type="float" office:value="1">
                <text:p>1</text:p>
                <draw:g>
                  <svg:desc>Model.C67:Model.AO6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  <draw:g>
                  <svg:desc>Model.B68:Model.B68</svg:desc>
                </draw:g>
              </table:table-cell>
              <table:table-cell office:value-type="float" office:value="1">
                <text:p>1</text:p>
                <draw:g>
                  <svg:desc>Model.C68:Model.AO6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  <draw:g>
                  <svg:desc>Model.B69:Model.B69</svg:desc>
                </draw:g>
              </table:table-cell>
              <table:table-cell office:value-type="float" office:value="1">
                <text:p>1</text:p>
                <draw:g>
                  <svg:desc>Model.C69:Model.AO6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  <draw:g>
                  <svg:desc>Model.B70:Model.B70</svg:desc>
                </draw:g>
              </table:table-cell>
              <table:table-cell office:value-type="float" office:value="1">
                <text:p>1</text:p>
                <draw:g>
                  <svg:desc>Model.C70:Model.AO7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  <draw:g>
                  <svg:desc>Model.B71:Model.B71</svg:desc>
                </draw:g>
              </table:table-cell>
              <table:table-cell office:value-type="float" office:value="1">
                <text:p>1</text:p>
                <draw:g>
                  <svg:desc>Model.C71:Model.AO7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  <draw:g>
                  <svg:desc>Model.B72:Model.B72</svg:desc>
                </draw:g>
              </table:table-cell>
              <table:table-cell office:value-type="float" office:value="1">
                <text:p>1</text:p>
                <draw:g>
                  <svg:desc>Model.C72:Model.AO7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  <draw:g>
                  <svg:desc>Model.B73:Model.B73</svg:desc>
                </draw:g>
              </table:table-cell>
              <table:table-cell office:value-type="float" office:value="1">
                <text:p>1</text:p>
                <draw:g>
                  <svg:desc>Model.C73:Model.AO7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  <draw:g>
                  <svg:desc>Model.B74:Model.B74</svg:desc>
                </draw:g>
              </table:table-cell>
              <table:table-cell office:value-type="float" office:value="1">
                <text:p>1</text:p>
                <draw:g>
                  <svg:desc>Model.C74:Model.AO7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  <draw:g>
                  <svg:desc>Model.B75:Model.B75</svg:desc>
                </draw:g>
              </table:table-cell>
              <table:table-cell office:value-type="float" office:value="1">
                <text:p>1</text:p>
                <draw:g>
                  <svg:desc>Model.C75:Model.AO7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  <draw:g>
                  <svg:desc>Model.B76:Model.B76</svg:desc>
                </draw:g>
              </table:table-cell>
              <table:table-cell office:value-type="float" office:value="1">
                <text:p>1</text:p>
                <draw:g>
                  <svg:desc>Model.C76:Model.AO7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  <draw:g>
                  <svg:desc>Model.B77:Model.B77</svg:desc>
                </draw:g>
              </table:table-cell>
              <table:table-cell office:value-type="float" office:value="1">
                <text:p>1</text:p>
                <draw:g>
                  <svg:desc>Model.C77:Model.AO7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  <draw:g>
                  <svg:desc>Model.B78:Model.B78</svg:desc>
                </draw:g>
              </table:table-cell>
              <table:table-cell office:value-type="float" office:value="1">
                <text:p>1</text:p>
                <draw:g>
                  <svg:desc>Model.C78:Model.AO7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  <draw:g>
                  <svg:desc>Model.B79:Model.B79</svg:desc>
                </draw:g>
              </table:table-cell>
              <table:table-cell office:value-type="float" office:value="1">
                <text:p>1</text:p>
                <draw:g>
                  <svg:desc>Model.C79:Model.AO7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  <draw:g>
                  <svg:desc>Model.B80:Model.B80</svg:desc>
                </draw:g>
              </table:table-cell>
              <table:table-cell office:value-type="float" office:value="1">
                <text:p>1</text:p>
                <draw:g>
                  <svg:desc>Model.C80:Model.AO8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  <draw:g>
                  <svg:desc>Model.B81:Model.B81</svg:desc>
                </draw:g>
              </table:table-cell>
              <table:table-cell office:value-type="float" office:value="1">
                <text:p>1</text:p>
                <draw:g>
                  <svg:desc>Model.C81:Model.AO8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  <draw:g>
                  <svg:desc>Model.B82:Model.B82</svg:desc>
                </draw:g>
              </table:table-cell>
              <table:table-cell office:value-type="float" office:value="1">
                <text:p>1</text:p>
                <draw:g>
                  <svg:desc>Model.C82:Model.AO8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  <draw:g>
                  <svg:desc>Model.B83:Model.B83</svg:desc>
                </draw:g>
              </table:table-cell>
              <table:table-cell office:value-type="float" office:value="1">
                <text:p>1</text:p>
                <draw:g>
                  <svg:desc>Model.C83:Model.AO8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  <draw:g>
                  <svg:desc>Model.B84:Model.B84</svg:desc>
                </draw:g>
              </table:table-cell>
              <table:table-cell office:value-type="float" office:value="1">
                <text:p>1</text:p>
                <draw:g>
                  <svg:desc>Model.C84:Model.AO8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  <draw:g>
                  <svg:desc>Model.B85:Model.B85</svg:desc>
                </draw:g>
              </table:table-cell>
              <table:table-cell office:value-type="float" office:value="1">
                <text:p>1</text:p>
                <draw:g>
                  <svg:desc>Model.C85:Model.AO8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  <draw:g>
                  <svg:desc>Model.B86:Model.B86</svg:desc>
                </draw:g>
              </table:table-cell>
              <table:table-cell office:value-type="float" office:value="1">
                <text:p>1</text:p>
                <draw:g>
                  <svg:desc>Model.C86:Model.AO8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  <draw:g>
                  <svg:desc>Model.B87:Model.B87</svg:desc>
                </draw:g>
              </table:table-cell>
              <table:table-cell office:value-type="float" office:value="1">
                <text:p>1</text:p>
                <draw:g>
                  <svg:desc>Model.C87:Model.AO8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  <draw:g>
                  <svg:desc>Model.B88:Model.B88</svg:desc>
                </draw:g>
              </table:table-cell>
              <table:table-cell office:value-type="float" office:value="1">
                <text:p>1</text:p>
                <draw:g>
                  <svg:desc>Model.C88:Model.AO8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  <draw:g>
                  <svg:desc>Model.B89:Model.B89</svg:desc>
                </draw:g>
              </table:table-cell>
              <table:table-cell office:value-type="float" office:value="1">
                <text:p>1</text:p>
                <draw:g>
                  <svg:desc>Model.C89:Model.AO8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  <draw:g>
                  <svg:desc>Model.B90:Model.B90</svg:desc>
                </draw:g>
              </table:table-cell>
              <table:table-cell office:value-type="float" office:value="1">
                <text:p>1</text:p>
                <draw:g>
                  <svg:desc>Model.C90:Model.AO9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  <draw:g>
                  <svg:desc>Model.B91:Model.B91</svg:desc>
                </draw:g>
              </table:table-cell>
              <table:table-cell office:value-type="float" office:value="1">
                <text:p>1</text:p>
                <draw:g>
                  <svg:desc>Model.C91:Model.AO9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  <draw:g>
                  <svg:desc>Model.B92:Model.B92</svg:desc>
                </draw:g>
              </table:table-cell>
              <table:table-cell office:value-type="float" office:value="1">
                <text:p>1</text:p>
                <draw:g>
                  <svg:desc>Model.C92:Model.AO9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  <draw:g>
                  <svg:desc>Model.B93:Model.B93</svg:desc>
                </draw:g>
              </table:table-cell>
              <table:table-cell office:value-type="float" office:value="1">
                <text:p>1</text:p>
                <draw:g>
                  <svg:desc>Model.C93:Model.AO9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  <draw:g>
                  <svg:desc>Model.B94:Model.B94</svg:desc>
                </draw:g>
              </table:table-cell>
              <table:table-cell office:value-type="float" office:value="1">
                <text:p>1</text:p>
                <draw:g>
                  <svg:desc>Model.C94:Model.AO9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MacOSX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11pt" fo:font-weight="bold" style:font-size-asian="11pt" style:font-weight-asian="bold" style:font-family-complex="Arial" style:font-size-complex="11pt" style:font-weight-complex="bold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symbol-type="automatic" chart:treat-empty-cells="ignore"/>
    </style:style>
    <style:style style:name="ch5" style:family="chart" style:data-style-name="N100">
      <style:chart-properties chart:display-label="true" chart:logarithmic="false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>
      <style:chart-properties style:rotation-angle="0"/>
      <style:text-properties fo:color="#000000" style:text-position="0% 58%" fo:font-size="9pt" fo:font-weight="bold" style:font-size-asian="9pt" style:font-weight-asian="bold" style:font-family-complex="Arial" style:font-size-complex="9pt" style:font-weight-complex="bold"/>
    </style:style>
    <style:style style:name="ch7" style:family="chart" style:data-style-name="N11">
      <style:chart-properties chart:display-label="true" chart:logarithmic="false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8" style:family="chart">
      <style:chart-properties style:rotation-angle="90"/>
      <style:text-properties fo:color="#000000" style:text-position="0% 58%" fo:font-size="9pt" fo:font-weight="bold" style:font-size-asian="9pt" style:font-weight-asian="bold" style:font-family-complex="Arial" style:font-size-complex="9pt" style:font-weight-complex="bold"/>
    </style:style>
    <style:style style:name="ch9" style:family="chart" style:data-style-name="N11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933cm" svg:height="11.829cm" xlink:href=".." xlink:type="simple" chart:class="chart:scatter" chart:column-mapping="1 0" chart:style-name="ch1">
        <chart:title svg:x="7.002cm" svg:y="0.231cm" chart:style-name="ch2">
          <text:p>Implied Volatility</text:p>
        </chart:title>
        <chart:legend chart:legend-position="bottom" svg:x="7.355cm" svg:y="10.917cm" style:legend-expansion="wide" chart:style-name="ch3"/>
        <chart:plot-area chart:style-name="ch4" table:cell-range-address="Swaptions.P11:Swaptions.P49 Swaptions.M11:Swaptions.M49" svg:x="1.578cm" svg:y="0.94cm" svg:width="14.812cm" svg:height="8.98cm">
          <chartooo:coordinate-region svg:x="2.9cm" svg:y="1.122cm" svg:width="13.177cm" svg:height="8.185cm"/>
          <chart:axis chart:dimension="x" chart:name="primary-x" chart:style-name="ch5">
            <chart:title svg:x="7.685cm" svg:y="10.355cm" chart:style-name="ch6">
              <text:p>Swap Length</text:p>
            </chart:title>
          </chart:axis>
          <chart:axis chart:dimension="y" chart:name="primary-y" chart:style-name="ch7">
            <chart:title svg:x="0.406cm" svg:y="6.715cm" chart:style-name="ch8">
              <text:p>Implied Volatility</text:p>
            </chart:title>
            <chart:grid chart:class="major"/>
          </chart:axis>
          <chart:series chart:style-name="ch9" chart:values-cell-range-address="Swaptions.M11:Swaptions.M49" chart:class="chart:scatter">
            <chart:domain table:cell-range-address="Swaptions.P11:Swaptions.P49"/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waptions.P11:Swaptions.P49</svg:desc>
                </draw:g>
              </table:table-cell>
              <table:table-cell office:value-type="float" office:value="0.383568693418129">
                <text:p>0.383568693418129</text:p>
                <draw:g>
                  <svg:desc>Swaptions.M11:Swaptions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359284547046924">
                <text:p>0.359284547046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325059691441014">
                <text:p>0.325059691441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6399173760431">
                <text:p>-0.016399173760431</text:p>
              </table:table-cell>
              <table:table-cell office:value-type="float" office:value="0.314260826239569">
                <text:p>0.3142608262395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294246899361817">
                <text:p>0.2942468993618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25440743210316">
                <text:p>-0.0125440743210316</text:p>
              </table:table-cell>
              <table:table-cell office:value-type="float" office:value="0.290395925678968">
                <text:p>0.290395925678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289343914973132">
                <text:p>0.289343914973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120000837286177">
                <text:p>-0.00120000837286177</text:p>
              </table:table-cell>
              <table:table-cell office:value-type="float" office:value="0.280949991627138">
                <text:p>0.280949991627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253719213725613">
                <text:p>0.2537192137256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318595297560775">
                <text:p>-0.00318595297560775</text:p>
              </table:table-cell>
              <table:table-cell office:value-type="float" office:value="0.263124047024392">
                <text:p>0.263124047024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249027480503773">
                <text:p>0.2490274805037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257186302722739">
                <text:p>0.2571863027227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259315510981688">
                <text:p>0.259315510981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91155531060069">
                <text:p>0.00191155531060069</text:p>
              </table:table-cell>
              <table:table-cell office:value-type="float" office:value="0.246441555310601">
                <text:p>0.246441555310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248271644046747">
                <text:p>0.2482716440467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61795869784692">
                <text:p>0.261795869784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249659905372939">
                <text:p>0.2496599053729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247691963537822">
                <text:p>0.2476919635378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234969575920624">
                <text:p>0.234969575920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51535313907571">
                <text:p>0.0151535313907571</text:p>
              </table:table-cell>
              <table:table-cell office:value-type="float" office:value="0.247803531390757">
                <text:p>0.2478035313907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247753035902394">
                <text:p>0.247753035902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241576187597279">
                <text:p>0.2415761875972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247503733587421">
                <text:p>0.2475037335874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247561889617054">
                <text:p>0.2475618896170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244461722510678">
                <text:p>0.2444617225106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250863248435863">
                <text:p>0.2508632484358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24759578338526">
                <text:p>0.247595783385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239827884221828">
                <text:p>0.2398278842218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242881354353756">
                <text:p>0.2428813543537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407119393611316">
                <text:p>-0.00407119393611316</text:p>
              </table:table-cell>
              <table:table-cell office:value-type="float" office:value="0.238478806063887">
                <text:p>0.2384788060638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MacOSX_x86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5" style:family="chart">
      <style:chart-properties style:rotation-angle="0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>
      <style:chart-properties style:rotation-angle="9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0">
      <style:chart-properties chart:symbol-type="none"/>
      <style:graphic-properties svg:stroke-width="0.035cm" svg:stroke-color="#000080" draw:fill-color="#000080"/>
      <style:text-properties fo:font-size="6pt" style:font-size-asian="6pt" style:font-size-complex="6pt"/>
    </style:style>
    <style:style style:name="ch9" style:family="chart" style:data-style-name="N10">
      <style:chart-properties chart:symbol-type="none"/>
      <style:graphic-properties svg:stroke-width="0.035cm" svg:stroke-color="#ff00ff" draw:fill-color="#ff00ff"/>
      <style:text-properties fo:font-size="6pt" style:font-size-asian="6pt" style:font-size-complex="6pt"/>
    </style:style>
    <style:style style:name="ch10" style:family="chart" style:data-style-name="N10">
      <style:chart-properties chart:symbol-type="none"/>
      <style:graphic-properties svg:stroke-width="0.035cm" svg:stroke-color="#ffff00" draw:fill-color="#ffff00"/>
      <style:text-properties fo:font-size="6pt" style:font-size-asian="6pt" style:font-size-complex="6pt"/>
    </style:style>
    <style:style style:name="ch11" style:family="chart" style:data-style-name="N10">
      <style:chart-properties chart:symbol-type="none"/>
      <style:graphic-properties svg:stroke-width="0.035cm" svg:stroke-color="#00ffff" draw:fill-color="#00ffff"/>
      <style:text-properties fo:font-size="6pt" style:font-size-asian="6pt" style:font-size-complex="6pt"/>
    </style:style>
    <style:style style:name="ch12" style:family="chart" style:data-style-name="N10">
      <style:chart-properties chart:symbol-type="none"/>
      <style:graphic-properties svg:stroke-width="0.035cm" svg:stroke-color="#800080" draw:fill-color="#800080"/>
      <style:text-properties fo:font-size="6pt" style:font-size-asian="6pt" style:font-size-complex="6pt"/>
    </style:style>
    <style:style style:name="ch13" style:family="chart" style:data-style-name="N10">
      <style:chart-properties chart:symbol-type="none"/>
      <style:graphic-properties svg:stroke-width="0.035cm" svg:stroke-color="#800000" draw:fill-color="#800000"/>
      <style:text-properties fo:font-size="6pt" style:font-size-asian="6pt" style:font-size-complex="6pt"/>
    </style:style>
    <style:style style:name="ch14" style:family="chart" style:data-style-name="N10">
      <style:chart-properties chart:symbol-type="none"/>
      <style:graphic-properties svg:stroke-width="0.035cm" svg:stroke-color="#008080" draw:fill-color="#008080"/>
      <style:text-properties fo:font-size="6pt" style:font-size-asian="6pt" style:font-size-complex="6pt"/>
    </style:style>
    <style:style style:name="ch15" style:family="chart" style:data-style-name="N10">
      <style:chart-properties chart:symbol-type="none"/>
      <style:graphic-properties svg:stroke-width="0.035cm" svg:stroke-color="#0000ff" draw:fill-color="#0000ff"/>
      <style:text-properties fo:font-size="6pt" style:font-size-asian="6pt" style:font-size-complex="6pt"/>
    </style:style>
    <style:style style:name="ch16" style:family="chart" style:data-style-name="N10">
      <style:chart-properties chart:symbol-type="none"/>
      <style:graphic-properties svg:stroke-width="0.035cm" svg:stroke-color="#00ccff" draw:fill-color="#00ccff"/>
      <style:text-properties fo:font-size="6pt" style:font-size-asian="6pt" style:font-size-complex="6pt"/>
    </style:style>
    <style:style style:name="ch17" style:family="chart" style:data-style-name="N10">
      <style:chart-properties chart:symbol-type="none"/>
      <style:graphic-properties svg:stroke-width="0.035cm" svg:stroke-color="#ccffff" draw:fill-color="#ccffff"/>
      <style:text-properties fo:font-size="6pt" style:font-size-asian="6pt" style:font-size-complex="6pt"/>
    </style:style>
    <style:style style:name="ch18" style:family="chart" style:data-style-name="N10">
      <style:chart-properties chart:symbol-type="none"/>
      <style:graphic-properties svg:stroke-width="0.035cm" svg:stroke-color="#ccffcc" draw:fill-color="#ccffcc"/>
      <style:text-properties fo:font-size="6pt" style:font-size-asian="6pt" style:font-size-complex="6pt"/>
    </style:style>
    <style:style style:name="ch19" style:family="chart" style:data-style-name="N10">
      <style:chart-properties chart:symbol-type="none"/>
      <style:graphic-properties svg:stroke-width="0.035cm" svg:stroke-color="#ffff99" draw:fill-color="#ffff99"/>
      <style:text-properties fo:font-size="6pt" style:font-size-asian="6pt" style:font-size-complex="6pt"/>
    </style:style>
    <style:style style:name="ch20" style:family="chart" style:data-style-name="N10">
      <style:chart-properties chart:symbol-type="none"/>
      <style:graphic-properties svg:stroke-width="0.035cm"/>
      <style:text-properties fo:font-size="6pt" style:font-size-asian="6pt" style:font-size-complex="6pt"/>
    </style:style>
    <style:style style:name="ch21" style:family="chart" style:data-style-name="N10">
      <style:chart-properties chart:symbol-type="none"/>
      <style:graphic-properties svg:stroke-width="0.035cm" svg:stroke-color="#ff99cc" draw:fill-color="#ff99cc"/>
      <style:text-properties fo:font-size="6pt" style:font-size-asian="6pt" style:font-size-complex="6pt"/>
    </style:style>
    <style:style style:name="ch22" style:family="chart" style:data-style-name="N10">
      <style:chart-properties chart:symbol-type="none"/>
      <style:graphic-properties svg:stroke-width="0.035cm" svg:stroke-color="#cc99ff" draw:fill-color="#cc99ff"/>
      <style:text-properties fo:font-size="6pt" style:font-size-asian="6pt" style:font-size-complex="6pt"/>
    </style:style>
    <style:style style:name="ch23" style:family="chart" style:data-style-name="N10">
      <style:chart-properties chart:symbol-type="none"/>
      <style:graphic-properties svg:stroke-width="0.035cm" svg:stroke-color="#ffcc99" draw:fill-color="#ffcc99"/>
      <style:text-properties fo:font-size="6pt" style:font-size-asian="6pt" style:font-size-complex="6pt"/>
    </style:style>
    <style:style style:name="ch24" style:family="chart" style:data-style-name="N10">
      <style:chart-properties chart:symbol-type="none"/>
      <style:graphic-properties svg:stroke-width="0.035cm" svg:stroke-color="#3366ff" draw:fill-color="#3366ff"/>
      <style:text-properties fo:font-size="6pt" style:font-size-asian="6pt" style:font-size-complex="6pt"/>
    </style:style>
    <style:style style:name="ch25" style:family="chart" style:data-style-name="N10">
      <style:chart-properties chart:symbol-type="none"/>
      <style:graphic-properties svg:stroke-width="0.035cm" svg:stroke-color="#33cccc" draw:fill-color="#33cccc"/>
      <style:text-properties fo:font-size="6pt" style:font-size-asian="6pt" style:font-size-complex="6pt"/>
    </style:style>
    <style:style style:name="ch26" style:family="chart" style:data-style-name="N10">
      <style:chart-properties chart:symbol-type="none"/>
      <style:graphic-properties svg:stroke-width="0.035cm" svg:stroke-color="#99cc00" draw:fill-color="#99cc00"/>
      <style:text-properties fo:font-size="6pt" style:font-size-asian="6pt" style:font-size-complex="6pt"/>
    </style:style>
    <style:style style:name="ch27" style:family="chart" style:data-style-name="N10">
      <style:chart-properties chart:symbol-type="none"/>
      <style:graphic-properties svg:stroke-width="0.035cm" svg:stroke-color="#ffcc00" draw:fill-color="#ffcc00"/>
      <style:text-properties fo:font-size="6pt" style:font-size-asian="6pt" style:font-size-complex="6pt"/>
    </style:style>
    <style:style style:name="ch28" style:family="chart" style:data-style-name="N10">
      <style:chart-properties chart:symbol-type="none"/>
      <style:graphic-properties svg:stroke-width="0.035cm" svg:stroke-color="#ff9900" draw:fill-color="#ff9900"/>
      <style:text-properties fo:font-size="6pt" style:font-size-asian="6pt" style:font-size-complex="6pt"/>
    </style:style>
    <style:style style:name="ch29" style:family="chart" style:data-style-name="N10">
      <style:chart-properties chart:symbol-type="none"/>
      <style:graphic-properties svg:stroke-width="0.035cm" svg:stroke-color="#ff6600" draw:fill-color="#ff6600"/>
      <style:text-properties fo:font-size="6pt" style:font-size-asian="6pt" style:font-size-complex="6pt"/>
    </style:style>
    <style:style style:name="ch30" style:family="chart" style:data-style-name="N10">
      <style:chart-properties chart:symbol-type="none"/>
      <style:graphic-properties svg:stroke-width="0.035cm" svg:stroke-color="#666699" draw:fill-color="#666699"/>
      <style:text-properties fo:font-size="6pt" style:font-size-asian="6pt" style:font-size-complex="6pt"/>
    </style:style>
    <style:style style:name="ch31" style:family="chart" style:data-style-name="N10">
      <style:chart-properties chart:symbol-type="none"/>
      <style:graphic-properties svg:stroke-width="0.035cm" svg:stroke-color="#969696" draw:fill-color="#969696"/>
      <style:text-properties fo:font-size="6pt" style:font-size-asian="6pt" style:font-size-complex="6pt"/>
    </style:style>
    <style:style style:name="ch32" style:family="chart" style:data-style-name="N10">
      <style:chart-properties chart:symbol-type="none"/>
      <style:graphic-properties svg:stroke-width="0.035cm" svg:stroke-color="#003366" draw:fill-color="#003366"/>
      <style:text-properties fo:font-size="6pt" style:font-size-asian="6pt" style:font-size-complex="6pt"/>
    </style:style>
    <style:style style:name="ch33" style:family="chart" style:data-style-name="N10">
      <style:chart-properties chart:symbol-type="none"/>
      <style:graphic-properties svg:stroke-width="0.035cm" svg:stroke-color="#339966" draw:fill-color="#339966"/>
      <style:text-properties fo:font-size="6pt" style:font-size-asian="6pt" style:font-size-complex="6pt"/>
    </style:style>
    <style:style style:name="ch34" style:family="chart" style:data-style-name="N10">
      <style:chart-properties chart:symbol-type="none"/>
      <style:graphic-properties svg:stroke-width="0.035cm" svg:stroke-color="#003300" draw:fill-color="#003300"/>
      <style:text-properties fo:font-size="6pt" style:font-size-asian="6pt" style:font-size-complex="6pt"/>
    </style:style>
    <style:style style:name="ch35" style:family="chart" style:data-style-name="N10">
      <style:chart-properties chart:symbol-type="none"/>
      <style:graphic-properties svg:stroke-width="0.035cm" svg:stroke-color="#333300" draw:fill-color="#333300"/>
      <style:text-properties fo:font-size="6pt" style:font-size-asian="6pt" style:font-size-complex="6pt"/>
    </style:style>
    <style:style style:name="ch36" style:family="chart" style:data-style-name="N10">
      <style:chart-properties chart:symbol-type="none"/>
      <style:graphic-properties svg:stroke-width="0.035cm" svg:stroke-color="#993300" draw:fill-color="#993300"/>
      <style:text-properties fo:font-size="6pt" style:font-size-asian="6pt" style:font-size-complex="6pt"/>
    </style:style>
    <style:style style:name="ch37" style:family="chart" style:data-style-name="N10">
      <style:chart-properties chart:symbol-type="none"/>
      <style:graphic-properties svg:stroke-width="0.035cm" svg:stroke-color="#993366" draw:fill-color="#993366"/>
      <style:text-properties fo:font-size="6pt" style:font-size-asian="6pt" style:font-size-complex="6pt"/>
    </style:style>
    <style:style style:name="ch38" style:family="chart" style:data-style-name="N10">
      <style:chart-properties chart:symbol-type="none"/>
      <style:graphic-properties svg:stroke-width="0.035cm" svg:stroke-color="#333399" draw:fill-color="#333399"/>
      <style:text-properties fo:font-size="6pt" style:font-size-asian="6pt" style:font-size-complex="6pt"/>
    </style:style>
    <style:style style:name="ch39" style:family="chart" style:data-style-name="N10">
      <style:chart-properties chart:symbol-type="none"/>
      <style:graphic-properties svg:stroke-width="0.035cm" svg:stroke-color="#000000" draw:fill-color="#000000"/>
      <style:text-properties fo:font-size="6pt" style:font-size-asian="6pt" style:font-size-complex="6pt"/>
    </style:style>
    <style:style style:name="ch40" style:family="chart" style:data-style-name="N10">
      <style:chart-properties chart:symbol-type="none"/>
      <style:graphic-properties svg:stroke-width="0.035cm" svg:stroke-color="#ffffff" draw:fill-color="#ffffff"/>
      <style:text-properties fo:font-size="6pt" style:font-size-asian="6pt" style:font-size-complex="6pt"/>
    </style:style>
    <style:style style:name="ch41" style:family="chart" style:data-style-name="N10">
      <style:chart-properties chart:symbol-type="none"/>
      <style:graphic-properties svg:stroke-width="0.035cm" svg:stroke-color="#ff0000" draw:fill-color="#ff0000"/>
      <style:text-properties fo:font-size="6pt" style:font-size-asian="6pt" style:font-size-complex="6pt"/>
    </style:style>
    <style:style style:name="ch42" style:family="chart" style:data-style-name="N10">
      <style:chart-properties chart:symbol-type="none"/>
      <style:graphic-properties svg:stroke-width="0.035cm" svg:stroke-color="#00ff00" draw:fill-color="#00ff00"/>
      <style:text-properties fo:font-size="6pt" style:font-size-asian="6pt" style:font-size-complex="6pt"/>
    </style:style>
    <style:style style:name="ch43" style:family="chart" style:data-style-name="N10">
      <style:chart-properties chart:symbol-type="none"/>
      <style:graphic-properties svg:stroke-width="0.035cm" svg:stroke-color="#008000" draw:fill-color="#008000"/>
      <style:text-properties fo:font-size="6pt" style:font-size-asian="6pt" style:font-size-complex="6pt"/>
    </style:style>
    <style:style style:name="ch44" style:family="chart" style:data-style-name="N10">
      <style:chart-properties chart:symbol-type="none"/>
      <style:graphic-properties svg:stroke-width="0.035cm" svg:stroke-color="#808000" draw:fill-color="#808000"/>
      <style:text-properties fo:font-size="6pt" style:font-size-asian="6pt" style:font-size-complex="6pt"/>
    </style:style>
    <style:style style:name="ch45" style:family="chart" style:data-style-name="N10">
      <style:chart-properties chart:symbol-type="none"/>
      <style:graphic-properties svg:stroke-width="0.035cm" svg:stroke-color="#c0c0c0" draw:fill-color="#c0c0c0"/>
      <style:text-properties fo:font-size="6pt" style:font-size-asian="6pt" style:font-size-complex="6pt"/>
    </style:style>
    <style:style style:name="ch46" style:family="chart" style:data-style-name="N10">
      <style:chart-properties chart:symbol-type="none"/>
      <style:graphic-properties svg:stroke-width="0.035cm" svg:stroke-color="#808080" draw:fill-color="#808080"/>
      <style:text-properties fo:font-size="6pt" style:font-size-asian="6pt" style:font-size-complex="6pt"/>
    </style:style>
    <style:style style:name="ch47" style:family="chart" style:data-style-name="N10">
      <style:chart-properties chart:symbol-type="none"/>
      <style:graphic-properties svg:stroke-width="0.035cm" svg:stroke-color="#9999ff" draw:fill-color="#9999ff"/>
      <style:text-properties fo:font-size="6pt" style:font-size-asian="6pt" style:font-size-complex="6pt"/>
    </style:style>
    <style:style style:name="ch48" style:family="chart" style:data-style-name="N10">
      <style:chart-properties chart:symbol-type="none"/>
      <style:graphic-properties svg:stroke-width="0.035cm" svg:stroke-color="#ffffcc" draw:fill-color="#ffffcc"/>
      <style:text-properties fo:font-size="6pt" style:font-size-asian="6pt" style:font-size-complex="6pt"/>
    </style:style>
    <style:style style:name="ch49" style:family="chart" style:data-style-name="N10">
      <style:chart-properties chart:symbol-type="none"/>
      <style:graphic-properties svg:stroke-width="0.035cm" svg:stroke-color="#660066" draw:fill-color="#660066"/>
      <style:text-properties fo:font-size="6pt" style:font-size-asian="6pt" style:font-size-complex="6pt"/>
    </style:style>
    <style:style style:name="ch50" style:family="chart" style:data-style-name="N10">
      <style:chart-properties chart:symbol-type="none"/>
      <style:graphic-properties svg:stroke-width="0.035cm" svg:stroke-color="#ff8080" draw:fill-color="#ff8080"/>
      <style:text-properties fo:font-size="6pt" style:font-size-asian="6pt" style:font-size-complex="6pt"/>
    </style:style>
    <style:style style:name="ch51" style:family="chart" style:data-style-name="N10">
      <style:chart-properties chart:symbol-type="none"/>
      <style:graphic-properties svg:stroke-width="0.035cm" svg:stroke-color="#0066cc" draw:fill-color="#0066cc"/>
      <style:text-properties fo:font-size="6pt" style:font-size-asian="6pt" style:font-size-complex="6pt"/>
    </style:style>
    <style:style style:name="ch52" style:family="chart" style:data-style-name="N10">
      <style:chart-properties chart:symbol-type="none"/>
      <style:graphic-properties svg:stroke-width="0.035cm" svg:stroke-color="#ccccff" draw:fill-color="#ccccff"/>
      <style:text-properties fo:font-size="6pt" style:font-size-asian="6pt" style:font-size-complex="6pt"/>
    </style:style>
    <style:style style:name="ch53" style:family="chart" style:data-style-name="N10">
      <style:chart-properties chart:symbol-type="none"/>
      <style:graphic-properties svg:stroke-width="0.035cm" svg:stroke-color="#333333" draw:fill-color="#333333"/>
      <style:text-properties fo:font-size="6pt" style:font-size-asian="6pt" style:font-size-complex="6pt"/>
    </style:style>
    <style:style style:name="ch54" style:family="chart">
      <style:graphic-properties draw:stroke="solid" svg:stroke-width="0.035cm" svg:stroke-color="#808080" draw:fill="solid" draw:fill-color="#ffffff"/>
    </style:style>
    <style:style style:name="ch55" style:family="chart">
      <style:graphic-properties draw:fill-color="#d9d9d9"/>
    </style:style>
  </office:automatic-styles>
  <office:body>
    <office:chart>
      <chart:chart svg:width="12.269cm" svg:height="7.107cm" xlink:href=".." xlink:type="simple" chart:class="chart:line" chart:style-name="ch1">
        <chart:title svg:x="4.667cm" svg:y="0.21cm" chart:style-name="ch2">
          <text:p>Forward Rate Curves</text:p>
        </chart:title>
        <chart:plot-area chart:style-name="ch3" table:cell-range-address="Simulation.C11:Simulation.J11 Simulation.C15:Simulation.J114" chart:data-source-has-labels="row" svg:x="1.381cm" svg:y="0.654cm" svg:width="10.646cm" svg:height="5.682cm">
          <chartooo:coordinate-region svg:x="2.271cm" svg:y="0.836cm" svg:width="9.53cm" svg:height="4.887cm"/>
          <chart:axis chart:dimension="x" chart:name="primary-x" chart:style-name="ch4" chartooo:axis-type="text">
            <chart:title svg:x="5.912cm" svg:y="6.649cm" chart:style-name="ch5">
              <text:p>Maturity</text:p>
            </chart:title>
            <chart:categories table:cell-range-address="Simulation.C11:Simulation.J11"/>
          </chart:axis>
          <chart:axis chart:dimension="y" chart:name="primary-y" chart:style-name="ch6">
            <chart:title svg:x="0.249cm" svg:y="4.006cm" chart:style-name="ch7">
              <text:p>Rate     </text:p>
            </chart:title>
            <chart:grid chart:class="major"/>
          </chart:axis>
          <chart:series chart:style-name="ch8" chart:values-cell-range-address="Simulation.C15:Simulation.J15" chart:class="chart:line">
            <chart:data-point chart:repeated="8"/>
          </chart:series>
          <chart:series chart:style-name="ch9" chart:values-cell-range-address="Simulation.C16:Simulation.J16" chart:class="chart:line">
            <chart:data-point chart:repeated="8"/>
          </chart:series>
          <chart:series chart:style-name="ch10" chart:values-cell-range-address="Simulation.C17:Simulation.J17" chart:class="chart:line">
            <chart:data-point chart:repeated="8"/>
          </chart:series>
          <chart:series chart:style-name="ch11" chart:values-cell-range-address="Simulation.C18:Simulation.J18" chart:class="chart:line">
            <chart:data-point chart:repeated="8"/>
          </chart:series>
          <chart:series chart:style-name="ch12" chart:values-cell-range-address="Simulation.C19:Simulation.J19" chart:class="chart:line">
            <chart:data-point chart:repeated="8"/>
          </chart:series>
          <chart:series chart:style-name="ch13" chart:values-cell-range-address="Simulation.C20:Simulation.J20" chart:class="chart:line">
            <chart:data-point chart:repeated="8"/>
          </chart:series>
          <chart:series chart:style-name="ch14" chart:values-cell-range-address="Simulation.C21:Simulation.J21" chart:class="chart:line">
            <chart:data-point chart:repeated="8"/>
          </chart:series>
          <chart:series chart:style-name="ch15" chart:values-cell-range-address="Simulation.C22:Simulation.J22" chart:class="chart:line">
            <chart:data-point chart:repeated="8"/>
          </chart:series>
          <chart:series chart:style-name="ch16" chart:values-cell-range-address="Simulation.C23:Simulation.J23" chart:class="chart:line">
            <chart:data-point chart:repeated="8"/>
          </chart:series>
          <chart:series chart:style-name="ch17" chart:values-cell-range-address="Simulation.C24:Simulation.J24" chart:class="chart:line">
            <chart:data-point chart:repeated="8"/>
          </chart:series>
          <chart:series chart:style-name="ch18" chart:values-cell-range-address="Simulation.C25:Simulation.J25" chart:class="chart:line">
            <chart:data-point chart:repeated="8"/>
          </chart:series>
          <chart:series chart:style-name="ch19" chart:values-cell-range-address="Simulation.C26:Simulation.J26" chart:class="chart:line">
            <chart:data-point chart:repeated="8"/>
          </chart:series>
          <chart:series chart:style-name="ch20" chart:values-cell-range-address="Simulation.C27:Simulation.J27" chart:class="chart:line">
            <chart:data-point chart:repeated="8"/>
          </chart:series>
          <chart:series chart:style-name="ch21" chart:values-cell-range-address="Simulation.C28:Simulation.J28" chart:class="chart:line">
            <chart:data-point chart:repeated="8"/>
          </chart:series>
          <chart:series chart:style-name="ch22" chart:values-cell-range-address="Simulation.C29:Simulation.J29" chart:class="chart:line">
            <chart:data-point chart:repeated="8"/>
          </chart:series>
          <chart:series chart:style-name="ch23" chart:values-cell-range-address="Simulation.C30:Simulation.J30" chart:class="chart:line">
            <chart:data-point chart:repeated="8"/>
          </chart:series>
          <chart:series chart:style-name="ch24" chart:values-cell-range-address="Simulation.C31:Simulation.J31" chart:class="chart:line">
            <chart:data-point chart:repeated="8"/>
          </chart:series>
          <chart:series chart:style-name="ch25" chart:values-cell-range-address="Simulation.C32:Simulation.J32" chart:class="chart:line">
            <chart:data-point chart:repeated="8"/>
          </chart:series>
          <chart:series chart:style-name="ch26" chart:values-cell-range-address="Simulation.C33:Simulation.J33" chart:class="chart:line">
            <chart:data-point chart:repeated="8"/>
          </chart:series>
          <chart:series chart:style-name="ch27" chart:values-cell-range-address="Simulation.C34:Simulation.J34" chart:class="chart:line">
            <chart:data-point chart:repeated="8"/>
          </chart:series>
          <chart:series chart:style-name="ch28" chart:values-cell-range-address="Simulation.C35:Simulation.J35" chart:class="chart:line">
            <chart:data-point chart:repeated="8"/>
          </chart:series>
          <chart:series chart:style-name="ch29" chart:values-cell-range-address="Simulation.C36:Simulation.J36" chart:class="chart:line">
            <chart:data-point chart:repeated="8"/>
          </chart:series>
          <chart:series chart:style-name="ch30" chart:values-cell-range-address="Simulation.C37:Simulation.J37" chart:class="chart:line">
            <chart:data-point chart:repeated="8"/>
          </chart:series>
          <chart:series chart:style-name="ch31" chart:values-cell-range-address="Simulation.C38:Simulation.J38" chart:class="chart:line">
            <chart:data-point chart:repeated="8"/>
          </chart:series>
          <chart:series chart:style-name="ch32" chart:values-cell-range-address="Simulation.C39:Simulation.J39" chart:class="chart:line">
            <chart:data-point chart:repeated="8"/>
          </chart:series>
          <chart:series chart:style-name="ch33" chart:values-cell-range-address="Simulation.C40:Simulation.J40" chart:class="chart:line">
            <chart:data-point chart:repeated="8"/>
          </chart:series>
          <chart:series chart:style-name="ch34" chart:values-cell-range-address="Simulation.C41:Simulation.J41" chart:class="chart:line">
            <chart:data-point chart:repeated="8"/>
          </chart:series>
          <chart:series chart:style-name="ch35" chart:values-cell-range-address="Simulation.C42:Simulation.J42" chart:class="chart:line">
            <chart:data-point chart:repeated="8"/>
          </chart:series>
          <chart:series chart:style-name="ch36" chart:values-cell-range-address="Simulation.C43:Simulation.J43" chart:class="chart:line">
            <chart:data-point chart:repeated="8"/>
          </chart:series>
          <chart:series chart:style-name="ch37" chart:values-cell-range-address="Simulation.C44:Simulation.J44" chart:class="chart:line">
            <chart:data-point chart:repeated="8"/>
          </chart:series>
          <chart:series chart:style-name="ch38" chart:values-cell-range-address="Simulation.C45:Simulation.J45" chart:class="chart:line">
            <chart:data-point chart:repeated="8"/>
          </chart:series>
          <chart:series chart:style-name="ch39" chart:values-cell-range-address="Simulation.C46:Simulation.J46" chart:class="chart:line">
            <chart:data-point chart:repeated="8"/>
          </chart:series>
          <chart:series chart:style-name="ch40" chart:values-cell-range-address="Simulation.C47:Simulation.J47" chart:class="chart:line">
            <chart:data-point chart:repeated="8"/>
          </chart:series>
          <chart:series chart:style-name="ch41" chart:values-cell-range-address="Simulation.C48:Simulation.J48" chart:class="chart:line">
            <chart:data-point chart:repeated="8"/>
          </chart:series>
          <chart:series chart:style-name="ch42" chart:values-cell-range-address="Simulation.C49:Simulation.J49" chart:class="chart:line">
            <chart:data-point chart:repeated="8"/>
          </chart:series>
          <chart:series chart:style-name="ch15" chart:values-cell-range-address="Simulation.C50:Simulation.J50" chart:class="chart:line">
            <chart:data-point chart:repeated="8"/>
          </chart:series>
          <chart:series chart:style-name="ch10" chart:values-cell-range-address="Simulation.C51:Simulation.J51" chart:class="chart:line">
            <chart:data-point chart:repeated="8"/>
          </chart:series>
          <chart:series chart:style-name="ch9" chart:values-cell-range-address="Simulation.C52:Simulation.J52" chart:class="chart:line">
            <chart:data-point chart:repeated="8"/>
          </chart:series>
          <chart:series chart:style-name="ch11" chart:values-cell-range-address="Simulation.C53:Simulation.J53" chart:class="chart:line">
            <chart:data-point chart:repeated="8"/>
          </chart:series>
          <chart:series chart:style-name="ch13" chart:values-cell-range-address="Simulation.C54:Simulation.J54" chart:class="chart:line">
            <chart:data-point chart:repeated="8"/>
          </chart:series>
          <chart:series chart:style-name="ch43" chart:values-cell-range-address="Simulation.C55:Simulation.J55" chart:class="chart:line">
            <chart:data-point chart:repeated="8"/>
          </chart:series>
          <chart:series chart:style-name="ch8" chart:values-cell-range-address="Simulation.C56:Simulation.J56" chart:class="chart:line">
            <chart:data-point chart:repeated="8"/>
          </chart:series>
          <chart:series chart:style-name="ch44" chart:values-cell-range-address="Simulation.C57:Simulation.J57" chart:class="chart:line">
            <chart:data-point chart:repeated="8"/>
          </chart:series>
          <chart:series chart:style-name="ch12" chart:values-cell-range-address="Simulation.C58:Simulation.J58" chart:class="chart:line">
            <chart:data-point chart:repeated="8"/>
          </chart:series>
          <chart:series chart:style-name="ch14" chart:values-cell-range-address="Simulation.C59:Simulation.J59" chart:class="chart:line">
            <chart:data-point chart:repeated="8"/>
          </chart:series>
          <chart:series chart:style-name="ch45" chart:values-cell-range-address="Simulation.C60:Simulation.J60" chart:class="chart:line">
            <chart:data-point chart:repeated="8"/>
          </chart:series>
          <chart:series chart:style-name="ch46" chart:values-cell-range-address="Simulation.C61:Simulation.J61" chart:class="chart:line">
            <chart:data-point chart:repeated="8"/>
          </chart:series>
          <chart:series chart:style-name="ch47" chart:values-cell-range-address="Simulation.C62:Simulation.J62" chart:class="chart:line">
            <chart:data-point chart:repeated="8"/>
          </chart:series>
          <chart:series chart:style-name="ch37" chart:values-cell-range-address="Simulation.C63:Simulation.J63" chart:class="chart:line">
            <chart:data-point chart:repeated="8"/>
          </chart:series>
          <chart:series chart:style-name="ch48" chart:values-cell-range-address="Simulation.C64:Simulation.J64" chart:class="chart:line">
            <chart:data-point chart:repeated="8"/>
          </chart:series>
          <chart:series chart:style-name="ch17" chart:values-cell-range-address="Simulation.C65:Simulation.J65" chart:class="chart:line">
            <chart:data-point chart:repeated="8"/>
          </chart:series>
          <chart:series chart:style-name="ch49" chart:values-cell-range-address="Simulation.C66:Simulation.J66" chart:class="chart:line">
            <chart:data-point chart:repeated="8"/>
          </chart:series>
          <chart:series chart:style-name="ch50" chart:values-cell-range-address="Simulation.C67:Simulation.J67" chart:class="chart:line">
            <chart:data-point chart:repeated="8"/>
          </chart:series>
          <chart:series chart:style-name="ch51" chart:values-cell-range-address="Simulation.C68:Simulation.J68" chart:class="chart:line">
            <chart:data-point chart:repeated="8"/>
          </chart:series>
          <chart:series chart:style-name="ch52" chart:values-cell-range-address="Simulation.C69:Simulation.J69" chart:class="chart:line">
            <chart:data-point chart:repeated="8"/>
          </chart:series>
          <chart:series chart:style-name="ch53" chart:values-cell-range-address="Simulation.C70:Simulation.J70" chart:class="chart:line">
            <chart:data-point chart:repeated="8"/>
          </chart:series>
          <chart:series chart:style-name="ch8" chart:values-cell-range-address="Simulation.C71:Simulation.J71" chart:class="chart:line">
            <chart:data-point chart:repeated="8"/>
          </chart:series>
          <chart:series chart:style-name="ch9" chart:values-cell-range-address="Simulation.C72:Simulation.J72" chart:class="chart:line">
            <chart:data-point chart:repeated="8"/>
          </chart:series>
          <chart:series chart:style-name="ch10" chart:values-cell-range-address="Simulation.C73:Simulation.J73" chart:class="chart:line">
            <chart:data-point chart:repeated="8"/>
          </chart:series>
          <chart:series chart:style-name="ch11" chart:values-cell-range-address="Simulation.C74:Simulation.J74" chart:class="chart:line">
            <chart:data-point chart:repeated="8"/>
          </chart:series>
          <chart:series chart:style-name="ch12" chart:values-cell-range-address="Simulation.C75:Simulation.J75" chart:class="chart:line">
            <chart:data-point chart:repeated="8"/>
          </chart:series>
          <chart:series chart:style-name="ch13" chart:values-cell-range-address="Simulation.C76:Simulation.J76" chart:class="chart:line">
            <chart:data-point chart:repeated="8"/>
          </chart:series>
          <chart:series chart:style-name="ch14" chart:values-cell-range-address="Simulation.C77:Simulation.J77" chart:class="chart:line">
            <chart:data-point chart:repeated="8"/>
          </chart:series>
          <chart:series chart:style-name="ch15" chart:values-cell-range-address="Simulation.C78:Simulation.J78" chart:class="chart:line">
            <chart:data-point chart:repeated="8"/>
          </chart:series>
          <chart:series chart:style-name="ch16" chart:values-cell-range-address="Simulation.C79:Simulation.J79" chart:class="chart:line">
            <chart:data-point chart:repeated="8"/>
          </chart:series>
          <chart:series chart:style-name="ch17" chart:values-cell-range-address="Simulation.C80:Simulation.J80" chart:class="chart:line">
            <chart:data-point chart:repeated="8"/>
          </chart:series>
          <chart:series chart:style-name="ch18" chart:values-cell-range-address="Simulation.C81:Simulation.J81" chart:class="chart:line">
            <chart:data-point chart:repeated="8"/>
          </chart:series>
          <chart:series chart:style-name="ch19" chart:values-cell-range-address="Simulation.C82:Simulation.J82" chart:class="chart:line">
            <chart:data-point chart:repeated="8"/>
          </chart:series>
          <chart:series chart:style-name="ch20" chart:values-cell-range-address="Simulation.C83:Simulation.J83" chart:class="chart:line">
            <chart:data-point chart:repeated="8"/>
          </chart:series>
          <chart:series chart:style-name="ch21" chart:values-cell-range-address="Simulation.C84:Simulation.J84" chart:class="chart:line">
            <chart:data-point chart:repeated="8"/>
          </chart:series>
          <chart:series chart:style-name="ch22" chart:values-cell-range-address="Simulation.C85:Simulation.J85" chart:class="chart:line">
            <chart:data-point chart:repeated="8"/>
          </chart:series>
          <chart:series chart:style-name="ch23" chart:values-cell-range-address="Simulation.C86:Simulation.J86" chart:class="chart:line">
            <chart:data-point chart:repeated="8"/>
          </chart:series>
          <chart:series chart:style-name="ch24" chart:values-cell-range-address="Simulation.C87:Simulation.J87" chart:class="chart:line">
            <chart:data-point chart:repeated="8"/>
          </chart:series>
          <chart:series chart:style-name="ch25" chart:values-cell-range-address="Simulation.C88:Simulation.J88" chart:class="chart:line">
            <chart:data-point chart:repeated="8"/>
          </chart:series>
          <chart:series chart:style-name="ch26" chart:values-cell-range-address="Simulation.C89:Simulation.J89" chart:class="chart:line">
            <chart:data-point chart:repeated="8"/>
          </chart:series>
          <chart:series chart:style-name="ch27" chart:values-cell-range-address="Simulation.C90:Simulation.J90" chart:class="chart:line">
            <chart:data-point chart:repeated="8"/>
          </chart:series>
          <chart:series chart:style-name="ch28" chart:values-cell-range-address="Simulation.C91:Simulation.J91" chart:class="chart:line">
            <chart:data-point chart:repeated="8"/>
          </chart:series>
          <chart:series chart:style-name="ch29" chart:values-cell-range-address="Simulation.C92:Simulation.J92" chart:class="chart:line">
            <chart:data-point chart:repeated="8"/>
          </chart:series>
          <chart:series chart:style-name="ch30" chart:values-cell-range-address="Simulation.C93:Simulation.J93" chart:class="chart:line">
            <chart:data-point chart:repeated="8"/>
          </chart:series>
          <chart:series chart:style-name="ch31" chart:values-cell-range-address="Simulation.C94:Simulation.J94" chart:class="chart:line">
            <chart:data-point chart:repeated="8"/>
          </chart:series>
          <chart:series chart:style-name="ch32" chart:values-cell-range-address="Simulation.C95:Simulation.J95" chart:class="chart:line">
            <chart:data-point chart:repeated="8"/>
          </chart:series>
          <chart:series chart:style-name="ch33" chart:values-cell-range-address="Simulation.C96:Simulation.J96" chart:class="chart:line">
            <chart:data-point chart:repeated="8"/>
          </chart:series>
          <chart:series chart:style-name="ch34" chart:values-cell-range-address="Simulation.C97:Simulation.J97" chart:class="chart:line">
            <chart:data-point chart:repeated="8"/>
          </chart:series>
          <chart:series chart:style-name="ch35" chart:values-cell-range-address="Simulation.C98:Simulation.J98" chart:class="chart:line">
            <chart:data-point chart:repeated="8"/>
          </chart:series>
          <chart:series chart:style-name="ch36" chart:values-cell-range-address="Simulation.C99:Simulation.J99" chart:class="chart:line">
            <chart:data-point chart:repeated="8"/>
          </chart:series>
          <chart:series chart:style-name="ch37" chart:values-cell-range-address="Simulation.C100:Simulation.J100" chart:class="chart:line">
            <chart:data-point chart:repeated="8"/>
          </chart:series>
          <chart:series chart:style-name="ch38" chart:values-cell-range-address="Simulation.C101:Simulation.J101" chart:class="chart:line">
            <chart:data-point chart:repeated="8"/>
          </chart:series>
          <chart:series chart:style-name="ch39" chart:values-cell-range-address="Simulation.C102:Simulation.J102" chart:class="chart:line">
            <chart:data-point chart:repeated="8"/>
          </chart:series>
          <chart:series chart:style-name="ch40" chart:values-cell-range-address="Simulation.C103:Simulation.J103" chart:class="chart:line">
            <chart:data-point chart:repeated="8"/>
          </chart:series>
          <chart:series chart:style-name="ch41" chart:values-cell-range-address="Simulation.C104:Simulation.J104" chart:class="chart:line">
            <chart:data-point chart:repeated="8"/>
          </chart:series>
          <chart:series chart:style-name="ch42" chart:values-cell-range-address="Simulation.C105:Simulation.J105" chart:class="chart:line">
            <chart:data-point chart:repeated="8"/>
          </chart:series>
          <chart:series chart:style-name="ch15" chart:values-cell-range-address="Simulation.C106:Simulation.J106" chart:class="chart:line">
            <chart:data-point chart:repeated="8"/>
          </chart:series>
          <chart:series chart:style-name="ch10" chart:values-cell-range-address="Simulation.C107:Simulation.J107" chart:class="chart:line">
            <chart:data-point chart:repeated="8"/>
          </chart:series>
          <chart:series chart:style-name="ch9" chart:values-cell-range-address="Simulation.C108:Simulation.J108" chart:class="chart:line">
            <chart:data-point chart:repeated="8"/>
          </chart:series>
          <chart:series chart:style-name="ch11" chart:values-cell-range-address="Simulation.C109:Simulation.J109" chart:class="chart:line">
            <chart:data-point chart:repeated="8"/>
          </chart:series>
          <chart:series chart:style-name="ch13" chart:values-cell-range-address="Simulation.C110:Simulation.J110" chart:class="chart:line">
            <chart:data-point chart:repeated="8"/>
          </chart:series>
          <chart:series chart:style-name="ch43" chart:values-cell-range-address="Simulation.C111:Simulation.J111" chart:class="chart:line">
            <chart:data-point chart:repeated="8"/>
          </chart:series>
          <chart:series chart:style-name="ch8" chart:values-cell-range-address="Simulation.C112:Simulation.J112" chart:class="chart:line">
            <chart:data-point chart:repeated="8"/>
          </chart:series>
          <chart:series chart:style-name="ch44" chart:values-cell-range-address="Simulation.C113:Simulation.J113" chart:class="chart:line">
            <chart:data-point chart:repeated="8"/>
          </chart:series>
          <chart:series chart:style-name="ch12" chart:values-cell-range-address="Simulation.C114:Simulation.J114" chart:class="chart:line">
            <chart:data-point chart:repeated="8"/>
          </chart:series>
          <chart:wall chart:style-name="ch54"/>
          <chart:floor chart:style-name="ch5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Simulation.C11:Simulation.J11</svg:desc>
                </draw:g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5.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6.5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7.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0150806270657118">
                <text:p>0.0150806270657118</text:p>
                <draw:g>
                  <svg:desc>Simulation.C15:Simulation.J15</svg:desc>
                </draw:g>
              </table:table-cell>
              <table:table-cell office:value-type="float" office:value="0.0214040477384898">
                <text:p>0.0214040477384898</text:p>
              </table:table-cell>
              <table:table-cell office:value-type="float" office:value="0.0232000240642394">
                <text:p>0.0232000240642394</text:p>
              </table:table-cell>
              <table:table-cell office:value-type="float" office:value="0.0229835285253251">
                <text:p>0.0229835285253251</text:p>
              </table:table-cell>
              <table:table-cell office:value-type="float" office:value="0.0222830408194558">
                <text:p>0.0222830408194558</text:p>
              </table:table-cell>
              <table:table-cell office:value-type="float" office:value="0.0216374127321226">
                <text:p>0.0216374127321226</text:p>
              </table:table-cell>
              <table:table-cell office:value-type="float" office:value="0.0211663322467513">
                <text:p>0.0211663322467513</text:p>
              </table:table-cell>
              <table:table-cell office:value-type="float" office:value="0.0208575414441713">
                <text:p>0.0208575414441713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000413388681473259">
                <text:p>0.000413388681473259</text:p>
                <draw:g>
                  <svg:desc>Simulation.C16:Simulation.J16</svg:desc>
                </draw:g>
              </table:table-cell>
              <table:table-cell office:value-type="float" office:value="0.00196004505745439">
                <text:p>0.00196004505745439</text:p>
              </table:table-cell>
              <table:table-cell office:value-type="float" office:value="0.00462853248434457">
                <text:p>0.00462853248434457</text:p>
              </table:table-cell>
              <table:table-cell office:value-type="float" office:value="0.00752353371085489">
                <text:p>0.00752353371085489</text:p>
              </table:table-cell>
              <table:table-cell office:value-type="float" office:value="0.00993361416041129">
                <text:p>0.00993361416041129</text:p>
              </table:table-cell>
              <table:table-cell office:value-type="float" office:value="0.011637670250693">
                <text:p>0.011637670250693</text:p>
              </table:table-cell>
              <table:table-cell office:value-type="float" office:value="0.0127084286879412">
                <text:p>0.0127084286879412</text:p>
              </table:table-cell>
              <table:table-cell office:value-type="float" office:value="0.0133107440140682">
                <text:p>0.0133107440140682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0126612084368988">
                <text:p>0.0126612084368988</text:p>
                <draw:g>
                  <svg:desc>Simulation.C17:Simulation.J17</svg:desc>
                </draw:g>
              </table:table-cell>
              <table:table-cell office:value-type="float" office:value="0.0184369288426995">
                <text:p>0.0184369288426995</text:p>
              </table:table-cell>
              <table:table-cell office:value-type="float" office:value="0.0203182454986799">
                <text:p>0.0203182454986799</text:p>
              </table:table-cell>
              <table:table-cell office:value-type="float" office:value="0.0203612129403054">
                <text:p>0.0203612129403054</text:p>
              </table:table-cell>
              <table:table-cell office:value-type="float" office:value="0.0199034330192007">
                <text:p>0.0199034330192007</text:p>
              </table:table-cell>
              <table:table-cell office:value-type="float" office:value="0.0194417375013453">
                <text:p>0.0194417375013453</text:p>
              </table:table-cell>
              <table:table-cell office:value-type="float" office:value="0.019100149463848">
                <text:p>0.019100149463848</text:p>
              </table:table-cell>
              <table:table-cell office:value-type="float" office:value="0.0188795998448008">
                <text:p>0.0188795998448008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0092156433616118">
                <text:p>0.0092156433616118</text:p>
                <draw:g>
                  <svg:desc>Simulation.C18:Simulation.J18</svg:desc>
                </draw:g>
              </table:table-cell>
              <table:table-cell office:value-type="float" office:value="0.0151200937985657">
                <text:p>0.0151200937985657</text:p>
              </table:table-cell>
              <table:table-cell office:value-type="float" office:value="0.0180294268675926">
                <text:p>0.0180294268675926</text:p>
              </table:table-cell>
              <table:table-cell office:value-type="float" office:value="0.0190145606487398">
                <text:p>0.0190145606487398</text:p>
              </table:table-cell>
              <table:table-cell office:value-type="float" office:value="0.0192013730476395">
                <text:p>0.0192013730476395</text:p>
              </table:table-cell>
              <table:table-cell office:value-type="float" office:value="0.0191401565659214">
                <text:p>0.0191401565659214</text:p>
              </table:table-cell>
              <table:table-cell office:value-type="float" office:value="0.0190369510062382">
                <text:p>0.0190369510062382</text:p>
              </table:table-cell>
              <table:table-cell office:value-type="float" office:value="0.0189534632238063">
                <text:p>0.0189534632238063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0565007914948836">
                <text:p>0.0565007914948836</text:p>
                <draw:g>
                  <svg:desc>Simulation.C19:Simulation.J19</svg:desc>
                </draw:g>
              </table:table-cell>
              <table:table-cell office:value-type="float" office:value="0.051130636193054">
                <text:p>0.051130636193054</text:p>
              </table:table-cell>
              <table:table-cell office:value-type="float" office:value="0.0414358324006545">
                <text:p>0.0414358324006545</text:p>
              </table:table-cell>
              <table:table-cell office:value-type="float" office:value="0.0341469897026133">
                <text:p>0.0341469897026133</text:p>
              </table:table-cell>
              <table:table-cell office:value-type="float" office:value="0.0295442837178337">
                <text:p>0.0295442837178337</text:p>
              </table:table-cell>
              <table:table-cell office:value-type="float" office:value="0.0267947668014938">
                <text:p>0.0267947668014938</text:p>
              </table:table-cell>
              <table:table-cell office:value-type="float" office:value="0.0252032490068301">
                <text:p>0.0252032490068301</text:p>
              </table:table-cell>
              <table:table-cell office:value-type="float" office:value="0.0243186874429449">
                <text:p>0.0243186874429449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.0159621066427258">
                <text:p>0.0159621066427258</text:p>
                <draw:g>
                  <svg:desc>Simulation.C20:Simulation.J20</svg:desc>
                </draw:g>
              </table:table-cell>
              <table:table-cell office:value-type="float" office:value="0.0241975247151686">
                <text:p>0.0241975247151686</text:p>
              </table:table-cell>
              <table:table-cell office:value-type="float" office:value="0.0275445401312377">
                <text:p>0.0275445401312377</text:p>
              </table:table-cell>
              <table:table-cell office:value-type="float" office:value="0.0283562078105654">
                <text:p>0.0283562078105654</text:p>
              </table:table-cell>
              <table:table-cell office:value-type="float" office:value="0.0283485121637706">
                <text:p>0.0283485121637706</text:p>
              </table:table-cell>
              <table:table-cell office:value-type="float" office:value="0.028211609041445">
                <text:p>0.028211609041445</text:p>
              </table:table-cell>
              <table:table-cell office:value-type="float" office:value="0.0281436537993881">
                <text:p>0.0281436537993881</text:p>
              </table:table-cell>
              <table:table-cell office:value-type="float" office:value="0.0281682998585342">
                <text:p>0.0281682998585342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.0121800993612809">
                <text:p>0.0121800993612809</text:p>
                <draw:g>
                  <svg:desc>Simulation.C21:Simulation.J21</svg:desc>
                </draw:g>
              </table:table-cell>
              <table:table-cell office:value-type="float" office:value="0.0170969611891182">
                <text:p>0.0170969611891182</text:p>
              </table:table-cell>
              <table:table-cell office:value-type="float" office:value="0.018346917611777">
                <text:p>0.018346917611777</text:p>
              </table:table-cell>
              <table:table-cell office:value-type="float" office:value="0.0180242909513736">
                <text:p>0.0180242909513736</text:p>
              </table:table-cell>
              <table:table-cell office:value-type="float" office:value="0.0173562316771347">
                <text:p>0.0173562316771347</text:p>
              </table:table-cell>
              <table:table-cell office:value-type="float" office:value="0.0167606394256024">
                <text:p>0.0167606394256024</text:p>
              </table:table-cell>
              <table:table-cell office:value-type="float" office:value="0.0163227978077852">
                <text:p>0.0163227978077852</text:p>
              </table:table-cell>
              <table:table-cell office:value-type="float" office:value="0.0160267568340476">
                <text:p>0.0160267568340476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0107306029119315">
                <text:p>0.0107306029119315</text:p>
                <draw:g>
                  <svg:desc>Simulation.C22:Simulation.J22</svg:desc>
                </draw:g>
              </table:table-cell>
              <table:table-cell office:value-type="float" office:value="0.0158391143260315">
                <text:p>0.0158391143260315</text:p>
              </table:table-cell>
              <table:table-cell office:value-type="float" office:value="0.0175716258235851">
                <text:p>0.0175716258235851</text:p>
              </table:table-cell>
              <table:table-cell office:value-type="float" office:value="0.017647164493961">
                <text:p>0.017647164493961</text:p>
              </table:table-cell>
              <table:table-cell office:value-type="float" office:value="0.0172423751253582">
                <text:p>0.0172423751253582</text:p>
              </table:table-cell>
              <table:table-cell office:value-type="float" office:value="0.0168108422155796">
                <text:p>0.0168108422155796</text:p>
              </table:table-cell>
              <table:table-cell office:value-type="float" office:value="0.0164741850732161">
                <text:p>0.0164741850732161</text:p>
              </table:table-cell>
              <table:table-cell office:value-type="float" office:value="0.0162406701376959">
                <text:p>0.0162406701376959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0194218209927909">
                <text:p>0.0194218209927909</text:p>
                <draw:g>
                  <svg:desc>Simulation.C23:Simulation.J23</svg:desc>
                </draw:g>
              </table:table-cell>
              <table:table-cell office:value-type="float" office:value="0.0267931530001557">
                <text:p>0.0267931530001557</text:p>
              </table:table-cell>
              <table:table-cell office:value-type="float" office:value="0.0286491478874219">
                <text:p>0.0286491478874219</text:p>
              </table:table-cell>
              <table:table-cell office:value-type="float" office:value="0.0282721327290838">
                <text:p>0.0282721327290838</text:p>
              </table:table-cell>
              <table:table-cell office:value-type="float" office:value="0.0274620536394973">
                <text:p>0.0274620536394973</text:p>
              </table:table-cell>
              <table:table-cell office:value-type="float" office:value="0.026797172804828">
                <text:p>0.026797172804828</text:p>
              </table:table-cell>
              <table:table-cell office:value-type="float" office:value="0.026375776312878">
                <text:p>0.026375776312878</text:p>
              </table:table-cell>
              <table:table-cell office:value-type="float" office:value="0.0261576449806717">
                <text:p>0.0261576449806717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265701313114709">
                <text:p>0.0265701313114709</text:p>
                <draw:g>
                  <svg:desc>Simulation.C24:Simulation.J24</svg:desc>
                </draw:g>
              </table:table-cell>
              <table:table-cell office:value-type="float" office:value="0.0309942213881422">
                <text:p>0.0309942213881422</text:p>
              </table:table-cell>
              <table:table-cell office:value-type="float" office:value="0.0295927959994043">
                <text:p>0.0295927959994043</text:p>
              </table:table-cell>
              <table:table-cell office:value-type="float" office:value="0.0270385441784438">
                <text:p>0.0270385441784438</text:p>
              </table:table-cell>
              <table:table-cell office:value-type="float" office:value="0.0249188717974561">
                <text:p>0.0249188717974561</text:p>
              </table:table-cell>
              <table:table-cell office:value-type="float" office:value="0.023457719119561">
                <text:p>0.023457719119561</text:p>
              </table:table-cell>
              <table:table-cell office:value-type="float" office:value="0.0225291474993227">
                <text:p>0.0225291474993227</text:p>
              </table:table-cell>
              <table:table-cell office:value-type="float" office:value="0.0219715180877237">
                <text:p>0.0219715180877237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000787739741485923">
                <text:p>0.000787739741485923</text:p>
                <draw:g>
                  <svg:desc>Simulation.C25:Simulation.J25</svg:desc>
                </draw:g>
              </table:table-cell>
              <table:table-cell office:value-type="float" office:value="0.00273673345055722">
                <text:p>0.00273673345055722</text:p>
              </table:table-cell>
              <table:table-cell office:value-type="float" office:value="0.00527670511309204">
                <text:p>0.00527670511309204</text:p>
              </table:table-cell>
              <table:table-cell office:value-type="float" office:value="0.00752883787365027">
                <text:p>0.00752883787365027</text:p>
              </table:table-cell>
              <table:table-cell office:value-type="float" office:value="0.00915366438755225">
                <text:p>0.00915366438755225</text:p>
              </table:table-cell>
              <table:table-cell office:value-type="float" office:value="0.0101891228377741">
                <text:p>0.0101891228377741</text:p>
              </table:table-cell>
              <table:table-cell office:value-type="float" office:value="0.010787828186078">
                <text:p>0.010787828186078</text:p>
              </table:table-cell>
              <table:table-cell office:value-type="float" office:value="0.0110972056488873">
                <text:p>0.0110972056488873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.00521781241027212">
                <text:p>0.00521781241027212</text:p>
                <draw:g>
                  <svg:desc>Simulation.C26:Simulation.J26</svg:desc>
                </draw:g>
              </table:table-cell>
              <table:table-cell office:value-type="float" office:value="0.0101312641346194">
                <text:p>0.0101312641346194</text:p>
              </table:table-cell>
              <table:table-cell office:value-type="float" office:value="0.0134096348014883">
                <text:p>0.0134096348014883</text:p>
              </table:table-cell>
              <table:table-cell office:value-type="float" office:value="0.015050574846669">
                <text:p>0.015050574846669</text:p>
              </table:table-cell>
              <table:table-cell office:value-type="float" office:value="0.0157432029646269">
                <text:p>0.0157432029646269</text:p>
              </table:table-cell>
              <table:table-cell office:value-type="float" office:value="0.0159829783579788">
                <text:p>0.0159829783579788</text:p>
              </table:table-cell>
              <table:table-cell office:value-type="float" office:value="0.0160251598719639">
                <text:p>0.0160251598719639</text:p>
              </table:table-cell>
              <table:table-cell office:value-type="float" office:value="0.0159876553986336">
                <text:p>0.0159876553986336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0598942211126944">
                <text:p>0.00598942211126944</text:p>
                <draw:g>
                  <svg:desc>Simulation.C27:Simulation.J27</svg:desc>
                </draw:g>
              </table:table-cell>
              <table:table-cell office:value-type="float" office:value="0.0119264921785359">
                <text:p>0.0119264921785359</text:p>
              </table:table-cell>
              <table:table-cell office:value-type="float" office:value="0.0161170839542206">
                <text:p>0.0161170839542206</text:p>
              </table:table-cell>
              <table:table-cell office:value-type="float" office:value="0.0184044705238113">
                <text:p>0.0184044705238113</text:p>
              </table:table-cell>
              <table:table-cell office:value-type="float" office:value="0.0195293139673546">
                <text:p>0.0195293139673546</text:p>
              </table:table-cell>
              <table:table-cell office:value-type="float" office:value="0.0200622026102345">
                <text:p>0.0200622026102345</text:p>
              </table:table-cell>
              <table:table-cell office:value-type="float" office:value="0.0203101142417965">
                <text:p>0.0203101142417965</text:p>
              </table:table-cell>
              <table:table-cell office:value-type="float" office:value="0.020421727730792">
                <text:p>0.020421727730792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0100379062685493">
                <text:p>0.0100379062685493</text:p>
                <draw:g>
                  <svg:desc>Simulation.C28:Simulation.J28</svg:desc>
                </draw:g>
              </table:table-cell>
              <table:table-cell office:value-type="float" office:value="0.0170253177311391">
                <text:p>0.0170253177311391</text:p>
              </table:table-cell>
              <table:table-cell office:value-type="float" office:value="0.0207788237532671">
                <text:p>0.0207788237532671</text:p>
              </table:table-cell>
              <table:table-cell office:value-type="float" office:value="0.0222972243174416">
                <text:p>0.0222972243174416</text:p>
              </table:table-cell>
              <table:table-cell office:value-type="float" office:value="0.0228181869221137">
                <text:p>0.0228181869221137</text:p>
              </table:table-cell>
              <table:table-cell office:value-type="float" office:value="0.022982539511679">
                <text:p>0.022982539511679</text:p>
              </table:table-cell>
              <table:table-cell office:value-type="float" office:value="0.0230448378680058">
                <text:p>0.0230448378680058</text:p>
              </table:table-cell>
              <table:table-cell office:value-type="float" office:value="0.0230901816185136">
                <text:p>0.0230901816185136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.00177054853818177">
                <text:p>0.00177054853818177</text:p>
                <draw:g>
                  <svg:desc>Simulation.C29:Simulation.J29</svg:desc>
                </draw:g>
              </table:table-cell>
              <table:table-cell office:value-type="float" office:value="0.00508204003638181">
                <text:p>0.00508204003638181</text:p>
              </table:table-cell>
              <table:table-cell office:value-type="float" office:value="0.00867246676232354">
                <text:p>0.00867246676232354</text:p>
              </table:table-cell>
              <table:table-cell office:value-type="float" office:value="0.0114583910329132">
                <text:p>0.0114583910329132</text:p>
              </table:table-cell>
              <table:table-cell office:value-type="float" office:value="0.0132874054468045">
                <text:p>0.0132874054468045</text:p>
              </table:table-cell>
              <table:table-cell office:value-type="float" office:value="0.0143792485827341">
                <text:p>0.0143792485827341</text:p>
              </table:table-cell>
              <table:table-cell office:value-type="float" office:value="0.0149826440773182">
                <text:p>0.0149826440773182</text:p>
              </table:table-cell>
              <table:table-cell office:value-type="float" office:value="0.0152843015266937">
                <text:p>0.0152843015266937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00145200813249393">
                <text:p>0.00145200813249393</text:p>
                <draw:g>
                  <svg:desc>Simulation.C30:Simulation.J30</svg:desc>
                </draw:g>
              </table:table-cell>
              <table:table-cell office:value-type="float" office:value="0.00422196739438959">
                <text:p>0.00422196739438959</text:p>
              </table:table-cell>
              <table:table-cell office:value-type="float" office:value="0.00722401998457546">
                <text:p>0.00722401998457546</text:p>
              </table:table-cell>
              <table:table-cell office:value-type="float" office:value="0.00951375867834416">
                <text:p>0.00951375867834416</text:p>
              </table:table-cell>
              <table:table-cell office:value-type="float" office:value="0.0109634216051218">
                <text:p>0.0109634216051218</text:p>
              </table:table-cell>
              <table:table-cell office:value-type="float" office:value="0.0117761293233968">
                <text:p>0.0117761293233968</text:p>
              </table:table-cell>
              <table:table-cell office:value-type="float" office:value="0.0121779449148985">
                <text:p>0.0121779449148985</text:p>
              </table:table-cell>
              <table:table-cell office:value-type="float" office:value="0.012335835968332">
                <text:p>0.012335835968332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.000927718555757451">
                <text:p>0.000927718555757451</text:p>
                <draw:g>
                  <svg:desc>Simulation.C31:Simulation.J31</svg:desc>
                </draw:g>
              </table:table-cell>
              <table:table-cell office:value-type="float" office:value="0.00309004935810632">
                <text:p>0.00309004935810632</text:p>
              </table:table-cell>
              <table:table-cell office:value-type="float" office:value="0.00578294119612288">
                <text:p>0.00578294119612288</text:p>
              </table:table-cell>
              <table:table-cell office:value-type="float" office:value="0.00807792653988222">
                <text:p>0.00807792653988222</text:p>
              </table:table-cell>
              <table:table-cell office:value-type="float" office:value="0.00967385519970454">
                <text:p>0.00967385519970454</text:p>
              </table:table-cell>
              <table:table-cell office:value-type="float" office:value="0.0106527749839564">
                <text:p>0.0106527749839564</text:p>
              </table:table-cell>
              <table:table-cell office:value-type="float" office:value="0.0111926313159844">
                <text:p>0.0111926313159844</text:p>
              </table:table-cell>
              <table:table-cell office:value-type="float" office:value="0.0114511951214544">
                <text:p>0.0114511951214544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.000119243367794302">
                <text:p>0.000119243367794302</text:p>
                <draw:g>
                  <svg:desc>Simulation.C32:Simulation.J32</svg:desc>
                </draw:g>
              </table:table-cell>
              <table:table-cell office:value-type="float" office:value="0.000930259565738018">
                <text:p>0.000930259565738018</text:p>
              </table:table-cell>
              <table:table-cell office:value-type="float" office:value="0.00304700542648784">
                <text:p>0.00304700542648784</text:p>
              </table:table-cell>
              <table:table-cell office:value-type="float" office:value="0.006132206698599">
                <text:p>0.006132206698599</text:p>
              </table:table-cell>
              <table:table-cell office:value-type="float" office:value="0.00929597997566704">
                <text:p>0.00929597997566704</text:p>
              </table:table-cell>
              <table:table-cell office:value-type="float" office:value="0.0118953429298236">
                <text:p>0.0118953429298236</text:p>
              </table:table-cell>
              <table:table-cell office:value-type="float" office:value="0.0137308941097899">
                <text:p>0.0137308941097899</text:p>
              </table:table-cell>
              <table:table-cell office:value-type="float" office:value="0.0148816433207983">
                <text:p>0.0148816433207983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.0119097260651553">
                <text:p>0.0119097260651553</text:p>
                <draw:g>
                  <svg:desc>Simulation.C33:Simulation.J33</svg:desc>
                </draw:g>
              </table:table-cell>
              <table:table-cell office:value-type="float" office:value="0.0203745145460461">
                <text:p>0.0203745145460461</text:p>
              </table:table-cell>
              <table:table-cell office:value-type="float" office:value="0.0249958450023227">
                <text:p>0.0249958450023227</text:p>
              </table:table-cell>
              <table:table-cell office:value-type="float" office:value="0.0269848097019882">
                <text:p>0.0269848097019882</text:p>
              </table:table-cell>
              <table:table-cell office:value-type="float" office:value="0.0278073711364011">
                <text:p>0.0278073711364011</text:p>
              </table:table-cell>
              <table:table-cell office:value-type="float" office:value="0.0282092602228717">
                <text:p>0.0282092602228717</text:p>
              </table:table-cell>
              <table:table-cell office:value-type="float" office:value="0.0284807445207288">
                <text:p>0.0284807445207288</text:p>
              </table:table-cell>
              <table:table-cell office:value-type="float" office:value="0.0287157418454462">
                <text:p>0.0287157418454462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.00095540660043056">
                <text:p>0.00095540660043056</text:p>
                <draw:g>
                  <svg:desc>Simulation.C34:Simulation.J34</svg:desc>
                </draw:g>
              </table:table-cell>
              <table:table-cell office:value-type="float" office:value="0.00307295347989418">
                <text:p>0.00307295347989418</text:p>
              </table:table-cell>
              <table:table-cell office:value-type="float" office:value="0.00561430683965152">
                <text:p>0.00561430683965152</text:p>
              </table:table-cell>
              <table:table-cell office:value-type="float" office:value="0.00771246633836211">
                <text:p>0.00771246633836211</text:p>
              </table:table-cell>
              <table:table-cell office:value-type="float" office:value="0.00912886099747656">
                <text:p>0.00912886099747656</text:p>
              </table:table-cell>
              <table:table-cell office:value-type="float" office:value="0.00997033529436608">
                <text:p>0.00997033529436608</text:p>
              </table:table-cell>
              <table:table-cell office:value-type="float" office:value="0.0104150042407731">
                <text:p>0.0104150042407731</text:p>
              </table:table-cell>
              <table:table-cell office:value-type="float" office:value="0.0106119098498601">
                <text:p>0.0106119098498601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.121469516998332">
                <text:p>0.121469516998332</text:p>
                <draw:g>
                  <svg:desc>Simulation.C35:Simulation.J35</svg:desc>
                </draw:g>
              </table:table-cell>
              <table:table-cell office:value-type="float" office:value="0.0893951537353656">
                <text:p>0.0893951537353656</text:p>
              </table:table-cell>
              <table:table-cell office:value-type="float" office:value="0.0635268861754208">
                <text:p>0.0635268861754208</text:p>
              </table:table-cell>
              <table:table-cell office:value-type="float" office:value="0.0483588664444814">
                <text:p>0.0483588664444814</text:p>
              </table:table-cell>
              <table:table-cell office:value-type="float" office:value="0.0399864756025522">
                <text:p>0.0399864756025522</text:p>
              </table:table-cell>
              <table:table-cell office:value-type="float" office:value="0.0354108584995482">
                <text:p>0.0354108584995482</text:p>
              </table:table-cell>
              <table:table-cell office:value-type="float" office:value="0.0329530549221056">
                <text:p>0.0329530549221056</text:p>
              </table:table-cell>
              <table:table-cell office:value-type="float" office:value="0.0317019425454955">
                <text:p>0.0317019425454955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.0250702208532891">
                <text:p>0.0250702208532891</text:p>
                <draw:g>
                  <svg:desc>Simulation.C36:Simulation.J36</svg:desc>
                </draw:g>
              </table:table-cell>
              <table:table-cell office:value-type="float" office:value="0.0313124143862809">
                <text:p>0.0313124143862809</text:p>
              </table:table-cell>
              <table:table-cell office:value-type="float" office:value="0.0312980970384397">
                <text:p>0.0312980970384397</text:p>
              </table:table-cell>
              <table:table-cell office:value-type="float" office:value="0.0295893097240946">
                <text:p>0.0295893097240946</text:p>
              </table:table-cell>
              <table:table-cell office:value-type="float" office:value="0.0280019648967634">
                <text:p>0.0280019648967634</text:p>
              </table:table-cell>
              <table:table-cell office:value-type="float" office:value="0.026914777485495">
                <text:p>0.026914777485495</text:p>
              </table:table-cell>
              <table:table-cell office:value-type="float" office:value="0.0262763179160822">
                <text:p>0.0262763179160822</text:p>
              </table:table-cell>
              <table:table-cell office:value-type="float" office:value="0.025957403317133">
                <text:p>0.025957403317133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.00771616242644097">
                <text:p>0.00771616242644097</text:p>
                <draw:g>
                  <svg:desc>Simulation.C37:Simulation.J37</svg:desc>
                </draw:g>
              </table:table-cell>
              <table:table-cell office:value-type="float" office:value="0.0129001805928836">
                <text:p>0.0129001805928836</text:p>
              </table:table-cell>
              <table:table-cell office:value-type="float" office:value="0.0155146846022496">
                <text:p>0.0155146846022496</text:p>
              </table:table-cell>
              <table:table-cell office:value-type="float" office:value="0.0163960510515366">
                <text:p>0.0163960510515366</text:p>
              </table:table-cell>
              <table:table-cell office:value-type="float" office:value="0.0165287312573674">
                <text:p>0.0165287312573674</text:p>
              </table:table-cell>
              <table:table-cell office:value-type="float" office:value="0.0164161165276846">
                <text:p>0.0164161165276846</text:p>
              </table:table-cell>
              <table:table-cell office:value-type="float" office:value="0.0162557304381218">
                <text:p>0.0162557304381218</text:p>
              </table:table-cell>
              <table:table-cell office:value-type="float" office:value="0.0161118044739379">
                <text:p>0.0161118044739379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.00127621990523693">
                <text:p>0.00127621990523693</text:p>
                <draw:g>
                  <svg:desc>Simulation.C38:Simulation.J38</svg:desc>
                </draw:g>
              </table:table-cell>
              <table:table-cell office:value-type="float" office:value="0.00356164312968753">
                <text:p>0.00356164312968753</text:p>
              </table:table-cell>
              <table:table-cell office:value-type="float" office:value="0.00590958041249637">
                <text:p>0.00590958041249637</text:p>
              </table:table-cell>
              <table:table-cell office:value-type="float" office:value="0.00760468731809951">
                <text:p>0.00760468731809951</text:p>
              </table:table-cell>
              <table:table-cell office:value-type="float" office:value="0.00861165209056331">
                <text:p>0.00861165209056331</text:p>
              </table:table-cell>
              <table:table-cell office:value-type="float" office:value="0.00912833713263408">
                <text:p>0.00912833713263408</text:p>
              </table:table-cell>
              <table:table-cell office:value-type="float" office:value="0.00934525242026222">
                <text:p>0.00934525242026222</text:p>
              </table:table-cell>
              <table:table-cell office:value-type="float" office:value="0.00939402186312097">
                <text:p>0.00939402186312097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.0399667151921324">
                <text:p>0.0399667151921324</text:p>
                <draw:g>
                  <svg:desc>Simulation.C39:Simulation.J39</svg:desc>
                </draw:g>
              </table:table-cell>
              <table:table-cell office:value-type="float" office:value="0.0422346387597373">
                <text:p>0.0422346387597373</text:p>
              </table:table-cell>
              <table:table-cell office:value-type="float" office:value="0.0378515877804614">
                <text:p>0.0378515877804614</text:p>
              </table:table-cell>
              <table:table-cell office:value-type="float" office:value="0.0333677358832428">
                <text:p>0.0333677358832428</text:p>
              </table:table-cell>
              <table:table-cell office:value-type="float" office:value="0.0302176083171093">
                <text:p>0.0302176083171093</text:p>
              </table:table-cell>
              <table:table-cell office:value-type="float" office:value="0.0282677500988207">
                <text:p>0.0282677500988207</text:p>
              </table:table-cell>
              <table:table-cell office:value-type="float" office:value="0.0271539685281077">
                <text:p>0.0271539685281077</text:p>
              </table:table-cell>
              <table:table-cell office:value-type="float" office:value="0.026577247089046">
                <text:p>0.026577247089046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.00087426745880611">
                <text:p>0.00087426745880611</text:p>
                <draw:g>
                  <svg:desc>Simulation.C40:Simulation.J40</svg:desc>
                </draw:g>
              </table:table-cell>
              <table:table-cell office:value-type="float" office:value="0.00301216772337741">
                <text:p>0.00301216772337741</text:p>
              </table:table-cell>
              <table:table-cell office:value-type="float" office:value="0.0057810260332571">
                <text:p>0.0057810260332571</text:p>
              </table:table-cell>
              <table:table-cell office:value-type="float" office:value="0.0082290017565437">
                <text:p>0.0082290017565437</text:p>
              </table:table-cell>
              <table:table-cell office:value-type="float" office:value="0.00999502877243298">
                <text:p>0.00999502877243298</text:p>
              </table:table-cell>
              <table:table-cell office:value-type="float" office:value="0.0111235753780147">
                <text:p>0.0111235753780147</text:p>
              </table:table-cell>
              <table:table-cell office:value-type="float" office:value="0.0117802608295282">
                <text:p>0.0117802608295282</text:p>
              </table:table-cell>
              <table:table-cell office:value-type="float" office:value="0.0121240200297208">
                <text:p>0.0121240200297208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.0133407994015033">
                <text:p>0.0133407994015033</text:p>
                <draw:g>
                  <svg:desc>Simulation.C41:Simulation.J41</svg:desc>
                </draw:g>
              </table:table-cell>
              <table:table-cell office:value-type="float" office:value="0.0204243354420129">
                <text:p>0.0204243354420129</text:p>
              </table:table-cell>
              <table:table-cell office:value-type="float" office:value="0.0233141733379955">
                <text:p>0.0233141733379955</text:p>
              </table:table-cell>
              <table:table-cell office:value-type="float" office:value="0.0239556892493064">
                <text:p>0.0239556892493064</text:p>
              </table:table-cell>
              <table:table-cell office:value-type="float" office:value="0.0238424934290742">
                <text:p>0.0238424934290742</text:p>
              </table:table-cell>
              <table:table-cell office:value-type="float" office:value="0.023595390980927">
                <text:p>0.023595390980927</text:p>
              </table:table-cell>
              <table:table-cell office:value-type="float" office:value="0.023402710111201">
                <text:p>0.023402710111201</text:p>
              </table:table-cell>
              <table:table-cell office:value-type="float" office:value="0.023294944873782">
                <text:p>0.023294944873782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0.00311355797069158">
                <text:p>0.00311355797069158</text:p>
                <draw:g>
                  <svg:desc>Simulation.C42:Simulation.J42</svg:desc>
                </draw:g>
              </table:table-cell>
              <table:table-cell office:value-type="float" office:value="0.00792274205904195">
                <text:p>0.00792274205904195</text:p>
              </table:table-cell>
              <table:table-cell office:value-type="float" office:value="0.0125455586061651">
                <text:p>0.0125455586061651</text:p>
              </table:table-cell>
              <table:table-cell office:value-type="float" office:value="0.0158503109411071">
                <text:p>0.0158503109411071</text:p>
              </table:table-cell>
              <table:table-cell office:value-type="float" office:value="0.017920358371351">
                <text:p>0.017920358371351</text:p>
              </table:table-cell>
              <table:table-cell office:value-type="float" office:value="0.0191398876747467">
                <text:p>0.0191398876747467</text:p>
              </table:table-cell>
              <table:table-cell office:value-type="float" office:value="0.0198303545170725">
                <text:p>0.0198303545170725</text:p>
              </table:table-cell>
              <table:table-cell office:value-type="float" office:value="0.0202037633020209">
                <text:p>0.0202037633020209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.000249226684307939">
                <text:p>0.000249226684307939</text:p>
                <draw:g>
                  <svg:desc>Simulation.C43:Simulation.J43</svg:desc>
                </draw:g>
              </table:table-cell>
              <table:table-cell office:value-type="float" office:value="0.00131805688634336">
                <text:p>0.00131805688634336</text:p>
              </table:table-cell>
              <table:table-cell office:value-type="float" office:value="0.00332738582044985">
                <text:p>0.00332738582044985</text:p>
              </table:table-cell>
              <table:table-cell office:value-type="float" office:value="0.00562590738828369">
                <text:p>0.00562590738828369</text:p>
              </table:table-cell>
              <table:table-cell office:value-type="float" office:value="0.00759320223380519">
                <text:p>0.00759320223380519</text:p>
              </table:table-cell>
              <table:table-cell office:value-type="float" office:value="0.00899526022831512">
                <text:p>0.00899526022831512</text:p>
              </table:table-cell>
              <table:table-cell office:value-type="float" office:value="0.00986762010038715">
                <text:p>0.00986762010038715</text:p>
              </table:table-cell>
              <table:table-cell office:value-type="float" office:value="0.0103427313438389">
                <text:p>0.0103427313438389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.000153348977900309">
                <text:p>0.000153348977900309</text:p>
                <draw:g>
                  <svg:desc>Simulation.C44:Simulation.J44</svg:desc>
                </draw:g>
              </table:table-cell>
              <table:table-cell office:value-type="float" office:value="0.000941184807483559">
                <text:p>0.000941184807483559</text:p>
              </table:table-cell>
              <table:table-cell office:value-type="float" office:value="0.00261340606874233">
                <text:p>0.00261340606874233</text:p>
              </table:table-cell>
              <table:table-cell office:value-type="float" office:value="0.00469105361633454">
                <text:p>0.00469105361633454</text:p>
              </table:table-cell>
              <table:table-cell office:value-type="float" office:value="0.00656826526000597">
                <text:p>0.00656826526000597</text:p>
              </table:table-cell>
              <table:table-cell office:value-type="float" office:value="0.00795302065075557">
                <text:p>0.00795302065075557</text:p>
              </table:table-cell>
              <table:table-cell office:value-type="float" office:value="0.00883333991058987">
                <text:p>0.00883333991058987</text:p>
              </table:table-cell>
              <table:table-cell office:value-type="float" office:value="0.00931938260335989">
                <text:p>0.00931938260335989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.00213382039327086">
                <text:p>0.00213382039327086</text:p>
                <draw:g>
                  <svg:desc>Simulation.C45:Simulation.J45</svg:desc>
                </draw:g>
              </table:table-cell>
              <table:table-cell office:value-type="float" office:value="0.00539422026994593">
                <text:p>0.00539422026994593</text:p>
              </table:table-cell>
              <table:table-cell office:value-type="float" office:value="0.00845637675944465">
                <text:p>0.00845637675944465</text:p>
              </table:table-cell>
              <table:table-cell office:value-type="float" office:value="0.0105607753186802">
                <text:p>0.0105607753186802</text:p>
              </table:table-cell>
              <table:table-cell office:value-type="float" office:value="0.0117994875546189">
                <text:p>0.0117994875546189</text:p>
              </table:table-cell>
              <table:table-cell office:value-type="float" office:value="0.012461574148041">
                <text:p>0.012461574148041</text:p>
              </table:table-cell>
              <table:table-cell office:value-type="float" office:value="0.0127802256251287">
                <text:p>0.0127802256251287</text:p>
              </table:table-cell>
              <table:table-cell office:value-type="float" office:value="0.0129048837241502">
                <text:p>0.0129048837241502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.00409895499897787">
                <text:p>0.00409895499897787</text:p>
                <draw:g>
                  <svg:desc>Simulation.C46:Simulation.J46</svg:desc>
                </draw:g>
              </table:table-cell>
              <table:table-cell office:value-type="float" office:value="0.00802399337560985">
                <text:p>0.00802399337560985</text:p>
              </table:table-cell>
              <table:table-cell office:value-type="float" office:value="0.0106417428809934">
                <text:p>0.0106417428809934</text:p>
              </table:table-cell>
              <table:table-cell office:value-type="float" office:value="0.0119386063791611">
                <text:p>0.0119386063791611</text:p>
              </table:table-cell>
              <table:table-cell office:value-type="float" office:value="0.0124699199741208">
                <text:p>0.0124699199741208</text:p>
              </table:table-cell>
              <table:table-cell office:value-type="float" office:value="0.0126367352071998">
                <text:p>0.0126367352071998</text:p>
              </table:table-cell>
              <table:table-cell office:value-type="float" office:value="0.0126460198097975">
                <text:p>0.0126460198097975</text:p>
              </table:table-cell>
              <table:table-cell office:value-type="float" office:value="0.0125934405100504">
                <text:p>0.0125934405100504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00140482086292699">
                <text:p>0.00140482086292699</text:p>
                <draw:g>
                  <svg:desc>Simulation.C47:Simulation.J47</svg:desc>
                </draw:g>
              </table:table-cell>
              <table:table-cell office:value-type="float" office:value="0.00401054866299353">
                <text:p>0.00401054866299353</text:p>
              </table:table-cell>
              <table:table-cell office:value-type="float" office:value="0.0067553829479331">
                <text:p>0.0067553829479331</text:p>
              </table:table-cell>
              <table:table-cell office:value-type="float" office:value="0.00877944275374202">
                <text:p>0.00877944275374202</text:p>
              </table:table-cell>
              <table:table-cell office:value-type="float" office:value="0.010005804140397">
                <text:p>0.010005804140397</text:p>
              </table:table-cell>
              <table:table-cell office:value-type="float" office:value="0.0106497002911501">
                <text:p>0.0106497002911501</text:p>
              </table:table-cell>
              <table:table-cell office:value-type="float" office:value="0.0109311805259003">
                <text:p>0.0109311805259003</text:p>
              </table:table-cell>
              <table:table-cell office:value-type="float" office:value="0.0110063171341954">
                <text:p>0.0110063171341954</text:p>
              </table:table-cell>
            </table:table-row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0.00698000259009482">
                <text:p>0.00698000259009482</text:p>
                <draw:g>
                  <svg:desc>Simulation.C48:Simulation.J48</svg:desc>
                </draw:g>
              </table:table-cell>
              <table:table-cell office:value-type="float" office:value="0.0142936251224381">
                <text:p>0.0142936251224381</text:p>
              </table:table-cell>
              <table:table-cell office:value-type="float" office:value="0.0196897331873211">
                <text:p>0.0196897331873211</text:p>
              </table:table-cell>
              <table:table-cell office:value-type="float" office:value="0.022872400323784">
                <text:p>0.022872400323784</text:p>
              </table:table-cell>
              <table:table-cell office:value-type="float" office:value="0.0246622496193515">
                <text:p>0.0246622496193515</text:p>
              </table:table-cell>
              <table:table-cell office:value-type="float" office:value="0.0257088463591303">
                <text:p>0.0257088463591303</text:p>
              </table:table-cell>
              <table:table-cell office:value-type="float" office:value="0.026365990242243">
                <text:p>0.026365990242243</text:p>
              </table:table-cell>
              <table:table-cell office:value-type="float" office:value="0.026808505261096">
                <text:p>0.026808505261096</text:p>
              </table:table-cell>
            </table:table-row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0.00618094379047882">
                <text:p>0.00618094379047882</text:p>
                <draw:g>
                  <svg:desc>Simulation.C49:Simulation.J49</svg:desc>
                </draw:g>
              </table:table-cell>
              <table:table-cell office:value-type="float" office:value="0.0129509080710766">
                <text:p>0.0129509080710766</text:p>
              </table:table-cell>
              <table:table-cell office:value-type="float" office:value="0.018167722710375">
                <text:p>0.018167722710375</text:p>
              </table:table-cell>
              <table:table-cell office:value-type="float" office:value="0.0213569925647326">
                <text:p>0.0213569925647326</text:p>
              </table:table-cell>
              <table:table-cell office:value-type="float" office:value="0.0231904228738945">
                <text:p>0.0231904228738945</text:p>
              </table:table-cell>
              <table:table-cell office:value-type="float" office:value="0.0242649691763695">
                <text:p>0.0242649691763695</text:p>
              </table:table-cell>
              <table:table-cell office:value-type="float" office:value="0.0249267228577992">
                <text:p>0.0249267228577992</text:p>
              </table:table-cell>
              <table:table-cell office:value-type="float" office:value="0.0253560817534481">
                <text:p>0.0253560817534481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0.00179301121496189">
                <text:p>0.00179301121496189</text:p>
                <draw:g>
                  <svg:desc>Simulation.C50:Simulation.J50</svg:desc>
                </draw:g>
              </table:table-cell>
              <table:table-cell office:value-type="float" office:value="0.00476386107099072">
                <text:p>0.00476386107099072</text:p>
              </table:table-cell>
              <table:table-cell office:value-type="float" office:value="0.00772143783976923">
                <text:p>0.00772143783976923</text:p>
              </table:table-cell>
              <table:table-cell office:value-type="float" office:value="0.00986317249109168">
                <text:p>0.00986317249109168</text:p>
              </table:table-cell>
              <table:table-cell office:value-type="float" office:value="0.0111905163008372">
                <text:p>0.0111905163008372</text:p>
              </table:table-cell>
              <table:table-cell office:value-type="float" office:value="0.011942312021803">
                <text:p>0.011942312021803</text:p>
              </table:table-cell>
              <table:table-cell office:value-type="float" office:value="0.0123344626045179">
                <text:p>0.0123344626045179</text:p>
              </table:table-cell>
              <table:table-cell office:value-type="float" office:value="0.0125141381697738">
                <text:p>0.0125141381697738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0.00236149118291835">
                <text:p>0.00236149118291835</text:p>
                <draw:g>
                  <svg:desc>Simulation.C51:Simulation.J51</svg:desc>
                </draw:g>
              </table:table-cell>
              <table:table-cell office:value-type="float" office:value="0.00658913041646728">
                <text:p>0.00658913041646728</text:p>
              </table:table-cell>
              <table:table-cell office:value-type="float" office:value="0.0110915311308121">
                <text:p>0.0110915311308121</text:p>
              </table:table-cell>
              <table:table-cell office:value-type="float" office:value="0.0145961648932837">
                <text:p>0.0145961648932837</text:p>
              </table:table-cell>
              <table:table-cell office:value-type="float" office:value="0.0169565632818501">
                <text:p>0.0169565632818501</text:p>
              </table:table-cell>
              <table:table-cell office:value-type="float" office:value="0.0184395156863706">
                <text:p>0.0184395156863706</text:p>
              </table:table-cell>
              <table:table-cell office:value-type="float" office:value="0.0193325723472302">
                <text:p>0.0193325723472302</text:p>
              </table:table-cell>
              <table:table-cell office:value-type="float" office:value="0.0198495321541052">
                <text:p>0.0198495321541052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.154988209118421">
                <text:p>0.154988209118421</text:p>
                <draw:g>
                  <svg:desc>Simulation.C52:Simulation.J52</svg:desc>
                </draw:g>
              </table:table-cell>
              <table:table-cell office:value-type="float" office:value="0.092198730131083">
                <text:p>0.092198730131083</text:p>
              </table:table-cell>
              <table:table-cell office:value-type="float" office:value="0.0568704002227487">
                <text:p>0.0568704002227487</text:p>
              </table:table-cell>
              <table:table-cell office:value-type="float" office:value="0.0393349984264525">
                <text:p>0.0393349984264525</text:p>
              </table:table-cell>
              <table:table-cell office:value-type="float" office:value="0.0304661693738936">
                <text:p>0.0304661693738936</text:p>
              </table:table-cell>
              <table:table-cell office:value-type="float" office:value="0.0257990743343594">
                <text:p>0.0257990743343594</text:p>
              </table:table-cell>
              <table:table-cell office:value-type="float" office:value="0.0232830514641694">
                <text:p>0.0232830514641694</text:p>
              </table:table-cell>
              <table:table-cell office:value-type="float" office:value="0.021932449815135">
                <text:p>0.021932449815135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0.00165695191858278">
                <text:p>0.00165695191858278</text:p>
                <draw:g>
                  <svg:desc>Simulation.C53:Simulation.J53</svg:desc>
                </draw:g>
              </table:table-cell>
              <table:table-cell office:value-type="float" office:value="0.00465824352209217">
                <text:p>0.00465824352209217</text:p>
              </table:table-cell>
              <table:table-cell office:value-type="float" office:value="0.0078256627817579">
                <text:p>0.0078256627817579</text:p>
              </table:table-cell>
              <table:table-cell office:value-type="float" office:value="0.0102171294881378">
                <text:p>0.0102171294881378</text:p>
              </table:table-cell>
              <table:table-cell office:value-type="float" office:value="0.0117400317970639">
                <text:p>0.0117400317970639</text:p>
              </table:table-cell>
              <table:table-cell office:value-type="float" office:value="0.0126150148311077">
                <text:p>0.0126150148311077</text:p>
              </table:table-cell>
              <table:table-cell office:value-type="float" office:value="0.0130722197949571">
                <text:p>0.0130722197949571</text:p>
              </table:table-cell>
              <table:table-cell office:value-type="float" office:value="0.0132783806018177">
                <text:p>0.0132783806018177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0.00274958999625316">
                <text:p>0.00274958999625316</text:p>
                <draw:g>
                  <svg:desc>Simulation.C54:Simulation.J54</svg:desc>
                </draw:g>
              </table:table-cell>
              <table:table-cell office:value-type="float" office:value="0.00676644502176569">
                <text:p>0.00676644502176569</text:p>
              </table:table-cell>
              <table:table-cell office:value-type="float" office:value="0.0104545638687383">
                <text:p>0.0104545638687383</text:p>
              </table:table-cell>
              <table:table-cell office:value-type="float" office:value="0.0129656871486249">
                <text:p>0.0129656871486249</text:p>
              </table:table-cell>
              <table:table-cell office:value-type="float" office:value="0.0144511847284011">
                <text:p>0.0144511847284011</text:p>
              </table:table-cell>
              <table:table-cell office:value-type="float" office:value="0.0152642788715571">
                <text:p>0.0152642788715571</text:p>
              </table:table-cell>
              <table:table-cell office:value-type="float" office:value="0.0156783780296889">
                <text:p>0.0156783780296889</text:p>
              </table:table-cell>
              <table:table-cell office:value-type="float" office:value="0.0158653447614645">
                <text:p>0.0158653447614645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0.000638491055193595">
                <text:p>0.000638491055193595</text:p>
                <draw:g>
                  <svg:desc>Simulation.C55:Simulation.J55</svg:desc>
                </draw:g>
              </table:table-cell>
              <table:table-cell office:value-type="float" office:value="0.00258116828884368">
                <text:p>0.00258116828884368</text:p>
              </table:table-cell>
              <table:table-cell office:value-type="float" office:value="0.00549475288976221">
                <text:p>0.00549475288976221</text:p>
              </table:table-cell>
              <table:table-cell office:value-type="float" office:value="0.00835571263557574">
                <text:p>0.00835571263557574</text:p>
              </table:table-cell>
              <table:table-cell office:value-type="float" office:value="0.0105768543338759">
                <text:p>0.0105768543338759</text:p>
              </table:table-cell>
              <table:table-cell office:value-type="float" office:value="0.0120714017371732">
                <text:p>0.0120714017371732</text:p>
              </table:table-cell>
              <table:table-cell office:value-type="float" office:value="0.0129755652598744">
                <text:p>0.0129755652598744</text:p>
              </table:table-cell>
              <table:table-cell office:value-type="float" office:value="0.0134664277768306">
                <text:p>0.0134664277768306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.00370933796762821">
                <text:p>0.00370933796762821</text:p>
                <draw:g>
                  <svg:desc>Simulation.C56:Simulation.J56</svg:desc>
                </draw:g>
              </table:table-cell>
              <table:table-cell office:value-type="float" office:value="0.00814234215697016">
                <text:p>0.00814234215697016</text:p>
              </table:table-cell>
              <table:table-cell office:value-type="float" office:value="0.0116452029740145">
                <text:p>0.0116452029740145</text:p>
              </table:table-cell>
              <table:table-cell office:value-type="float" office:value="0.0137103789130336">
                <text:p>0.0137103789130336</text:p>
              </table:table-cell>
              <table:table-cell office:value-type="float" office:value="0.0147578508300841">
                <text:p>0.0147578508300841</text:p>
              </table:table-cell>
              <table:table-cell office:value-type="float" office:value="0.0152304847301199">
                <text:p>0.0152304847301199</text:p>
              </table:table-cell>
              <table:table-cell office:value-type="float" office:value="0.0154052192239642">
                <text:p>0.0154052192239642</text:p>
              </table:table-cell>
              <table:table-cell office:value-type="float" office:value="0.015432600109831">
                <text:p>0.015432600109831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0.000394359820952561">
                <text:p>0.000394359820952561</text:p>
                <draw:g>
                  <svg:desc>Simulation.C57:Simulation.J57</svg:desc>
                </draw:g>
              </table:table-cell>
              <table:table-cell office:value-type="float" office:value="0.00181160796062929">
                <text:p>0.00181160796062929</text:p>
              </table:table-cell>
              <table:table-cell office:value-type="float" office:value="0.00418557978286394">
                <text:p>0.00418557978286394</text:p>
              </table:table-cell>
              <table:table-cell office:value-type="float" office:value="0.00670270112268299">
                <text:p>0.00670270112268299</text:p>
              </table:table-cell>
              <table:table-cell office:value-type="float" office:value="0.00876064124390947">
                <text:p>0.00876064124390947</text:p>
              </table:table-cell>
              <table:table-cell office:value-type="float" office:value="0.0101934108203378">
                <text:p>0.0101934108203378</text:p>
              </table:table-cell>
              <table:table-cell office:value-type="float" office:value="0.0110798214200474">
                <text:p>0.0110798214200474</text:p>
              </table:table-cell>
              <table:table-cell office:value-type="float" office:value="0.0115684880226703">
                <text:p>0.0115684880226703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0.182134516644845">
                <text:p>0.182134516644845</text:p>
                <draw:g>
                  <svg:desc>Simulation.C58:Simulation.J58</svg:desc>
                </draw:g>
              </table:table-cell>
              <table:table-cell office:value-type="float" office:value="0.115986873965086">
                <text:p>0.115986873965086</text:p>
              </table:table-cell>
              <table:table-cell office:value-type="float" office:value="0.0747182041846774">
                <text:p>0.0747182041846774</text:p>
              </table:table-cell>
              <table:table-cell office:value-type="float" office:value="0.0533391280742525">
                <text:p>0.0533391280742525</text:p>
              </table:table-cell>
              <table:table-cell office:value-type="float" office:value="0.0423242210469231">
                <text:p>0.0423242210469231</text:p>
              </table:table-cell>
              <table:table-cell office:value-type="float" office:value="0.0365215968519549">
                <text:p>0.0365215968519549</text:p>
              </table:table-cell>
              <table:table-cell office:value-type="float" office:value="0.0334486866884853">
                <text:p>0.0334486866884853</text:p>
              </table:table-cell>
              <table:table-cell office:value-type="float" office:value="0.0318737350913691">
                <text:p>0.0318737350913691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0.00526581889049211">
                <text:p>0.00526581889049211</text:p>
                <draw:g>
                  <svg:desc>Simulation.C59:Simulation.J59</svg:desc>
                </draw:g>
              </table:table-cell>
              <table:table-cell office:value-type="float" office:value="0.0106353747202303">
                <text:p>0.0106353747202303</text:p>
              </table:table-cell>
              <table:table-cell office:value-type="float" office:value="0.0144994031798485">
                <text:p>0.0144994031798485</text:p>
              </table:table-cell>
              <table:table-cell office:value-type="float" office:value="0.0166481785545805">
                <text:p>0.0166481785545805</text:p>
              </table:table-cell>
              <table:table-cell office:value-type="float" office:value="0.0177241245357181">
                <text:p>0.0177241245357181</text:p>
              </table:table-cell>
              <table:table-cell office:value-type="float" office:value="0.018241968651297">
                <text:p>0.018241968651297</text:p>
              </table:table-cell>
              <table:table-cell office:value-type="float" office:value="0.0184851197685206">
                <text:p>0.0184851197685206</text:p>
              </table:table-cell>
              <table:table-cell office:value-type="float" office:value="0.0185938269016903">
                <text:p>0.0185938269016903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0.0020383699889052">
                <text:p>0.0020383699889052</text:p>
                <draw:g>
                  <svg:desc>Simulation.C60:Simulation.J60</svg:desc>
                </draw:g>
              </table:table-cell>
              <table:table-cell office:value-type="float" office:value="0.00531734941153283">
                <text:p>0.00531734941153283</text:p>
              </table:table-cell>
              <table:table-cell office:value-type="float" office:value="0.00853852704074834">
                <text:p>0.00853852704074834</text:p>
              </table:table-cell>
              <table:table-cell office:value-type="float" office:value="0.0108670324809961">
                <text:p>0.0108670324809961</text:p>
              </table:table-cell>
              <table:table-cell office:value-type="float" office:value="0.0123254817838978">
                <text:p>0.0123254817838978</text:p>
              </table:table-cell>
              <table:table-cell office:value-type="float" office:value="0.0131730929797848">
                <text:p>0.0131730929797848</text:p>
              </table:table-cell>
              <table:table-cell office:value-type="float" office:value="0.0136375065271776">
                <text:p>0.0136375065271776</text:p>
              </table:table-cell>
              <table:table-cell office:value-type="float" office:value="0.0138723978242375">
                <text:p>0.0138723978242375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0.0372206987821683">
                <text:p>0.0372206987821683</text:p>
                <draw:g>
                  <svg:desc>Simulation.C61:Simulation.J61</svg:desc>
                </draw:g>
              </table:table-cell>
              <table:table-cell office:value-type="float" office:value="0.0460121351755729">
                <text:p>0.0460121351755729</text:p>
              </table:table-cell>
              <table:table-cell office:value-type="float" office:value="0.0459005213925975">
                <text:p>0.0459005213925975</text:p>
              </table:table-cell>
              <table:table-cell office:value-type="float" office:value="0.0435595320881682">
                <text:p>0.0435595320881682</text:p>
              </table:table-cell>
              <table:table-cell office:value-type="float" office:value="0.04151567268893">
                <text:p>0.04151567268893</text:p>
              </table:table-cell>
              <table:table-cell office:value-type="float" office:value="0.0402456306998433">
                <text:p>0.0402456306998433</text:p>
              </table:table-cell>
              <table:table-cell office:value-type="float" office:value="0.039637819852563">
                <text:p>0.039637819852563</text:p>
              </table:table-cell>
              <table:table-cell office:value-type="float" office:value="0.0394854624850789">
                <text:p>0.0394854624850789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0.0482382502824605">
                <text:p>0.0482382502824605</text:p>
                <draw:g>
                  <svg:desc>Simulation.C62:Simulation.J62</svg:desc>
                </draw:g>
              </table:table-cell>
              <table:table-cell office:value-type="float" office:value="0.0479864945167689">
                <text:p>0.0479864945167689</text:p>
              </table:table-cell>
              <table:table-cell office:value-type="float" office:value="0.0413896319794853">
                <text:p>0.0413896319794853</text:p>
              </table:table-cell>
              <table:table-cell office:value-type="float" office:value="0.0355087554876752">
                <text:p>0.0355087554876752</text:p>
              </table:table-cell>
              <table:table-cell office:value-type="float" office:value="0.0315155774194722">
                <text:p>0.0315155774194722</text:p>
              </table:table-cell>
              <table:table-cell office:value-type="float" office:value="0.0290390386540449">
                <text:p>0.0290390386540449</text:p>
              </table:table-cell>
              <table:table-cell office:value-type="float" office:value="0.0275781397896083">
                <text:p>0.0275781397896083</text:p>
              </table:table-cell>
              <table:table-cell office:value-type="float" office:value="0.026761100054224">
                <text:p>0.026761100054224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0.00178707291756585">
                <text:p>0.00178707291756585</text:p>
                <draw:g>
                  <svg:desc>Simulation.C63:Simulation.J63</svg:desc>
                </draw:g>
              </table:table-cell>
              <table:table-cell office:value-type="float" office:value="0.00476812439942318">
                <text:p>0.00476812439942318</text:p>
              </table:table-cell>
              <table:table-cell office:value-type="float" office:value="0.00775263232161399">
                <text:p>0.00775263232161399</text:p>
              </table:table-cell>
              <table:table-cell office:value-type="float" office:value="0.00992444038871555">
                <text:p>0.00992444038871555</text:p>
              </table:table-cell>
              <table:table-cell office:value-type="float" office:value="0.0112758085515382">
                <text:p>0.0112758085515382</text:p>
              </table:table-cell>
              <table:table-cell office:value-type="float" office:value="0.0120437731233415">
                <text:p>0.0120437731233415</text:p>
              </table:table-cell>
              <table:table-cell office:value-type="float" office:value="0.0124456509439914">
                <text:p>0.0124456509439914</text:p>
              </table:table-cell>
              <table:table-cell office:value-type="float" office:value="0.0126305912394447">
                <text:p>0.0126305912394447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0.00118719123273609">
                <text:p>0.00118719123273609</text:p>
                <draw:g>
                  <svg:desc>Simulation.C64:Simulation.J64</svg:desc>
                </draw:g>
              </table:table-cell>
              <table:table-cell office:value-type="float" office:value="0.00387447486985722">
                <text:p>0.00387447486985722</text:p>
              </table:table-cell>
              <table:table-cell office:value-type="float" office:value="0.00719322396795448">
                <text:p>0.00719322396795448</text:p>
              </table:table-cell>
              <table:table-cell office:value-type="float" office:value="0.0100414858442837">
                <text:p>0.0100414858442837</text:p>
              </table:table-cell>
              <table:table-cell office:value-type="float" office:value="0.0120662346559479">
                <text:p>0.0120662346559479</text:p>
              </table:table-cell>
              <table:table-cell office:value-type="float" office:value="0.0133580318319918">
                <text:p>0.0133580318319918</text:p>
              </table:table-cell>
              <table:table-cell office:value-type="float" office:value="0.0141187619321018">
                <text:p>0.0141187619321018</text:p>
              </table:table-cell>
              <table:table-cell office:value-type="float" office:value="0.0145297926739613">
                <text:p>0.0145297926739613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0.00101214900739969">
                <text:p>0.00101214900739969</text:p>
                <draw:g>
                  <svg:desc>Simulation.C65:Simulation.J65</svg:desc>
                </draw:g>
              </table:table-cell>
              <table:table-cell office:value-type="float" office:value="0.00358758029016327">
                <text:p>0.00358758029016327</text:p>
              </table:table-cell>
              <table:table-cell office:value-type="float" office:value="0.00703512774807551">
                <text:p>0.00703512774807551</text:p>
              </table:table-cell>
              <table:table-cell office:value-type="float" office:value="0.0101792246068">
                <text:p>0.0101792246068</text:p>
              </table:table-cell>
              <table:table-cell office:value-type="float" office:value="0.0125188161965481">
                <text:p>0.0125188161965481</text:p>
              </table:table-cell>
              <table:table-cell office:value-type="float" office:value="0.0140658142209954">
                <text:p>0.0140658142209954</text:p>
              </table:table-cell>
              <table:table-cell office:value-type="float" office:value="0.0150057722615217">
                <text:p>0.0150057722615217</text:p>
              </table:table-cell>
              <table:table-cell office:value-type="float" office:value="0.0155313130486977">
                <text:p>0.0155313130486977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0.00120299489960941">
                <text:p>0.00120299489960941</text:p>
                <draw:g>
                  <svg:desc>Simulation.C66:Simulation.J66</svg:desc>
                </draw:g>
              </table:table-cell>
              <table:table-cell office:value-type="float" office:value="0.00372869385070627">
                <text:p>0.00372869385070627</text:p>
              </table:table-cell>
              <table:table-cell office:value-type="float" office:value="0.00667992973109363">
                <text:p>0.00667992973109363</text:p>
              </table:table-cell>
              <table:table-cell office:value-type="float" office:value="0.00909604955550278">
                <text:p>0.00909604955550278</text:p>
              </table:table-cell>
              <table:table-cell office:value-type="float" office:value="0.0107412939843097">
                <text:p>0.0107412939843097</text:p>
              </table:table-cell>
              <table:table-cell office:value-type="float" office:value="0.0117459845825089">
                <text:p>0.0117459845825089</text:p>
              </table:table-cell>
              <table:table-cell office:value-type="float" office:value="0.0123072929096036">
                <text:p>0.0123072929096036</text:p>
              </table:table-cell>
              <table:table-cell office:value-type="float" office:value="0.0125873648543912">
                <text:p>0.0125873648543912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.0726519907049147">
                <text:p>0.0726519907049147</text:p>
                <draw:g>
                  <svg:desc>Simulation.C67:Simulation.J67</svg:desc>
                </draw:g>
              </table:table-cell>
              <table:table-cell office:value-type="float" office:value="0.0633281935242738">
                <text:p>0.0633281935242738</text:p>
              </table:table-cell>
              <table:table-cell office:value-type="float" office:value="0.0502648429578089">
                <text:p>0.0502648429578089</text:p>
              </table:table-cell>
              <table:table-cell office:value-type="float" office:value="0.0410468345105122">
                <text:p>0.0410468345105122</text:p>
              </table:table-cell>
              <table:table-cell office:value-type="float" office:value="0.0354467450546113">
                <text:p>0.0354467450546113</text:p>
              </table:table-cell>
              <table:table-cell office:value-type="float" office:value="0.0322177908405969">
                <text:p>0.0322177908405969</text:p>
              </table:table-cell>
              <table:table-cell office:value-type="float" office:value="0.0304314889196046">
                <text:p>0.0304314889196046</text:p>
              </table:table-cell>
              <table:table-cell office:value-type="float" office:value="0.0295094388789072">
                <text:p>0.0295094388789072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.001200630353124">
                <text:p>0.001200630353124</text:p>
                <draw:g>
                  <svg:desc>Simulation.C68:Simulation.J68</svg:desc>
                </draw:g>
              </table:table-cell>
              <table:table-cell office:value-type="float" office:value="0.00418214669049234">
                <text:p>0.00418214669049234</text:p>
              </table:table-cell>
              <table:table-cell office:value-type="float" office:value="0.00814069930220784">
                <text:p>0.00814069930220784</text:p>
              </table:table-cell>
              <table:table-cell office:value-type="float" office:value="0.0117735728032538">
                <text:p>0.0117735728032538</text:p>
              </table:table-cell>
              <table:table-cell office:value-type="float" office:value="0.0145327768290128">
                <text:p>0.0145327768290128</text:p>
              </table:table-cell>
              <table:table-cell office:value-type="float" office:value="0.0164221344264464">
                <text:p>0.0164221344264464</text:p>
              </table:table-cell>
              <table:table-cell office:value-type="float" office:value="0.0176321927763372">
                <text:p>0.0176321927763372</text:p>
              </table:table-cell>
              <table:table-cell office:value-type="float" office:value="0.0183653452848476">
                <text:p>0.0183653452848476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0.00180897852613412">
                <text:p>0.00180897852613412</text:p>
                <draw:g>
                  <svg:desc>Simulation.C69:Simulation.J69</svg:desc>
                </draw:g>
              </table:table-cell>
              <table:table-cell office:value-type="float" office:value="0.0048137700757078">
                <text:p>0.0048137700757078</text:p>
              </table:table-cell>
              <table:table-cell office:value-type="float" office:value="0.00780918869503349">
                <text:p>0.00780918869503349</text:p>
              </table:table-cell>
              <table:table-cell office:value-type="float" office:value="0.00997649717534702">
                <text:p>0.00997649717534702</text:p>
              </table:table-cell>
              <table:table-cell office:value-type="float" office:value="0.011314415603298">
                <text:p>0.011314415603298</text:p>
              </table:table-cell>
              <table:table-cell office:value-type="float" office:value="0.0120660361334341">
                <text:p>0.0120660361334341</text:p>
              </table:table-cell>
              <table:table-cell office:value-type="float" office:value="0.0124521213216318">
                <text:p>0.0124521213216318</text:p>
              </table:table-cell>
              <table:table-cell office:value-type="float" office:value="0.0126232962744667">
                <text:p>0.0126232962744667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0.00698300352434544">
                <text:p>0.00698300352434544</text:p>
                <draw:g>
                  <svg:desc>Simulation.C70:Simulation.J70</svg:desc>
                </draw:g>
              </table:table-cell>
              <table:table-cell office:value-type="float" office:value="0.0128561394828787">
                <text:p>0.0128561394828787</text:p>
              </table:table-cell>
              <table:table-cell office:value-type="float" office:value="0.0165003071075545">
                <text:p>0.0165003071075545</text:p>
              </table:table-cell>
              <table:table-cell office:value-type="float" office:value="0.0182161190938608">
                <text:p>0.0182161190938608</text:p>
              </table:table-cell>
              <table:table-cell office:value-type="float" office:value="0.0189084851440999">
                <text:p>0.0189084851440999</text:p>
              </table:table-cell>
              <table:table-cell office:value-type="float" office:value="0.0191498171372641">
                <text:p>0.0191498171372641</text:p>
              </table:table-cell>
              <table:table-cell office:value-type="float" office:value="0.0192105709454368">
                <text:p>0.0192105709454368</text:p>
              </table:table-cell>
              <table:table-cell office:value-type="float" office:value="0.019205194068967">
                <text:p>0.019205194068967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0.00590705854192431">
                <text:p>0.00590705854192431</text:p>
                <draw:g>
                  <svg:desc>Simulation.C71:Simulation.J71</svg:desc>
                </draw:g>
              </table:table-cell>
              <table:table-cell office:value-type="float" office:value="0.0123532175166998">
                <text:p>0.0123532175166998</text:p>
              </table:table-cell>
              <table:table-cell office:value-type="float" office:value="0.0173022936184652">
                <text:p>0.0173022936184652</text:p>
              </table:table-cell>
              <table:table-cell office:value-type="float" office:value="0.0203134929765967">
                <text:p>0.0203134929765967</text:p>
              </table:table-cell>
              <table:table-cell office:value-type="float" office:value="0.0220326694383274">
                <text:p>0.0220326694383274</text:p>
              </table:table-cell>
              <table:table-cell office:value-type="float" office:value="0.0230308014214732">
                <text:p>0.0230308014214732</text:p>
              </table:table-cell>
              <table:table-cell office:value-type="float" office:value="0.0236383667343869">
                <text:p>0.0236383667343869</text:p>
              </table:table-cell>
              <table:table-cell office:value-type="float" office:value="0.0240273753117628">
                <text:p>0.0240273753117628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.0324773988798469">
                <text:p>0.0324773988798469</text:p>
                <draw:g>
                  <svg:desc>Simulation.C72:Simulation.J72</svg:desc>
                </draw:g>
              </table:table-cell>
              <table:table-cell office:value-type="float" office:value="0.038758943165867">
                <text:p>0.038758943165867</text:p>
              </table:table-cell>
              <table:table-cell office:value-type="float" office:value="0.0377093366644156">
                <text:p>0.0377093366644156</text:p>
              </table:table-cell>
              <table:table-cell office:value-type="float" office:value="0.035086432328001">
                <text:p>0.035086432328001</text:p>
              </table:table-cell>
              <table:table-cell office:value-type="float" office:value="0.0329049277332166">
                <text:p>0.0329049277332166</text:p>
              </table:table-cell>
              <table:table-cell office:value-type="float" office:value="0.0314777299590249">
                <text:p>0.0314777299590249</text:p>
              </table:table-cell>
              <table:table-cell office:value-type="float" office:value="0.0306666252107749">
                <text:p>0.0306666252107749</text:p>
              </table:table-cell>
              <table:table-cell office:value-type="float" office:value="0.0302784612941117">
                <text:p>0.0302784612941117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0.00252357242121534">
                <text:p>0.00252357242121534</text:p>
                <draw:g>
                  <svg:desc>Simulation.C73:Simulation.J73</svg:desc>
                </draw:g>
              </table:table-cell>
              <table:table-cell office:value-type="float" office:value="0.00626986337055093">
                <text:p>0.00626986337055093</text:p>
              </table:table-cell>
              <table:table-cell office:value-type="float" office:value="0.00971933837495665">
                <text:p>0.00971933837495665</text:p>
              </table:table-cell>
              <table:table-cell office:value-type="float" office:value="0.01204957674729">
                <text:p>0.01204957674729</text:p>
              </table:table-cell>
              <table:table-cell office:value-type="float" office:value="0.0133992808206432">
                <text:p>0.0133992808206432</text:p>
              </table:table-cell>
              <table:table-cell office:value-type="float" office:value="0.0141084949055595">
                <text:p>0.0141084949055595</text:p>
              </table:table-cell>
              <table:table-cell office:value-type="float" office:value="0.0144422902042538">
                <text:p>0.0144422902042538</text:p>
              </table:table-cell>
              <table:table-cell office:value-type="float" office:value="0.0145671663639868">
                <text:p>0.0145671663639868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0.000827491886229675">
                <text:p>0.000827491886229675</text:p>
                <draw:g>
                  <svg:desc>Simulation.C74:Simulation.J74</svg:desc>
                </draw:g>
              </table:table-cell>
              <table:table-cell office:value-type="float" office:value="0.00317017669503523">
                <text:p>0.00317017669503523</text:p>
              </table:table-cell>
              <table:table-cell office:value-type="float" office:value="0.00654517955310375">
                <text:p>0.00654517955310375</text:p>
              </table:table-cell>
              <table:table-cell office:value-type="float" office:value="0.00980313176593418">
                <text:p>0.00980313176593418</text:p>
              </table:table-cell>
              <table:table-cell office:value-type="float" office:value="0.0123405920941379">
                <text:p>0.0123405920941379</text:p>
              </table:table-cell>
              <table:table-cell office:value-type="float" office:value="0.0140857040778274">
                <text:p>0.0140857040778274</text:p>
              </table:table-cell>
              <table:table-cell office:value-type="float" office:value="0.0151875957802054">
                <text:p>0.0151875957802054</text:p>
              </table:table-cell>
              <table:table-cell office:value-type="float" office:value="0.0158323608844124">
                <text:p>0.0158323608844124</text:p>
              </table:table-cell>
            </table:table-row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0.00559996888339783">
                <text:p>0.00559996888339783</text:p>
                <draw:g>
                  <svg:desc>Simulation.C75:Simulation.J75</svg:desc>
                </draw:g>
              </table:table-cell>
              <table:table-cell office:value-type="float" office:value="0.010297393686502">
                <text:p>0.010297393686502</text:p>
              </table:table-cell>
              <table:table-cell office:value-type="float" office:value="0.0131627820887457">
                <text:p>0.0131627820887457</text:p>
              </table:table-cell>
              <table:table-cell office:value-type="float" office:value="0.0144596961736409">
                <text:p>0.0144596961736409</text:p>
              </table:table-cell>
              <table:table-cell office:value-type="float" office:value="0.0149344823678106">
                <text:p>0.0149344823678106</text:p>
              </table:table-cell>
              <table:table-cell office:value-type="float" office:value="0.0150548007740261">
                <text:p>0.0150548007740261</text:p>
              </table:table-cell>
              <table:table-cell office:value-type="float" office:value="0.015039820860165">
                <text:p>0.015039820860165</text:p>
              </table:table-cell>
              <table:table-cell office:value-type="float" office:value="0.0149812267370807">
                <text:p>0.0149812267370807</text:p>
              </table:table-cell>
            </table:table-row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0.00583940760003121">
                <text:p>0.00583940760003121</text:p>
                <draw:g>
                  <svg:desc>Simulation.C76:Simulation.J76</svg:desc>
                </draw:g>
              </table:table-cell>
              <table:table-cell office:value-type="float" office:value="0.010274715807853">
                <text:p>0.010274715807853</text:p>
              </table:table-cell>
              <table:table-cell office:value-type="float" office:value="0.0127063435498184">
                <text:p>0.0127063435498184</text:p>
              </table:table-cell>
              <table:table-cell office:value-type="float" office:value="0.0136074925452507">
                <text:p>0.0136074925452507</text:p>
              </table:table-cell>
              <table:table-cell office:value-type="float" office:value="0.0137791683448724">
                <text:p>0.0137791683448724</text:p>
              </table:table-cell>
              <table:table-cell office:value-type="float" office:value="0.013678204824172">
                <text:p>0.013678204824172</text:p>
              </table:table-cell>
              <table:table-cell office:value-type="float" office:value="0.0135024308846492">
                <text:p>0.0135024308846492</text:p>
              </table:table-cell>
              <table:table-cell office:value-type="float" office:value="0.0133261292080541">
                <text:p>0.0133261292080541</text:p>
              </table:table-cell>
            </table:table-row>
            <table:table-row>
              <table:table-cell office:value-type="string">
                <text:p>Row 77</text:p>
                <draw:g>
                  <svg:desc/>
                </draw:g>
              </table:table-cell>
              <table:table-cell office:value-type="float" office:value="0.0577984566015331">
                <text:p>0.0577984566015331</text:p>
                <draw:g>
                  <svg:desc>Simulation.C77:Simulation.J77</svg:desc>
                </draw:g>
              </table:table-cell>
              <table:table-cell office:value-type="float" office:value="0.0503277725431626">
                <text:p>0.0503277725431626</text:p>
              </table:table-cell>
              <table:table-cell office:value-type="float" office:value="0.0396733852766539">
                <text:p>0.0396733852766539</text:p>
              </table:table-cell>
              <table:table-cell office:value-type="float" office:value="0.0320470289374037">
                <text:p>0.0320470289374037</text:p>
              </table:table-cell>
              <table:table-cell office:value-type="float" office:value="0.0273263321412024">
                <text:p>0.0273263321412024</text:p>
              </table:table-cell>
              <table:table-cell office:value-type="float" office:value="0.0245205317608936">
                <text:p>0.0245205317608936</text:p>
              </table:table-cell>
              <table:table-cell office:value-type="float" office:value="0.0228844670837306">
                <text:p>0.0228844670837306</text:p>
              </table:table-cell>
              <table:table-cell office:value-type="float" office:value="0.0219546289201572">
                <text:p>0.0219546289201572</text:p>
              </table:table-cell>
            </table:table-row>
            <table:table-row>
              <table:table-cell office:value-type="string">
                <text:p>Row 78</text:p>
                <draw:g>
                  <svg:desc/>
                </draw:g>
              </table:table-cell>
              <table:table-cell office:value-type="float" office:value="0.000100289585302028">
                <text:p>0.000100289585302028</text:p>
                <draw:g>
                  <svg:desc>Simulation.C78:Simulation.J78</svg:desc>
                </draw:g>
              </table:table-cell>
              <table:table-cell office:value-type="float" office:value="0.000732299923869174">
                <text:p>0.000732299923869174</text:p>
              </table:table-cell>
              <table:table-cell office:value-type="float" office:value="0.00227671533982796">
                <text:p>0.00227671533982796</text:p>
              </table:table-cell>
              <table:table-cell office:value-type="float" office:value="0.00439434810988841">
                <text:p>0.00439434810988841</text:p>
              </table:table-cell>
              <table:table-cell office:value-type="float" office:value="0.00644144022974919">
                <text:p>0.00644144022974919</text:p>
              </table:table-cell>
              <table:table-cell office:value-type="float" office:value="0.00802371391003885">
                <text:p>0.00802371391003885</text:p>
              </table:table-cell>
              <table:table-cell office:value-type="float" office:value="0.00906505323147106">
                <text:p>0.00906505323147106</text:p>
              </table:table-cell>
              <table:table-cell office:value-type="float" office:value="0.00965848243990451">
                <text:p>0.00965848243990451</text:p>
              </table:table-cell>
            </table:table-row>
            <table:table-row>
              <table:table-cell office:value-type="string">
                <text:p>Row 79</text:p>
                <draw:g>
                  <svg:desc/>
                </draw:g>
              </table:table-cell>
              <table:table-cell office:value-type="float" office:value="0.00211154507875486">
                <text:p>0.00211154507875486</text:p>
                <draw:g>
                  <svg:desc>Simulation.C79:Simulation.J79</svg:desc>
                </draw:g>
              </table:table-cell>
              <table:table-cell office:value-type="float" office:value="0.0059859652869916">
                <text:p>0.0059859652869916</text:p>
              </table:table-cell>
              <table:table-cell office:value-type="float" office:value="0.0101834173759428">
                <text:p>0.0101834173759428</text:p>
              </table:table-cell>
              <table:table-cell office:value-type="float" office:value="0.0134977461938998">
                <text:p>0.0134977461938998</text:p>
              </table:table-cell>
              <table:table-cell office:value-type="float" office:value="0.0157574218901824">
                <text:p>0.0157574218901824</text:p>
              </table:table-cell>
              <table:table-cell office:value-type="float" office:value="0.0171923297157692">
                <text:p>0.0171923297157692</text:p>
              </table:table-cell>
              <table:table-cell office:value-type="float" office:value="0.0180649100180413">
                <text:p>0.0180649100180413</text:p>
              </table:table-cell>
              <table:table-cell office:value-type="float" office:value="0.0185748923325476">
                <text:p>0.0185748923325476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0.0218452697893586">
                <text:p>0.0218452697893586</text:p>
                <draw:g>
                  <svg:desc>Simulation.C80:Simulation.J80</svg:desc>
                </draw:g>
              </table:table-cell>
              <table:table-cell office:value-type="float" office:value="0.0278978271894148">
                <text:p>0.0278978271894148</text:p>
              </table:table-cell>
              <table:table-cell office:value-type="float" office:value="0.0282692372677034">
                <text:p>0.0282692372677034</text:p>
              </table:table-cell>
              <table:table-cell office:value-type="float" office:value="0.0268689719704098">
                <text:p>0.0268689719704098</text:p>
              </table:table-cell>
              <table:table-cell office:value-type="float" office:value="0.025421796213995">
                <text:p>0.025421796213995</text:p>
              </table:table-cell>
              <table:table-cell office:value-type="float" office:value="0.0243530448543053">
                <text:p>0.0243530448543053</text:p>
              </table:table-cell>
              <table:table-cell office:value-type="float" office:value="0.0236615627503207">
                <text:p>0.0236615627503207</text:p>
              </table:table-cell>
              <table:table-cell office:value-type="float" office:value="0.02325292142814">
                <text:p>0.02325292142814</text:p>
              </table:table-cell>
            </table:table-row>
            <table:table-row>
              <table:table-cell office:value-type="string">
                <text:p>Row 81</text:p>
                <draw:g>
                  <svg:desc/>
                </draw:g>
              </table:table-cell>
              <table:table-cell office:value-type="float" office:value="0.000102571359833913">
                <text:p>0.000102571359833913</text:p>
                <draw:g>
                  <svg:desc>Simulation.C81:Simulation.J81</svg:desc>
                </draw:g>
              </table:table-cell>
              <table:table-cell office:value-type="float" office:value="0.000653153680827121">
                <text:p>0.000653153680827121</text:p>
              </table:table-cell>
              <table:table-cell office:value-type="float" office:value="0.00184399388970027">
                <text:p>0.00184399388970027</text:p>
              </table:table-cell>
              <table:table-cell office:value-type="float" office:value="0.00332505116866603">
                <text:p>0.00332505116866603</text:p>
              </table:table-cell>
              <table:table-cell office:value-type="float" office:value="0.00464508647621741">
                <text:p>0.00464508647621741</text:p>
              </table:table-cell>
              <table:table-cell office:value-type="float" office:value="0.00559210697072576">
                <text:p>0.00559210697072576</text:p>
              </table:table-cell>
              <table:table-cell office:value-type="float" office:value="0.00616653868155878">
                <text:p>0.00616653868155878</text:p>
              </table:table-cell>
              <table:table-cell office:value-type="float" office:value="0.0064575754259512">
                <text:p>0.0064575754259512</text:p>
              </table:table-cell>
            </table:table-row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0.0112167150110292">
                <text:p>0.0112167150110292</text:p>
                <draw:g>
                  <svg:desc>Simulation.C82:Simulation.J82</svg:desc>
                </draw:g>
              </table:table-cell>
              <table:table-cell office:value-type="float" office:value="0.0173370493685232">
                <text:p>0.0173370493685232</text:p>
              </table:table-cell>
              <table:table-cell office:value-type="float" office:value="0.0198669601349835">
                <text:p>0.0198669601349835</text:p>
              </table:table-cell>
              <table:table-cell office:value-type="float" office:value="0.0204016984958227">
                <text:p>0.0204016984958227</text:p>
              </table:table-cell>
              <table:table-cell office:value-type="float" office:value="0.0202376197623188">
                <text:p>0.0202376197623188</text:p>
              </table:table-cell>
              <table:table-cell office:value-type="float" office:value="0.0199340152406303">
                <text:p>0.0199340152406303</text:p>
              </table:table-cell>
              <table:table-cell office:value-type="float" office:value="0.0196702280583919">
                <text:p>0.0196702280583919</text:p>
              </table:table-cell>
              <table:table-cell office:value-type="float" office:value="0.0194821916412615">
                <text:p>0.0194821916412615</text:p>
              </table:table-cell>
            </table:table-row>
            <table:table-row>
              <table:table-cell office:value-type="string">
                <text:p>Row 83</text:p>
                <draw:g>
                  <svg:desc/>
                </draw:g>
              </table:table-cell>
              <table:table-cell office:value-type="float" office:value="0.00155202792591586">
                <text:p>0.00155202792591586</text:p>
                <draw:g>
                  <svg:desc>Simulation.C83:Simulation.J83</svg:desc>
                </draw:g>
              </table:table-cell>
              <table:table-cell office:value-type="float" office:value="0.00455566999853686">
                <text:p>0.00455566999853686</text:p>
              </table:table-cell>
              <table:table-cell office:value-type="float" office:value="0.00790853412563089">
                <text:p>0.00790853412563089</text:p>
              </table:table-cell>
              <table:table-cell office:value-type="float" office:value="0.0105959488570996">
                <text:p>0.0105959488570996</text:p>
              </table:table-cell>
              <table:table-cell office:value-type="float" office:value="0.0124298132004017">
                <text:p>0.0124298132004017</text:p>
              </table:table-cell>
              <table:table-cell office:value-type="float" office:value="0.0135789675177476">
                <text:p>0.0135789675177476</text:p>
              </table:table-cell>
              <table:table-cell office:value-type="float" office:value="0.0142574484627044">
                <text:p>0.0142574484627044</text:p>
              </table:table-cell>
              <table:table-cell office:value-type="float" office:value="0.0146336182695281">
                <text:p>0.0146336182695281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0.0205758286995486">
                <text:p>0.0205758286995486</text:p>
                <draw:g>
                  <svg:desc>Simulation.C84:Simulation.J84</svg:desc>
                </draw:g>
              </table:table-cell>
              <table:table-cell office:value-type="float" office:value="0.0289094475813563">
                <text:p>0.0289094475813563</text:p>
              </table:table-cell>
              <table:table-cell office:value-type="float" office:value="0.0312299079254912">
                <text:p>0.0312299079254912</text:p>
              </table:table-cell>
              <table:table-cell office:value-type="float" office:value="0.0311407434205089">
                <text:p>0.0311407434205089</text:p>
              </table:table-cell>
              <table:table-cell office:value-type="float" office:value="0.0305858558633961">
                <text:p>0.0305858558633961</text:p>
              </table:table-cell>
              <table:table-cell office:value-type="float" office:value="0.0301759335373254">
                <text:p>0.0301759335373254</text:p>
              </table:table-cell>
              <table:table-cell office:value-type="float" office:value="0.0300076565082595">
                <text:p>0.0300076565082595</text:p>
              </table:table-cell>
              <table:table-cell office:value-type="float" office:value="0.0300321827455471">
                <text:p>0.0300321827455471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0.0493278131382775">
                <text:p>0.0493278131382775</text:p>
                <draw:g>
                  <svg:desc>Simulation.C85:Simulation.J85</svg:desc>
                </draw:g>
              </table:table-cell>
              <table:table-cell office:value-type="float" office:value="0.0474276840015456">
                <text:p>0.0474276840015456</text:p>
              </table:table-cell>
              <table:table-cell office:value-type="float" office:value="0.0400356583014844">
                <text:p>0.0400356583014844</text:p>
              </table:table-cell>
              <table:table-cell office:value-type="float" office:value="0.0339672841423029">
                <text:p>0.0339672841423029</text:p>
              </table:table-cell>
              <table:table-cell office:value-type="float" office:value="0.0300197910259069">
                <text:p>0.0300197910259069</text:p>
              </table:table-cell>
              <table:table-cell office:value-type="float" office:value="0.0276554273490419">
                <text:p>0.0276554273490419</text:p>
              </table:table-cell>
              <table:table-cell office:value-type="float" office:value="0.0263154298397256">
                <text:p>0.0263154298397256</text:p>
              </table:table-cell>
              <table:table-cell office:value-type="float" office:value="0.0256101316161148">
                <text:p>0.0256101316161148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0.00396501183786377">
                <text:p>0.00396501183786377</text:p>
                <draw:g>
                  <svg:desc>Simulation.C86:Simulation.J86</svg:desc>
                </draw:g>
              </table:table-cell>
              <table:table-cell office:value-type="float" office:value="0.00900143028605319">
                <text:p>0.00900143028605319</text:p>
              </table:table-cell>
              <table:table-cell office:value-type="float" office:value="0.0132470860013518">
                <text:p>0.0132470860013518</text:p>
              </table:table-cell>
              <table:table-cell office:value-type="float" office:value="0.0160108897519399">
                <text:p>0.0160108897519399</text:p>
              </table:table-cell>
              <table:table-cell office:value-type="float" office:value="0.0176500194722007">
                <text:p>0.0176500194722007</text:p>
              </table:table-cell>
              <table:table-cell office:value-type="float" office:value="0.0186027908631006">
                <text:p>0.0186027908631006</text:p>
              </table:table-cell>
              <table:table-cell office:value-type="float" office:value="0.0191593895610332">
                <text:p>0.0191593895610332</text:p>
              </table:table-cell>
              <table:table-cell office:value-type="float" office:value="0.0194868429209092">
                <text:p>0.0194868429209092</text:p>
              </table:table-cell>
            </table:table-row>
            <table:table-row>
              <table:table-cell office:value-type="string">
                <text:p>Row 87</text:p>
                <draw:g>
                  <svg:desc/>
                </draw:g>
              </table:table-cell>
              <table:table-cell office:value-type="float" office:value="0.00440558887275523">
                <text:p>0.00440558887275523</text:p>
                <draw:g>
                  <svg:desc>Simulation.C87:Simulation.J87</svg:desc>
                </draw:g>
              </table:table-cell>
              <table:table-cell office:value-type="float" office:value="0.00931864489524537">
                <text:p>0.00931864489524537</text:p>
              </table:table-cell>
              <table:table-cell office:value-type="float" office:value="0.0130785325159566">
                <text:p>0.0130785325159566</text:p>
              </table:table-cell>
              <table:table-cell office:value-type="float" office:value="0.0152811438774069">
                <text:p>0.0152811438774069</text:p>
              </table:table-cell>
              <table:table-cell office:value-type="float" office:value="0.0164313364659396">
                <text:p>0.0164313364659396</text:p>
              </table:table-cell>
              <table:table-cell office:value-type="float" office:value="0.0169998575834034">
                <text:p>0.0169998575834034</text:p>
              </table:table-cell>
              <table:table-cell office:value-type="float" office:value="0.0172666088556955">
                <text:p>0.0172666088556955</text:p>
              </table:table-cell>
              <table:table-cell office:value-type="float" office:value="0.0173791211505204">
                <text:p>0.0173791211505204</text:p>
              </table:table-cell>
            </table:table-row>
            <table:table-row>
              <table:table-cell office:value-type="string">
                <text:p>Row 88</text:p>
                <draw:g>
                  <svg:desc/>
                </draw:g>
              </table:table-cell>
              <table:table-cell office:value-type="float" office:value="0.00177144088684643">
                <text:p>0.00177144088684643</text:p>
                <draw:g>
                  <svg:desc>Simulation.C88:Simulation.J88</svg:desc>
                </draw:g>
              </table:table-cell>
              <table:table-cell office:value-type="float" office:value="0.00491793195556557">
                <text:p>0.00491793195556557</text:p>
              </table:table-cell>
              <table:table-cell office:value-type="float" office:value="0.00821209152616095">
                <text:p>0.00821209152616095</text:p>
              </table:table-cell>
              <table:table-cell office:value-type="float" office:value="0.0107013650511189">
                <text:p>0.0107013650511189</text:p>
              </table:table-cell>
              <table:table-cell office:value-type="float" office:value="0.0123037444584509">
                <text:p>0.0123037444584509</text:p>
              </table:table-cell>
              <table:table-cell office:value-type="float" office:value="0.0132461066610064">
                <text:p>0.0132461066610064</text:p>
              </table:table-cell>
              <table:table-cell office:value-type="float" office:value="0.0137603559492238">
                <text:p>0.0137603559492238</text:p>
              </table:table-cell>
              <table:table-cell office:value-type="float" office:value="0.0140137919491432">
                <text:p>0.0140137919491432</text:p>
              </table:table-cell>
            </table:table-row>
            <table:table-row>
              <table:table-cell office:value-type="string">
                <text:p>Row 89</text:p>
                <draw:g>
                  <svg:desc/>
                </draw:g>
              </table:table-cell>
              <table:table-cell office:value-type="float" office:value="0.192115980074857">
                <text:p>0.192115980074857</text:p>
                <draw:g>
                  <svg:desc>Simulation.C89:Simulation.J89</svg:desc>
                </draw:g>
              </table:table-cell>
              <table:table-cell office:value-type="float" office:value="0.129523968655788">
                <text:p>0.129523968655788</text:p>
              </table:table-cell>
              <table:table-cell office:value-type="float" office:value="0.0871895711822538">
                <text:p>0.0871895711822538</text:p>
              </table:table-cell>
              <table:table-cell office:value-type="float" office:value="0.0641061487301815">
                <text:p>0.0641061487301815</text:p>
              </table:table-cell>
              <table:table-cell office:value-type="float" office:value="0.0518341366909721">
                <text:p>0.0518341366909721</text:p>
              </table:table-cell>
              <table:table-cell office:value-type="float" office:value="0.0452521016868015">
                <text:p>0.0452521016868015</text:p>
              </table:table-cell>
              <table:table-cell office:value-type="float" office:value="0.0417374051831712">
                <text:p>0.0417374051831712</text:p>
              </table:table-cell>
              <table:table-cell office:value-type="float" office:value="0.0399371698274383">
                <text:p>0.0399371698274383</text:p>
              </table:table-cell>
            </table:table-row>
            <table:table-row>
              <table:table-cell office:value-type="string">
                <text:p>Row 90</text:p>
                <draw:g>
                  <svg:desc/>
                </draw:g>
              </table:table-cell>
              <table:table-cell office:value-type="float" office:value="0.0709392646401085">
                <text:p>0.0709392646401085</text:p>
                <draw:g>
                  <svg:desc>Simulation.C90:Simulation.J90</svg:desc>
                </draw:g>
              </table:table-cell>
              <table:table-cell office:value-type="float" office:value="0.0651946315987337">
                <text:p>0.0651946315987337</text:p>
              </table:table-cell>
              <table:table-cell office:value-type="float" office:value="0.0535579018900134">
                <text:p>0.0535579018900134</text:p>
              </table:table-cell>
              <table:table-cell office:value-type="float" office:value="0.0446409770558231">
                <text:p>0.0446409770558231</text:p>
              </table:table-cell>
              <table:table-cell office:value-type="float" office:value="0.0389863048592617">
                <text:p>0.0389863048592617</text:p>
              </table:table-cell>
              <table:table-cell office:value-type="float" office:value="0.0356297955948638">
                <text:p>0.0356297955948638</text:p>
              </table:table-cell>
              <table:table-cell office:value-type="float" office:value="0.0337240863514714">
                <text:p>0.0337240863514714</text:p>
              </table:table-cell>
              <table:table-cell office:value-type="float" office:value="0.0327075768136911">
                <text:p>0.0327075768136911</text:p>
              </table:table-cell>
            </table:table-row>
            <table:table-row>
              <table:table-cell office:value-type="string">
                <text:p>Row 91</text:p>
                <draw:g>
                  <svg:desc/>
                </draw:g>
              </table:table-cell>
              <table:table-cell office:value-type="float" office:value="0.00732334992607081">
                <text:p>0.00732334992607081</text:p>
                <draw:g>
                  <svg:desc>Simulation.C91:Simulation.J91</svg:desc>
                </draw:g>
              </table:table-cell>
              <table:table-cell office:value-type="float" office:value="0.0132787093752847">
                <text:p>0.0132787093752847</text:p>
              </table:table-cell>
              <table:table-cell office:value-type="float" office:value="0.01686906982096">
                <text:p>0.01686906982096</text:p>
              </table:table-cell>
              <table:table-cell office:value-type="float" office:value="0.0185091828796442">
                <text:p>0.0185091828796442</text:p>
              </table:table-cell>
              <table:table-cell office:value-type="float" office:value="0.0191499922225018">
                <text:p>0.0191499922225018</text:p>
              </table:table-cell>
              <table:table-cell office:value-type="float" office:value="0.0193667027540443">
                <text:p>0.0193667027540443</text:p>
              </table:table-cell>
              <table:table-cell office:value-type="float" office:value="0.0194217053505934">
                <text:p>0.0194217053505934</text:p>
              </table:table-cell>
              <table:table-cell office:value-type="float" office:value="0.0194216340980742">
                <text:p>0.0194216340980742</text:p>
              </table:table-cell>
            </table:table-row>
            <table:table-row>
              <table:table-cell office:value-type="string">
                <text:p>Row 92</text:p>
                <draw:g>
                  <svg:desc/>
                </draw:g>
              </table:table-cell>
              <table:table-cell office:value-type="float" office:value="0.00782689151094593">
                <text:p>0.00782689151094593</text:p>
                <draw:g>
                  <svg:desc>Simulation.C92:Simulation.J92</svg:desc>
                </draw:g>
              </table:table-cell>
              <table:table-cell office:value-type="float" office:value="0.0147007526998846">
                <text:p>0.0147007526998846</text:p>
              </table:table-cell>
              <table:table-cell office:value-type="float" office:value="0.0191661192644799">
                <text:p>0.0191661192644799</text:p>
              </table:table-cell>
              <table:table-cell office:value-type="float" office:value="0.0214850245869773">
                <text:p>0.0214850245869773</text:p>
              </table:table-cell>
              <table:table-cell office:value-type="float" office:value="0.0226366875772544">
                <text:p>0.0226366875772544</text:p>
              </table:table-cell>
              <table:table-cell office:value-type="float" office:value="0.0232466991106132">
                <text:p>0.0232466991106132</text:p>
              </table:table-cell>
              <table:table-cell office:value-type="float" office:value="0.0236123729029802">
                <text:p>0.0236123729029802</text:p>
              </table:table-cell>
              <table:table-cell office:value-type="float" office:value="0.0238614426155844">
                <text:p>0.0238614426155844</text:p>
              </table:table-cell>
            </table:table-row>
            <table:table-row>
              <table:table-cell office:value-type="string">
                <text:p>Row 93</text:p>
                <draw:g>
                  <svg:desc/>
                </draw:g>
              </table:table-cell>
              <table:table-cell office:value-type="float" office:value="0.019878453595098">
                <text:p>0.019878453595098</text:p>
                <draw:g>
                  <svg:desc>Simulation.C93:Simulation.J93</svg:desc>
                </draw:g>
              </table:table-cell>
              <table:table-cell office:value-type="float" office:value="0.0266002667366472">
                <text:p>0.0266002667366472</text:p>
              </table:table-cell>
              <table:table-cell office:value-type="float" office:value="0.0276474748534421">
                <text:p>0.0276474748534421</text:p>
              </table:table-cell>
              <table:table-cell office:value-type="float" office:value="0.0267339479401113">
                <text:p>0.0267339479401113</text:p>
              </table:table-cell>
              <table:table-cell office:value-type="float" office:value="0.0256194875792931">
                <text:p>0.0256194875792931</text:p>
              </table:table-cell>
              <table:table-cell office:value-type="float" office:value="0.0247839468948686">
                <text:p>0.0247839468948686</text:p>
              </table:table-cell>
              <table:table-cell office:value-type="float" office:value="0.0242629232083909">
                <text:p>0.0242629232083909</text:p>
              </table:table-cell>
              <table:table-cell office:value-type="float" office:value="0.0239833821834321">
                <text:p>0.0239833821834321</text:p>
              </table:table-cell>
            </table:table-row>
            <table:table-row>
              <table:table-cell office:value-type="string">
                <text:p>Row 94</text:p>
                <draw:g>
                  <svg:desc/>
                </draw:g>
              </table:table-cell>
              <table:table-cell office:value-type="float" office:value="0.000403057767072285">
                <text:p>0.000403057767072285</text:p>
                <draw:g>
                  <svg:desc>Simulation.C94:Simulation.J94</svg:desc>
                </draw:g>
              </table:table-cell>
              <table:table-cell office:value-type="float" office:value="0.0017468847285542">
                <text:p>0.0017468847285542</text:p>
              </table:table-cell>
              <table:table-cell office:value-type="float" office:value="0.00387993368441251">
                <text:p>0.00387993368441251</text:p>
              </table:table-cell>
              <table:table-cell office:value-type="float" office:value="0.00605022391437898">
                <text:p>0.00605022391437898</text:p>
              </table:table-cell>
              <table:table-cell office:value-type="float" office:value="0.0077679855200454">
                <text:p>0.0077679855200454</text:p>
              </table:table-cell>
              <table:table-cell office:value-type="float" office:value="0.00893118133832473">
                <text:p>0.00893118133832473</text:p>
              </table:table-cell>
              <table:table-cell office:value-type="float" office:value="0.00963083847565224">
                <text:p>0.00963083847565224</text:p>
              </table:table-cell>
              <table:table-cell office:value-type="float" office:value="0.010002404938303">
                <text:p>0.010002404938303</text:p>
              </table:table-cell>
            </table:table-row>
            <table:table-row>
              <table:table-cell office:value-type="string">
                <text:p>Row 95</text:p>
                <draw:g>
                  <svg:desc/>
                </draw:g>
              </table:table-cell>
              <table:table-cell office:value-type="float" office:value="0.000390221928759683">
                <text:p>0.000390221928759683</text:p>
                <draw:g>
                  <svg:desc>Simulation.C95:Simulation.J95</svg:desc>
                </draw:g>
              </table:table-cell>
              <table:table-cell office:value-type="float" office:value="0.00168289630179037">
                <text:p>0.00168289630179037</text:p>
              </table:table-cell>
              <table:table-cell office:value-type="float" office:value="0.00372418823322172">
                <text:p>0.00372418823322172</text:p>
              </table:table-cell>
              <table:table-cell office:value-type="float" office:value="0.00579110584124459">
                <text:p>0.00579110584124459</text:p>
              </table:table-cell>
              <table:table-cell office:value-type="float" office:value="0.00741877819460575">
                <text:p>0.00741877819460575</text:p>
              </table:table-cell>
              <table:table-cell office:value-type="float" office:value="0.00851443322563055">
                <text:p>0.00851443322563055</text:p>
              </table:table-cell>
              <table:table-cell office:value-type="float" office:value="0.0091682046569317">
                <text:p>0.0091682046569317</text:p>
              </table:table-cell>
              <table:table-cell office:value-type="float" office:value="0.00951086851566722">
                <text:p>0.00951086851566722</text:p>
              </table:table-cell>
            </table:table-row>
            <table:table-row>
              <table:table-cell office:value-type="string">
                <text:p>Row 96</text:p>
                <draw:g>
                  <svg:desc/>
                </draw:g>
              </table:table-cell>
              <table:table-cell office:value-type="float" office:value="0.016620273783366">
                <text:p>0.016620273783366</text:p>
                <draw:g>
                  <svg:desc>Simulation.C96:Simulation.J96</svg:desc>
                </draw:g>
              </table:table-cell>
              <table:table-cell office:value-type="float" office:value="0.0234441610482949">
                <text:p>0.0234441610482949</text:p>
              </table:table-cell>
              <table:table-cell office:value-type="float" office:value="0.0253129692845158">
                <text:p>0.0253129692845158</text:p>
              </table:table-cell>
              <table:table-cell office:value-type="float" office:value="0.0251116082720242">
                <text:p>0.0251116082720242</text:p>
              </table:table-cell>
              <table:table-cell office:value-type="float" office:value="0.0244715963219252">
                <text:p>0.0244715963219252</text:p>
              </table:table-cell>
              <table:table-cell office:value-type="float" office:value="0.0239299494560476">
                <text:p>0.0239299494560476</text:p>
              </table:table-cell>
              <table:table-cell office:value-type="float" office:value="0.0235867002311728">
                <text:p>0.0235867002311728</text:p>
              </table:table-cell>
              <table:table-cell office:value-type="float" office:value="0.0234129168550114">
                <text:p>0.0234129168550114</text:p>
              </table:table-cell>
            </table:table-row>
            <table:table-row>
              <table:table-cell office:value-type="string">
                <text:p>Row 97</text:p>
                <draw:g>
                  <svg:desc/>
                </draw:g>
              </table:table-cell>
              <table:table-cell office:value-type="float" office:value="0.000405777402854491">
                <text:p>0.000405777402854491</text:p>
                <draw:g>
                  <svg:desc>Simulation.C97:Simulation.J97</svg:desc>
                </draw:g>
              </table:table-cell>
              <table:table-cell office:value-type="float" office:value="0.00186349770460158">
                <text:p>0.00186349770460158</text:p>
              </table:table-cell>
              <table:table-cell office:value-type="float" office:value="0.00430903294453786">
                <text:p>0.00430903294453786</text:p>
              </table:table-cell>
              <table:table-cell office:value-type="float" office:value="0.00690957094323473">
                <text:p>0.00690957094323473</text:p>
              </table:table-cell>
              <table:table-cell office:value-type="float" office:value="0.00904438333852531">
                <text:p>0.00904438333852531</text:p>
              </table:table-cell>
              <table:table-cell office:value-type="float" office:value="0.0105387356852128">
                <text:p>0.0105387356852128</text:p>
              </table:table-cell>
              <table:table-cell office:value-type="float" office:value="0.0114702270077406">
                <text:p>0.0114702270077406</text:p>
              </table:table-cell>
              <table:table-cell office:value-type="float" office:value="0.0119898627714159">
                <text:p>0.0119898627714159</text:p>
              </table:table-cell>
            </table:table-row>
            <table:table-row>
              <table:table-cell office:value-type="string">
                <text:p>Row 98</text:p>
                <draw:g>
                  <svg:desc/>
                </draw:g>
              </table:table-cell>
              <table:table-cell office:value-type="float" office:value="0.00700910502045374">
                <text:p>0.00700910502045374</text:p>
                <draw:g>
                  <svg:desc>Simulation.C98:Simulation.J98</svg:desc>
                </draw:g>
              </table:table-cell>
              <table:table-cell office:value-type="float" office:value="0.0124658665009783">
                <text:p>0.0124658665009783</text:p>
              </table:table-cell>
              <table:table-cell office:value-type="float" office:value="0.0155981276805152">
                <text:p>0.0155981276805152</text:p>
              </table:table-cell>
              <table:table-cell office:value-type="float" office:value="0.0169104066038153">
                <text:p>0.0169104066038153</text:p>
              </table:table-cell>
              <table:table-cell office:value-type="float" office:value="0.0173299621765521">
                <text:p>0.0173299621765521</text:p>
              </table:table-cell>
              <table:table-cell office:value-type="float" office:value="0.0173942691157661">
                <text:p>0.0173942691157661</text:p>
              </table:table-cell>
              <table:table-cell office:value-type="float" office:value="0.0173399462725321">
                <text:p>0.0173399462725321</text:p>
              </table:table-cell>
              <table:table-cell office:value-type="float" office:value="0.01725862255934">
                <text:p>0.01725862255934</text:p>
              </table:table-cell>
            </table:table-row>
            <table:table-row>
              <table:table-cell office:value-type="string">
                <text:p>Row 99</text:p>
                <draw:g>
                  <svg:desc/>
                </draw:g>
              </table:table-cell>
              <table:table-cell office:value-type="float" office:value="0.0351464952990799">
                <text:p>0.0351464952990799</text:p>
                <draw:g>
                  <svg:desc>Simulation.C99:Simulation.J99</svg:desc>
                </draw:g>
              </table:table-cell>
              <table:table-cell office:value-type="float" office:value="0.0375009697854844">
                <text:p>0.0375009697854844</text:p>
              </table:table-cell>
              <table:table-cell office:value-type="float" office:value="0.033706354480682">
                <text:p>0.033706354480682</text:p>
              </table:table-cell>
              <table:table-cell office:value-type="float" office:value="0.0297065604015804">
                <text:p>0.0297065604015804</text:p>
              </table:table-cell>
              <table:table-cell office:value-type="float" office:value="0.0268538463434516">
                <text:p>0.0268538463434516</text:p>
              </table:table-cell>
              <table:table-cell office:value-type="float" office:value="0.0250584937054168">
                <text:p>0.0250584937054168</text:p>
              </table:table-cell>
              <table:table-cell office:value-type="float" office:value="0.0240064706025061">
                <text:p>0.0240064706025061</text:p>
              </table:table-cell>
              <table:table-cell office:value-type="float" office:value="0.0234353975878257">
                <text:p>0.0234353975878257</text:p>
              </table:table-cell>
            </table:table-row>
            <table:table-row>
              <table:table-cell office:value-type="string">
                <text:p>Row 100</text:p>
                <draw:g>
                  <svg:desc/>
                </draw:g>
              </table:table-cell>
              <table:table-cell office:value-type="float" office:value="0.000626073613772848">
                <text:p>0.000626073613772848</text:p>
                <draw:g>
                  <svg:desc>Simulation.C100:Simulation.J100</svg:desc>
                </draw:g>
              </table:table-cell>
              <table:table-cell office:value-type="float" office:value="0.00245900541610228">
                <text:p>0.00245900541610228</text:p>
              </table:table-cell>
              <table:table-cell office:value-type="float" office:value="0.00513943418192293">
                <text:p>0.00513943418192293</text:p>
              </table:table-cell>
              <table:table-cell office:value-type="float" office:value="0.00773138215746207">
                <text:p>0.00773138215746207</text:p>
              </table:table-cell>
              <table:table-cell office:value-type="float" office:value="0.00973031836967631">
                <text:p>0.00973031836967631</text:p>
              </table:table-cell>
              <table:table-cell office:value-type="float" office:value="0.0110762536284135">
                <text:p>0.0110762536284135</text:p>
              </table:table-cell>
              <table:table-cell office:value-type="float" office:value="0.0118968030812265">
                <text:p>0.0118968030812265</text:p>
              </table:table-cell>
              <table:table-cell office:value-type="float" office:value="0.0123499286262994">
                <text:p>0.0123499286262994</text:p>
              </table:table-cell>
            </table:table-row>
            <table:table-row>
              <table:table-cell office:value-type="string">
                <text:p>Row 101</text:p>
                <draw:g>
                  <svg:desc/>
                </draw:g>
              </table:table-cell>
              <table:table-cell office:value-type="float" office:value="0.000267757092066653">
                <text:p>0.000267757092066653</text:p>
                <draw:g>
                  <svg:desc>Simulation.C101:Simulation.J101</svg:desc>
                </draw:g>
              </table:table-cell>
              <table:table-cell office:value-type="float" office:value="0.00142212616849239">
                <text:p>0.00142212616849239</text:p>
              </table:table-cell>
              <table:table-cell office:value-type="float" office:value="0.00360599832292791">
                <text:p>0.00360599832292791</text:p>
              </table:table-cell>
              <table:table-cell office:value-type="float" office:value="0.00612242098087054">
                <text:p>0.00612242098087054</text:p>
              </table:table-cell>
              <table:table-cell office:value-type="float" office:value="0.00829440423663252">
                <text:p>0.00829440423663252</text:p>
              </table:table-cell>
              <table:table-cell office:value-type="float" office:value="0.00985823756229747">
                <text:p>0.00985823756229747</text:p>
              </table:table-cell>
              <table:table-cell office:value-type="float" office:value="0.0108446888468205">
                <text:p>0.0108446888468205</text:p>
              </table:table-cell>
              <table:table-cell office:value-type="float" office:value="0.0113937148196396">
                <text:p>0.0113937148196396</text:p>
              </table:table-cell>
            </table:table-row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0.0106622694391164">
                <text:p>0.0106622694391164</text:p>
                <draw:g>
                  <svg:desc>Simulation.C102:Simulation.J102</svg:desc>
                </draw:g>
              </table:table-cell>
              <table:table-cell office:value-type="float" office:value="0.0173430020308564">
                <text:p>0.0173430020308564</text:p>
              </table:table-cell>
              <table:table-cell office:value-type="float" office:value="0.0205323911368466">
                <text:p>0.0205323911368466</text:p>
              </table:table-cell>
              <table:table-cell office:value-type="float" office:value="0.0215838087276071">
                <text:p>0.0215838087276071</text:p>
              </table:table-cell>
              <table:table-cell office:value-type="float" office:value="0.0217916275297656">
                <text:p>0.0217916275297656</text:p>
              </table:table-cell>
              <table:table-cell office:value-type="float" office:value="0.0217583179378452">
                <text:p>0.0217583179378452</text:p>
              </table:table-cell>
              <table:table-cell office:value-type="float" office:value="0.0216971795909287">
                <text:p>0.0216971795909287</text:p>
              </table:table-cell>
              <table:table-cell office:value-type="float" office:value="0.0216651745364062">
                <text:p>0.0216651745364062</text:p>
              </table:table-cell>
            </table:table-row>
            <table:table-row>
              <table:table-cell office:value-type="string">
                <text:p>Row 103</text:p>
                <draw:g>
                  <svg:desc/>
                </draw:g>
              </table:table-cell>
              <table:table-cell office:value-type="float" office:value="0.00186487570994936">
                <text:p>0.00186487570994936</text:p>
                <draw:g>
                  <svg:desc>Simulation.C103:Simulation.J103</svg:desc>
                </draw:g>
              </table:table-cell>
              <table:table-cell office:value-type="float" office:value="0.00504100748465247">
                <text:p>0.00504100748465247</text:p>
              </table:table-cell>
              <table:table-cell office:value-type="float" office:value="0.00825239439666152">
                <text:p>0.00825239439666152</text:p>
              </table:table-cell>
              <table:table-cell office:value-type="float" office:value="0.0105934575260166">
                <text:p>0.0105934575260166</text:p>
              </table:table-cell>
              <table:table-cell office:value-type="float" office:value="0.0120403309328772">
                <text:p>0.0120403309328772</text:p>
              </table:table-cell>
              <table:table-cell office:value-type="float" office:value="0.0128485608388521">
                <text:p>0.0128485608388521</text:p>
              </table:table-cell>
              <table:table-cell office:value-type="float" office:value="0.0132573362275145">
                <text:p>0.0132573362275145</text:p>
              </table:table-cell>
              <table:table-cell office:value-type="float" office:value="0.0134318036380325">
                <text:p>0.0134318036380325</text:p>
              </table:table-cell>
            </table:table-row>
            <table:table-row>
              <table:table-cell office:value-type="string">
                <text:p>Row 104</text:p>
                <draw:g>
                  <svg:desc/>
                </draw:g>
              </table:table-cell>
              <table:table-cell office:value-type="float" office:value="0.0437838152024985">
                <text:p>0.0437838152024985</text:p>
                <draw:g>
                  <svg:desc>Simulation.C104:Simulation.J104</svg:desc>
                </draw:g>
              </table:table-cell>
              <table:table-cell office:value-type="float" office:value="0.0450675191625899">
                <text:p>0.0450675191625899</text:p>
              </table:table-cell>
              <table:table-cell office:value-type="float" office:value="0.0397709225820733">
                <text:p>0.0397709225820733</text:p>
              </table:table-cell>
              <table:table-cell office:value-type="float" office:value="0.0347206901625175">
                <text:p>0.0347206901625175</text:p>
              </table:table-cell>
              <table:table-cell office:value-type="float" office:value="0.0312475455370325">
                <text:p>0.0312475455370325</text:p>
              </table:table-cell>
              <table:table-cell office:value-type="float" office:value="0.0291147999693862">
                <text:p>0.0291147999693862</text:p>
              </table:table-cell>
              <table:table-cell office:value-type="float" office:value="0.0278970402203287">
                <text:p>0.0278970402203287</text:p>
              </table:table-cell>
              <table:table-cell office:value-type="float" office:value="0.0272616955793386">
                <text:p>0.0272616955793386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0.00123941682188639">
                <text:p>0.00123941682188639</text:p>
                <draw:g>
                  <svg:desc>Simulation.C105:Simulation.J105</svg:desc>
                </draw:g>
              </table:table-cell>
              <table:table-cell office:value-type="float" office:value="0.00415777830633793">
                <text:p>0.00415777830633793</text:p>
              </table:table-cell>
              <table:table-cell office:value-type="float" office:value="0.00787552516689353">
                <text:p>0.00787552516689353</text:p>
              </table:table-cell>
              <table:table-cell office:value-type="float" office:value="0.0111561453473822">
                <text:p>0.0111561453473822</text:p>
              </table:table-cell>
              <table:table-cell office:value-type="float" office:value="0.0135501808079281">
                <text:p>0.0135501808079281</text:p>
              </table:table-cell>
              <table:table-cell office:value-type="float" office:value="0.0151195535408063">
                <text:p>0.0151195535408063</text:p>
              </table:table-cell>
              <table:table-cell office:value-type="float" office:value="0.0160739002759846">
                <text:p>0.0160739002759846</text:p>
              </table:table-cell>
              <table:table-cell office:value-type="float" office:value="0.0166135202151534">
                <text:p>0.0166135202151534</text:p>
              </table:table-cell>
            </table:table-row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0.0100191841135847">
                <text:p>0.0100191841135847</text:p>
                <draw:g>
                  <svg:desc>Simulation.C106:Simulation.J106</svg:desc>
                </draw:g>
              </table:table-cell>
              <table:table-cell office:value-type="float" office:value="0.0150592073686417">
                <text:p>0.0150592073686417</text:p>
              </table:table-cell>
              <table:table-cell office:value-type="float" office:value="0.0169113112506006">
                <text:p>0.0169113112506006</text:p>
              </table:table-cell>
              <table:table-cell office:value-type="float" office:value="0.0171177841171621">
                <text:p>0.0171177841171621</text:p>
              </table:table-cell>
              <table:table-cell office:value-type="float" office:value="0.0168065240465488">
                <text:p>0.0168065240465488</text:p>
              </table:table-cell>
              <table:table-cell office:value-type="float" office:value="0.0164331278332509">
                <text:p>0.0164331278332509</text:p>
              </table:table-cell>
              <table:table-cell office:value-type="float" office:value="0.0161299769686878">
                <text:p>0.0161299769686878</text:p>
              </table:table-cell>
              <table:table-cell office:value-type="float" office:value="0.0159143268326259">
                <text:p>0.0159143268326259</text:p>
              </table:table-cell>
            </table:table-row>
            <table:table-row>
              <table:table-cell office:value-type="string">
                <text:p>Row 107</text:p>
                <draw:g>
                  <svg:desc/>
                </draw:g>
              </table:table-cell>
              <table:table-cell office:value-type="float" office:value="0.000383007955953283">
                <text:p>0.000383007955953283</text:p>
                <draw:g>
                  <svg:desc>Simulation.C107:Simulation.J107</svg:desc>
                </draw:g>
              </table:table-cell>
              <table:table-cell office:value-type="float" office:value="0.00167456661856891">
                <text:p>0.00167456661856891</text:p>
              </table:table-cell>
              <table:table-cell office:value-type="float" office:value="0.00373872469827573">
                <text:p>0.00373872469827573</text:p>
              </table:table-cell>
              <table:table-cell office:value-type="float" office:value="0.00584664985679159">
                <text:p>0.00584664985679159</text:p>
              </table:table-cell>
              <table:table-cell office:value-type="float" office:value="0.00751665573002762">
                <text:p>0.00751665573002762</text:p>
              </table:table-cell>
              <table:table-cell office:value-type="float" office:value="0.00864586230941654">
                <text:p>0.00864586230941654</text:p>
              </table:table-cell>
              <table:table-cell office:value-type="float" office:value="0.00932225458982074">
                <text:p>0.00932225458982074</text:p>
              </table:table-cell>
              <table:table-cell office:value-type="float" office:value="0.00967837220247366">
                <text:p>0.00967837220247366</text:p>
              </table:table-cell>
            </table:table-row>
            <table:table-row>
              <table:table-cell office:value-type="string">
                <text:p>Row 108</text:p>
                <draw:g>
                  <svg:desc/>
                </draw:g>
              </table:table-cell>
              <table:table-cell office:value-type="float" office:value="0.000677695054761264">
                <text:p>0.000677695054761264</text:p>
                <draw:g>
                  <svg:desc>Simulation.C108:Simulation.J108</svg:desc>
                </draw:g>
              </table:table-cell>
              <table:table-cell office:value-type="float" office:value="0.00278598070402685">
                <text:p>0.00278598070402685</text:p>
              </table:table-cell>
              <table:table-cell office:value-type="float" office:value="0.00603282772345768">
                <text:p>0.00603282772345768</text:p>
              </table:table-cell>
              <table:table-cell office:value-type="float" office:value="0.00932915041581199">
                <text:p>0.00932915041581199</text:p>
              </table:table-cell>
              <table:table-cell office:value-type="float" office:value="0.0119956581276433">
                <text:p>0.0119956581276433</text:p>
              </table:table-cell>
              <table:table-cell office:value-type="float" office:value="0.0138841234584986">
                <text:p>0.0138841234584986</text:p>
              </table:table-cell>
              <table:table-cell office:value-type="float" office:value="0.0151063959419547">
                <text:p>0.0151063959419547</text:p>
              </table:table-cell>
              <table:table-cell office:value-type="float" office:value="0.0158393760554025">
                <text:p>0.0158393760554025</text:p>
              </table:table-cell>
            </table:table-row>
            <table:table-row>
              <table:table-cell office:value-type="string">
                <text:p>Row 109</text:p>
                <draw:g>
                  <svg:desc/>
                </draw:g>
              </table:table-cell>
              <table:table-cell office:value-type="float" office:value="0.0176608332678566">
                <text:p>0.0176608332678566</text:p>
                <draw:g>
                  <svg:desc>Simulation.C109:Simulation.J109</svg:desc>
                </draw:g>
              </table:table-cell>
              <table:table-cell office:value-type="float" office:value="0.0250204237784021">
                <text:p>0.0250204237784021</text:p>
              </table:table-cell>
              <table:table-cell office:value-type="float" office:value="0.0271969370855757">
                <text:p>0.0271969370855757</text:p>
              </table:table-cell>
              <table:table-cell office:value-type="float" office:value="0.0271166439126692">
                <text:p>0.0271166439126692</text:p>
              </table:table-cell>
              <table:table-cell office:value-type="float" office:value="0.0265094859685975">
                <text:p>0.0265094859685975</text:p>
              </table:table-cell>
              <table:table-cell office:value-type="float" office:value="0.0259701011726797">
                <text:p>0.0259701011726797</text:p>
              </table:table-cell>
              <table:table-cell office:value-type="float" office:value="0.0256222318421271">
                <text:p>0.0256222318421271</text:p>
              </table:table-cell>
              <table:table-cell office:value-type="float" office:value="0.025444777815611">
                <text:p>0.025444777815611</text:p>
              </table:table-cell>
            </table:table-row>
            <table:table-row>
              <table:table-cell office:value-type="string">
                <text:p>Row 110</text:p>
                <draw:g>
                  <svg:desc/>
                </draw:g>
              </table:table-cell>
              <table:table-cell office:value-type="float" office:value="0.0012289362683401">
                <text:p>0.0012289362683401</text:p>
                <draw:g>
                  <svg:desc>Simulation.C110:Simulation.J110</svg:desc>
                </draw:g>
              </table:table-cell>
              <table:table-cell office:value-type="float" office:value="0.00412118059627185">
                <text:p>0.00412118059627185</text:p>
              </table:table-cell>
              <table:table-cell office:value-type="float" office:value="0.00780957429844424">
                <text:p>0.00780957429844424</text:p>
              </table:table-cell>
              <table:table-cell office:value-type="float" office:value="0.0110757076680317">
                <text:p>0.0110757076680317</text:p>
              </table:table-cell>
              <table:table-cell office:value-type="float" office:value="0.0134737619950018">
                <text:p>0.0134737619950018</text:p>
              </table:table-cell>
              <table:table-cell office:value-type="float" office:value="0.0150598896722672">
                <text:p>0.0150598896722672</text:p>
              </table:table-cell>
              <table:table-cell office:value-type="float" office:value="0.0160367444836201">
                <text:p>0.0160367444836201</text:p>
              </table:table-cell>
              <table:table-cell office:value-type="float" office:value="0.0165996615767474">
                <text:p>0.0165996615767474</text:p>
              </table:table-cell>
            </table:table-row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0.00172680073594878">
                <text:p>0.00172680073594878</text:p>
                <draw:g>
                  <svg:desc>Simulation.C111:Simulation.J111</svg:desc>
                </draw:g>
              </table:table-cell>
              <table:table-cell office:value-type="float" office:value="0.00501267694383414">
                <text:p>0.00501267694383414</text:p>
              </table:table-cell>
              <table:table-cell office:value-type="float" office:value="0.0086321574089783">
                <text:p>0.0086321574089783</text:p>
              </table:table-cell>
              <table:table-cell office:value-type="float" office:value="0.0114899334048648">
                <text:p>0.0114899334048648</text:p>
              </table:table-cell>
              <table:table-cell office:value-type="float" office:value="0.0134043934312365">
                <text:p>0.0134043934312365</text:p>
              </table:table-cell>
              <table:table-cell office:value-type="float" office:value="0.0145762777035249">
                <text:p>0.0145762777035249</text:p>
              </table:table-cell>
              <table:table-cell office:value-type="float" office:value="0.0152466973850657">
                <text:p>0.0152466973850657</text:p>
              </table:table-cell>
              <table:table-cell office:value-type="float" office:value="0.0156011853350107">
                <text:p>0.0156011853350107</text:p>
              </table:table-cell>
            </table:table-row>
            <table:table-row>
              <table:table-cell office:value-type="string">
                <text:p>Row 112</text:p>
                <draw:g>
                  <svg:desc/>
                </draw:g>
              </table:table-cell>
              <table:table-cell office:value-type="float" office:value="0.00404918444925475">
                <text:p>0.00404918444925475</text:p>
                <draw:g>
                  <svg:desc>Simulation.C112:Simulation.J112</svg:desc>
                </draw:g>
              </table:table-cell>
              <table:table-cell office:value-type="float" office:value="0.00858734151935427">
                <text:p>0.00858734151935427</text:p>
              </table:table-cell>
              <table:table-cell office:value-type="float" office:value="0.0120487924729409">
                <text:p>0.0120487924729409</text:p>
              </table:table-cell>
              <table:table-cell office:value-type="float" office:value="0.0140622399871848">
                <text:p>0.0140622399871848</text:p>
              </table:table-cell>
              <table:table-cell office:value-type="float" office:value="0.0151019920055802">
                <text:p>0.0151019920055802</text:p>
              </table:table-cell>
              <table:table-cell office:value-type="float" office:value="0.0156067005525974">
                <text:p>0.0156067005525974</text:p>
              </table:table-cell>
              <table:table-cell office:value-type="float" office:value="0.0158358445888345">
                <text:p>0.0158358445888345</text:p>
              </table:table-cell>
              <table:table-cell office:value-type="float" office:value="0.0159255454348145">
                <text:p>0.0159255454348145</text:p>
              </table:table-cell>
            </table:table-row>
            <table:table-row>
              <table:table-cell office:value-type="string">
                <text:p>Row 113</text:p>
                <draw:g>
                  <svg:desc/>
                </draw:g>
              </table:table-cell>
              <table:table-cell office:value-type="float" office:value="0.0794255839330815">
                <text:p>0.0794255839330815</text:p>
                <draw:g>
                  <svg:desc>Simulation.C113:Simulation.J113</svg:desc>
                </draw:g>
              </table:table-cell>
              <table:table-cell office:value-type="float" office:value="0.079703785164845">
                <text:p>0.079703785164845</text:p>
              </table:table-cell>
              <table:table-cell office:value-type="float" office:value="0.0691783202834492">
                <text:p>0.0691783202834492</text:p>
              </table:table-cell>
              <table:table-cell office:value-type="float" office:value="0.060143231942165">
                <text:p>0.060143231942165</text:p>
              </table:table-cell>
              <table:table-cell office:value-type="float" office:value="0.0543783357405227">
                <text:p>0.0543783357405227</text:p>
              </table:table-cell>
              <table:table-cell office:value-type="float" office:value="0.051153404693612">
                <text:p>0.051153404693612</text:p>
              </table:table-cell>
              <table:table-cell office:value-type="float" office:value="0.0495906766283615">
                <text:p>0.0495906766283615</text:p>
              </table:table-cell>
              <table:table-cell office:value-type="float" office:value="0.049051057832364">
                <text:p>0.049051057832364</text:p>
              </table:table-cell>
            </table:table-row>
            <table:table-row>
              <table:table-cell office:value-type="string">
                <text:p>Row 114</text:p>
                <draw:g>
                  <svg:desc/>
                </draw:g>
              </table:table-cell>
              <table:table-cell office:value-type="float" office:value="0.0013802511745392">
                <text:p>0.0013802511745392</text:p>
                <draw:g>
                  <svg:desc>Simulation.C114:Simulation.J114</svg:desc>
                </draw:g>
              </table:table-cell>
              <table:table-cell office:value-type="float" office:value="0.00418195072111199">
                <text:p>0.00418195072111199</text:p>
              </table:table-cell>
              <table:table-cell office:value-type="float" office:value="0.00741153463908334">
                <text:p>0.00741153463908334</text:p>
              </table:table-cell>
              <table:table-cell office:value-type="float" office:value="0.0100604834048822">
                <text:p>0.0100604834048822</text:p>
              </table:table-cell>
              <table:table-cell office:value-type="float" office:value="0.0118956340321739">
                <text:p>0.0118956340321739</text:p>
              </table:table-cell>
              <table:table-cell office:value-type="float" office:value="0.0130553587432496">
                <text:p>0.0130553587432496</text:p>
              </table:table-cell>
              <table:table-cell office:value-type="float" office:value="0.0137419218991078">
                <text:p>0.0137419218991078</text:p>
              </table:table-cell>
              <table:table-cell office:value-type="float" office:value="0.0141213552060383">
                <text:p>0.01412135520603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MacOSX_x86 LibreOffice_project/4c82dcdd6efcd48b1d8bba66bfe1989deee49c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09cm" svg:y="0.316cm" chart:style-name="ch2">
          <text:p>Swaption Calibration</text:p>
        </chart:title>
        <chart:subtitle svg:x="6.539cm" svg:y="1.291cm" chart:style-name="ch3">
          <text:p>Implied Volatility</text:p>
        </chart:subtitle>
        <chart:legend chart:legend-position="bottom" svg:x="5.449cm" svg:y="8.234cm" style:legend-expansion="wide" chart:style-name="ch4"/>
        <chart:plot-area chart:style-name="ch5" table:cell-range-address="Swaptions.M9:Swaptions.M9 Swaptions.M11:Swaptions.M49 Swaptions.O9:Swaptions.O9 Swaptions.O11:Swaptions.O49" chart:data-source-has-labels="row" svg:x="1.324cm" svg:y="2.316cm" svg:width="14.036cm" svg:height="4.764cm">
          <chartooo:coordinate-region svg:x="2.266cm" svg:y="2.507cm" svg:width="12.894cm" svg:height="3.562cm"/>
          <chart:axis chart:dimension="x" chart:name="primary-x" chart:style-name="ch6">
            <chart:title svg:x="7.628cm" svg:y="7.261cm" chart:style-name="ch7">
              <text:p>Swaption</text:p>
            </chart:title>
          </chart:axis>
          <chart:axis chart:dimension="y" chart:name="primary-y" chart:style-name="ch6">
            <chart:title svg:x="0.451cm" svg:y="5.896cm" chart:style-name="ch8">
              <text:p>Implied Volatility</text:p>
            </chart:title>
            <chart:grid chart:style-name="ch9" chart:class="major"/>
          </chart:axis>
          <chart:series chart:style-name="ch10" chart:values-cell-range-address="Swaptions.M11:Swaptions.M49" chart:label-cell-address="Swaptions.M9:Swaptions.M9" chart:class="chart:line">
            <chart:data-point chart:repeated="39"/>
          </chart:series>
          <chart:series chart:style-name="ch11" chart:values-cell-range-address="Swaptions.O11:Swaptions.O49" chart:label-cell-address="Swaptions.O9:Swaptions.O9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</text:p>
                <draw:g>
                  <svg:desc>Swaptions.M9:Swaptions.M9</svg:desc>
                </draw:g>
              </table:table-cell>
              <table:table-cell office:value-type="string">
                <text:p>market data</text:p>
                <draw:g>
                  <svg:desc>Swaptions.O9:Swaptions.O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3568693418129">
                <text:p>0.383568693418129</text:p>
                <draw:g>
                  <svg:desc>Swaptions.M11:Swaptions.M49</svg:desc>
                </draw:g>
              </table:table-cell>
              <table:table-cell office:value-type="float" office:value="NaN">
                <text:p>NaN</text:p>
                <draw:g>
                  <svg:desc>Swaptions.O11:Swaptions.O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9284547046924">
                <text:p>0.359284547046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5059691441014">
                <text:p>0.32505969144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4260826239569">
                <text:p>0.314260826239569</text:p>
              </table:table-cell>
              <table:table-cell office:value-type="float" office:value="0.33066">
                <text:p>0.33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4246899361817">
                <text:p>0.29424689936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0395925678968">
                <text:p>0.290395925678968</text:p>
              </table:table-cell>
              <table:table-cell office:value-type="float" office:value="0.30294">
                <text:p>0.30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9343914973132">
                <text:p>0.289343914973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0949991627138">
                <text:p>0.280949991627138</text:p>
              </table:table-cell>
              <table:table-cell office:value-type="float" office:value="0.28215">
                <text:p>0.28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3719213725613">
                <text:p>0.253719213725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3124047024392">
                <text:p>0.263124047024392</text:p>
              </table:table-cell>
              <table:table-cell office:value-type="float" office:value="0.26631">
                <text:p>0.26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9027480503773">
                <text:p>0.249027480503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7186302722739">
                <text:p>0.257186302722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9315510981688">
                <text:p>0.259315510981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6441555310601">
                <text:p>0.246441555310601</text:p>
              </table:table-cell>
              <table:table-cell office:value-type="float" office:value="0.24453">
                <text:p>0.244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8271644046747">
                <text:p>0.248271644046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1795869784692">
                <text:p>0.261795869784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9659905372939">
                <text:p>0.249659905372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7691963537822">
                <text:p>0.247691963537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4969575920624">
                <text:p>0.234969575920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7803531390757">
                <text:p>0.247803531390757</text:p>
              </table:table-cell>
              <table:table-cell office:value-type="float" office:value="0.23265">
                <text:p>0.232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7753035902394">
                <text:p>0.247753035902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1576187597279">
                <text:p>0.241576187597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47503733587421">
                <text:p>0.247503733587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7561889617054">
                <text:p>0.247561889617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4461722510678">
                <text:p>0.244461722510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0863248435863">
                <text:p>0.250863248435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759578338526">
                <text:p>0.24759578338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9827884221828">
                <text:p>0.239827884221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2881354353756">
                <text:p>0.242881354353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8478806063887">
                <text:p>0.238478806063887</text:p>
              </table:table-cell>
              <table:table-cell office:value-type="float" office:value="0.24255">
                <text:p>0.24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MacOSX_x86 LibreOffice_project/4c82dcdd6efcd48b1d8bba66bfe1989deee49c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